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28" table:default-cell-style-name="Default"/>
        <table:table-row table:style-name="ro1">
          <table:table-cell office:value-type="string" calcext:value-type="string">
            <text:p>essay_id</text:p>
          </table:table-cell>
          <table:table-cell office:value-type="string" calcext:value-type="string">
            <text:p>essay_set</text:p>
          </table:table-cell>
          <table:table-cell office:value-type="string" calcext:value-type="string">
            <text:p>essay</text:p>
          </table:table-cell>
          <table:table-cell office:value-type="string" calcext:value-type="string">
            <text:p>rater1_domain1</text:p>
          </table:table-cell>
          <table:table-cell office:value-type="string" calcext:value-type="string">
            <text:p>rater2_domain1</text:p>
          </table:table-cell>
          <table:table-cell office:value-type="string" calcext:value-type="string">
            <text:p>rater3_domain1</text:p>
          </table:table-cell>
          <table:table-cell office:value-type="string" calcext:value-type="string">
            <text:p>domain1_score</text:p>
          </table:table-cell>
          <table:table-cell office:value-type="string" calcext:value-type="string">
            <text:p>rater1_domain2</text:p>
          </table:table-cell>
          <table:table-cell office:value-type="string" calcext:value-type="string">
            <text:p>rater2_domain2</text:p>
          </table:table-cell>
          <table:table-cell office:value-type="string" calcext:value-type="string">
            <text:p>domain2_score</text:p>
          </table:table-cell>
          <table:table-cell office:value-type="string" calcext:value-type="string">
            <text:p>rater1_trait1</text:p>
          </table:table-cell>
          <table:table-cell office:value-type="string" calcext:value-type="string">
            <text:p>rater1_trait2</text:p>
          </table:table-cell>
          <table:table-cell office:value-type="string" calcext:value-type="string">
            <text:p>rater1_trait3</text:p>
          </table:table-cell>
          <table:table-cell office:value-type="string" calcext:value-type="string">
            <text:p>rater1_trait4</text:p>
          </table:table-cell>
          <table:table-cell office:value-type="string" calcext:value-type="string">
            <text:p>rater1_trait5</text:p>
          </table:table-cell>
          <table:table-cell office:value-type="string" calcext:value-type="string">
            <text:p>rater1_trait6</text:p>
          </table:table-cell>
          <table:table-cell office:value-type="string" calcext:value-type="string">
            <text:p>rater2_trait1</text:p>
          </table:table-cell>
          <table:table-cell office:value-type="string" calcext:value-type="string">
            <text:p>rater2_trait2</text:p>
          </table:table-cell>
          <table:table-cell office:value-type="string" calcext:value-type="string">
            <text:p>rater2_trait3</text:p>
          </table:table-cell>
          <table:table-cell office:value-type="string" calcext:value-type="string">
            <text:p>rater2_trait4</text:p>
          </table:table-cell>
          <table:table-cell office:value-type="string" calcext:value-type="string">
            <text:p>rater2_trait5</text:p>
          </table:table-cell>
          <table:table-cell office:value-type="string" calcext:value-type="string">
            <text:p>rater2_trait6</text:p>
          </table:table-cell>
          <table:table-cell office:value-type="string" calcext:value-type="string">
            <text:p>rater3_trait1</text:p>
          </table:table-cell>
          <table:table-cell office:value-type="string" calcext:value-type="string">
            <text:p>rater3_trait2</text:p>
          </table:table-cell>
          <table:table-cell office:value-type="string" calcext:value-type="string">
            <text:p>rater3_trait3</text:p>
          </table:table-cell>
          <table:table-cell office:value-type="string" calcext:value-type="string">
            <text:p>rater3_trait4</text:p>
          </table:table-cell>
          <table:table-cell office:value-type="string" calcext:value-type="string">
            <text:p>rater3_trait5</text:p>
          </table:table-cell>
          <table:table-cell office:value-type="string" calcext:value-type="string">
            <text:p>rater3_trait6</text:p>
          </table:table-cell>
        </table:table-row>
        <table:table-row table:style-name="ro1">
          <table:table-cell table:number-columns-repeated="2" office:value-type="float" office:value="1" calcext:value-type="float">
            <text:p>1</text:p>
          </table:table-cell>
          <table:table-cell office:value-type="string" calcext:value-type="string">
            <text:p>Dear local newspaper, I think effects computers have on people are great learning skills/affects because they give us time to chat with friends/new people, helps us learn about the globe(astronomy) and keeps us out of troble! Thing about! Dont you think so? How would you feel if your teenager is always on the phone with friends! Do you ever time to chat with your friends or buisness partner about things. Well now - there's a new way to chat the computer, theirs plenty of sites on the internet to do so: @ORGANIZATION1, @ORGANIZATION2, @CAPS1, facebook, myspace ect. Just think now while your setting up meeting with your boss on the computer, your teenager is having fun on the phone not rushing to get off cause you want to use it. How did you learn about other countrys/states outside of yours? Well I have by computer/internet, it's a new way to learn about what going on in our time! You might think your child spends a lot of time on the computer, but ask them so question about the economy, sea floor spreading or even about the @DATE1's you'll be surprise at how much he/she knows. Believe it or not the computer is much interesting then in class all day reading out of books. If your child is home on your computer or at a local library, it's better than being out with friends being fresh, or being perpressured to doing something they know isnt right. You might not know where your child is, @CAPS2 forbidde in a hospital bed because of a drive-by. Rather than your child on the computer learning, chatting or just playing games, safe and sound in your home or community place. Now I hope you have reached a point to understand and agree with me, because computers can have great effects on you or child because it gives us time to chat with friends/new people, helps us learn about the globe and believe or not keeps us out of troble. Thank you for listening.</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 calcext:value-type="float">
            <text:p>2</text:p>
          </table:table-cell>
          <table:table-cell office:value-type="float" office:value="1" calcext:value-type="float">
            <text:p>1</text:p>
          </table:table-cell>
          <table:table-cell office:value-type="string" calcext:value-type="string">
            <text:p>Dear @CAPS1 @CAPS2, I believe that using computers will benefit us in many ways like talking and becoming friends will others through websites like facebook and mysace. Using computers can help us find coordibates, locations, and able ourselfs to millions of information. Also computers will benefit us by helping with jobs as in planning a house plan and typing a @NUM1 page report for one of our jobs in less than writing it. Now lets go into the wonder world of technology. Using a computer will help us in life by talking or making friends on line. Many people have myspace, facebooks, aim, these all benefit us by having conversations with one another. Many people believe computers are bad but how can you make friends if you can never talk to them? I am very fortunate for having a computer that can help with not only school work but my social life and how I make friends. Computers help us with finding our locations, coordibates and millions of information online. If we didn't go on the internet a lot we wouldn't know how to go onto websites that @MONTH1 help us with locations and coordinates like @LOCATION1. Would you rather use a computer or be in @LOCATION3. When your supposed to be vacationing in @LOCATION2. Million of information is found on the internet. You can as almost every question and a computer will have it. Would you rather easily draw up a house plan on the computers or take @NUM1 hours doing one by hand with ugly erazer marks all over it, you are garrenteed that to find a job with a drawing like that. Also when appling for a job many workers must write very long papers like a @NUM3 word essay on why this job fits you the most, and many people I know don't like writing @NUM3 words non-stopp for hours when it could take them I hav an a computer. That is why computers we needed a lot now adays. I hope this essay has impacted your descion on computers because they are great machines to work with. The other day I showed my mom how to use a computer and she said it was the greatest invention sense sliced bread! Now go out and buy a computer to help you chat online with friends, find locations and millions of information on one click of the button and help your self with getting a job with neat, prepared, printed work that your boss will love.</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3" calcext:value-type="float">
            <text:p>3</text:p>
          </table:table-cell>
          <table:table-cell office:value-type="float" office:value="1" calcext:value-type="float">
            <text:p>1</text:p>
          </table:table-cell>
          <table:table-cell office:value-type="string" calcext:value-type="string">
            <text:p>Dear, @CAPS1 @CAPS2 @CAPS3 More and more people use computers, but not everyone agrees that this benefits society. Those who support advances in technology believe that computers have a positive effect on people. Others have different ideas. A great amount in the world today are using computers, some for work and spme for the fun of it. Computers is one of mans greatest accomplishments. Computers are helpful in so many ways, @CAPS4, news, and live streams. Don't get me wrong way to much people spend time on the computer and they should be out interacting with others but who are we to tell them what to do. When I grow up I want to be a author or a journalist and I know for a fact that both of those jobs involve lots of time on time on the computer, one @MONTH1 spend more time then the other but you know exactly what @CAPS5 getting at. So what if some expert think people are spending to much time on the computer and not exercising, enjoying natures and interacting with family and friends. For all the expert knows that its how must people make a living and we don't know why people choose to use the computer for a great amount of time and to be honest it's non of my concern and it shouldn't be the so called experts concern. People interact a thousand times a day on the computers. Computers keep lots of kids of the streets instead of being out and causing trouble. Computers helps the @ORGANIZATION1 locate most wanted criminals. As you can see computers are more useful to society then you think, computers benefit society.</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cell table:number-columns-repeated="21"/>
        </table:table-row>
        <table:table-row table:style-name="ro1">
          <table:table-cell office:value-type="float" office:value="4" calcext:value-type="float">
            <text:p>4</text:p>
          </table:table-cell>
          <table:table-cell office:value-type="float" office:value="1" calcext:value-type="float">
            <text:p>1</text:p>
          </table:table-cell>
          <table:table-cell office:value-type="string" calcext:value-type="string">
            <text:p>Dear Local Newspaper, @CAPS1 I have found that many experts say that computers do not benifit our society. In some cases this is true but in most cases studdies show that computers can help people. While nothing beats talking in person computers can get really close such examples are webcams or e-mail. @PERCENT1 of students who get good grades refer to reliable websites for reasearch or to help find good books. Also online catalouges or advertisments help the economy of stores worldwide. @CAPS2 people were not allowed to use computers most of the modern would not exist. @PERSON1 said that the best form of modern communication is the computer because of the ability to write, talk, or write back for much cheaper! Almost every single event i go to is planed on a computer by communication such as e-mail "@CAPS2 a student ever needs homework because lam out sick or needs help studying for a test then contact their teacher through the best form of communication for them always e-mail. Even the post office uses computers to get letters and boxes to people. The president of the post office, @PERSON2 said "@CAPS3 would be imposible to get mail to our coustmers @CAPS2 @CAPS3 were not for computers telling us where a zip code is or how heavy a box is." @CAPS4 that tell people what is happening around the world would not exist @CAPS2 @CAPS3 were not for the moder communication abilities that computer provid us. Because information can be commucated so quick. so can reasearch. When the country of @LOCATION2 took a pole @PERCENT2 of people used computer for any type of reasearch, of those @PERCENT3 were students currently in school and @PERCENT4 of them have good grades. When the same survey was taken in the @LOCATION1 @PERCENT5 of people used computers fore reasons and @PERCENT2 were students who had good grade @CAPS2 @CAPS3 were not posible for me to access documents in the @CAPS5 @CAPS6 online I probably would not have gotten an A+ on my @CAPS7 assignment! Could you amagine @CAPS2 suddenly your Newspaper reporters couldn't use the internet to work on their reports? The articles would probably be @NUM1 after the events occur. Most buissness, including the Newspaper, use the internet to advertise, shop, or read. The association of @ORGANIZATION1 reported that in @PERCENT1 of @ORGANIZATION1 used a website and of them @PERCENT5 were in good positions. The president of @CAPS8 @NUM2 imports said that they use an online catalouge because @CAPS3 is cheaper, but they can also promote that @CAPS3 is to save trees, or for the castomer's convinence. Small @ORGANIZATION1 can make websites to promote them selves and explain their star to potential coustomers. @PERSON3, the owner of @ORGANIZATION2's said that the internet saved her resturant. @CAPS2 @CAPS3 wer not for the internet @NUM3 more people would be jobless in @LOCATION3. In conclusion computer help everyday people and without them most convinences would not exist. They help communicate around the world. Computers help people reaserch subjects for school reports, and they make the current economy get better everyday. In moderation computers are the most useful tool out there.</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5" calcext:value-type="float">
            <text:p>5</text:p>
          </table:table-cell>
          <table:table-cell office:value-type="float" office:value="1" calcext:value-type="float">
            <text:p>1</text:p>
          </table:table-cell>
          <table:table-cell office:value-type="string" calcext:value-type="string">
            <text:p>Dear @LOCATION1, I know having computers has a positive effect on people. The computers connect families, contain information which is great for peoples education, and are very conveint. Computors are a step into the future and we should take advantage of it. First off the internet or e-mail will help family members connect. My family, which lives @NUM1 hours away by car, love to talk with me by e-mail. This helps me connect with my family and is just another reason why we should have computors. Another reason that includes family is when the family is just sitting around and are calling everywhere just to find a board game, it would just be easier to go online to find it. This way it would be quick and easy to find that one board game. The last reason why a computer would help a family is if a family wants to get in to any kinds of activities and they need the number they could just go online. On the internet the family could find the numbers, the and some information about it. This way more and more families can do activities together. As one can see the computer is bringing more and more families together. An other reason why the computers are good for society is educations. With information at the tip of your fingers more and more people will want to learn. Now a days people try to find the out, but will all the tools on the computers mae people get the education. Secondly computers are another way to go to collage. If you arn't up to going to school/collage because your sick. You wouldn't have to miss anything because with a click of a button you will have the materials needed for what was missed. Lastly everyone knows that in @LOCATION2 most classrooms can't afford one computer. The children want computors so hard. If they were to get one it would change so much. They would be able to learn so much more than before. The children could lean about different countries far away. As a result computers would improve the way we learn. The last reason why computers are so helpful is convience. Now a say the world is crazy, so if we don't have to go out or talk to someone we won't. The computer will offer the ability to confrence will other people so that there would be communication between work parttners. With the ability to talk with another for work would make us a lighter nation. This is only one of the many reasons computers are very conviente, subssiquently computers are conviente because you could book flights, vacations, rentals, and much more. With a click of a button you should be going to @CAPS1 or a nice vacation.</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6" calcext:value-type="float">
            <text:p>6</text:p>
          </table:table-cell>
          <table:table-cell office:value-type="float" office:value="1" calcext:value-type="float">
            <text:p>1</text:p>
          </table:table-cell>
          <table:table-cell office:value-type="string" calcext:value-type="string">
            <text:p>Dear @LOCATION1, I think that computers have a negative affect on us! How many people have acess to a camputer daily in america.. @NUM1 and how many people go on at least an hour a @NUM2. That means that @NUM3 people cant exercise are wasting many are have the posibility of physical @CAPS1 that sound good to you? Think of everything you done when you write a letter. I got up and got all the materials and sit back down. After In done writing have to put all the materials away and then put the letter in the mailbox and walk all the way back. Well this is what I had to do. Now think how you write an email sitdown and move your fingers. Do you see the difference? @CAPS2 instead of getting a good walk to your friends house to talk to you just in him/er. Did you know that you can literally but from on your computer. Instead of around with this that can add anything you your computer gives away information they information lead to that and then everthing you have wouldbe gone. All this so you can go online. Believe it or not, you can phisically get hurt for being on the computer, to long. @NUM4 thing is that when you at a computer @CAPS2 what happened to my grandpa is that when you are in a wood chair all day you can get ardthritis in your muscle @CAPS3 thing th.</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7" calcext:value-type="float">
            <text:p>7</text:p>
          </table:table-cell>
          <table:table-cell office:value-type="float" office:value="1" calcext:value-type="float">
            <text:p>1</text:p>
          </table:table-cell>
          <table:table-cell office:value-type="string" calcext:value-type="string">
            <text:p>Did you know that more and more people these days are depending on computers for their safety, natural education, and their social life? In my opinion, the increasing use of computers is not benefiting society. Initially, ones safety while using a computer is at risk. To begin, when someone is talking to another on a computer, they @MONTH1 never know who is at the other end of it. For example, @CAPS1 a small girl was playing a game on the computer and a person began talking to her, it could be a predator. She will never know unless they meet us somewhere. At this point, it maybe too late. Moreover, studies show that @PERCENT1 of people's information is more widely exposed in the last @NUM1 years due to the new chat websites. Such as myspace and facebook. In these websites, people share their information. With this, their safety is at risk. Finally, people should stop using computers as much as they are now, in order to keep their safety safe. Furthermore, enjoying nature is a must, in our world full of immense landscapes, wide waters, dense forests, and lush valleys. @CAPS1 you depend on your computer to teach you about the world, you should cease this use. One must actually be outside, experiencing the feel, the smell, and even the taste of nature. A recent study shows that people who actually went to the grand canyon could write a @NUM1 page essay on what they had learned. The people who didn't go and simply read information off their computer, could not write this much. Finally, society needs to back away from their computers, and stop into. Thirdly, a person's social life could be ruined from the use of computers for many reasons. One reasons for this could be that a person spends all their time on their computer instead of spending time with their family and friends. Sure, you can chat with people online, but that's nothing like chatting in person. There is no need to talk to a friend or family member online, when you could do it in person. Finally, @CAPS1 someone takes an embarrasing picture of you and puts it on their computer, it is there forever. Thus, you can lose friends, whether you're the person in the picture or the addict who put the picture on. With this, you can easily ruin your family/social life by using your computer too often. How would you feel @CAPS1 it was your fault that someone's safety is at risk? Wouldn't you rather enjoy nature in person instead of which it on your computer and not get the fall effect? Couldn't you talk to your friends and family in person rather than ignore them to use your computer? There are numerous ways in which the increasing rate of computer use does not benefit society. I encourage you to agree with me that computers can put one safety at risk decrease their education of nature and ruin their social life.</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8" calcext:value-type="float">
            <text:p>8</text:p>
          </table:table-cell>
          <table:table-cell office:value-type="float" office:value="1" calcext:value-type="float">
            <text:p>1</text:p>
          </table:table-cell>
          <table:table-cell office:value-type="string" calcext:value-type="string">
            <text:p>@PERCENT1 of people agree that computers make life less complicated. I also agree with this. Using computers teaches hand-eye coordination, gives people the ability to learn about faraway places and people, and lets people talk online with other people. I think that these are all very important. Why wouldn't you want to have strong hand-eye coordination? I think this a very important skill. Computers help teach hand-eye coordination and they keep it strong. While you're looking at the screen your hand is moving the mouse where you want it to go. Good hand-eye coordination is used for a lot of things; mostly everything. If you play some sports like baseball, hand-eye is one of the most important elements. Why not make that stronger off of the feild? Also, hand-eye can be used to @ORGANIZATION1 while taking notes. Hand-eye is involved with almost everything you do. you can't have a poor hand-eye coordination or else you won't be able to function properly. @NUM1 out of @NUM2 doctors agree that hand-eye very important for healthy living. "I love to travel, but I want to know about the place I'm going to before I get on the phone to go there." said @PERSON1, a science teacher at @ORGANIZATION1. He feels the way, I'm sure, a lot of people feel. They want to know about the place they are going to and they want it to be current. The computer has plenty information about a lot of different places in the world. Some books don't offer as much information or they need to be updated. Computers are also very good for learning about other cultures and traditions. No one wants to be ignorant right? People want to know what's going on in the world quick and easy. The computer does this. I remember when I was about @NUM2, our phone broke in our house. We couldn't go out and get one right away either. The only way we were able to communicate with our family and friends was by computer. The computer made it easier to e-mail everyone and tell them why we weren't answering our house phone. This happens more often than you think. People need to communicate through computer a lot. At work, if you need to talk to an employee or co-worker and you can't leave your desk, you can just e-mail the information to them. @NUM4 out of @NUM2 employees say that it is much faster and easier to e-mail information as opposed to talking them on the phone or in person. A lot of people agree that computer make life a lot easier. Computers teach hand-eye coordination and they let you communicate with other people. The most critical reason is that computers let people learn about faraway places and people. You can make a difference in the way people feel about computers. Write to your local newspaper. It's now or never!</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9" calcext:value-type="float">
            <text:p>9</text:p>
          </table:table-cell>
          <table:table-cell office:value-type="float" office:value="1" calcext:value-type="float">
            <text:p>1</text:p>
          </table:table-cell>
          <table:table-cell office:value-type="string" calcext:value-type="string">
            <text:p>Dear reader, @ORGANIZATION1 has had a dramatic effect on human life. It has changed the way we do almost everything today. The most well know, is the computer. This device has allowed people do buy things online, talk to people online, and also provides entertainment for some people. All good qualities that make everyones lives easier. Imagine you look into your refrigerator and you notice it's almost empty. Someone is using the car and you need to go grocery shopping and the store is too far. What do you do? Well you could go on a computer and look for food online. Ther are many great deals and some companies even deliver for free! The amazing and easy way to buy food without leaving your house. But food isn't all you can purchase. Many products are sold through the computer. Need new toys for kids? Or how about a new hat for your friend? Maybe even more curtains for your room? Well at the easy access of internet on a computer, you can buy all those items and more. The computer has also the way of communication. Let's say someone wants to talk to a friend or relative that lives far away in another country. @CAPS1 someone dosen't own a phone or @CAPS1 they can't make the call, all these is to be in you on the computer. You can communicate with anyone just by using your email adress. Now friends and families can talk to each other over the ease of the computer. Just type to want to say and "boom," instant, on the chat. Let's face it. No matter what a child or even teenager . But now with a computer all that can change. With just one click you could actually be watching a movie from the comfort of your own home. But what @CAPS1 you don't want a movie? No entertainment like listing to musics, watching fun, and probable the most popular playing games. Everyone loves to play a game every once in a while, and with the selection of thousands of online games, these isn't or person who can't fled atleast our game enjoyable. There are even games for educational fun that many kids love. With all the entertainment a computer can produce; who could hate it? All in all the computer is a revolutinizing device that has changes the way we shop, communicate, and find exciting entertainment. To be able to do so much with just a couple clicks; new that I find extravagant. It blows my mind to see and think, "@CAPS1 we can do this now, I wonder what we can accomplish in the future.</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10" calcext:value-type="float">
            <text:p>10</text:p>
          </table:table-cell>
          <table:table-cell office:value-type="float" office:value="1" calcext:value-type="float">
            <text:p>1</text:p>
          </table:table-cell>
          <table:table-cell office:value-type="string" calcext:value-type="string">
            <text:p>In the @LOCATION1 we have the technology of a computer. Some say that the computers are good for the society. I disagree, I believe that it is bad for a few reasons. Some of the reasons are obesity, cramps, more sexual harrassment and even cyber bullying. First if people don't get off the computers and go out to exercise then it will cause obesity. Think of it this way, if you watch a kid that didn't have to go to school his entire life and he started off at @NUM1 pounds. The only thing the kid will want to do is play on the computer and he will gain weight. Next, tip-top-tip-top, that's all you hear when a kid is on the computer, @CAPS1 teens come home from school and go straight to the computer and don't get off about on a school night. These are the kids that are @CAPS1 likely to get bad cramps. they get the cramps form typing to fast, hard and too long. They also can get the cramps from just sitting down for to long then trying to get up but can't because it hurts to much to decide to move anywhere. There's also a lot more of sexual harassment that is going on some kids goin to a chat room to talk to their friends about some great news, but when they get out of the chat room they are all mad and pissed off. The reason is because someone was making fun of them and they didn't like it. This happens maybe close to @PERCENT1 of the time that teens and even parents go into chat rooms online. This is the third reason on why computers have an huge effect on people. The last reason that computers have a huge effect on people is because of cyberbullying. cyberbullying is when someone bullies you but just online instead. Have you realized that children became poor or sick because they dont want to be hurt or killed over something very stupid? Well, I have and it's not nice, and now the god thing is if a kid goes to school online he/she @MONTH1 get cyberbullied because he's not smart enough or if he/she don't have the money to go to school. The cyberbullying normally occures in a chat room online. There is where all of the family will either become broke with no money or food. They @MONTH1 even lose their kid or the house that they live in because someone wanted to act all big and bad to be popular in school. In conclusion, these are only a few ways that computers effects people. The obesity, cramps, sexual harrassment and cyberbullying are not a joke and it's not fun to get done to you. Now it's your turn to tell us what you think about the computers. Do you think computers are good and benefits society or is it bad a rot little kids brains to make their lives horrible for them to live with?</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11" calcext:value-type="float">
            <text:p>11</text:p>
          </table:table-cell>
          <table:table-cell office:value-type="float" office:value="1" calcext:value-type="float">
            <text:p>1</text:p>
          </table:table-cell>
          <table:table-cell office:value-type="string" calcext:value-type="string">
            <text:p>Dear @LOCATION1, @CAPS1 people acknowledge the great advances that computers give us, but they also put us at @CAPS1 disadvantages. Computers have been known to help develop health issues. As people become more intune with the online world, they tend to interact with their family less. Don't forget the danger of online predators - they're deadly. @CAPS1 people who do nothing, but watch television are often refered to as cauch potatoes. Those who are glued to their computer screens are no better. It is stated by numerous of @LOCATION2's top doctors that too much time spent on the computer can cause damage to your health. Exercise is highly stressed by doctors around the globe and the only exercise a computer addict will be doing is typing up a storm. They can submerge themselves into obesity. This often causes depression as it begins to sink in. Addition itself is a serious health issue. I wouldn't be surprised if they add a computer wing to rehab centers sometime in the near future. These problems are slowly spreading and we must come together to abolish them! Family time is an treasured value, to the @CAPS2 people, but lately, computers are ruining this tradition. With so @CAPS1 people absorbed with online drama, friends, and even video games, family interaction is declining. People slowly remove themselves from reality and enter an alternate world of cyberspace. They @MONTH1 only emerge from their rooms to use the bathroom and eat, scarcely resting. This can cause great tension or sorrow in @CAPS1 families. Who can erase the horrifying stories of abduction from their memories? Online predators are highly dangerous and extremely clever. Your children could be talking to someone they believe is another teenager looking for a friend to console in when, really, they are a forty-year-old serial killer waiting to find the right time to attack. Studies show that one fourth of online users have had an encounter with a dangerous person.</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2" calcext:value-type="float">
            <text:p>12</text:p>
          </table:table-cell>
          <table:table-cell office:value-type="float" office:value="1" calcext:value-type="float">
            <text:p>1</text:p>
          </table:table-cell>
          <table:table-cell office:value-type="string" calcext:value-type="string">
            <text:p>Dear @CAPS1 @CAPS2 I feel that computers do take away from peoples life and arenít as important than the other factors of life. First of all you know that the world is becoming obease because of lack of exercise. Also people don't realize that @CAPS3 warming is becomeing a big problum. Finally familys arn't as close as they used to be. these are all the reasons why computers arn't important to human socioty. First of the world is becomeing obease and cumputers play a huge part in this. Computers don't make people exercise they basicly just sit down on there couch and use the computer this won't help amarica get back into shape. Also computers become a habbit if a person uses a computer everyday of there life it will become an addiction then they won't be able to stop. Finally when people use the computer they don't realize the lack exersise there getting. This is the first reason why computeres are a bad thing. Next @CAPS3 warming is mealting the polar ice caps. Computers play a part in @CAPS3 warming because they use electricty and thjen the electrisity melts the polar ice caps. If this keeps happining then they will all melt and we will not have a shorline and half of the world will be fluded. Finally computers play a huge part in @CAPS3 warming because of the fact that they are so popular. This is another reason why computers are bad. Finally the last reason why computers are bad is because they take away from your family life. For instance there are more and more familys splitting up now and sientest sat that @PERCENT1 of the time it's because of technolagy. When on peroson is on the computer the other people feel that they love the computer more than they love themselfs. Then they split up for good. This is the last reason why I feel computers are bad. In conclution you can see that computeres are a bad thing. First of all you can see that amarica is becomeing obease because of the computers. Also computers are causeing @CAPS3 warming and are eventually goung to flood the earth. And last but not least computers take away from peoples family life and cause them to split up and become unhappy. These are all the reasons why computers are bad.</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3" calcext:value-type="float">
            <text:p>13</text:p>
          </table:table-cell>
          <table:table-cell office:value-type="float" office:value="1" calcext:value-type="float">
            <text:p>1</text:p>
          </table:table-cell>
          <table:table-cell office:value-type="string" calcext:value-type="string">
            <text:p>Dear local newspaper I raed ur argument on the computers and I think they are a positive effect on people. The first reson I think they are a good effect is because you can do so much with them like if you live in mane and ur cuzin lives in califan you and him could have a wed chat. The second thing you could do is look up news any were in the world you could be stuck on a plane and it would be vary boring when you can take but ur computer and go on ur computer at work and start doing work. When you said it takes away from exirsis well some people use the computer for that too to chart how fast they run or how meny miles they want and sometimes what they eat. The thrid reson is some peolpe jobs are on the computers or making computers for exmple when you made this artical you didnt use a type writer you used a computer and printed it out if we didnt have computers it would make ur @CAPS1 a lot harder. Thank you for reading and whe you are thinking adout it agen pleas consiter my thrie reson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cell table:number-columns-repeated="21"/>
        </table:table-row>
        <table:table-row table:style-name="ro1">
          <table:table-cell office:value-type="float" office:value="14" calcext:value-type="float">
            <text:p>14</text:p>
          </table:table-cell>
          <table:table-cell office:value-type="float" office:value="1" calcext:value-type="float">
            <text:p>1</text:p>
          </table:table-cell>
          <table:table-cell office:value-type="string" calcext:value-type="string">
            <text:p>My three detaileds for this news paper article is one state you opinion about the effects of computers. Seconde give detailed resons that will persuade of the local newspaper to agree with yor postition. This are my three ideas to the news paper article. To bigin my opinion about the computer effects are wast time. Many people wast time computers like fat people insted by insted by in the computer go and run or exercising. Insted be computer go out ur girlfriend or family or family or friends to have fun. So be incomputer to long is bad many kids wach bad stuff like for adults. Is good to be in computer but not to long. To start you shod agree with me becasue my detailed and my reason. My resons are many airs the bas stuff like porn. Many kids wach that it ruins ther mainly and the futur. They get addicted to that watching. So people that use computer for good stuff its old for mids for good ganes of good. This are my detailed and resons for yor with me. To bigin and going to organize my ideas and well and present them clearly. It good to be at the computer but not the long insted go out plat and exersus. abd yor can enjoy life insted be in computer. The bad things many kids wach bad stuff and cmputer has relly bad staff. The computer is use for evrye thing this days. This how organize my ideas. In conclusion this are my ideas for the news papaer. Ols I state my opinion on computer effects. I give detailed and resons that will persuade local news paper and to agree with me. Think I organize my ideas as much present them clearly. This are my ideas so could new papaer to se computers effects. </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15" calcext:value-type="float">
            <text:p>15</text:p>
          </table:table-cell>
          <table:table-cell office:value-type="float" office:value="1" calcext:value-type="float">
            <text:p>1</text:p>
          </table:table-cell>
          <table:table-cell office:value-type="string" calcext:value-type="string">
            <text:p>Dear, In this world today we should have everyone useing computers. Computers have a positive effect on people. They teach hand-eye coordination, give people the ability to learn about faraway places and people, and even allow people to talk online with other people. Today computers are like the worlds biggest book of knowledge. everything you need to know is in a computer. You can look up faraway places, and zap theres everything you need to know write in front of you. Computers are fast and easy, everyone can use them. Today kids are so addicted to computers everyday they are on them. There are so many websites that kids and teens go on, like @CAPS1, and facebook ect. on these websites kids as young as ten years old are chatting with friends and putting up pictures. Thers is also webchat websites that allow you to use a webcame and talk to people anywhere in the world. Computers are a great way to get in touch with people. Everyone should have a computer in there home today.</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16" calcext:value-type="float">
            <text:p>16</text:p>
          </table:table-cell>
          <table:table-cell office:value-type="float" office:value="1" calcext:value-type="float">
            <text:p>1</text:p>
          </table:table-cell>
          <table:table-cell office:value-type="string" calcext:value-type="string">
            <text:p>Dear @ORGANIZATION1, The computer blinked to life and an image of a blonde haired girl filled the screen. It was easy to find out how life was in @LOCATION2, thanks to the actual @CAPS1 girl explaining it. Going to the library wouldn't have filled one with this priceless information and human interection. Computers are a nessessity of life if soceity wishes to grow and expand. They should be supported because they teach hand eye coordination, give people the ability to learn about faraway places, and allow people to talk to others online. Firstly, computers help teach hand eye coordination. Hand-eye coordination is a useful ability that is usod to excel in sports. In a recent survey, @PERCENT1 of kids felt their hand eye coordination improves after computer use. Even a simple thing like tying can build up this skill. Famous neurologist @CAPS2 @PERSON1 stated in an article last week that, "@CAPS3 and computer strength the @CAPS2. When on the computer, you automatically process what the eyes see into a command for your hands." @CAPS4 hand eye coordination can improve people in sports such as baseball and basketball. If someone wan't to become better in these sports, all they'd need to do was turn on the computer. Once people become better at sports, they're more likely to play them and become more healthy. In reality, computers can help with exercising instead of decreasing it. Additionaly, computers allow people to access information about faraway places and people. If someone wanted to reasearch @LOCATION1, all they'd need to do was type in a search would be presented to them in it would link forever to search through countless things. Also, having the ability to learn about cultures can make peole peole and their cultures, they understand others something. Increase tolerance people are. Computers are a resourceful tool that they can help people in every different aspect of life. Lastly, computer and in technology can allow people to chat. Computer chat and video chat can help the all different nations. Bring on good terms places other than can help us understand story comes out about something that happend in @LOCATION3, people can just go on their computer and ask an actual @LOCATION3 citizen their take on the matter. Also, video chat and online conversation can cut down on expensive phone bills. No one wants to pay more than they have to in this economy. Another good point is that you can acess family members you scaresly visit. It can help you connect within your own family more. Oviously, computers are a useful aid in todays era. their advancements push the world foreward to a better place. Computers can help people because they help teach handeye coordination, give people the bility to learn about faraway places and people, and allow people to talk online with others. Think of a world with no computers or technologicall advancements. The world would be sectored and unified, contact between people scare, and information even. The internet is like thousands or librarys put together. Nobody would know much about other nations and news would travel slower. Is that the kind of palce you want people to live in?</text:p>
          </table:table-cell>
          <table:table-cell table:number-columns-repeated="2" office:value-type="float" office:value="6" calcext:value-type="float">
            <text:p>6</text:p>
          </table:table-cell>
          <table:table-cell/>
          <table:table-cell office:value-type="float" office:value="12" calcext:value-type="float">
            <text:p>12</text:p>
          </table:table-cell>
          <table:table-cell table:number-columns-repeated="21"/>
        </table:table-row>
        <table:table-row table:style-name="ro1">
          <table:table-cell office:value-type="float" office:value="17" calcext:value-type="float">
            <text:p>17</text:p>
          </table:table-cell>
          <table:table-cell office:value-type="float" office:value="1" calcext:value-type="float">
            <text:p>1</text:p>
          </table:table-cell>
          <table:table-cell office:value-type="string" calcext:value-type="string">
            <text:p>Dear Local Newspaper, I belive that computers have a negative effect on peoples lives. I belive this because who spend to much time on the computer don't get out as much as they should, don't spend enough time with their family, and the computer can't do everything. My first reason is I belive that people need to get out more. When they don't get out, they don't exersise and that is very unhealthy. Instead of watching the games or the scores they should get out and play the game. I also belive that they should enjoy nature because I feel like they are wasting the beauty of nature all around them. We wouldn't want to waste our abilities and privalges would we? Another reason is that they do not spend enough time with family. If you have family near you, then you should take advantage of that and interact with one another. You can have fun with your family by playing games. You can also have fun by just hanging out, which boost your social skills and the computer can't always do that, which brings me to my next point. The computer can't do everything, so take advantage of what you have now. Some computer time is fine, but it can be very dangerous by getting addictted to it. The computer @MONTH1 have lots of information, but there is nothing that you can't find in a book. Your computer can't love your dog, so there is a reason why we should get off the computer. There are pleanty of other things that you can do that you can't do on the computer, including sports, taking care of family, and any of your hobbys. Remember that the computer @MONTH1 be great from time to time, but it can not live your life for you. That is why I belive that we should spend less time on the computer, and more time getting out, and having fun with family, and that the the computer can't do everything.</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8" calcext:value-type="float">
            <text:p>18</text:p>
          </table:table-cell>
          <table:table-cell office:value-type="float" office:value="1" calcext:value-type="float">
            <text:p>1</text:p>
          </table:table-cell>
          <table:table-cell office:value-type="string" calcext:value-type="string">
            <text:p>Dear Local Newspaper, I must admit that the experts are centainly right cause I know people that stay on the computer all day and thatís really not good if you ask me. Instead of being on computers learning about faraway places, and talking to other people, you should go exercising, you should relax, and you should interact with family and friends. Exercising is much more better than being on a computer, and I say that to say this. When your on a computer just sitting there playing online games and checking other things out, or whatever the case @MONTH1 be, you get board, and hungry, and I know theres some snacks around you while your doing whatever your doing. Instead of being on a computer for @NUM1 or @NUM2 hours or maybe even all day getting fat. There are many ways you can exercise. You can take walks, you can go joggin, you could play a sport, I mean there are a lot of things you can do when your not on a computer. I know some people that could be workin all day and still come home to there computer. Rest is good also. You don't always have to jump on your computer, you could just relax watch a movie, eat some pop corn and just enjoy yourself, you could even take a nap for a little while or something but you don't always have to get straight on your computer if you really don't have to use it. The way I see it is family, and computers are always going to be there but at the same time which one is more important. Friends aren't always dependable so you really don't need them around only a selected few, but thats not the point. Both family, and your true friends have feelings, and if your not spending time with them over a computer that your gonna have when you leave, and come back home too something isn't right. Tomorrow isn't promised, we live for today. So enjoy life while you got the chance, and spend time doing something active, with family and friends, and if your really into computers, try to balance your time out.</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9" calcext:value-type="float">
            <text:p>19</text:p>
          </table:table-cell>
          <table:table-cell office:value-type="float" office:value="1" calcext:value-type="float">
            <text:p>1</text:p>
          </table:table-cell>
          <table:table-cell office:value-type="string" calcext:value-type="string">
            <text:p>I aegre waf the evansmant ov tnachnolage. The evansmant ov tnachnolige is being to halp fined a kohar froi alnsas. Tnanchnolage waf ont ot we wod not go to the moon. Tnachnologe evans as we maech at. The people are in tnacholege to the frchr fror the good ov live. Famas invanyor ues tnacholage leki lena orde dvanse and his fling mashine. Tnachologe is the grat</text:p>
          </table:table-cell>
          <table:table-cell table:number-columns-repeated="2" office:value-type="float" office:value="2" calcext:value-type="float">
            <text:p>2</text:p>
          </table:table-cell>
          <table:table-cell/>
          <table:table-cell office:value-type="float" office:value="4" calcext:value-type="float">
            <text:p>4</text:p>
          </table:table-cell>
          <table:table-cell table:number-columns-repeated="21"/>
        </table:table-row>
        <table:table-row table:style-name="ro1">
          <table:table-cell office:value-type="float" office:value="20" calcext:value-type="float">
            <text:p>20</text:p>
          </table:table-cell>
          <table:table-cell office:value-type="float" office:value="1" calcext:value-type="float">
            <text:p>1</text:p>
          </table:table-cell>
          <table:table-cell office:value-type="string" calcext:value-type="string">
            <text:p>Well computers can be a good or a bad thing. I don'@CAPS1 realy see @CAPS2 computers can be a bad thing for me. I also know @CAPS2 computers can or will help people all around the world. I think computers has positive effects on people like me. Computers teaches hand-eye coordination. It can help if you need to find out reasearch for a school project. You can create lots of things on computers like music, desiner @CAPS1-shirts, logos, banners and lots of other creative things. With computer you can look up available homes and apartments. You can even go online and fill out a job application and save trips to stores @CAPS2 cool is that!! Well im a regular person not rich not famous but computers provide lot of information people use today. Thats why I think that computers has a positive effects on people and you don'@CAPS1 have to be super smart to use one.</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21" calcext:value-type="float">
            <text:p>21</text:p>
          </table:table-cell>
          <table:table-cell office:value-type="float" office:value="1" calcext:value-type="float">
            <text:p>1</text:p>
          </table:table-cell>
          <table:table-cell office:value-type="string" calcext:value-type="string">
            <text:p>Dear @CAPS1 of the @CAPS2 @CAPS3 daily, I am writing you to address the issue of computers in our society today. Each day new discoverys are made from the people that use computers in our society, however many people say that computers are harmful to are communtiy. Today I am going to convince you and society that computers are not as much as on issue as some people say they are. To begin with discoverys in our nation have been advancing rapidly. Each day new discoverys are benefiting our society however they are only being made possible by the help of computers. Without computers some for dieseases would have never been discovered and more people. Would have died. Secondly, computers have also increased medical care and have been the cave between life or death. Finnaly, computers help speed up production rates of cars household neccessitys, and many more objects. Have you ever been bored at home and looking for something to do on that dark, rainy, chilly night? Yes, exactly what I thought well the new technology advances in social-networking can even help the most bored and lonelyest people and give them something to do. Even if your just looking to talk to someone you can easily do that on the internet. So you people out there looking for that special someone will always be able to look somewhere. With all the social networks like twitter, myspace, facebook, and youtube you will always have something to do. During this economic recestion it seems that finding a job is so hard, however the internet comes to the rescue yet again. The internet can help you find a job twice if not three times as fast. Many people also speed up their word by using the computer. With microsoft things are lot easier to do work that you need to make up I hope that everyone can understand how much the computer help you, rather then hurt you. @CAPS1 of the newspaper, I hope you and the rest of the community can see that computer help you more that they hurt you. Thank you very much for your time and effort that you put in to listen to m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2" calcext:value-type="float">
            <text:p>22</text:p>
          </table:table-cell>
          <table:table-cell office:value-type="float" office:value="1" calcext:value-type="float">
            <text:p>1</text:p>
          </table:table-cell>
          <table:table-cell office:value-type="string" calcext:value-type="string">
            <text:p>Dear local Newspaper @CAPS1 a take all your computer and given to the people around the world for the can stay in their houses chating with their family and friend. Computers help people around the world to connect with other people computer help kids do their homework and look up staff that happen around the worl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1"/>
        </table:table-row>
        <table:table-row table:style-name="ro1">
          <table:table-cell office:value-type="float" office:value="23" calcext:value-type="float">
            <text:p>23</text:p>
          </table:table-cell>
          <table:table-cell office:value-type="float" office:value="1" calcext:value-type="float">
            <text:p>1</text:p>
          </table:table-cell>
          <table:table-cell office:value-type="string" calcext:value-type="string">
            <text:p>Dear local newspaper, @CAPS1 you ever see a child on the computer for hours and nothing could get them off? Well I believe that this is very harmful for the child since it doesn't allow them to exersice, interact face to face with people or use their minds to the best of their @NUM1. The more and more we advance in society we get laziar and forget to about these essential things. I think taking a step back from using computers could benefit society more than using them. Obesity in the @LOCATION2 is at its highest @PERCENT1 of kids in the @LOCATION3 agree that they only exersice once a week and would rather spend time on the computer. Think of this, @PERCENT1 of kids. Thats more than @NUM2 of @CAPS2 children. I took the and compared it in @CAPS3 children who don't the benefit of this technology. I learned that @PERCENT1 of children there exersice only once a week. That's for less what these computers are doing to @LOCATION3 @PERCENT2 of children are overweight and @PERCENT3 of them develope heart of blood problems as adults. I by exercise in to go and play with friends or bike, or go for a jog. It doesn't sound hard does it? If we make a to spend this than on computers I think we can reduce this obesity amount and I believe @CAPS2 ran as on overall country. On the computer we have popular websites like @CAPS5, @CAPS6, and @CAPS7. More websites allow you interact with people over the island. This could be in more ways than one. These computer websites are allowing anyone to talk in people who could have the interest in mind. More than @NUM3 out of @NUM4 people in my school say they have one of these accounts and have personal posted on them. With this personal info, could and with these websites the crime rate has gone up @PERCENT4. Also, these websites cause people to their social skills. People spend hours on these websites talking to people and forget how to talk face to face. @PERCENT2 of @LOCATION1 students say they would say something online that they wouldn't say to someone's face. This creates more problems in schools and could possibly make someone hurt someone else or themselves. I've heard all over the news about suicides and because of computers and I believe with less of them people would spend more time with their family and or nation would be closer and safer. Computers dont allow you to explore nature and use your mind to the best of its ability. Computers make it easy and I myself, think it makes me laziar because it allow me to read a book there or read about other people, instead of going to a library and getting a book. Computers take away time to actually use your mind and problem solve in real life solution. There's years and I've learned I can be on the computer for hours playing them and not realize it at all. Without them, would make a difference. Kids are living through computers and we can change them.</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24" calcext:value-type="float">
            <text:p>24</text:p>
          </table:table-cell>
          <table:table-cell office:value-type="float" office:value="1" calcext:value-type="float">
            <text:p>1</text:p>
          </table:table-cell>
          <table:table-cell office:value-type="string" calcext:value-type="string">
            <text:p>Dear local newspaper, I've heard that not many people think computers benefit society. I disagree with that. Computers benefit society by teaching hand-eye coordination, allowing people to learn about foregin places, and allow people to communicate with others online. Some people were basically born with hand-eye coordination, but most people weren't, like me, for example. But, thanks to computers, my hand-eye coordination has gone up! "On average, computers can increase a persons hand-eye coordination by up to @PERCENT1 says @PERSON2. Think of it, just by learning to tye, your hand-eye coordination can go up @PERCENT1.! That's amazing! Having good hand-eye coordination will get you far in life, and helps with small, everyday things such as playing an instrument, or doing household chores. It also helps in sports. You need good hand-eye coordination to throw, catch, and aim. If more people spend more time on the computer, then the population's hand-eye coordination would increase, and who wouldn't want thats. Have you ever heard of @LOCATION1? It is a country in @LOCATION2 that no one really knows much about. By looking it up on the computer, you can become an expert on the country! The computer gives us access to a lot of knowledge, and will make us more of people around the world. This can improve our travel. Instead of going to the same place every vacation, you can go to a place you saw online that looks just as exciting. Also, by learning about other countries and the people in them, we gain respect for them. We @MONTH1 also learn about their traditions, and culture. "The internet gives us access to the world," says @PERSON1, "we can learn so many new things that will make us more of people, countries, and the environment." @CAPS1 is right, we can also be aware of the environment. Since global warming is a problem, we can learn how o preserve foreign places by learning about them on the internet. With a click of a mouse you can virtually have the whose world at your fingertips! In a recent study @PERCENT2 of people said they don't have time to meet with old friends. The internet, however has made it quick and easy to talk to people online. Websites like @CAPS2, @CAPS3, and @CAPS4 can keep your social life in tact, and can even reunite yu with old friends. For example, @CAPS2 suggest family. You can keep in touch wih many people trough @CAPS2! Also, you can make new friends. Most teens say they are always willing to meet new people, and the internet is a great way to do so! Sites like @CAPS7, and @CAPS8 can can help you find friends by connecting you in a chat room to a random person, just to talk. I once talked with someone on @CAPS7 for over an hour! We found that we both have @CAPS4 accounts and keep in touch there! This also helps you gain confidence because you @MONTH1 have the courage to say something over the computer that you would't say real life. The computer can really amp up your social life. As you can see. computers don't just "your barain," they imprdove hand-eye coordination, help you learn about far away places, and improve your social life by allowing you to talk to others. Computers benefit the society more than anymore will ever know!</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cell table:number-columns-repeated="21"/>
        </table:table-row>
        <table:table-row table:style-name="ro1">
          <table:table-cell office:value-type="float" office:value="25" calcext:value-type="float">
            <text:p>25</text:p>
          </table:table-cell>
          <table:table-cell office:value-type="float" office:value="1" calcext:value-type="float">
            <text:p>1</text:p>
          </table:table-cell>
          <table:table-cell office:value-type="string" calcext:value-type="string">
            <text:p>Dear @CAPS1, @CAPS2 off, I beileve that computers are very helpfull to many people by looking up information, or talking to friends. Although many kids should be spending their time outside, the computer is a well-occupied environment that helps kids learn and interact with others. I believe kids should have the right to stay on the computer as long as they desire. Although, they should always make time go outside, hang out with friends, ect. The computer @MONTH1 be fun but its always important to get outside and enjoy nature. Another reason why students should not spend all their time on the computer is because of their health. If a child gets addicted to the computer it will affect how he interacts with other and @MONTH1 do serious damage to their brain. Although, I believe children should have the right on the computer, it's always important to spend time outside enjoying nature. Another reason why I think children should have the right to the computer is because of the information they learn and discover. Many kids grow up to have a career in computer makings or program designing. Some kids @MONTH1 have their education online or to teach others. The computer is a non-stop generation of intelligence based to help people learn, play and discover. Many people have dream to one day build a computer or make new programs. All students should have the right to spend time on the computer but also to save time to spend outside and with friends. Everyone has their own perspective on how they think and if staying on the computer all day is a good thing. I do not think kids should do this because it might affect their health and how other think of them.</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6" calcext:value-type="float">
            <text:p>26</text:p>
          </table:table-cell>
          <table:table-cell office:value-type="float" office:value="1" calcext:value-type="float">
            <text:p>1</text:p>
          </table:table-cell>
          <table:table-cell office:value-type="string" calcext:value-type="string">
            <text:p>Do you think that computers are useless? Or do you think they could be useful in many ways? I remember @CAPS4 my older sister had to do some research on @CAPS1, the computer gave her all of the information she needed. The issue to grapple with is, more and more people use computers, but not everyone agrees that this benefits society. I strongly think that @CAPS2 does benifit society in many ways! Heres why, the computer allows you to get in touch with friends, research people, places or things, and relax and enjoy playing on a fun, entertaining website! My first reason is that @CAPS2 allows you to talk to family or friends so you all get back in touch if a friend of yours moved to a diffrent state, then you can easily get back in touch straight from the computer. "@CAPS2's nice to send emails or pictures to friends, but if you do @CAPS2 from the computer then @CAPS2 gets done so much faster!" @CAPS3 @PERSON1, one of my neighbors. My next reason is that you can research anything you want like people, places or things and all refferances will come up. @CAPS2 is good to research for any projects, or school assignments you @MONTH1 have. I remember @CAPS4 my brother was working on his project. Everything he had trouble with, he found directly on the computer! My final reason is that there are alot of fun and exciting websites that you can relax and play on! These websites can keep you busy, and you wont be bored while playing! "@CAPS4 im bored I go on the computer and play games, that I find on @CAPS5.com," @CAPS3 my younger cousin, @PERSON2. Computers @MONTH1 make people become adicted to them. Yes but, you will be learning some interesting things on how the internet works. More and more people use computers, but not everyone agrees that this benefits society. I strongly beleive that they do benefit society, heres why you can get in touch with people, you can research, and play fun games! @CAPS2's now or never to decide what you think! Call me and we will talk this through.</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27" calcext:value-type="float">
            <text:p>27</text:p>
          </table:table-cell>
          <table:table-cell office:value-type="float" office:value="1" calcext:value-type="float">
            <text:p>1</text:p>
          </table:table-cell>
          <table:table-cell office:value-type="string" calcext:value-type="string">
            <text:p>Computers a good because you can get infermation, you can play games, you can get pictures, But when you on the computer you might find something or someone that is bad or is viris. If ther is a vris you might want shut off the computers so it does not get worse. The are websites for kids, like games, there are teen games, there are adult games. Also pictures are bad for kids because most of the time they lead to inapropreit pictures. You should only look up infermation that you need not things like wepons or knifes. Also there are differnt kinds of companies like @CAPS1&amp;t @CAPS2. @CAPS2 is a good place to get computers @CAPS1 so is @CAPS1&amp;t.</text:p>
          </table:table-cell>
          <table:table-cell table:number-columns-repeated="2" office:value-type="float" office:value="2" calcext:value-type="float">
            <text:p>2</text:p>
          </table:table-cell>
          <table:table-cell/>
          <table:table-cell office:value-type="float" office:value="4" calcext:value-type="float">
            <text:p>4</text:p>
          </table:table-cell>
          <table:table-cell table:number-columns-repeated="21"/>
        </table:table-row>
        <table:table-row table:style-name="ro1">
          <table:table-cell office:value-type="float" office:value="28" calcext:value-type="float">
            <text:p>28</text:p>
          </table:table-cell>
          <table:table-cell office:value-type="float" office:value="1" calcext:value-type="float">
            <text:p>1</text:p>
          </table:table-cell>
          <table:table-cell office:value-type="string" calcext:value-type="string">
            <text:p>Dear Newspaper, Computers are high tec and have expanded in an everyday thing. They play a big role in society. Computers have been improved to do many different things without them we would barely get any thing done. Although kids should start goind outside more, computers teaches kids new things, and it is useful. With computers kids are rarely going outside. A lot of our population of the @LOCATION1 are obese, including kids. Because of this they are staying inside and on their computer. Kids need to go outside evry once and while to get some fresh air and exercise. If they limit their time on the computer and do some active game it would be better for the child. Since computers are rapidly growing and adapting kids spend half of the day on it just stareing at the screen playing some flash game, like run escape. Instead of wasteing their time doing that they should go outside, take a walk just do something! Computers teaches kids new things. Google something like trees. You would get bunch of websites containg information about trees. Kids also play games, if they don't know it, some of the games they play are teaching them stuff, for an example, my little sister, goes on a site called nickeloden.com I see that right and it teaches her stuff she didn't know before. from those types of games it prepared her for kindergarden. Now a days more and more sites keep adapting and becoming known like bing. Computers are real useful. suppose you want to know whats goind on at work. So click your mouse on internet explorer and get your email. With computers, you could go on social networking sites, like facebook and connect with friends. You can also go on instant messageing site to talk to friends and see what there up to. For your entertainment you could play games. Remember though to not stay on too long. Computers are big deal in our community. Life would be very difficult without them. But remember not to stay on too long! Although kids should start going outside, computers, teaches kids new things, and is useful.</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29" calcext:value-type="float">
            <text:p>29</text:p>
          </table:table-cell>
          <table:table-cell office:value-type="float" office:value="1" calcext:value-type="float">
            <text:p>1</text:p>
          </table:table-cell>
          <table:table-cell office:value-type="string" calcext:value-type="string">
            <text:p>Dear local newspaper, @CAPS1 people throughout the world use, or own computers. Although there are @CAPS1 people who think computers are good for you, others could say different. While you are on the computer you can become more socal by talking with friends or family. Also, while you are on the computer you @MONTH1 not notice it but; your hand-eye coordination is improving, and finally, you are able to search with a click of a button, instead of searching your topic through dozens of books. Computers have very @CAPS1 benefits. One being chating, or talking online to friends, and family. You @MONTH1 have a distant friend that you haven't talked to in a while. With a computre you are able to re connect with your buddy. If you have an acount that is safe to chat on, you @MONTH1 be able to make new friends. That would be good for you, socally. It is always good to have friends, and stay in touch with family. Some people find it hard to play a piano because they cannot look at the music and have their hands be doing something else. On a computre your hand-eye-coordination improves over time because, you are searching a topic as your hands are typing. Also, this is a great memory excirsise for your fingers. You eventually memorize where all of the keys are located. People without computres have to search through @CAPS1 books to find information on their topic. Others with computers, just have to type in their topic and all the information they need is right infront of them. You are able to see pictures of your topic or even video's! Not @CAPS1 books that I know, can search a topic, show you pictures, and videos of it with one resource! @CAPS1 people debate the fact if computres are good for you or not. If you ask me, computres are great for people. It allows people to be socal, and talk to old friends; it also improves your hand-eye coordination, and finally; it gives you the option to search a topic without all the hastle of searching through dozens of books. So now the question is up to you; are computers good for people, or not?</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30" calcext:value-type="float">
            <text:p>30</text:p>
          </table:table-cell>
          <table:table-cell office:value-type="float" office:value="1" calcext:value-type="float">
            <text:p>1</text:p>
          </table:table-cell>
          <table:table-cell office:value-type="string" calcext:value-type="string">
            <text:p>Dear Newspaper People, I think that computers do benefit society for a few reasons. Computers make work easier they can do things people can't like solve difficult problems, and kids like playing games on them. Computers make work easier and neater. Typing is often faster than writing, and is always easier to read. Studies have also shown that people who use computers to do work finish faster and have up to @PERCENT1 more free time to do whatever they want. Computers also have e-mail, which allows you to send work that you have done to your boss without printing it and wasting paper. Computers can solve difficult problems that people either can't do, or don't want to waste their time doing. If you need to solve a math problem you use a calculated or a computer. So you don't have to figure it out yourself. I have to do a lot of math problems for homework and I think it is much easier to use a calculator. My last reason why computers are good is that kids like playing games on them. A lot of people say that kids shouldn't play computer games but some of them are educational. Even non-educational games help kids to have fun and have something to look forward to after their work is done. @PERCENT2 of kids say that they are happier when they have something fun to look forward to, and happier kids do better work. I hope that after reading this you will understand how much computers contribute to society.</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1" calcext:value-type="float">
            <text:p>31</text:p>
          </table:table-cell>
          <table:table-cell office:value-type="float" office:value="1" calcext:value-type="float">
            <text:p>1</text:p>
          </table:table-cell>
          <table:table-cell office:value-type="string" calcext:value-type="string">
            <text:p>I agree that computers deffinately are an advantage to our society. I think this because they help us communicate and video chat with family and friends online, used as a great tool with school work, or work purposes. Most of all for the enjoyment of children and now the fun computer games help them prepare for real life consequences,like how the game webkinz teaches kids to care for pets. "@CAPS1 you have a @CAPS2?" @CAPS3 @CAPS4, my @CAPS5. "@CAPS6, please friend request me", I replied. Later that night, I get home and check my @CAPS2, a new notification pops up and I am now friends with my @CAPS5 @CAPS4. My entire family is on @CAPS2 and I think it's so usefull for several reasons, like making plans and parties. I hate writing invitations, but now every year for my birthday party I just type them up, taking less than five minutes. Or, for an even simpler way of sending invatations you can even just type an email or @CAPS2 message. In fact, I just got invited to a party yesterday over @CAPS2. It's so easy, you just create an event and tag all of your friends in the note. Also, it's so easy to get @CAPS13's because you automatically get notified. Technology like this drastically makes life easier. For example, have you ever gotten something new and just can't wait to show your friends? Well, now you can, in the comfort of your own home. All you need is a webcam and you can instantly connect with one of your friends that have one too. "@CAPS14, @PERSON1! I love what you've done to your room, the pink wallpaper is so cute!" I said. "@CAPS15 you! I love your hair today. It's so pretty," says @PERSON1. I love webcamming with my friends because you can see and hear them as if they were in the same exact you. As you can see, webcamming is so much easier than spending more time money, and my moms time and getting a ride over her house. Computers make life so much more convienent. Another example how this is so much easier is now computers help you with school work. Have you ever had to write a report? Well, now many times teachers especially enjoy them typed because many students have messy hand writing and most kids won't like writing it anyways. Like myself, I type faster than I write and that's why I agree @PERCENT1 that computers benefit society. Most importantly, computers can help you find a good job online and even help type a great resume for you. How impressive would that be? If I was applying for a professional position of a job, I know I'll type my resume. In conclusion, that's how computers are so helpful, beneficial, important and fun to our society.</text:p>
          </table:table-cell>
          <table:table-cell office:value-type="float" office:value="4" calcext:value-type="float">
            <text:p>4</text:p>
          </table:table-cell>
          <table:table-cell office:value-type="float" office:value="6" calcext:value-type="float">
            <text:p>6</text:p>
          </table:table-cell>
          <table:table-cell/>
          <table:table-cell office:value-type="float" office:value="10" calcext:value-type="float">
            <text:p>10</text:p>
          </table:table-cell>
          <table:table-cell table:number-columns-repeated="21"/>
        </table:table-row>
        <table:table-row table:style-name="ro1">
          <table:table-cell office:value-type="float" office:value="32" calcext:value-type="float">
            <text:p>32</text:p>
          </table:table-cell>
          <table:table-cell office:value-type="float" office:value="1" calcext:value-type="float">
            <text:p>1</text:p>
          </table:table-cell>
          <table:table-cell office:value-type="string" calcext:value-type="string">
            <text:p>Dear Local Newspaper, @CAPS1 name is @PERSON1 and I am a @ORGANIZATION1 citizen. I believe that computers do NOT benefit society of all! In @CAPS1 opinion, they make our town worse. People spend way too much time on their computers and less time exercising, enjoying nature, and interacting with family and friends. All of these things are @CAPS3 computers are doing to our society and it's time to make a stop to it! First of all, people are on the computer way too much. Teens are on social networking sites, adults are on chatrooms, and kids are playing computer games. Instead of that, people should be playing outside, or going for a walk in the park. Did you know that @PERCENT1 of adults are overweight? If people cut back the amount of time indoors, we could probably bring that number way down. Also, who knows @CAPS3 teens are doing on the computer. Computers have good things but they can also be bad. For example, chatrooms who knows @CAPS3 kind of people are in chatrooms. Children need to be careful about @CAPS3 they say or show on the internet. Instead of playing games or talking to their boyfriends and girlfriends, teens should go outside and exercise. Second, more citizens need to enjoy nature and the beautiful senery around them. Were all so busy running to check our e-mail, we don't notice @CAPS3 a beautiful day it is outside. On a nice @DATE1 or @DATE2 day, people should take this kids to a local park or pond. This reminds me of last @DATE2 when I went to @CAPS1 cousins house. @CAPS1 aunt only allowed us to watch one hour as a day, that included the computer. We were outside every single day, even if we were just staring into the clouds. This kept us active and enjoy the environment. @CAPS1 last reason why computers are badly affecting society is that computers take time away from interacting with family and friends. I know @CAPS3 your thinking, when your on the computer you are talking to family and friends, but it isn't the same. Instead of instant messaging call them. Maybe even invite them our to talk face to face. That reminds me of @CAPS1 sister. When I get home, she will normally be on @CAPS2. Now, instead of getting up and coming to talk to me she will text me "@CAPS3's up?" or "@CAPS4 was your day?" Computers help people communicate, but they also take communication away. As you can see, I have given you three reasons why I strongly believe computers are badly @ORGANIZATION1. Not only @ORGANIZATION1 but everywhere! You need to open your eyes and understand that people spend way too much time on computers, they allow people to not enjoy nature, or interact with their families. Please I'm asking you to understand that our society will crash it we don't fix this issue. So @CAPS3 are you going to do about it?</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33" calcext:value-type="float">
            <text:p>33</text:p>
          </table:table-cell>
          <table:table-cell office:value-type="float" office:value="1" calcext:value-type="float">
            <text:p>1</text:p>
          </table:table-cell>
          <table:table-cell office:value-type="string" calcext:value-type="string">
            <text:p>Dear, @ORGANIZATION1 I think the effects that computers do on people are really positive. Computers can be used for all sorts of things. Examples like finding things out about history. People that changed the world and other information. Computers give the power for children to learn. For example, their are lots of websites that offer online tutoring or good ways to help you pass school. Other positive way is online dateing sites. You can meet new people and is a good way to make life even better. Popular sites like @CAPS1, @CAPS2, @CAPS3, and so on make a good way to keep in touch with friends from your past, or even make new ones. But the most that I think thats the best in my opinion is going to school online. Once your done with colloge and you are a nuse, for an example you can get a higher degree like a registered nurse then being a @ORGANIZATION2. I think computers has a positive effect on people.</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34" calcext:value-type="float">
            <text:p>34</text:p>
          </table:table-cell>
          <table:table-cell office:value-type="float" office:value="1" calcext:value-type="float">
            <text:p>1</text:p>
          </table:table-cell>
          <table:table-cell office:value-type="string" calcext:value-type="string">
            <text:p>Dear @LOCATION1, @CAPS1 is a rumor going around saying that computers are a negitive affect in a childs life. I disagree. A computer can help a kid in so many ways, it can help students with homework, let students talk to friends, and help with school projects. And besides, most kids don't don't stay on the computer very long anyways. Homeworks, it's a big role in school, if you don't do it or worse don't get it can you down. That's why computers have websites that help a child learn how do do a problem or a social studies question if they don't know. If you go to the school web page then theres a link that brings you in a math games. Theres even a to a science website. This helps a child so they don't get stressed out over homework. A computer also helps a students interact with friends. A social life is very important to a @NUM1 grater. This is where a computer can have aim, facebook, and even myspace help a kid impact with friends. If a kid got into a fight at school can come home and to work it out and not leave it unseatled. A computer also new friends from other towns. Teens need to and make new friesnd will helps as in life. If a teen helps with a then they can ask a for help. Every student gets a take home project at social point in the time of running out to the store to buy paper and pencils. you can stay home, have money and typee the essay. Computers can help with a social studies or a science project. You can print pictures and find information. Drawing can be a hastle and messy, so it saves time and the mess. If @CAPS1 are words you dont understandd then you can look them out. Computers are and best way to do a project. Computers, everyone uses them, they help our parents just as much as uss. They help us with homework, let us talk to friends, and even help us do our projects! Computers are one of the best technology we have @DATE1.</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5" calcext:value-type="float">
            <text:p>35</text:p>
          </table:table-cell>
          <table:table-cell office:value-type="float" office:value="1" calcext:value-type="float">
            <text:p>1</text:p>
          </table:table-cell>
          <table:table-cell office:value-type="string" calcext:value-type="string">
            <text:p>Dear @CAPS1 @CAPS2, I think computers have a positive effect on people. Where would we be without them? Computers teach hand-eye coordination, give people the ability to learn about any subject they want, and allow people to communicate with each other, no matter how far away. Obviously, computers are beneficial. I think computers have a positive effect on people. They teach hand-eye coordination, as I said earlier. I know people say that where you are on be computer, you spend less time exercising, but the computers help you with you throwing skills. Hand ey coordination also applies for if you want to be a surgeon/doctor. You need to have steady hands. What we ready to do whatever is needed. See, they do have a positive effect. I think computers have a positive effect on people. They give people the ability to learn about anything they want on the internet. Say you want to be an engineer when you grow up, you might want to learn anything and everything you can to be successful later on in that carer. What about a doctor, you would want to know how many years of college and med school are required to get your medical degree. A computer helps you learn about those things. It can also teach you about tons of other things. Again, how could they not be positive. I think computers have a positive effect on people. Another thing they can do out of a hundred others is let you communicate with other people no matter how far away. Mail can so my where with enough, yes, but @CAPS3-mail is free and gets there in less than a minutes where mail can lake weeks to go far. For example, what if you came from another country. You wouldn't want to lose touch with people you grew-up with. With a computer, you could use skype to see now new the person. Talking on the phone or mailing doesn't even compare to that. You could never lose touch! Computers help people do all kinds of things. I conclusion, computers have a positive effect on people. They teach hand-eye coordination, give people the ability to learn about any subject they want, and allow people to communicate with each other, no matter how far away. There are no bad reason that could top any of these. They make sense. So, what do you think? Do you think they are good for us, or do we need less computers?</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36" calcext:value-type="float">
            <text:p>36</text:p>
          </table:table-cell>
          <table:table-cell office:value-type="float" office:value="1" calcext:value-type="float">
            <text:p>1</text:p>
          </table:table-cell>
          <table:table-cell office:value-type="string" calcext:value-type="string">
            <text:p>Dear @CAPS1 @CAPS2, Have you ever wondered what effect computers have on people? It is a very negative effect. Computers are one of the main reasons of why kids do not exercise and become obese, it can effect students' grades, and by being on the @CAPS6, you are isolating yourself from your loved ones. First of all, more and more kids are using computers way more often than they should. The result of this, you @MONTH1 ask? Since computers are used daily, especially by young adolescents, it is likely for that child to become obese. Researches from well-known colleges, such as @ORGANIZATION2 and @LOCATION2, discovered that @PERCENT1 of kids who spend more than two hours on the @CAPS6 are obese or will become heavier when they are older. After speaking with @PERSON1, graduate from @LOCATION1, he told me that when children spend more time on the @CAPS6, they are doing nothing but staring at a bright screen that can damage their eyes, and not spending their time outside enjoying the beautiful weather. As a consequence, kids start to gain body fat from sitting on a coach staring at the @CAPS6 all day instead of exercising! My second reason of why computers are a negative effects on kids is that it can harm your grades! After I spoke with a current student at @ORGANIZATION1, she told me that the reason why her grades drop is because she is too busy on @CAPS3, @CAPS4, @CAPS5, etc. She does not focus on her @ORGANIZATION1 work like she should and because she doesn't, her grades go from @NUM1's to low @NUM2's. This shows that even "A" students are getting bad grades from being on the @CAPS6. Additionally, from being on the @CAPS6 so much and not paying attention at @ORGANIZATION1 work, it can effect your best grades on the @ORGANIZATION3's! This shows that by always going on the @CAPS6 you hurt your academic skills. My last and final reason of why computers have a negative effect on children is because it harms your social skills of being on outgoing, talkative individual! Everytime you log into that death trap device, your selfesteem becomes lower because you never talk to friends or call them. You just sit on a hard chair, looking at an electronics device that is going to take you no where in life. Also, you are pushing your loved ones away by being on @CAPS6 @NUM3. You will end up never spend time with them and you will never call your friends to see what they are up to if you keep on going on the @CAPS6. Furthermore, if your mom or dad tells you to get off your @CAPS6, you become cranky and rude to your family just becuase you want to go back on your favorite electronic device. Do you really want to act that way to your family? So, in summing up, computers are a negative effect on many young individuals, and the reasons for this are that you have less time to exercise, it harms your grades, and you are not able to be as interactive with people by being on the @CAPS6. The real question is, though, is do you think computers have a negative or positive effect on people?</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37" calcext:value-type="float">
            <text:p>37</text:p>
          </table:table-cell>
          <table:table-cell office:value-type="float" office:value="1" calcext:value-type="float">
            <text:p>1</text:p>
          </table:table-cell>
          <table:table-cell office:value-type="string" calcext:value-type="string">
            <text:p>Dear @ORGANIZATION1, @CAPS1 has been brought to my attention that some people feel that computers are bad for us. Some people say that they are a distraction to our physicaland mental health. Although I can see how some people would think this, I believe that computers are a good benifit to all society. I believe this because computers can help people learn, stay intach with friends or family that live faraway, and stay orginized. Sometimes people are on the computer, learning and they don't even know @CAPS1. Simply by visiting the @ORGANIZATION2 homepage, you automaticly see the news feeds of things happening around the world. Other times people go online diliberatly to learn. If someone is thinking about going to @LOCATION1 then they would probably go on the internet to learn about @CAPS1. Simply by searching equadore many choices will pop up you climate, sesonal weather, hotel options, and other farts. But thats not the only way people are learning on the internet. Now, many college students have the option of taking their lessons online. This is because some students like calm quietness or own house the distractions of sitting in class. Friends could be a big distraction in class, but how can you stay intouch with your friends if they moved away? I remember in second grade my bestfriend, @LOCATION2, move away. I was so sad. I badey ever talked to her, but then one day our parents set us up on a vidio chat! I felt like I was right their with her! This was great, and I though about how many people could use this to talk to relatives or friends. Another great way to stay intouch into friends and family is through e-mail. By writing a message and sending @CAPS1 can make staying in touch so easey, and your personal wants can chat and emails are a easey thing to send world wide. So many people love to type on a keyboard as well, but so many different papers that you type could be lost. I, for me, hate clutter, and I have so many school binders for papers to be lost in. This is why I take great advantage of typing my paper every chance I get. My computer keeps me orginiced because I could never loose my work. File save, is an idiot proof way to keep all your files in a safe place. Then all you have to do is press print to get a hard copy. I am sure that many people love using their computer for the same reason. Also, I myself am a much faster typer than I am writer so my work is a lot needey on the computer. As you can see their are plenty of reasons why using a computer is goof for our society you can learn, stay intouch with friends and family, and stay orginiced. Many people, could agree with me. Don't you?</text:p>
          </table:table-cell>
          <table:table-cell table:number-columns-repeated="2" office:value-type="float" office:value="6" calcext:value-type="float">
            <text:p>6</text:p>
          </table:table-cell>
          <table:table-cell/>
          <table:table-cell office:value-type="float" office:value="12" calcext:value-type="float">
            <text:p>12</text:p>
          </table:table-cell>
          <table:table-cell table:number-columns-repeated="21"/>
        </table:table-row>
        <table:table-row table:style-name="ro1">
          <table:table-cell office:value-type="float" office:value="38" calcext:value-type="float">
            <text:p>38</text:p>
          </table:table-cell>
          <table:table-cell office:value-type="float" office:value="1" calcext:value-type="float">
            <text:p>1</text:p>
          </table:table-cell>
          <table:table-cell office:value-type="string" calcext:value-type="string">
            <text:p>Dear local Newspaper, @CAPS1 in the society we live in, more and more people are using computer including me. The computor in my opinion has to be one of the best inventions ever. The bad part is that these "exports" think spending time on the computer is a bad idea when they fail to see the good in computers. Student can use computers to get information on almost about anything, you could use computer to talk to friend and family members, and you confuse it as a navigator to find directions to a certain location if you cant find your way or if your lost. One of the best things about computers is that you can find various amounts of information. That opition is useful for children that attend school , looking to find information for a certain project they need to finish. You can also use the information on the computer to study if your textbook isnt doing you only good. Also if a student is looking for a job in their local area they look on the internet for jobs needing employees. Computers also can be used for communication. You could have a long lost realtive you havent spoken to in a while, you can easily find him on the internet. Online communicating is also good for chatting with schoolmates if you forgot the homework or need help with homework. Im not a big fan of this but online chatting can be use for online dating if your to lazy to go out. One of my favorite options on the computer is that you can use it to navigate a certain location you want to go to. Lets just say you forgot where a relatives house is you can easily type in your address and his address and easily get directions. You can use this method for almost anywhere you want to go. If this did not convince you that that a computer is a great piece of technology, then your crazy. The computers is like a magical box that can be used for anything so I advice you get on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9" calcext:value-type="float">
            <text:p>39</text:p>
          </table:table-cell>
          <table:table-cell office:value-type="float" office:value="1" calcext:value-type="float">
            <text:p>1</text:p>
          </table:table-cell>
          <table:table-cell office:value-type="string" calcext:value-type="string">
            <text:p>Dear local Newspaper A lot more people uses computers daily but not everyone agrees that it benefits society. Those people who supports advsnces in technology believe that computers have a positive effect on the people and I agree on some circumstances but looking at the situation cleary I dont agree due to the fact that its better not spending to much time on the computers. First because its way better excercising, @CAPS1 enjoying nature and lastly interacting with family. @CAPS2 why I dont agree that people should be in ther computer more their doing things better in life. First, becacuse it's useful to exercise. Talking a walk around the nieghborhood of just going for a hike with people you know. Even better going to the gym its such a better way to spend your evening instead sitting infront of a computer doing nothing but to look at a screen all day and plus exercising makes you stay in perfect fit, healthy and strong for as long as you live. A computer can just kill you not in reality but sitting all day only on the computer eating when you feel like it and no exercise that is whats going to kill you and make you become so lazy to do nothing. I know nobody would want that for sure. @CAPS1, enjoy nature live life the way it needs to. Gods creations of nature is the must beautiful thing in this world dont let it go all to waist. Jump off a waterfall or go to the park let the wind hit your face. Make imaginations become real and just enjoy what natures about. Third and last, interact with your family and friends. Spend time with them and watch movies or any sports channels. Go with them for some ice cream. Dont let them feel left out or unloved. The mall is a great way to spend time with your friends or family also going to water parks like six flag or lake compound of place like nomads or chuckie cheese its a great way places to spend and interact with your family and friends it also can bring closer as well. This is why I think sitting infront of a computer screen all day, first its a waist of time when you go do some exercise or @CAPS1 enjoy nature or lastly interact with your family and friends, @CAPS2 why sitting infront of a computer as a waist of time and negative why to spend your days of living life. Technology holds you back from the real things in life. Thank you for reading my letter and hope you take it in consideration. Good day!</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40" calcext:value-type="float">
            <text:p>40</text:p>
          </table:table-cell>
          <table:table-cell office:value-type="float" office:value="1" calcext:value-type="float">
            <text:p>1</text:p>
          </table:table-cell>
          <table:table-cell office:value-type="string" calcext:value-type="string">
            <text:p>Dear local newspaper, my name is @PERSON1 I am @NUM1 and I go to naylor school. I am writing to you convince that computers have a positive effect on people. Please read the following reasons. Computers have a positive effect on people. Your able to communicate with people all over the world. When my brother goes on the computer he get's to talk to my family in @LOCATION1 I like to use skpye because when we talk to family in @CAPS1.R we use a webcam to keep in touch with my family. They teach hand eye coordination and help me in ping-pong. It help me wacth the ball in computer and I do the same in the wreak. You have lot's of access to different information, my mom found a job in the computer. Everybody have access to weather or news, Some say it's a lack of exercise. People get addicted to the computer. Some can get obese and mess with your love life. These are the reasons why I belive computers are good for society. This is why people should agree that advance in technology. Technology keeps on upgrading.</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cell table:number-columns-repeated="21"/>
        </table:table-row>
        <table:table-row table:style-name="ro1">
          <table:table-cell office:value-type="float" office:value="41" calcext:value-type="float">
            <text:p>41</text:p>
          </table:table-cell>
          <table:table-cell office:value-type="float" office:value="1" calcext:value-type="float">
            <text:p>1</text:p>
          </table:table-cell>
          <table:table-cell office:value-type="string" calcext:value-type="string">
            <text:p>I think computers are good because you can talk to your friends and family on the computers. People needs computers to look for a job. Some people spend to much time on the computers then on homework people need to stop.</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42" calcext:value-type="float">
            <text:p>42</text:p>
          </table:table-cell>
          <table:table-cell office:value-type="float" office:value="1" calcext:value-type="float">
            <text:p>1</text:p>
          </table:table-cell>
          <table:table-cell office:value-type="string" calcext:value-type="string">
            <text:p>Dear @CAPS1 @CAPS2 @CAPS3: Computers have a negitive affect on people and their to connect with others because they always are on the computer and never outside. My first reason is that computers hurt your eyes after a long time sitting at them. People I know have complained of their eyes hurting after using the computer. Studys show taht @PERCENT1 of all people who use the computer after a long time are more likly to loose their eye sight than people who are outside all day. Another one of my reasons is people who are inside on electronics all day are less likly to have good people skills. If you don't have good people skills then you probibly wont have alot of friends and if you need them it would probibly be over the computer. And you never know what they could be like. Also if your inside all day then you will not get the proper excersize could be very bad you and others. My third and final reason is that people will makes fun of you if you sit inside all day don't come out because your on the computer. If you ar on the computer you are more likly to fail in school you don't do your homework or projects but instead your on the computer playing games. And your more likly to get into fights with your parents or guardians because your on the computer and they never see you or hear from you. Also they wont be able to go online and pay their bills witch could be bad for everyone. So these are just some of the reasons I think computers could be bad. Thank you.</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43" calcext:value-type="float">
            <text:p>43</text:p>
          </table:table-cell>
          <table:table-cell office:value-type="float" office:value="1" calcext:value-type="float">
            <text:p>1</text:p>
          </table:table-cell>
          <table:table-cell office:value-type="string" calcext:value-type="string">
            <text:p>The effect of people using computers isn't anything bad couse you learn a lot from it. In some ways when you use the computer and you type, the typing exercises your fingers. Your fingers will get muscle and will teach you to remember where to type without looking down on the keyboard. People sometimes using computer is good because if your writing letters you don't have to use pencil you can just type it and print. The typing does all the work for you so you won't spend hours writing to someone. Computers are helpful to people for example, ir your researching about @CAPS1 or @LOCATION1 you can find almost all the information on the computer in a instant click. Computers save time and does a lot of work. Computers are helpful piece of technology and one of the best.</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44" calcext:value-type="float">
            <text:p>44</text:p>
          </table:table-cell>
          <table:table-cell office:value-type="float" office:value="1" calcext:value-type="float">
            <text:p>1</text:p>
          </table:table-cell>
          <table:table-cell office:value-type="string" calcext:value-type="string">
            <text:p>People are spending too much time on computers. People that spend to much time on the computer do not have time to interact with family or friends. People spened to much time on the computer. The kids that spend time on the computer get bad grades. They also get tired every easy. First of all people spend to much time on the computer. @PERCENT1 of kids spend @NUM1 to @NUM2 hours on the computer. I once spent @NUM3 hours on my computer on @CAPS1. A lot of kids go on @CAPS1, @CAPS2 and iTunes. My friend spent @NUM4 hours on those websites. People spend way to long on the computer. Another reason, kids that spend time on the computer get bad grades. @PERCENT2 of kids that spend a lot of time on the computer forget to study for test. Once I spent all night on the computer and the next day I failed a test. Kids forget to do homework to. My friend was having so much fun on the computer he forget to do his homework. Kids should get off the computer and worry about school. My final reason, kids get tired from being on the computer for so long. @PERCENT3 of kids get so tired they can't do anything once they get off the computer. I got so tired from being on the computer for so long I took a nap. @PERCENT4 of kids forget they made plans after school. One kid was so tired he blow the plans off that he made with his friends. Kids need to get away from the computer. In conclusion, kids spend to much time on computers. People spend to much time on computer. Kid end up getting bad grade because they spend time on the computer. Aslo, kids get tired very quickly from being on the computer. Something has to be done about thi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45" calcext:value-type="float">
            <text:p>45</text:p>
          </table:table-cell>
          <table:table-cell office:value-type="float" office:value="1" calcext:value-type="float">
            <text:p>1</text:p>
          </table:table-cell>
          <table:table-cell office:value-type="string" calcext:value-type="string">
            <text:p>Dear @LOCATION1, @CAPS1 you think the computers don't help you with research? Well, if you really think about it computers @CAPS1 help you. You can't always gain wait by just looking or staying on a computer. And you can defenetly still talk with kids, friends, and family members on computer. @CAPS1 you no if books have all the information you need for school project, or your own family history. Maybe books have our history of wars and of our heros. Try and see if you can find the first ancestor of your family. The computer are the reasons why we no our history and know about actors, slaves, sergents, and much more. Have you gain weight just from staying on the computer for too long. I haven't gain a pound or an ounce since I've been on computer. Not only can you gain weight or lose weight just by being on the computer. How @CAPS1 you know if the person on the computer is not looking for diet foods or fat free things? Or if the person is eating while being on the computer. @CAPS1 you get large phone bills just for a two minute long distance call? Why @CAPS1 you think we have enternet websites such as myspace, facebook, twitter, msn and lots more. Most of my family members life in @LOCATION3, @LOCATION4, and @LOCATION2 and just for a call its like ten dollars for a minute. While you can be on the internet for about day to night and still pay the same price. So what @CAPS1 you choose pay over thirty dollars just for a long distance call or stay on the computer. Or get bad grades for doing the bad research. Its you chooce, choose now if either talk with family and friends on phone and pay over your bill money or stay on web chat for how long you want and still get the same bill pric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46" calcext:value-type="float">
            <text:p>46</text:p>
          </table:table-cell>
          <table:table-cell office:value-type="float" office:value="1" calcext:value-type="float">
            <text:p>1</text:p>
          </table:table-cell>
          <table:table-cell office:value-type="string" calcext:value-type="string">
            <text:p>Dear, Local Newspaper @CAPS1 here to inform you that the time we spend on computers is needed because it helps you with information, it helps you to become smarter and it helps you with hand-eye coordination. I will now explain to you why the time we spend on computers is needed by stating these three reason. My first reason I'll like to state that will convince you with the time we spend on computer's are needed is it helps us with information and it teaches stuff about place's, people, culture and more it teaches us useful information which takes a while to learn so the time we spend on computeres is needed to learn new information. My second reason I'll like to state that will convince you with. The time we spend on computer's are needed is it helps us to become smarter. Say if you needed help with fractions you can go on a math site it helps you with it. Computers make you become become smarter. And at the end of the day it's about who's smarter not who does more excerise. My third and final reason which contribute to why we spend the time we spend on computer are needed because it teaches you good hand-eye coordination because it help with typing and become more faster to do essay's and when you have good hand-eye coordination you dont make a lot of mistake's typing. So I have come to my conclusion why a lot of computer time is needed because it helps with information, you become smarter, and it teaches good hand-eye coordination this is why a lot of computer time is needed probably even more computer time is needed. A lot of computer time is needed because you get smarter plus it beneifts society.</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47" calcext:value-type="float">
            <text:p>47</text:p>
          </table:table-cell>
          <table:table-cell office:value-type="float" office:value="1" calcext:value-type="float">
            <text:p>1</text:p>
          </table:table-cell>
          <table:table-cell office:value-type="string" calcext:value-type="string">
            <text:p>Dear newspaper, I feel as though internet or computers act as an advantage in sosiety rather than a problem. They help with school work, like projects or email. You can even take college online now! People also use the internet for media or to simply catch up with friends. One of the most important reasons to have a computer is for school orenented reasons. Like having a project that you need to get notes for or making a power poin presentation. One other great reson is for the teachers. There computers can help them teach a class in a way that is both fun and easy to undersand. The new uprizing in computer use has brought about new ways of getting a college degree. Now you even just simply get in bed turn on your lap top and take college classes right on your computer! I dont know about you guy's but I'd much rather take college in the own comfort of my home then drive to a campus all the time. Another great use for the internet is e-mail to e-mail makes our lives a lot easier now that more people use it. It can send us school starts like a early dismiste or a way to catch up with old highschool frends. Another great reson for the internet is for mention or just to have fun and relax. @PERCENT1 of people that have computers use them for media or fun reasons, like gamelry, or to go on to youtube. Please add this article into your news paper so that the computer can be put out there as a helping add, and not something that is going to make the whole world obise because thats not just from computers. Its the people who use computers, felt that they dont get exercise not the computers. So why put them out in a bad way.</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48" calcext:value-type="float">
            <text:p>48</text:p>
          </table:table-cell>
          <table:table-cell office:value-type="float" office:value="1" calcext:value-type="float">
            <text:p>1</text:p>
          </table:table-cell>
          <table:table-cell office:value-type="string" calcext:value-type="string">
            <text:p>Have you ever had the time completely fly by while you're on the computer? You go on at @TIME1pm and all of a sudden it's seven at night. People should spend less time on the computer because they should be outside, it takes away time with your family, and there are other ways to look up information. You should be outside, enjoying the fresh air and playing sports, not stuck inside all day with your eyes glued to a screen. When you're on the computer all day, you're just sitting there. You're not moving around at all. Seventy-two percent of kids who spend all their time on the computer are over weight. Being on the computer on a beautiful is like blocking out the birds' songs on the first day of @DATE1. Nature is amazing, and you should be outside enjoying it, not cooped up in a stuffy room leaning over a man-made machine. People should spend a lot less time on their computer. When you're on the computer, time really flies by. You lose your whole day to it, and wouldn't you rather be doing something more fun? You can be alone on the computer in a dark room. You should be with your family and and friends. Computers are going to be around for a long time, and when they die down it will only be because something better came along. Your baby brother won't be a baby forever and your grandparents might not even be there tomorrow. Don't you want to spend as much time as you can with them? You're changing too, so you @MONTH1 be off to college or have to move far away for buissness. "They grow up so fast. They're adults in a blink of an eye." my grandma said to my mom. Almost @PERCENT1 of parents feel that same way. So, don't spend all your time alone with a machine, be with your loving family and chairish each moment. People should spend less time on the computer because there are other ways to look up information and learn about new places. There are so many books in the world, about any topic you can imagine. Using books to look up information is better than typing in the word into google because it's important to learn how to use an index and find the book on the shelf. A trip to the library @MONTH1 not be your cup of sunshine, so if you want to learn about a place, why don't you go to that place? If you're doing a report on @LOCATION2 for school it would be a lot of fun to go to @LOCATION2 for a few days to learn about it. And you can take pictures with your own camera, not just a picture you found online. It would be a really fun family trip. Even if you're doing your report on a place as boring as @LOCATION1, you could still probably have a lot of fun, hanging out with your family together. In conclusion, people should spend less time on the computer and more time being outside, with family, and at really fun places. Why would you want to stare at a screen all day when you could be having this much fun?</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cell table:number-columns-repeated="21"/>
        </table:table-row>
        <table:table-row table:style-name="ro1">
          <table:table-cell office:value-type="float" office:value="49" calcext:value-type="float">
            <text:p>49</text:p>
          </table:table-cell>
          <table:table-cell office:value-type="float" office:value="1" calcext:value-type="float">
            <text:p>1</text:p>
          </table:table-cell>
          <table:table-cell office:value-type="string" calcext:value-type="string">
            <text:p>Dear local newspaper, I am writing this letter to you to show on how people get effected from computers. It effects people very well and teaches people many things for just one technology. Computers effects many people for what it does. Computers have many advantages that people learn very quickly. Many people love computers. It is one of the most best inventions to everyone around the world. They teach positive things for people to learn. Computer even have a positive effect on people across the world. They teach many things for people to learn and that have already learned. Such as, hand-eye cordination. When you type up words it teaches you to see better with your eyes. Computers also, give people the ability to see, understand, and gives information about people across the world. Celebraties are very popular on computers or other technologies. Computers help you learn things better than any other technologies. Anything you can get on any other technologies. There is a guarantee of you will find it on your computer. Computers are just like other technologies but in some categories they're much better than the others. Computers are very important in life because without computers we would not learn how to communicate with each other. If we did not have phones to use to call someone. On the computer if you go online you can maybe talk to someone by their email address. You can talk to someone that you have not talk to in years. You can look images or videos that you haven't seen in years. On computers, you can find out information from news that week of or even the day of. In conclusion all I say is that without computers in this world. What would it be like? Most technologies that are not as good computers will be popular without computers. I wonder what it will be like?</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50" calcext:value-type="float">
            <text:p>50</text:p>
          </table:table-cell>
          <table:table-cell office:value-type="float" office:value="1" calcext:value-type="float">
            <text:p>1</text:p>
          </table:table-cell>
          <table:table-cell office:value-type="string" calcext:value-type="string">
            <text:p>Computers are the greatest tool mankind has. They give people acsess to more information than anything else in the world. they ler us connect faraway places with one click of the button without computers people would never know and learn or do as much as can without computers modern planes or cars would not exist. without computer this very test probaly would not exist so no sconclusion to much time on the computor, because theres more to do than one can doin lifetim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5" calcext:value-type="float">
            <text:p>5</text:p>
          </table:table-cell>
          <table:table-cell table:number-columns-repeated="21"/>
        </table:table-row>
        <table:table-row table:style-name="ro1">
          <table:table-cell office:value-type="float" office:value="51" calcext:value-type="float">
            <text:p>51</text:p>
          </table:table-cell>
          <table:table-cell office:value-type="float" office:value="1" calcext:value-type="float">
            <text:p>1</text:p>
          </table:table-cell>
          <table:table-cell office:value-type="string" calcext:value-type="string">
            <text:p>Dear Local Newspaper, Have you ever wondered how to get somewhere and you didn't have a map or @CAPS1 near you and the only thing that was the near you was a @CAPS3. Well I am saying you should go on it and search were you want to go. Computers are very helpful in every one's daily life they have so many facts and interesting things on them, @CAPS2 about again trying to figure out were someone lives it's very easy, go on google and type in someones's adress and there you go. The @CAPS3 is also very good because have you ever thought about one of your friends or a special someone and you havent seen them in like a really long time and you miss them well no problem mostley all computers have some sort of camera in them were you could video chat or just chat regular on the enternet. That is very helpful because even though you could just go on the phone and call them it's better to do it online because how about if you havent seen them you want to see a picture of them they could just send it to you on some sort of chat page or just your email. It is so much better then mailing one picture in the mail and it takes days for the mail to come if you could do it the faster way on line and on video chat it will be better.. The @CAPS3 is also very helpful because how about one day you want to go some were and you dont know what the weather is going to be well you could go to put on the tv and see but there is so many communications and you cant really see because they move the weather days fast. On the @CAPS3 you could type the weather in for one week and it will tell you and you could look at it for as long as you want and it will stay there so you could see the whole week without the screen having fast as the image is not in the light light or if it's to dark. The @CAPS3 is so helpful. People do say that it is good to get off the @CAPS3 and go for a walk outside in nature I do agree with that but people and children do get their exercising by walking around the house and going outside going shopping. Computers are helpful and nice and another thing is say one day you are online and you are looking at clothes or shoes and you want to buy them but you dont want to go to the mall a half hour away from were you live you could just buy them online and they will be shipped to your house and you dont even have to lift a fingure. They are also good because they have like a dictionary on it were if you dont know how to spell a word you type it in the best way you can and it corrects your spelling and tells you what the word is, also the computers have pictures of everything, if you want to see how something looks like you can type it in and shows you. with all the facts I have given you I hope you agree with me that computers are very helpful nice and safe.</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52" calcext:value-type="float">
            <text:p>52</text:p>
          </table:table-cell>
          <table:table-cell office:value-type="float" office:value="1" calcext:value-type="float">
            <text:p>1</text:p>
          </table:table-cell>
          <table:table-cell office:value-type="string" calcext:value-type="string">
            <text:p>Dear @CAPS1 of society I am writing this letter to you to explain the many benefits towards computers. My first reason will explain the many ways computers help you @CAPS2 beleive that people using computers is a very good idea. They beleive this because computers make you really focus and pay attention. This gives you really great eye sight and amazing hand eye cordonation. A important ability that computers have is they are able to teach you about far away places depending on were you live. The reason people would probobility want to visit one of these places on a website would probobility be for vacational purposes. My third reason to why I feel we should keep computers is. There is a lot of websites you can join so that you can speak to your friends as long as there online. IAM, @CAPS3, @CAPS4 exc. These are all great uses for computers. Also people who own a well paying email system on these computer that tells them who wants to sell a piece of machinary, or anything that involves buisness ethics. Now you know my three very important reasons to why computers are a great way to get hand eye cordonation. A great way to learn about other states. And so you can talk to friends and have a email for buisness purposes. I hope you have enjoyed reading this and hope to see you on my side toward this topic.</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cell table:number-columns-repeated="21"/>
        </table:table-row>
        <table:table-row table:style-name="ro1">
          <table:table-cell office:value-type="float" office:value="53" calcext:value-type="float">
            <text:p>53</text:p>
          </table:table-cell>
          <table:table-cell office:value-type="float" office:value="1" calcext:value-type="float">
            <text:p>1</text:p>
          </table:table-cell>
          <table:table-cell office:value-type="string" calcext:value-type="string">
            <text:p>Dear @ORGANIZATION1, To begin, I understand that people don't like computers because they are over used. If the computers are so bad then they shouldn't be used, but how I see it is that they also bring more good than bad. These points to computer wellfare are they bring sourses, their is interaction between people, and computers are going to advance more over time. Even though these people think they are overused they still use them. So, even I use the computer a lot, but it could be used for good. First and foremost, these computers can get sources online that can't be found in books. Their are search engines that you can find your topics on. Then, when you find your source it has info that could have been skipped over. They can show the other side of they story that they didn't say in the book. your projects that you used to have to go to the library for you now can do from home, that itself is a step that you aren't considering. For instance if people are on a lot @PERCENT1 of the time is research. Furthermore, people can interact with friends over the computer. They can talk, send pictures, or play games. For example, i play xbox and I talk to my friends over that a lot of the time. Even a video game is fun as being with them, quoted from @CAPS1 @CAPS2 "I have a computer not for friends, but for work". This shows that even large important still use it for work. people say using a computer is like learning to ride a bike. My mom told me a story that she met my dad because he fixed her computer at her job. So, I am here with my parents because of a computer. None the less, the computers are at their begining and they will further improve. So people that are on have a reason for why they are on the computer. This advancement is going to advance again and again so there won't be a way to stop it thus, people will be on it only more and more so there is no chance of stopping the outbreak of computers. Then you will try to stop them with "computers eat your brain". We all know that is garbage. To conclude, I implore you not to try and change the habits of others. I @CAPS3 that if people want to use computer they can. I say this with the sources, the friends and the advanement.</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54" calcext:value-type="float">
            <text:p>54</text:p>
          </table:table-cell>
          <table:table-cell office:value-type="float" office:value="1" calcext:value-type="float">
            <text:p>1</text:p>
          </table:table-cell>
          <table:table-cell office:value-type="string" calcext:value-type="string">
            <text:p>Dear Local Newspaper, @CAPS1! I am an @NUM1 grade student at @PERSON1. I was reading your paper and I notice you had an article on how people are spending too much time on the computer and not enough time going outside, getting exercise, enjoying nature, and that it doesn't benifit society. i completly disagree with these comments. let me explain... Having computers definatly benifits for all students. Sometimes kids forget their text books at school. But if they have a computer, they can just google the information. That way they get there homework done, and don't have to take a zero. Another thing is, I am sure you have heard of a website called, study island. If you havn't, i'ts a website for all the students in the @LOCATION1 to take online courses for math, reading, and science. They are time consuming, but they count for a huge chunk of our grade. So, if we get an @CAPS2 on study island we get an @CAPS2 in one of our classes.. Not only does the computer help students but it helps me in a kind of personal way. I love the piano. But, there are no instructions in my area. However, there is a program on the computer called synewnisia. It helps you learn all kinds of songs on your keyboard or piano. The piano helps my hand-eye coordination as well as it teaches discipline and dedication. Now, synewnesia isn't the only free instrument learning program. There are many others! This helps people who can't afford lessons, and learning an instrument can help you acheive things later in life. Now, one thing you said in your article is that people aren't getting enough exercise because of sitting in front of a computer all day. This is not completly true. In fact, most people go on the computer researching diet plans or local gyms. How do I know this? Well one day when I went on google the top search of the day was, "weight watchers diet plan". Also, my mom uses an online video workout website, for her bad back. So not only does the computer help for diets, they can help physical therapy also. So with this letter I hope you realize that the computer does benifite our society, yes, we should not spend too much time on it. But, online learning sessions can be time consuming. It helps many people figure out the right deit and workouts so they can stay happy and healthy.</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55" calcext:value-type="float">
            <text:p>55</text:p>
          </table:table-cell>
          <table:table-cell office:value-type="float" office:value="1" calcext:value-type="float">
            <text:p>1</text:p>
          </table:table-cell>
          <table:table-cell office:value-type="string" calcext:value-type="string">
            <text:p>ARE YOU @CAPS1!! Computers are great, they're great because of these @NUM1 reasons. Kids can do homework on computers, also you could video chat with friends and family finally because you could look up just about anything you want on the computer. Computers are great because kids can do there homework on the computer, thats good because if they forgot there book in school or something like that then they could just get the answers of the computer. Its also good for business men because they count on computers for all there files. Computer are also great because you can video chat with friends and family. Video chatins is awesome because if a friend or relative goes out of town they could just brings there labtop of webcam and then you can talk to them whenever. Video chatins is also good for company's if there buyer is in a different country they could just video chat all the information.Finally, computers are great because they are so resourceful. There are hundreds of websites where all you have to do is type in what you want to know and there will be thousands of links for you to search and get your answer. They ere also resourceful for pictures or maybe even powerpoint presentation! In conclusion, computers are great because, kids can get there homework done, also its good for video chat finally because the internet is very resourceful.</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56" calcext:value-type="float">
            <text:p>56</text:p>
          </table:table-cell>
          <table:table-cell office:value-type="float" office:value="1" calcext:value-type="float">
            <text:p>1</text:p>
          </table:table-cell>
          <table:table-cell office:value-type="string" calcext:value-type="string">
            <text:p>Over the past decade, the percentage of people using computers has increased by approximately @PERCENT1. All of a sudden the world and its people have become dependent on information that computers provide. The variety of data bases and resources the increased communication and the skills computers allow you to portray and prove that they are essential for this generation. Communication over computers benefit now society can interact between one another. Personally I have been able to talk and see my family who live overseas through the advanced technology on computers. Different communication programs include @CAPS1 @CAPS2 and e-mail, the most commonly used cite. Without having access to a computer and its contents residents have a difficult time embarking themselves within the rest of society. For school events, sport schedules, and keeping in touch with far away family and friends. Computers allow all of these essentials to be part of society, and the way this generation has decided to start our lives. Paretns and teenagers these days have become very lazy in comparison to the way they used to behave. They are nit interested in going to the library in order to research information on people, places, and family heritage. Computers have been a huge convenience in a persons life by allowing all the information that was once in books to be contained throughout the internet. For example if you are doing a project for school. the internet will provide you with any information you need. It is truely astonishing how much one electronic instrument can impact and influence a life. Being a student, I am commonly curious about what references teachers are making and additional information that is not provided. The internet allows any person in possesion of a computer to research what they have wondered about and to give a response on the subject almost immediately the benefits of computers can practically cover the few negative effects as it is a way to let a person discover various information on any desired subject. Besides searching for information, computers can be used to document data of your own. Microsoft has invented several applications of which allow you to graph information design presentations, and neatly record drafts of writing. No person is flawless and is incapable of mistakes. Microsoft helps take your exentuated imperfections and hide them by doing things as little as making a neater copy of your essay, or putting your lists of data into graph form to make it more eye-friendly to viewers. Society has become reliant to sources scattered throughout the date bases on computers and by directly looking at the negative effects that a computer can have on aperson and therefore putting restrictions on this information source will enable society to have to positive donations that computers these days have on our way of life.</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57" calcext:value-type="float">
            <text:p>57</text:p>
          </table:table-cell>
          <table:table-cell office:value-type="float" office:value="1" calcext:value-type="float">
            <text:p>1</text:p>
          </table:table-cell>
          <table:table-cell office:value-type="string" calcext:value-type="string">
            <text:p>in @DATE1 has become far more advanced. Computers are one of the most futiristic objects. The computer is good for connecting to people around the world. However, computers have bad effects on people's lives. Children are taking time out of their homework to go on the computer, citizens are gaining weight, and children are being kidnapped. School is very important and valuable if you want to suceed in life. However, computers have made it difficult for students to concentrat on their homework. This is a horrible habbit and a bad effect on students every where. Students grades will suffer and will not obtain class credits if this problem is not mentioned. Obesity is a huge problem in @LOCATION1, five out of every ten @CAPS1 are either overweight or obese. This can lead to death. The problem is that people are spending hours on the computer each day. Most of that time can be used to exercise. Exercising can be an important benefit to someone's life. If this problem is not addressed millions of americans will be overweight, @CAPS2 is a very serious and dangerous topic. Every month dozend of kids are kidnapped. Since the internet was invented there is a twenty percent increase rate of kids missing children will go on poppular networking websites such as @CAPS3, @CAPS4, and twitter and give out their important information. Pedophiles use the internet to trick children in to giving their address. This problem needs to stop and be addressed by the police. Everyday, more and more people use computers. Compuers have good and bad effects on peoples lives. The bad effects are very serious and dangerous. How would you feel if your child fails school, gains weight, or gets kidnapped because of the computer?</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58" calcext:value-type="float">
            <text:p>58</text:p>
          </table:table-cell>
          <table:table-cell office:value-type="float" office:value="1" calcext:value-type="float">
            <text:p>1</text:p>
          </table:table-cell>
          <table:table-cell office:value-type="string" calcext:value-type="string">
            <text:p>Dear Newspaper, I'm writing to you about the debate that you are having asking if people should use computers. The article stated "more and more people use computers, but not everyone agrees that this benefits society." I think people should not use computers. Also technolgy needs to slow down, it's getting to advanced. My first reason why people need to stop spending time on computers is, you don't want to always say to your on your honeymoon "we could to @LOCATION1 from our computer. And your life will go by fast and you want notice it, your all fat and old. Also @PERCENT1 of people who use computers are over weight because they don't exercis. Secondly the more technology there is, we are going to have less. In addition it feels better when you work and not just sit on your computer, getting a mounthly cheak. In conclusion you live a happier life when explore the. In @PERCENT2 of people who use computer commit suicide. Also if it was or to me I would the use of computers. Bead all the about computers and you will think but like me. I use to be a computer geek.</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cell table:number-columns-repeated="21"/>
        </table:table-row>
        <table:table-row table:style-name="ro1">
          <table:table-cell office:value-type="float" office:value="59" calcext:value-type="float">
            <text:p>59</text:p>
          </table:table-cell>
          <table:table-cell office:value-type="float" office:value="1" calcext:value-type="float">
            <text:p>1</text:p>
          </table:table-cell>
          <table:table-cell office:value-type="string" calcext:value-type="string">
            <text:p>You @MONTH1 find this hard to beleive, but many people think computers put a negative attitude on people. Now you @MONTH1 be saying thats not true, that everyone has a computer, but the truth is they don't and they believe it puts negative attitude on people. People have many reasons for owning a computer and one is friends. Did you @CAPS5 some people own computers because they want to stay in touch with friends from differnt states who live far away. For example, many people use @CAPS1 or @CAPS2 to connect with friends. I can make a connection because I have both a @CAPS1 and @CAPS2 that I use to stay in contact with family friends from all over. Some people, like myself, even have friends from different countries! I @CAPS5 that many people want to learn about people from differnt countries and this is one way to do it right now I am learning some new things about the @LOCATION1 because I am friends with someone who lives in @LOCATION2. While on this wonderful adventure of learning you @MONTH1 even get yourself into a vacation adventure. A recent test was taking stating that @NUM1 out of @NUM2 people like to travel but don't @CAPS5 where. Some people say that people spend to much time on the computer but not enough enjoying nature.These people are wrong if one is on a computer and they are chating with someone from a differnt state or country then that person might persuade them to take a visit there. For example they would be able to go to the internet type in the place they want to visit and get photographs and information about the place. As a result, people would still get to enjoy nature. Sometimes using the computer could be educational. Many people @MONTH1 disagree with that statement but its true. For example when on the computer many people in their senior year of high school use it to take online college courses to get their degree because going to a regular college @MONTH1 affect their work scheduale. This could also help students in any grade learn more about the topic they are studing. It would also help them on their reports. For example they would be able to get pictures and other information anytime they wanted to. As a result, the students grades would increase. I hope many of you agree with my statement and help spread the word that computers could be positive on the mind. As a result for those who didn't agree with the statement that they are positive not negative I hope that you will redecide on your opion.</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60" calcext:value-type="float">
            <text:p>60</text:p>
          </table:table-cell>
          <table:table-cell office:value-type="float" office:value="1" calcext:value-type="float">
            <text:p>1</text:p>
          </table:table-cell>
          <table:table-cell office:value-type="string" calcext:value-type="string">
            <text:p>Dear @CAPS1, I, agree that computers are benefits society. The computers have positive effect on people like hand-eye coordination. I helps you learn about other country religios, and other thing. You can communicate, meet other people, and chat tru computers. Another positive fact about computer is that you can find all the information you need and fast. In other words is that computer help a lot of people.</text:p>
          </table:table-cell>
          <table:table-cell table:number-columns-repeated="2" office:value-type="float" office:value="2" calcext:value-type="float">
            <text:p>2</text:p>
          </table:table-cell>
          <table:table-cell/>
          <table:table-cell office:value-type="float" office:value="4" calcext:value-type="float">
            <text:p>4</text:p>
          </table:table-cell>
          <table:table-cell table:number-columns-repeated="21"/>
        </table:table-row>
        <table:table-row table:style-name="ro1">
          <table:table-cell office:value-type="float" office:value="61" calcext:value-type="float">
            <text:p>61</text:p>
          </table:table-cell>
          <table:table-cell office:value-type="float" office:value="1" calcext:value-type="float">
            <text:p>1</text:p>
          </table:table-cell>
          <table:table-cell office:value-type="string" calcext:value-type="string">
            <text:p>Do you spend all or most of your freetime sitting at your computer? People are spending too much time on computers. Obesity is a growing problem in today's society, people need to interact with eachother, and we need to get some fresh air. Computer are ruining these things for people. Unplug yourself from your computer. More and more people are becoming obese. This is do to spending too much time sitting down in front of computers. There is absolutely no exercise involved with being on your computer. People need to get outside and go jogging, play games or ride their bikes. Cutting back on computer time would cut back on the obesity problem in our society. Top scientists and researchers say that it is extremely important for people to interact with others face to face. To our whole life, we will have to interact and socialize with others. If you don't develop these skills, you won't be happy where you end up. Talking to people over the computer is nowhere near close to talking to someone face to face. Get out and get some fresh air. Go experience nature. Bring out on the beach, hiking in the woods or even just sitting on the swing in your backyard can be the most. Fresh air clear your mind. Time says that kids who spend time outside receive better grades than they would if they were inside on the computer. People need to releave stress so go outside. Click turn off your computers and get out of your chair. Go get some exercise, go interact with friendsand family, or even just go outside and get some fresh air while relaxing. People are wasting too much time on their computers and it's flushing our society down the toilet, so just turn off your computer.</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62" calcext:value-type="float">
            <text:p>62</text:p>
          </table:table-cell>
          <table:table-cell office:value-type="float" office:value="1" calcext:value-type="float">
            <text:p>1</text:p>
          </table:table-cell>
          <table:table-cell office:value-type="string" calcext:value-type="string">
            <text:p>I think it is okay for people to use computers because they get to learn new things and meet new people. I don't think it's a bad idea to use computers because some people who have jobs works on computers all day. @NUM1 each sometimes computers can be a distraction but computers can help you alot. I think using computers can help you learn new things and meet new people. Slick, slack, slick, thats the sound of people typing ont he computer and meeting new friends and having a good time. When you learn something new like a rat is as big as a house. You get excited and feel your the smartest person in the world. I dont think its a bad idea to use computers because some peole who have jobs work on computers all day. I think people who uses computers all day while the're at work dont have to be classy, topuler or trendy, they just working to help themselves and theior family. YEah sometimes computers can be a distraction but computers can help you alot. They can help you learn new things meet new friends and give you something to do when your bored. i remember the time when I was bored and I went on the computer to google who @PERSON1 was and I found out she was a famous sinher, someone I didn't know but heard about. Chantrail @CAPS1 a @NUM2 grade student says "only people who want to learn something or meet new friends will use the computers. If you want to learn something new or meet new people then I suggest you stop eating those chips, get off that couch and use the computer.</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63" calcext:value-type="float">
            <text:p>63</text:p>
          </table:table-cell>
          <table:table-cell office:value-type="float" office:value="1" calcext:value-type="float">
            <text:p>1</text:p>
          </table:table-cell>
          <table:table-cell office:value-type="string" calcext:value-type="string">
            <text:p>Dear local newspaper, I think that computers have a good effect on people. They are good because you can learn things educational. You can hear the latest stories on everything, and you can keep your information down for yourself. Computers are a good thing to have because you can learn information. @CAPS1 you have a question or don't know what something means, you can find out on the internet. These are some internet sources that are @NUM1 to answer questions. @CAPS1 we didnt have computers, then @CAPS1 you have a question, then you would have to go find a book to read in and that takes much more work. Another reason why computers are a good things is because you can catch up on all of the recent stories. You can learn about whats happenings in other parts of the world, you can learn things about celebrities, and you can look at the weather. You can find all this cut on television, but you never knows when it would come on. With computers, you can search all the latest stories and find things cut when you want to know them. With Computers, you can also keep information down. You could use @ORGANIZATION1 and keep everything you need to know in a nice and fashion. You can also make graphs on the computer. This way your graphs will nice have alright time and @CAPS1 you would to go information that in a @CAPS1 there were no computers then your information would not be as and you can it. I believe that computers are a good thing to have because you can hear about the latest stories, and you can keep your own information neat. I believe computers positive effect in peopl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64" calcext:value-type="float">
            <text:p>64</text:p>
          </table:table-cell>
          <table:table-cell office:value-type="float" office:value="1" calcext:value-type="float">
            <text:p>1</text:p>
          </table:table-cell>
          <table:table-cell office:value-type="string" calcext:value-type="string">
            <text:p>Dear news paper I think computers good for you because you can use the internet and myspace and videos and some school work like math and essays so yes I do think that computers are good for you because you can do all kind of things on computers. And computers can help you with school a lot and you can print out lots of things and why computers can help you is with your math writing spelling and most defyntly is science and ant also literature. The reason why I chose those @NUM1 things is because you can look those @NUM1 things up on. Computer and get the answer to math and spelling right like read @NUM3 helps you write and spell thats one at the reasons why I like computers because I can get on read @NUM3 and I love doing read @NUM3 a lot and I like the read @NUM3 class also because the computers sometimes I like reading on the computers but not all the time but I have to read that's how I'll first learn how to read by forsing my self forward to read. That's how I'll first learned how to read by computers and putting forse to my self. That's why computers is more important to me and look words up.</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cell table:number-columns-repeated="21"/>
        </table:table-row>
        <table:table-row table:style-name="ro1">
          <table:table-cell office:value-type="float" office:value="65" calcext:value-type="float">
            <text:p>65</text:p>
          </table:table-cell>
          <table:table-cell office:value-type="float" office:value="1" calcext:value-type="float">
            <text:p>1</text:p>
          </table:table-cell>
          <table:table-cell office:value-type="string" calcext:value-type="string">
            <text:p>Dear Newspaper, People are spending way too much time on the computer and it is not right. They should be excercising, and interacting with friends and family. Having a computer also distracts them from schoolwork. Computers normally have effects like this on the people that use them. Instead of sitting at the computer all @DATE1 people should be out getting exercise. The @LOCATION1 is one of the coubtries with the most overweight people. Many teenagers are inside all @DATE1 at the computer waiting for their friends screename to pop up so they can talk to them. They don't need to be completely gone, but while they're waiting for their friend they could be exercising. All they need to do is put on some fun music and start dancing around, that will get them the excercise they need for the @DATE1. They also could do ten pushups and twenty curlups, or even more if they wanted to. Instead of sitting at the computer all @DATE1 exercise. Having a computer effects the owner because they don't have a lot of face-to-face converstions with friends and family. You can call your friend up and have them come over your house instead. If they can be at home on the computer for hours then they probably can hang out in real life. Instead of videochatting with your cousins in another state, lan for them to come visit you guys one @DATE1. That way you can actually talk to them and see what they're doing to. You could also play board games, hide and seek, etc. It is much more fun to be with someone in real life, then to talk with them online. The last but deffidently not least effect that computers have on peoples lives is it distracts them from school. Once you start talking with one of your friends, it's pretty hard to stop. Many people don't know how to stop so they don't do the homework they were supposed to do, or they didn't study for the big test the @DATE1, therefore they end up failing it. Some kids will do homework and a on the computer at the same time, the homework is probably wrong because they weren't concentrating on it hard enough. Having a computer effects your life in many different ways, some positive and some negative. Some ways are it "stops" you from exercising, it doesn't let you have face-to-face interaction with friends and family and it distracts many kids from school.</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66" calcext:value-type="float">
            <text:p>66</text:p>
          </table:table-cell>
          <table:table-cell office:value-type="float" office:value="1" calcext:value-type="float">
            <text:p>1</text:p>
          </table:table-cell>
          <table:table-cell office:value-type="string" calcext:value-type="string">
            <text:p>Wouldnt it be great to use computers in everyday life? In this country we can. You can use it to talk to people you never thought you would see again. Looking at places far away is always an option. You can even simply use it to help with homework essays. Locating and researching, even going to different countries, even different continents is possible to do on the computer. You can buy plan tickets. reserve rooms, even reserve tables at resturants in different countries by just a few clicks. Another thing is, you can research countries, towns, and cities with google instead of having to go out and get books. Reading about and talking to people from different countries is always an option. Being able to talk. and read about people and go to countries just by a clicking a button is pretty amazing. Computers also allow us to talk and communicate to people when there is no other way. The computers give people the ability to talk and see people they they the would never communicate with anymore. An example of this is my father hadn't see his father since he was two, but he started communicating with him and we were able to see him and chat with him through web chat. So these web chatting websites; ooVoo, facebook, myspce, skype, etc, is allowing people to reconnect. This advantage is allowing friendships and relationships to continue, is that really bad? Computers can help people with their homework and essays. For instint, they can type and print their essays instead of having to write it on paper. This helps because first it makes their, it also can be changed quicker and easier. They also can get information about what they are studying quickly and more efficiently. Instead of searching for a word in a big dictionary they can use an online dictionary and just have to type in the word. Online dictionary also have prounociation help and different langages. This helps so much so they can get their work done and exercise, enjoy nature, or interact with family and friends. I hope you will take my opinion seriously and think about it is using computers for daily needs really that bad?</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67" calcext:value-type="float">
            <text:p>67</text:p>
          </table:table-cell>
          <table:table-cell office:value-type="float" office:value="1" calcext:value-type="float">
            <text:p>1</text:p>
          </table:table-cell>
          <table:table-cell office:value-type="string" calcext:value-type="string">
            <text:p>Do you think computers effect people's society? Computers help people of age first, computers let you chat with friends and family. Also, computers let you learn a lot about history. Finally, computer is a great way to keep busy. First computer is a great way to chat with friend that you havent spoke to in a long time. Also, it helps you meet new friends and to keep in touch with them in the long run. Finally the computer technologies is outstanding cause it allows you to chat with family memebers across state through video chat or even websites such as myspace, facebook and twitter. Secondly, @ORGANIZATION1 is a great way to learn about history. You can find history on almost everything from the past to the present. You can learn history about famous people places and events. That why I think the computer technologie is so outstanding what you think will happen if we didnt have today? Finally, computer is a great way to keep busy because you take the time looking up information for school projects. Also, you can spent your spare time playing games that help you learn or even book flight ticket for vacation. Finally, the technologie is here for a reason so we should use it for anything like getting up with friends or jus going on to look up information on anything you need to find out. In conclusion, I just told you why computer technologie is good to have. First, it lets you friends and family. Also, computers let you learn a lot about history. Finally, computer is a great way to keep busy. Now I just told you why @ORGANIZATION1 technologie is a good thing to have. I hope agree with my point of view.</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68" calcext:value-type="float">
            <text:p>68</text:p>
          </table:table-cell>
          <table:table-cell office:value-type="float" office:value="1" calcext:value-type="float">
            <text:p>1</text:p>
          </table:table-cell>
          <table:table-cell office:value-type="string" calcext:value-type="string">
            <text:p>Dear Local Newspaper @CAPS1, I am writing to you about my opinion on the effects computers have on people. I believe that there can be both good and bad effects. Computers make things easier for people, but they are also too dependent on. Man-kind should use books for research also not just computers. Computers are very helpful for people. For example, if you really wanted to see a certain movie but you don't want to stand in line, people can go to movie tickets.com and purchase their tickets. Then, once you get to the movie theater, all that's left to do is walk over to the kiosk and redeem your tickets. Another example is that computers allow people to pay their taxes. There is special software that is able to be downloaded onto your computer. Once the software has been installed, it will usually lead you, step by step, through the process of paying your bills. It's much faster and much easier than paying "manually". These are some really good effects that computers have on people. Computers also have their flaws. Over time, computers have caused most people to be lazy. Some people have become too dependant on their computers. Business owners, or businessmen and women in general, are @CAPS2 on their laplops or blackberries. Everywhere you look there is another adult on the internet or e-mail. Not only adult's do this though. Students are becoming more dependant on the internet. For every assignment practically, students use google or bing. Sometimes they use or wikipedia. Students should just take the time to use their extbooks. The student body would rather watch @CAPS3, play video games, or text than do homework. This is understandds because homework can be boring but it all pays off in the end. Taking the extra @NUM1 minutes to use a textbook won't kill anyone. No one has died yet from using a book instead of google. Also, in using a textbook, you will understand how to do whatever you're doing. That isn't so bad, is it? Computers, as you can see, have both good and bad effects. It's easy to use the internet for homework but that doesn't really help you. Making purchases is fun though. It saves gas money and time. I hope you and the readers of this paper see my point of view.</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69" calcext:value-type="float">
            <text:p>69</text:p>
          </table:table-cell>
          <table:table-cell office:value-type="float" office:value="1" calcext:value-type="float">
            <text:p>1</text:p>
          </table:table-cell>
          <table:table-cell office:value-type="string" calcext:value-type="string">
            <text:p>Some people think it is a good idea and same do not. My opinion is that, I think that people spend a lot of time for good reasons. Here are three reasons why, @NUM1. grownups working, @NUM2. students learning how to type, and @NUM3. communicating with others. My first reason is that parents do a lot of work on computer. For example, they do taxes, paperwork, airline tickets, and the bank. And those are usually all done on the computer so it would be easier if people don't drive. My second reason is students need to learn how to type so they can email or even write on paper. It helps them build learning ability and also, so they can know how to sing the @ORGANIZATION1's. Computers are suppose to be fun for people of any age. My last reason is, communicating with others is a great skill to have so you can talk in person. Computers help because if you mess up of what your trying to say then you could just erase what your trying to say. And in person, you can't. Also you can make plans with one of your friend on something if they live really far or something like that. In my opinion. I think people should be able to go on the computers to do work, playgames, no sites, and many more other things to go on, only if you have a computer at hom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cell table:number-columns-repeated="21"/>
        </table:table-row>
        <table:table-row table:style-name="ro1">
          <table:table-cell office:value-type="float" office:value="70" calcext:value-type="float">
            <text:p>70</text:p>
          </table:table-cell>
          <table:table-cell office:value-type="float" office:value="1" calcext:value-type="float">
            <text:p>1</text:p>
          </table:table-cell>
          <table:table-cell office:value-type="string" calcext:value-type="string">
            <text:p>Dear @CAPS1 @CAPS2, @CAPS3 life without computers. There would be no quick access to information, no way to socialize, and no way to keep your health records or other personal information safe. Without this technology where would we be? I believe that the world is benefiting from the advances in technology today. As a student, computers are a crucial element to allow me to get my work done. without the guidance from @ORGANIZATION2 @CAPS7, @CAPS4 @CAPS5, or other applications, @CAPS6 woudn't be possible for me to reach my full potential a assignments. How could a student be so certain their grammar is perfect on their homework without asking a teacher? There is a way. It is called @ORGANIZATION2 tools. However, the only way to access this is through a computer or @ORGANIZATION2 @CAPS7 @ORGANIZATION2 tools allows you to check your spelling, grammar, and punctuation with just a click of your mouse. Computers are an essential learning tool for school system today. Not only are computers used to educate, but they are helpful in the real world. Many business rely on the work of Computers entirely. In facts, @CAPS8 to @PERSON1 @CAPS9 @ORGANIZATION1, a local business "@LOCATION1," In our job, we continuously we work with. this wouldn't be possible without the effort of our typist on the computer. "@CAPS6 business and companies around the nation are relying on the advances in technology, why change anything? We should continue to progress in this groth @PERCENT1 of business in @LOCATION1 say they would have to close dawn @CAPS6 not for computers with so many business doing this, our economy would drop. This would not help. We all know computers and other technology are great sources of entertainments. What you @MONTH1 not now, however, is that they supply a great amount of knowledge to the average person. For example, lets say you finished watching a special on the discovery channel about @LOCATION2. You want to know more, so you pull out your iPod touch. All you have to do is log on to the internet and search "@CAPS11 of @LOCATION3, @LOCATION2" @CAPS12 seconds, you would have your information. People @MONTH1 not believe so, but it is true that you canlearn a great deal of information from various forms of technology. You can have all the resources you'll ever reed right at your fingertips. Computer supply so much more then just entertainment. All reasonable people would agree advances in technology are extremely helpul to the public. there is so much guidance for our daily lines through computers.</text:p>
          </table:table-cell>
          <table:table-cell table:number-columns-repeated="2" office:value-type="float" office:value="6" calcext:value-type="float">
            <text:p>6</text:p>
          </table:table-cell>
          <table:table-cell/>
          <table:table-cell office:value-type="float" office:value="12" calcext:value-type="float">
            <text:p>12</text:p>
          </table:table-cell>
          <table:table-cell table:number-columns-repeated="21"/>
        </table:table-row>
        <table:table-row table:style-name="ro1">
          <table:table-cell office:value-type="float" office:value="71" calcext:value-type="float">
            <text:p>71</text:p>
          </table:table-cell>
          <table:table-cell office:value-type="float" office:value="1" calcext:value-type="float">
            <text:p>1</text:p>
          </table:table-cell>
          <table:table-cell office:value-type="string" calcext:value-type="string">
            <text:p>Computers have helped people tramendisly over the past years. Thanks to computers scientist have found cures for desesse, jobs have become easier . I believe that computers have a baseline effect on people. Because they educate people with their jobs, and give people a chance to talk to people having to pay for anything. If someone to a country that they have they might go on the computer to learn more about that country and their culture. Another thing they might do @CAPS1 go to a website that could help them find affordable . If a child @CAPS1 doing a report about a country in @LOCATION1 thay can go on the computer to find out facts on that country. Computers educate people about about places all over the world, you can go on a website that has videos and written sheet clips about what has been goin on around the world and learn about current events. My grandmother would tell me stories about @CAPS3 @CAPS4 before they had computers, now my dad works on @CAPS3 @CAPS4 and he tells me stories about his day. when you compair the two different decades it saids like computers help out a lot within @CAPS3 @CAPS4. Before computers stores would have to do math in their pad when they were giving change back to people, now people save by punching in the numbers in the computer. I think the computers have helped people with their jobs. When you talk on the phone to someone it costs you money. When you just want to see someone I'l costs you money to get on a phone . with computers you can , or onstant message people with any costs. If you want to see a friend for her @CAPS9 but dont have the money to fly halfway around the world to see her you can vidieo chat with her. Computers help people save money by talking on the computers with friends, family and even co-workers. Computers have been very helpful ever since they were invented. They help people learn about places all over the world and about anything you want to learn about. They also make jobs and work easier and also help people save a lot of money by talking to people on the computers insted of on the phone. Computers have improved demastrecly over the years, the screens use to be so small and you would have to press all these buttons just to open it up and now computers can be as big as a flat @CAPS10 and can turn them on with just a push on a button,, Who knows what computers will be like @NUM1 years from now?</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72" calcext:value-type="float">
            <text:p>72</text:p>
          </table:table-cell>
          <table:table-cell office:value-type="float" office:value="1" calcext:value-type="float">
            <text:p>1</text:p>
          </table:table-cell>
          <table:table-cell office:value-type="string" calcext:value-type="string">
            <text:p>Hello, I decided to write in to the paper on the topic of computers, and how they benefit society. Comuters are powerful machines, and can be used completing otherwise menial and boring tasks. They benefit people in many ways, like they are very useful in buissness, helpful in education, and connect friends and family together. Computers are uselful in buissness and are an extremely important tool in a common workplace today, and make work get done much more efficiently than if they didn't have computers. One reason Computers are so useful in the workplace is because computers can storee far more data that can be put on paper. Also, they can do jobs and processes very quickly, which is important in the workplace. They can also be used for sending important information quickly and without much trouble. These are all valid reasons comuters are beneficial in buissness, and help things get done. Computers are important today's schools and educational programs becasue they can help students work in a more efficient fashion. "@PERCENT1 of all surveyed students said they would rather type a paper for school than write on by hand, and shows that they value them in their education." said @PERSON2, a professor at @ORGANIZATION1. This shows that Computers are important to students, and are used their benefit. In addition to students writing papers, computers are being used by teachers and school systems for grading, attendance records, and more. The teachers at my school are using @CAPS1 @CAPS2, pieces of hardware that are directly connected to computers, and can be used instead of white @CAPS2, and I see that students are getting more involved in class, and focused, because this computer technology is being used. All of these @CAPS3 are reasons computers are helpful in educational proceeses, and should continue to be used. Many people want to be able talk to there friends and family when they are bored, and because of computers and social networking websites, and instant messaging programs, this is made much easier. "@PERCENT2 of teens have at least one sacial networking site they visit on a regular basis." said @PERSON1, a phycologist, who speciaizes in teens, This shows that people use these sites, and that they like them. Families that are separated because one @MONTH1 have moved out of the house recently might want to communicate with one another, and because of computers, they can. There are multiple ways that they could use their computers to keep in touch, like instant messaging systems mentioned before. Being able to communicate with one another makes theses people happy, and benefits society. Overall, being able to communicate through computers is an enjoyable thing for many people, and is important to society today. To conclude, computers contribute to society in ways that make it much better for everyone. Whether it's through helping buissnesses being more efficient, giving students the ability to work faster, and in a way they prefer, or if it's helping people stay in touch, computers are always benefiting society. These machines hardly ever slow people more thant manually doing the work would, and the positive influence they have far outweighs the bad they do.</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73" calcext:value-type="float">
            <text:p>73</text:p>
          </table:table-cell>
          <table:table-cell office:value-type="float" office:value="1" calcext:value-type="float">
            <text:p>1</text:p>
          </table:table-cell>
          <table:table-cell office:value-type="string" calcext:value-type="string">
            <text:p>Dear The @ORGANIZATION1, "@CAPS1, @CAPS1, @CAPS1" goes the floor. "@CAPS4 oh here comes pete." "@CAPS5, is he getting fat". "all he does is play on the computer all day long." @CAPS6 is on increasing amount or teenagers throught the @LOCATION1 who are playing on the computer too much. This is needs to stop. "@CAPS7 playing on computers is one of the worst things that they can do with their time." @CAPS8 @PERSON1 of the international health committee. @CAPS6 are always going to be obesse people around the world but in the past @NUM1 years @LOCATION2 has doubled the amount of obese @CAPS7 in all of @LOCATION3." @CAPS9 show that over @PERCENT1 of the american population is obese and very much so. The future of american is all obese lazy @CAPS7 who only want to sit down in front of a screen all day. @PERCENT2 of @CAPS7 who don't experience nature at a young age never fully appreciate it. Since they play on the computers all day they don't ever use nature, they won't care for it and litter and pollute even more. Just @CAPS7 playing on the computer can be very bad for the environment like it is bad for themselves. Not only do the computers hurt the @CAPS7 and the environment it hurts the family and friend, @CAPS7 who are on the computer all day aren't spending enough time with their family and friends families are supposed to be close and they can't be if someone is playing on the computer all day. Just a couple of weeks ago @PERSON2 rayfield @CAPS8 that he got grounded because he was playing on the computer so much he didn't talk to his many in two weeks. @PERCENT3 of people who get divorced happen because of the arguements over the amount of time spent on the computer. "@CAPS8 @PERSON3 from the yale marriage research center. If @CAPS7 knew that they might cause their parents to diverse they might stop playing on the computer so much. Therefore @CAPS7 shouldn't spend that amount of time on their computer because of the health, the environment, and their families. So its up to the people really, do you want a nice physically fit nation where every family is close or and rundown obese hole in the wall that is "called" the @LOCATION4</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74" calcext:value-type="float">
            <text:p>74</text:p>
          </table:table-cell>
          <table:table-cell office:value-type="float" office:value="1" calcext:value-type="float">
            <text:p>1</text:p>
          </table:table-cell>
          <table:table-cell office:value-type="string" calcext:value-type="string">
            <text:p>I believe that computers have good effects on people. Computers allow people to stay in touch with long distance friends or family. Computers have games for kids that help them learn, and, also, people learn new things, too. My first reason is that, computers allow people to stay in touch. If someone in their family live long distance then they could always use e-mails to talk. That way they wont lose each other. Also, sometimes, friends move away and you always want to keep in touch. Another thing is that, if they want to send photos to each other, they can use e-mail. Also, because, thru an mail takes forever. Please, let the people stay in touch! My second reason is that, computers has games kids play. The games kids play could help them learn more. Sometimes watching t.v. don't help. If they acutually play the game and see what their doing, then they will got smarter. That's what we want for our kids, right? Also, kids have fun playing these games. Do you really want to take the learning experience away? My third reason is, computers help people learn new things. Like, they could go on the computer and learn what's happening in the world. People can learn new words they never knew about. Also, pictures on the computer help, too. For example, if someone is traveling somewhere, and they don't know how the price. They can get on the computer and check it out, right? So, in conclusion, I believe that computers are good use. They help people stay in touch, help kids learn by playing games and help people learn new things about the world and more. So, I'm saying, please, keep the computers. They are not a waste of our time. Turst m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cell table:number-columns-repeated="21"/>
        </table:table-row>
        <table:table-row table:style-name="ro1">
          <table:table-cell office:value-type="float" office:value="75" calcext:value-type="float">
            <text:p>75</text:p>
          </table:table-cell>
          <table:table-cell office:value-type="float" office:value="1" calcext:value-type="float">
            <text:p>1</text:p>
          </table:table-cell>
          <table:table-cell office:value-type="string" calcext:value-type="string">
            <text:p>Dear @ORGANIZATION1, In the past ten years, advances in technology have completely changed the world. Technology makes peoples lives much easier and helps keep more and more people connected throughout the world. More jobs are created and help speed up ordinary events such as taxes, messages, news, and teaching. However, many people have proven that too much use of technology can make teens and adults addicted to the internet. In this addiction many people can lose time with their family, time to exercise and enjoy nature. Since being part of the generation growing up in the new technology era, I have had a first hand experience with the benifits of the new technology. I believe that this technology is a great help to society today. Many more jobs are being created because of this technology. For example, think about how many people could be employed if a new computer system was created. There would be thousands of people working on many things such as the founder, manager, creater of new ideas or just working at the new companies retail store. Running a business or a corporation is a very difficult job to do. But because of the advances in technology, running a business can become much easier and not as much time is wasted. With the new technology, people can send emails within seconds instead of running around the entire office giving out memos. Also for businesses, their stocks of the company can be updated every minute. These advances will make easier to run and make them more efficent. With the advances in technology average people can be updated on the new around the world every minute. Also when it comes time to pay taxes, fill them out and pay on line. None the less, there is more entertainment open to everyone. Through todays new technology, peoples lives are made much easier. They can work faster, get more arrands accomplished, learn more, connect to people around the world, and be caught up with local and international news. Technology is benifiting society and will hopefully continue making life easier.</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76" calcext:value-type="float">
            <text:p>76</text:p>
          </table:table-cell>
          <table:table-cell office:value-type="float" office:value="1" calcext:value-type="float">
            <text:p>1</text:p>
          </table:table-cell>
          <table:table-cell office:value-type="string" calcext:value-type="string">
            <text:p>Dear local newspaper, @CAPS1 best friend, @LOCATION2, was once a nerd with no hand-eye coordination, @CAPS2, he started to use a computer and now he has better hand-eye coordination than me. Computer not only teaches hand-eye coordination, but @CAPS3 gives people the ability to learn about far away places and people,and millons people to talk on line with other people. @CAPS1 friend wasn't the only person who learn hand-eye coordination. About @PERCENT1 of people learn hand-eyes coordination using a computer. @CAPS3 might takes some month to learn, but once a child knows @CAPS3, they will be outside for hours. Who would not want to learn hand-eye coordination? In addition, computer gives people the ability to learn about far away places and people. Computer engineer, @PERSON1, says, "@NUM1 in every @NUM2 people learn about places and people threw the internet." @CAPS3 will take a few hours, but you will be educated. Why would someone think we are spending too much time in the internet if we are being educated? Addionally, don't you have a friend who live more than @NUM3 miles away from you? If you do, @CAPS2 a computer will solve your problem of communication. @CAPS1 friend, @LOCATION1, lives @NUM4 miles away from me. We communicate using hotmail, yahoo, and facebook. The best thing of all is that is free unlike a telephone. Futhermore, computer specialist, @PERSON2, says, "I learned hand-eye coordination using a computer. Most importantly, i was able to hand in @CAPS1 essay on time because of the information a computer provides and i was able to communicate with @CAPS1 family." I didn't want to tell you this, but i was also a nerd with no hand-eye coordination and i learned just like @LOCATION2 learned. We aren't spending too much time, we are just being educated.</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77" calcext:value-type="float">
            <text:p>77</text:p>
          </table:table-cell>
          <table:table-cell office:value-type="float" office:value="1" calcext:value-type="float">
            <text:p>1</text:p>
          </table:table-cell>
          <table:table-cell office:value-type="string" calcext:value-type="string">
            <text:p>Dear Newspaper, In @DATE1's world we are dependent on computers. @DATE1 computers have become the most helpful source of technology. We need computers for so many things, and they benefit society. They can help people talk online, they're educational, and they improve hand eye cordination. It has been amazing how computers help us so much. We need computers like we need water. If we didn't how would we survive? Computers have become the glue to friendships. They help keep friendships when you don't see the friend constantly. I have a friend that moved to @LOCATION1 last year. It was way too expensive to just call ot text her. So as a result, I keep in contact with her through the computer. Everyday we @CAPS1 and use skype to keep intouch. Those cost @MONEY1 per year. If I were to call her each call would cost @MONEY2. if it weren't for the internet I seriously know that our friendship would collapse. Computers have been so helpful for many people with this same problem. Computers have become the number one source to find information. They have become more popular than the library and text books combined. So many essential resources are on computers. Text books, calculators, and even homework are online. Many people say that computers aren't educational, but scientists say it can move a students grade from a @CAPS2- to an A+. Teachers say the same thing too. one of my fellow students said that computers changed his life. He used to be forgetting to write down his homework, but he looks online and he has all of it. Now he knows what pages to read from the science book. If you don't think that computers have changed students lives, well think again. There are also games that improves hand eye cordination. Many sports teams like the @CAPS3 use this. It has increased there hand eye cordination by @PERCENT1. the team says if it wasn't for the hand eye cordination game, then they would have never have won the @CAPS4 @CAPS5. this game is also free online for anyone to use. Everyone that has used it said it really improved there reaction time. The games are also fun and non violent. They have games like baseball, hockey, and hurdles. This game has made a great improvement on people's lives. If we don't have computers then our hand eye cordination will decrease by @PERCENT2. would you want to be the person to take away computers? In conclusions computers have made a great impact on @DATE1's society. Computers are educational, you get to talk to friends, and improve your hand eye cordination. Computers have made a big improvement on how we live, and it's for the better. If we didn't have computers then friendships would break, grades would decrease, and hand eye cordination would plummit. We need computers they have been so beneficial to billions of people across the globe. Many people depend on computers. So if we take away computers then you'll be letting many lives down. No sane person would want to take away computers. Computers have benifited society in so many ways. </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78" calcext:value-type="float">
            <text:p>78</text:p>
          </table:table-cell>
          <table:table-cell office:value-type="float" office:value="1" calcext:value-type="float">
            <text:p>1</text:p>
          </table:table-cell>
          <table:table-cell office:value-type="string" calcext:value-type="string">
            <text:p>Dear Local Newspaper, @CAPS1 opinion for using "too much" computer time is an outrage. I think people should have more ideas. Such as as exercise, socialize with family and friends, and lastly, "you time" which means to do whatever you would like to do indoors BUT @CAPS2 computers. For excersice you can do any sport that you like outside. For @CAPS3 and spending time with family and friends you can have a nice family reunion at their house @CAPS5 just "hangout with your friends. Four "you time you can draw, @CAPS5 read a book. Their is a lot of ideas instead of "computer time @CAPS6 the time!" With exercising can go outside and play sport such as basketball, soccer @CAPS5 baseball, etc. You could even play hide and seek with your friends @CAPS5 even tag. Anything that keeps you moving out of the house ins tead of using computers! If you exercise everyday such as "workout" to get fit you will definatelly manage that instead of using "computer time". Exercising is a good idea ins tead of using "computer time!" @CAPS3 with family and friends is a good use instead of "computer time because you can finally have the time to spend time with then like talk to them, play games @CAPS5 eat dinner together. That's called "@CAPS3" Your family @CAPS5 friends will love to spend time together by eating dinner together and have a nice conversation. You could also play any board games such as "monopoly" too. With your friends you ran go to the movies, have a sleepover @CAPS5 play outside. Many good little ideas to do with family and friends instead of using "computer time." The last idea for ins tead of using "computer time" lis doing "you time indoors. WARNING! But @CAPS2 computer time! You could do something quite like draw a nice picture. That's something nice and quite to do instead of using "computer time." @CAPS5 you could even read a book too. Maybe you have to catch up on your nightly reading for language arts and you want start reading your goal book. If you choose to do "you time, you will definately manage to undo that useless "computer time!" @CAPS6 of these "ideas" for not using the computer is very easy. It's not healthey to sit around the computer @CAPS6 day! Instead you can exercise. You could also socialize with family and friends. Lastly, do "you time. but don't use a computer!!! If you want to achieve a goal you can mange that!!!</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79" calcext:value-type="float">
            <text:p>79</text:p>
          </table:table-cell>
          <table:table-cell office:value-type="float" office:value="1" calcext:value-type="float">
            <text:p>1</text:p>
          </table:table-cell>
          <table:table-cell office:value-type="string" calcext:value-type="string">
            <text:p>Computers have caused many people money, friends and time. In fact, since that the computers came out this year, lots of people has been spending web to much time of them. Which can cause people to loose time and friends. Computers and technology today have had a very influence on very many people. Spending too much time on computers can cause to loose time and money. For example, my oldest brother was very large at the age of @NUM1 or @NUM2 because our computer started working, but this had a positive impact on him, he started participating in sports such as basketball and lacrosse and that he was very at them and followed lacrosse through highschool. While doing this he and saves my parents money. This is @CAPS1 reason how computers have had a negative effect on people. The new technology has caused people to loose lots of time when they could be doing other things that would them in life. For example, many people in the @LOCATION1 have half of their day to computers, and not getting the exercise of this are video games of the day on computers. This is @CAPS1 affect that computers can have on people is loosing or with friends. For example, I used to be friends a person, but then he did not talk to me for almost the entire @DATE1 because he was always on the computer, which made me think that he did not want to be friends but actually he just deleted almost all of the the @DATE1 to the computer. Since this helped I have been over to his house about @NUM3 times this year as to every @DATE2. This is @CAPS1 way computers can change your life. The time has come to decide whether to have a computer or not to have in computers. In my mind I that it would be best for everyone if we did not have the on computers, but if you do that we should have the an computers than put a certain time wait on computers. In your so you and your family members don't loose time, exercise time, or friends. Overall, I think that it would be best for everyone if we had a time on computers to the whole day on them.</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80" calcext:value-type="float">
            <text:p>80</text:p>
          </table:table-cell>
          <table:table-cell office:value-type="float" office:value="1" calcext:value-type="float">
            <text:p>1</text:p>
          </table:table-cell>
          <table:table-cell office:value-type="string" calcext:value-type="string">
            <text:p>Dear @CAPS1, @CAPS2 name is @PERSON1 and I do not believe that computers are very beneficial to our society. Computers donot benefit us because they are stoping many people @CAPS3 exercising and healthy life, playing sports, and enjoying the outdoors. Computers are stoping many people, particular the younger generations, @CAPS3 exercising. Now a days instead of bitting the gym many people are home on the computer talking to friends or playing computer games. As a result many people are not as healthy as they should be. It's also recorded that any person who is on the computer for large amounts of times are hurting thier eyes, resulting in an increase of people wearing glasses. If people were to go and start doing things besides the computer they will live a happier, healthier, and better life. Unfortunatly, many young people are not getting in to play sports. During this decade many sports games have come out for the computer. Now instead of pushing themselves to work hard for aspact, kids ethier play with no heart or dont play at all. The reason for this is because they can instead work extremly hard on thier custom @CAPS4 or @ORGANIZATION1 teams in @PERSON2 or @NUM1. Also the computer is not the only electronic stoping kids @CAPS3 playing sports, xbox, playstation, xbox @NUM2, psp, @NUM3, gamecube and gameboy are some of the few console systems that play games that distract kids. I myself, had been caught thinking more about on xbox game then @CAPS2 own hackey game! not olny are these electronics pulling kids in like magnets but the parents are they are alarming thier kids to play video games or stay on the computer for hours on end. Many of us dont know what its truly like to go outside and camp. do not to spend time with thier family. I came @CAPS3 on @CAPS5 family and many @CAPS5 families are very close, so its natural to be doing things with @CAPS2 father or brother or whole or cousin. However not to many families are as close as so they do not do something togther. If some fathers took thier sons fishing or camping, it would get them away @CAPS3 computers and the father/son band will become stronger. These are @CAPS2 reason sir and they should be thought over far quite sometime. Just remember that many people need to exercise, many play sports, and many families got to exprience the outdoor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81" calcext:value-type="float">
            <text:p>81</text:p>
          </table:table-cell>
          <table:table-cell office:value-type="float" office:value="1" calcext:value-type="float">
            <text:p>1</text:p>
          </table:table-cell>
          <table:table-cell office:value-type="string" calcext:value-type="string">
            <text:p>Dear Local Newspaper, I think that using computers is a good thing and it does not effect on exercising, enjoying nature, and interacting with family and friends. Here are three reasons to support my oppinion people learn more on the internet, children at school can go online to find what was for homework, and how the internet does not effect everyday life. My first reason why I think using computers is good because people learn more on the internet, You know what people say, you learn something new everyday. Well, if you are wondering about something or if you're think about something, the internet can help you find what you're looking for, @ORGANIZATION1 is a great site to find what you're looking for. It also has its own images if you need a picture for your project you need. My second main reason to why using the internet is good because if your a @CAPS1, you can go online to check what you have for each subject. If your a @CAPS1 and you don't want to do homework at recessthe next day from being sick. No, you can go online to your schools website and click on your teachers names to see what you have for homework. This way you can still have time to go out side, play with friends, and interact with family members. My third and final reason to why using the internet is good is that it effects everyday life, in a good way. If you don't have a t.v. and you have no idea what the weather is like, you can go online to see if it's going to be snowy, or rainy. This can tell you if you need a jacket or a rain jack, if you need to use a shovel or hold an umbrella. The internet can be useful in everyday life. In conclusion, I think using the internet is very good and will not effect your exercise, or interacting with family. To support this I stated, people learn more on the internet now, children can access homework if you missed a day, and how the internet effects your everyday life in a good way.</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82" calcext:value-type="float">
            <text:p>82</text:p>
          </table:table-cell>
          <table:table-cell office:value-type="float" office:value="1" calcext:value-type="float">
            <text:p>1</text:p>
          </table:table-cell>
          <table:table-cell office:value-type="string" calcext:value-type="string">
            <text:p>Do you remember the last time you locked something up on the computer? Many people use Computers, but not everyone agrees that this benefits society. Those who support a trances in technology believe that computer have a positive effect on people. I support computers because they help with writing, locking up information and provide communication. One reason I support computers is because they help with writing. You can tell I do not have the greatest hand writing. To help this, I type almost all of my papers. Computers can also help people with spelling and gramar. There are even systems now that let you say something and @CAPS1 will appear on the screen. This is just one reason I support computers. Next, computers are benifical because of the information they can provide. "before computers you would need to go to the libary and find around ten books that might not even have what your looking for. Now you can find hundreds of articals on any topic in minutes. The amount of information out there is un imageinable. I think computers are a great of technology because of the information they can provide. Finally, I believe computer are a benifit to us because of comunication. One term of communication that came out recently is @CAPS2. @CAPS1 is a website that let's you sent messages to a friend, share picture, videos and many more things. E-mail let's you send letters to people via internet instantly. I could go on forever about forms of comunication on the internet. This is the last reason I support computers. Computers are a great benifit to society. They help with writing, communication, and everyone could benifit form computer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83" calcext:value-type="float">
            <text:p>83</text:p>
          </table:table-cell>
          <table:table-cell office:value-type="float" office:value="1" calcext:value-type="float">
            <text:p>1</text:p>
          </table:table-cell>
          <table:table-cell office:value-type="string" calcext:value-type="string">
            <text:p>Dear Newspaper Computers have been a great learning source and i think it's time we give them some cridit insted of worrying over them. I will be telling you about how I think computers are great. One reason they are vary helpful is that books dont always have all of the information. So if you need to know a fact or need more information for a project you can go on the computer and it's all right there and you will have known more facts then when you started. The second reason is that you can be almost anywhere and half acess to a computer and you might not have a phone but you can talk or send a message. Not everyone has a phone but computers are a secondary way to have a conversation with someone. Another reason, is its not always sunny outside and when it is a rainy day you have a fun way to play and learn without having to be outside. The computer dosnt replace the outdores or exercising it is just a passtime when you dont have the oppertunity to be outside. I hope you liked and understod my reasons and will take them in to concideration when going over the topic.</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cell table:number-columns-repeated="21"/>
        </table:table-row>
        <table:table-row table:style-name="ro1">
          <table:table-cell office:value-type="float" office:value="84" calcext:value-type="float">
            <text:p>84</text:p>
          </table:table-cell>
          <table:table-cell office:value-type="float" office:value="1" calcext:value-type="float">
            <text:p>1</text:p>
          </table:table-cell>
          <table:table-cell office:value-type="string" calcext:value-type="string">
            <text:p>I think computers help people out because you can learn about at here thing like @CAPS1 you want a job you can look it up in the computers. Also @CAPS1 you have a problem they will help you out. @CAPS1 you what to go some where you could go and be on the computer and look how it is and @CAPS1 you like it you could go @CAPS1 not look some where else you what to go. I think it a great thing @CAPS1 you look for people in the computer because you could talk to them and see them it realy cool. You can look for coltures in your computer what you want to learn. Like @CAPS1 you have a favert person you what to know about you can look it up in the computer and she videos or you can look up different sites it really cool. There games you can play online there alot of game and fun game learning games. Math game science game different games you what. Also you can us othere people that are planing the game game as you. It realy cool. I think the computer isn't bad for people computer help them a lot.</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85" calcext:value-type="float">
            <text:p>85</text:p>
          </table:table-cell>
          <table:table-cell office:value-type="float" office:value="1" calcext:value-type="float">
            <text:p>1</text:p>
          </table:table-cell>
          <table:table-cell office:value-type="string" calcext:value-type="string">
            <text:p>Dear local newspaper, Computers are they a good benifit for society or a bad benifit for society? What do you think would you enjoy always being on the computer? I wouldn't, so this is why I believe that computers have a negative impact on society. First reason why I think computers have a negative impact is because you can become addicted to always having to be on the computer. Becoming addicted to the computer leads to serious consequences. For example you spend less time exercising and that isn't healthy for your body physically. Not exercising leads to many things like being over weight, health problems, diseases like dieabeties, and many other things, but usually these are the main problems. You can aviode this by turning of the computer and just go for a small walk, but because of what computers have to offer now these day people want do this. Thats one reason why computers have a negative impact on the society. Another reason for why computers have a negative impact on society is because you won't spend as much time with your friends and family. Even if you don't know this if you spend more time on the computer than with your family and friends this affects them in many ways. They can feel dissapointed worried about you, even concerned. When you are always on the computer you're ignoring your family and this hurts them emotionally. Think about how would you feel if you had a best friend you always hung out with. You two did everthing together, and the all of a sudden your best friend suddenly stops calling you; or visiting you and hanging out with you. You would feel dissapointed because you loss your best friend over a computer. These things can happen if you go overboard when using the computer. This is why is think computers don't do good they do more harm in my personal opinion. The final reason why I say that computers aren't way good is for a main reason safty. Those days computers have all the websites like @CAPS1, @CAPS2, twitter, and others. There are so many kids who chat with people they don't even know. Also they're posting pictures of themselves without even thinking that this is a dangerous thing to do. Once you post those pictures they will always be there no matter if you even try to delete them. Another thing when you're on the computer people don't even think about their safty and thats how things happen. For example you can think you're talking to a friend but as it turns out you were talking to some stranger. Then you go meet up with your friend when it really wasn't. So you see safty is a real big problem with these computers. That's why I believe computers have a really negative impact on society. As a result, do you still believe that computers are a good beifit for society or bad beifit? My opinion stillis the same and I'm sure that there are others who believe the same. So this is why I think that computers are a bad benifit for society, and that computers can lead to more harm than do any good for people who use the computer.</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86" calcext:value-type="float">
            <text:p>86</text:p>
          </table:table-cell>
          <table:table-cell office:value-type="float" office:value="1" calcext:value-type="float">
            <text:p>1</text:p>
          </table:table-cell>
          <table:table-cell office:value-type="string" calcext:value-type="string">
            <text:p>Dear Newspaper, @CAPS1 computers become more and more a part of everyday life people begin to question wether or not they have a positive impact on people. Computers are a technological wonder that has a positive effect on people. The world wide web, unlimited socialization and simulations are just a few of the benefits of computers. The internet provides acess to the world wide we. Infinite amounts of information can be found on your computer. "@CAPS2 in almost everyday school rely on the internet to gain information stated education secretary, @PERSON1. Also search engines provide acess to thousands of information loaded pages. In addition to unlimited information the web olds thousands of different web pages. With these people can learn about other peoples opinions or spend time playing games. The web is only one thing out of hundreds of great things about computers. Socialization is a huge of the moders life style. Web cames @CAPS1 on computers allow people to talk with friends who live miles away. No longer will people have to take an airplane to talk with friends on the other side of the world. Also, instant messaging and email is the main comunication system for thousands of people. It is the most efficient way to talk to friends. In fact, I became re connected with a lot of people I didn't talked to in a long time by getting email. Every body loves taking with their friends and family and this is made easier by using computers. Simulations are a huge benifit of computers. Many simulation programs are used to help people in their lives. Many proffessions using simulations on computers to help learn hot to do their job nine out of ten medical schools have the use of surgery simulations @CAPS1 part of their training course. Also, simulations and gaming on computers reveal interest for many people. I myself have a greater interest in history now after playing many historical themed computer games. Also many games and computer simulation have helped many people learn new things, @CAPS3 are countless learning games and simulations that are acessable by computer. Simulations add huge benifets to owning a computer. @CAPS1 technology advances people are opened up to many possibilities suck @CAPS1 information via the web unlimited socialization and simulations. The benifits of computers are many and the problems few. So, how can you keep up in a world where computer users hold the advantage if you deny the benifits of computers? Computers affect people in a positive way.</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87" calcext:value-type="float">
            <text:p>87</text:p>
          </table:table-cell>
          <table:table-cell office:value-type="float" office:value="1" calcext:value-type="float">
            <text:p>1</text:p>
          </table:table-cell>
          <table:table-cell office:value-type="string" calcext:value-type="string">
            <text:p>Computers. One of the much enjoyed pieces of technology. But it is also one of the many distractions. Many people ponder if computers are really beneficial. I am one of those thinkers. I think that computers don't always benefit society. They have many, many distractions such as facebook, online games, and even inappropriate images and videos. If you really think of it, are computers as beneficial as we think? My friend, @PERSON2 was just told about facebook, and got a membership. It just started out as a 'na big deal' kind of thing. She went online often, just to check on her status and if she had any messages in her inbox, and that's @CAPS2. But then, she was full-blown addicted. She applied for @CAPS2 the clubs and groups, and she started getting behind in school. She was obtaining a plethora of @CAPS1's on most of her tests after not studying because she was on for almost six hours everyday. @PERSON2 would come home and not even bother to do homework, but would just immediately go online. After one month of being a member, she was failing @CAPS2 of her classes, and her mom took her computer priveleges away. See, she was distracted by one, little thing, and her whole life was almost destroyed. "But, mom, i'm in the middle of a game! And I'm winning!" @PERSON1 says vistoriously. @PERSON1 loves online games, and he wins almost @PERCENT1 of the time. But, that's not the point. He plays games @CAPS2 the TIME. @PERSON1's game playing gets in the way with the interaction of him and his family. He @CAPS3't played eith his four year old sister, @PERSON3 since she was two years old. his mother also often eats dinner alone. Sometimes, he even views inappropriate pictures when his mom is out shopping. When he's playing a game, a girl @CAPS4 him, "@CAPS5 at my pic. They're hot! and he looks at them. He thinks they're harmless but that's not what his mother thinks. his gaming has gotten in the way of his family and social life. most people think that computers are beneficial because you can find cool information. But, you can get @CAPS2 kinds of information from books. Instead of typing '@ORGANIZATION1', you could just @CAPS5 for it in a library. It takes less time, and you won't get carpal tunnel as easily. See? Computers aren't as beneficial as most think. There are @CAPS2 kinds of distraction, and these are only a few.</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88" calcext:value-type="float">
            <text:p>88</text:p>
          </table:table-cell>
          <table:table-cell office:value-type="float" office:value="1" calcext:value-type="float">
            <text:p>1</text:p>
          </table:table-cell>
          <table:table-cell office:value-type="string" calcext:value-type="string">
            <text:p>Dear Newspaper, "@CAPS1 no!' I forgot the deffinition to this homework problem and I donít have my notes. Now, in this situation a computer would be very helpful to just type in the word and get a whole bunch of results. This is why I believe having access to a computer at all times is very helpfull because you can find information that you've been needing. You can get in touch with a friend if you need to or just to talk to lostly if you are just sitting around and having nothing to do you can just go on the computer and discover things you @MONTH1 not have known. Having access to a computer is a real and very helpfull because if your just having a conversation with someone and you forget a name of an important fact you want to tell them, you can always just look it up. For me, a lot of the times I just need information about maybe a sports player of facts about a famous event. Since our technology is so up to date the computer is right there sitting with many of the helpfull facts we would like to know. Friends are a big part of my life and I love just to talk to them and see how they are doing. Again, our technology is so advanced now that there is a bunch of websites where we can talk and see how we are doing. A big reason why being able to talk to friends and family is helpful is for taking to people that are very far away and the ones you dont normally see. On a computer you can talk to people from not only all over the @CAPS2.S.A but even in other countrys! Finally, the times I find having a computer around me most helpfull is when I am just bored with nothing to do! I can just visit a whole bunch of educational websites on things I @MONTH1 have learned in school or wanted to learn. On the internet there are many things to keep you occupied like games or ou can even watch movies from your home onto the computer! If you have a computer around your house you should not be bored because there is many things you can be doing or even learning! Having a computer around your house is so helpfull, you can have fun but your even learning how to be good with technology at the same time. Computers are the future and its a good one. So I suggest you pick one up and just have a blast, you wont be sorry.</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89" calcext:value-type="float">
            <text:p>89</text:p>
          </table:table-cell>
          <table:table-cell office:value-type="float" office:value="1" calcext:value-type="float">
            <text:p>1</text:p>
          </table:table-cell>
          <table:table-cell office:value-type="string" calcext:value-type="string">
            <text:p>Computers do benefit are society. They have changed the world alot. You can do many things on the internet. On the computer, you can chat with people everywhere. The computer helps the world. These are ways how computers do benefit our society. There are many things you can do on the internet. You can play games with people. You can talk to people on certain websites. You can look up vaction spots. If your tired of being home, then just go on the internet. These are things you can do on the internet. On the computer, there are many settings. Out of all of them, chatting is the best. You can be playing a game and still chat. If you chatting with someone, you can still chat with another person. You can chat with people from across the world. This is why chatting is the best setting. Computer helps the world in many ways. It helps kids if they need to research something. It helps the cops catch the bad people. The computer helps parents get from their children by vaction ads. This is has the computer helps the world. The computer does benifit our society. It has change the world. You can do many things on it. On the computer, you can chat with people from anywhere. The computer helps the world everyday. This is how the computer benifits our society.</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90" calcext:value-type="float">
            <text:p>90</text:p>
          </table:table-cell>
          <table:table-cell office:value-type="float" office:value="1" calcext:value-type="float">
            <text:p>1</text:p>
          </table:table-cell>
          <table:table-cell office:value-type="string" calcext:value-type="string">
            <text:p>Dear @CAPS1 and @CAPS2 of the @LOCATION1 @CAPS3 I think that computers are a good thing to use. I know that some people do use the computer instead of enjoying a or exercising, but not everyone does that, The computer is a good resource to invest time in. The effects computers have on people is good (for the most part). The statement is true, people that use the computer can talk with people online and get information quickly than the library. I believe that the effects a computer has on a person, are good effects. When people use a computer they can get information which for research and work (word) That's because, when your on a computer you can simply relax but get available amount of work done. You can also do things while your on the computer, hold your dog, hold your cat, eat, drink, text, call. It's very multi propose (use). But some computers is a bad thing because not how the very expensive and same dont have the money to buy a computer but if you do have, you because they're of people or example @CAPS4 cheated and not a computer he could have good so rich and rumors because the computer is what he needs to be succesful with microsoft so computers are useful and the effect they have on people is a positive on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cell table:number-columns-repeated="21"/>
        </table:table-row>
        <table:table-row table:style-name="ro1">
          <table:table-cell office:value-type="float" office:value="91" calcext:value-type="float">
            <text:p>91</text:p>
          </table:table-cell>
          <table:table-cell office:value-type="float" office:value="1" calcext:value-type="float">
            <text:p>1</text:p>
          </table:table-cell>
          <table:table-cell office:value-type="string" calcext:value-type="string">
            <text:p>Dear Newspaper, I think computers are great. There really helpful. They can teach us about things. Also they have fun games and websites which is always a plus. Computers are helpful in lots of things, like if you need to look something up for school you can just easily go on the computer and find it also some teachers have websites now where insted of bringing a big social studies book home, you can go on the internet and use the online book. Did you know that @PERCENT1 of @CAPS1 students rather use the internet book then taking the actual one home. Also if you forgot to write down your homework theres a website to lookup all the homework you have. Also computers can teach us things. There are websites that have math games and school related things. Also you can easilly go on google and look up things and they can give you thousands of information. Lastly the internet is a good source for fun they have millions of games on the internet and also fun websites like facebook. Did you know @PERCENT2 of @CAPS1 students use the computer for the games and online talking. This also gives kids lots of things to do on a rainy day. So weither your using the internet for it's helpfulness its resources, or just for the fun games and websites. Computers are really helpful.</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92" calcext:value-type="float">
            <text:p>92</text:p>
          </table:table-cell>
          <table:table-cell office:value-type="float" office:value="1" calcext:value-type="float">
            <text:p>1</text:p>
          </table:table-cell>
          <table:table-cell office:value-type="string" calcext:value-type="string">
            <text:p>Dear local Newspaper; @CAPS1 you know that computers teach you to do many things? You probably do! I understand you would like to know my opinion on whether or not computers have a positive or negative effect on people. Well, I think that it has a positive effect. Computers teach you how to type and learn the moun keys. It also helps you to look things up like people, states, and etc. Lastly, it helps you to interact with other students when not in school. i encourage you to continue reading to hear my wonderful and strategic ideas. First of all, I think that computers have a positive effect on people because it gives you the learning skills to learn how to type I remember last year in @NUM1 grade, the tech ed teacher, ma @LOCATION4, told to go on a website that was all about learning how to type. It told us that the main keys were. A,@CAPS2,@CAPS3,@CAPS4 and @CAPS5,@CAPS6,@CAPS7, and colon(;). It was very helpful. From then on I typed like that. I think that learning how to type is an excellent thing. Typing helps you if you want to become a secretary or even a newspaper editor. My mother is a secretary down town at the low form called: @ORGANIZATION1. She works for three houses so she learned to type really fast. Typing is a big part of your life. You can use it for a project that you have to do for class, or an essay lthat you have to type to apply for a scholarship ro colege. Typing is used everywhere, even in math class my teacher types up things and pits them on the @CAPS8 @CAPS9. In addition, computers have a positive affect on people because they help look up famous people, states, countries, and etc. I remember on @NUM2 grade I @CAPS1 a project on @CAPS10, and in @NUM3 grade I @CAPS1 a powerpoint on I've also done a project on @LOCATION1 in @NUM1 grade, I @CAPS1 one on @PERSON1 this year for music, and I'm beginning one on @LOCATION2 and @LOCATION3. As you can tell, I've been using a computer, basically my whole life, except when I was a baby, but now that I think about it, when @CAPS11 a baby I got a little fake computer. i know computers are @LOCATION1 but they do have a positive effect on people. When was the last time you need a computer to help you look up something or someone? Priority not too long ago. Computers are the real dael. They can help you do anything. They've helped me my whole life. To be continued, computers have a positive effect on people. They help interact with other people students, and fa mily members, when not in contact. I remember when my cousin moved away. i was so sad. I didn't went her to leave. So then she gave me her email to contact her on the computer so I could talk to her. The computer has many websites where people can interact like: @CAPS12, @CAPS14, @CAPS13, aol, msn, yahoo, g-mail, twitter, and many more. i like talking to people from all over the country. I talk to my friend when I'm at home. i talk to family members. My favorite website is @CAPS14. I am a fanatic of it. It'@CAPS2 spo much fun. Do you have a favorite interaction website? @CAPS1 you have any interaction websites? If you don't you should get one. This is why computers have a positive effect on people. In conclusion, i think that computers have a positive effect on people. One because they can interact with others. Two: they can look up things to help them. Three, they can develop a sense of typing. Thank you for reading my letter which I 'm sure has persuaded you to agree with me on how computers have a positive effect on people.</text:p>
          </table:table-cell>
          <table:table-cell office:value-type="float" office:value="5" calcext:value-type="float">
            <text:p>5</text:p>
          </table:table-cell>
          <table:table-cell office:value-type="float" office:value="6" calcext:value-type="float">
            <text:p>6</text:p>
          </table:table-cell>
          <table:table-cell/>
          <table:table-cell office:value-type="float" office:value="11" calcext:value-type="float">
            <text:p>11</text:p>
          </table:table-cell>
          <table:table-cell table:number-columns-repeated="21"/>
        </table:table-row>
        <table:table-row table:style-name="ro1">
          <table:table-cell office:value-type="float" office:value="93" calcext:value-type="float">
            <text:p>93</text:p>
          </table:table-cell>
          <table:table-cell office:value-type="float" office:value="1" calcext:value-type="float">
            <text:p>1</text:p>
          </table:table-cell>
          <table:table-cell office:value-type="string" calcext:value-type="string">
            <text:p>Readers of "@LOCATION2 @CAPS1" should be well informed of the benifets of computers to society. Not only do they teach hand-eye coordination, but they give people the ability to learn about faraway places and provide a means to easy, online communication. In this day and age, good coordination is esencial to prospering in society. Using computers provides a method of both establishing and improving hand-eye coordination from the comfort of your own household or workplace. Dr. @DR1, of @ORGANIZATION1 medical center, says that a recent study shows @NUM1 out of every @NUM2 computers users have better hand-eye coordination than people who do not operate on a computer regularly. In a local primary school, students have begun to "@CAPS2 to learn", a program that promotes quick typing. School officials have seen a dramatic increase in the typing speed of children since the program was started in @DATE1. In this way, the computer provides a secure route to better hand-eye coordination. Even more importantly, the hand-eye coordination gained from using a computer can increase the chances of getting a job involving computer hand-eye coordination as an adult such as the position of a secretary or grafic designer. While hand-eye coordination is a factor of computers that has an extremely positive effect on people, the ability to learn about distant places with the touch of a keyboard is even more benificial towards all users. Website such as google and yahoo can track down millions of results in a matter of seconds if you search the name of a city or country. This can be handy when working on school projects as well; instead of having to lug tens of books home to finish an essay on @LOCATION1, you can simply look up the information on a computer at your house. When summertime comes around, and the last school bell rings, you can instead research faraway places that could turn into vacation spots instead of homework assignments. All of the travel information from plane tickets to the right currency is at your fingertips on a computer. If "@LOCATION2 @CAPS1" readers were aware of this, lots of trouble would be prevented and lots of time would be saved. The one component of computers that is used even more than research is online communication. State officials, governers, and even the president can post messages on websites for citizens to view while they check the weather or their email. This is a much easier way to hear goverment statements than waiting through endless commercials to hear speeches on the @CAPS4. Social networking sites are also immensly popular, and on pages like facebook and twitter you can reconnect with people who you don't have the chance to see everyday, or don't lie relative vincinity. If your cousin is going to school abroad, and did not have access to an international phone, you could communicate with them through email on the computer, and it would be as if they never left. It is ridiculous to think that someone could find computers - the gateway to faraway places, good hand-eye coordination, and the connection ten distant friends and family - a concern to society. They help town in countless ways and "@CAPS5 @CAPS1" readers should be aware of this.</text:p>
          </table:table-cell>
          <table:table-cell office:value-type="float" office:value="5" calcext:value-type="float">
            <text:p>5</text:p>
          </table:table-cell>
          <table:table-cell office:value-type="float" office:value="6" calcext:value-type="float">
            <text:p>6</text:p>
          </table:table-cell>
          <table:table-cell/>
          <table:table-cell office:value-type="float" office:value="11" calcext:value-type="float">
            <text:p>11</text:p>
          </table:table-cell>
          <table:table-cell table:number-columns-repeated="21"/>
        </table:table-row>
        <table:table-row table:style-name="ro1">
          <table:table-cell office:value-type="float" office:value="94" calcext:value-type="float">
            <text:p>94</text:p>
          </table:table-cell>
          <table:table-cell office:value-type="float" office:value="1" calcext:value-type="float">
            <text:p>1</text:p>
          </table:table-cell>
          <table:table-cell office:value-type="string" calcext:value-type="string">
            <text:p>Dear Newspaper people, I'm here to tell you that computers have a bad effect on people. The computer @MONTH1 hold lots of information but does it always hold the right information? You could do lots of other stuff than lay on the computer. Also, the computer is very distracting. The computer @MONTH1 give you the wrong info. Instead of going through the process of turning on your computer, search for the info and turn it off takes more time than find a book, open it, find the info close it and put it back. Books more often are correct. Computers take time to find into than a book. Computers give you too much information than a book. There's plenty of other stuff to do than play on the computer. You could read a book or draw. You could also play outside and shoot hoops or ride your bike. You can call up your friends and play with them. If you're really bored and you don't know what to do, make up a game. At times, computers could distract you. If you want to get homework done and you have a computer, it gets you off topic. If you're at work with a computer, it's tempting. Even other people on computers is distracting. if you're working on the computer, it does not take much to to take the thing you need to search like @ORGANIZATION1 and change it to something you want to search like @ORGANIZATION1 company. See what I mean by a negative effect? It doesn't give you the right info always, you could do better things in life and is very distracting. It is what makes the workers to the procrastinators and the fit to the lazy. Computers have entered our world and have altered all of our lives! Computers have made a big change to everyday life. Please agree with m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95" calcext:value-type="float">
            <text:p>95</text:p>
          </table:table-cell>
          <table:table-cell office:value-type="float" office:value="1" calcext:value-type="float">
            <text:p>1</text:p>
          </table:table-cell>
          <table:table-cell office:value-type="string" calcext:value-type="string">
            <text:p>Although some people believe that computers turn us children into zombies, I believe that they effect us in a posotive way. Computers can help us explore far away places that we @MONTH1 never go to. Maybe help us connect with an old friend or just a little help on homeworks. One reason why I think computers are only helping us is they help us explore othe places. I know for a fact that every kid dreams of a place that they would love to visit. But not at all of us can afford to travel far away. Most families however, do have computers. With these computers, kids with a parents permission, can use the internet to learn tons of cool facts about their place. "I have always wanted to go to @LOCATION1 but my parents just don't have the proper incomg" said @PERSON1 of @CAPS1-@CAPS2 @CAPS3 school @CAPS4 I used my @CAPS6 and the internet to discover. HUNDREDS of amazing facts on it." @CAPS4 as you can see computers can help people realize their dreams. Another reason why I think computers are good is they help you connect with friends. If you are like me, you like to talk to your friends. A @CAPS5! But sometimes they are too far away to call if you don't want to pay for it. A solution a new wonderful machine called. The @CAPS6! You can chat long distances without being for it. This is especially good for me because not too long ago, one of my best friends moved away to @LOCATION2. I thoughy I would never talk to him again. Then I learned about @CAPS7 @CAPS8. It allows you to talk whenever you want, whenever you want! Now, me and my friend can stay in touch and @CAPS4 can you! My finale reason as to why I think computers are good is they can help you on homework too. Even have a tricky math problem you couldn't figure out? How about the capital of a state that visit, slipped your mined? Well the @CAPS6 can solve both of those problems and more! @PERCENT1 of computers these days come with soft wear in them that comes with a calculator. For the other @PERCENT1 you can download and install softwear onto your @CAPS6 for a low price. And every @CAPS6 made in this world has internet capabilities. All's you need to do is it on and get ready for a ride! @CAPS4 don'y worry about too much @CAPS6 use, because computers can only help us not hurt us. @CAPS4 remember, computers help us live our dreams to the full extent. they also help us connect with no another, and help us excel in school. @CAPS4 get on, and get goin. Have you used your @CAPS6 today?</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96" calcext:value-type="float">
            <text:p>96</text:p>
          </table:table-cell>
          <table:table-cell office:value-type="float" office:value="1" calcext:value-type="float">
            <text:p>1</text:p>
          </table:table-cell>
          <table:table-cell office:value-type="string" calcext:value-type="string">
            <text:p>The use of computers is definetly correct. It is helpful, you can discover new things and much more. Computers makes peoples lives just so much simpler. Computers can help people in magnificent ways by looking for things you despretly need. Like if you were a student and you had to write a paper on @PERSON1. The computer has internet and that like billions of facts @PERSON1 and much more information about every thing. It can be helpful also by looking up the wheather, the new, even things that are happening around the world and even answering questions you have. Discovering things on the computer is something that happens every day. For example I read an article about the @CAPS1 and the @CAPS2 @CAPS3 the next day my teachers gave us a pop quiz on that and I got @NUM1. If a computer can get somebad a @NUM1 on their test think of what else it could do for the world. It might even help sae lives. Of course a computer can be helpful. In way like cheeking the score from yesterdays game, see whats going on in your community, watch videoes, hear music, talk to your friends, relatives get information on places, medical stuff. A computer can basicly do every thing from looking up the games scores to saving a life. The use of computers is, obviously the best dicision.</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cell table:number-columns-repeated="21"/>
        </table:table-row>
        <table:table-row table:style-name="ro1">
          <table:table-cell office:value-type="float" office:value="97" calcext:value-type="float">
            <text:p>97</text:p>
          </table:table-cell>
          <table:table-cell office:value-type="float" office:value="1" calcext:value-type="float">
            <text:p>1</text:p>
          </table:table-cell>
          <table:table-cell office:value-type="string" calcext:value-type="string">
            <text:p>Dear Local @CAPS1, I think computers benefit society greaty. Most of what we do today could not happen without computers. The biggest use of computers is comunication. If you're in @LOCATION1 on a buisnoss trip but need to send a letter to your company, you can send an emil which is much less expensive than paying for as piece of @CAPS1. The experts concerns that people aren't spending enough time with family and friends is a point. Many people cominucate with family and friends through computers. I would hardely yet to talk to my cousin if I couldn't go on facebook. I would have had to wait another month to find out my other cousin was engaged if I didn't follow her on @CAPS2. If the concern is face to face contact, the computer has a cure for that, too, a video messaging site called ooVoo. Another way computers allow comunication is through the shareing of information. Many facts needed for school are spread out in hundreds of books. Over the @CAPS3, I've done research for a project and have been able to get facts from the @ORGANIZATION1 and @ORGANIZATION2 about crime stats. Many times researching an animal will take you online because more modern books note good website to travel to for more information. Without the @CAPS3, a simple reasearch project could take for months. Some scientists think people are spending too much time on the computer. This both right and wrong. Sitting at a computer watching youtube for hours is not nessasarily the best thing. However, the @CAPS4 is also for computer. The @CAPS4 has designed a game so that you can have fun while getting excersize. Computers are like chocolate. They can be good, but too much is a bad thing.</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98" calcext:value-type="float">
            <text:p>98</text:p>
          </table:table-cell>
          <table:table-cell office:value-type="float" office:value="1" calcext:value-type="float">
            <text:p>1</text:p>
          </table:table-cell>
          <table:table-cell office:value-type="string" calcext:value-type="string">
            <text:p>Dear @ORGANIZATION1, In this new digital age, computors are beaming more and more advanced. You can do just about anything with computors now from talking to people, to learning about faraway places. It is not all as wonderful as it seems, though for people's lives have been ruined because of the internet. It is for that reason that computors are not a benefit to our society. With computors we can learn anyting, go shopping, and contact friends. For many, this deletes the purpose of going outside. You can live your entire life indoors. This lack of exercise can lead to obesity. Also, living this secluded lifestyle can cut off ties with your friends and family. In order to use computors wisely, we have to learn how to balance computor time with an active lifestyle. The problem is, not many people do that. Furthermore, going online too much has been known to produce a second life. With websites like @CAPS1, @CAPS2, and @CAPS3 you can have a whole different online life, with friends that you haven't even seen before. Sometimes, people have even been known to think that their online life is better and get sucked into it. Take @CAPS4 of @CAPS5 for example. It is very popular, but also extremly addicitve. Some play until their entire lives are devoted to playing. Same with @CAPS6 of @CAPS7. This obsession with online games or @CAPS8 is not what internet was made for. Also, peoples lives and reputations have been ruined by computors. Cyber bullying is spreading like wildfire. Its anonymous, and can be detrimental to the lives of others. Internet videos of people acting like idiots never go away. There is one video of a college guy playing with a golf hall retriever like asword called @CAPS9 kid. The video has been viewed over @NUM1 million times. The guy in the video was made fun of for years, sued the people who put the tape online, and was forced into depression. Moving on, people can literally get their lives taken away with computors too. Identity and credit card theft is becoming more and more common. Even my dad had is credit card account stolen last year. Computors must help, but they can hurt much more. In conclusion, computors are a detriment to society. the can hurt people, cause addiction, and seclude your life. Surely this isn't the grounds for something to help society. Truly this is a good thing to let people use.</text:p>
          </table:table-cell>
          <table:table-cell office:value-type="float" office:value="5" calcext:value-type="float">
            <text:p>5</text:p>
          </table:table-cell>
          <table:table-cell office:value-type="float" office:value="6" calcext:value-type="float">
            <text:p>6</text:p>
          </table:table-cell>
          <table:table-cell/>
          <table:table-cell office:value-type="float" office:value="11" calcext:value-type="float">
            <text:p>11</text:p>
          </table:table-cell>
          <table:table-cell table:number-columns-repeated="21"/>
        </table:table-row>
        <table:table-row table:style-name="ro1">
          <table:table-cell office:value-type="float" office:value="99" calcext:value-type="float">
            <text:p>99</text:p>
          </table:table-cell>
          <table:table-cell office:value-type="float" office:value="1" calcext:value-type="float">
            <text:p>1</text:p>
          </table:table-cell>
          <table:table-cell office:value-type="string" calcext:value-type="string">
            <text:p>Dear @CAPS1: Have you been sent a photo of a @NUM1 year old child with no clothes on? Well, if you have this is called sexting. It can be put on the computer or any type of device. People should stop using Computers more because it can lead to bad things like sexting from teens, bad for the younger kids, and teens could be, talking to someone they don't know. Lexi @NUM1, says that "she has goting facebook texts to her cell phone of other teenage kids that are excuset". @PERCENT1 of @LOCATION1 population teenagers have @CAPS2, @CAPS3 and @CAPS4 chat. Any of these websites can ford photos to their mobile device. This has goting out of the hand and what ever is on the computer now will be on forever. More childern under the age of @NUM3 years old are on the computer know. Where there are chat rooms were they can interact with others. For example, @PERSON1 is a childerns game that has a chating interaction, were you can talk to who ever. But, we you create this @PERSON1 you child has to give a parents email address were they have to read the following terms to chose for their child. But, most parents don't even read it . @PERCENT2 of these parents just agree to these terms and don't even read them. @PERSON2, was followed home from soccer practice when a man about @NUM4" and around the age of @NUM5 said "@PERSON2 come get some candy" @PERSON2 said "how do you know my name"? "@CAPS5 said cause I play with you all the time" @PERSON2 quickly ran home and @CAPS5 told his parents. @PERSON2 plays on @CAPS6 another intraction game and told this stranger @CAPS5 lives in @LOCATION2 field and @CAPS5 goes to @LOCATION2 @CAPS7. Giving strangers you information they can trace you down and find the street you live on. We need to keep our children safe and off of the computers more so sexting, and young children stay off, so kidnapping stops. Help @LOCATION1, @CAPS8 to become a safe place for our childern.</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00" calcext:value-type="float">
            <text:p>100</text:p>
          </table:table-cell>
          <table:table-cell office:value-type="float" office:value="1" calcext:value-type="float">
            <text:p>1</text:p>
          </table:table-cell>
          <table:table-cell office:value-type="string" calcext:value-type="string">
            <text:p>Dear local newspaper, @CAPS1 you know how long you go on the computer for? Well get up and go outside. Thats one of my reasons why I think people spend to much time on it my other reason is your eyesit can go bad. Its a nice sunny day dont wast your time on the computer! Go outside! All, kids @CAPS1 is sit on the computer all day not getting exercis. Did you know @NUM1 out of @NUM2 kids that sit on the computers all day gain at least @NUM3? @PERSON1 told me that. I mean I believe him because its true kids dont get up.There missing a nice day out would you wanna miss a nice sunny day? My finall reason is kids eyesight can go bad. I mean having them stare at a screen all day, thats bad. @PERSON1 told me if your on the computer for @NUM4 hours on the computer for @NUM4 hours straight your eyes can get worst. I remember a tiny when I was on the computer for @NUM4 1/@NUM4 hours my eyes were killing me everything I blink. I know the computer is fun playing games, talking to friends but you should take a break and @CAPS1 something ples. In conclusion just go outside and have fun! @CAPS1 you want to wast a nice sunny day by staying in doors hurting your eyes? I know I @CAPS1!</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cell table:number-columns-repeated="21"/>
        </table:table-row>
        <table:table-row table:style-name="ro1">
          <table:table-cell office:value-type="float" office:value="101" calcext:value-type="float">
            <text:p>101</text:p>
          </table:table-cell>
          <table:table-cell office:value-type="float" office:value="1" calcext:value-type="float">
            <text:p>1</text:p>
          </table:table-cell>
          <table:table-cell office:value-type="string" calcext:value-type="string">
            <text:p>Dear Local Newspaper, Have you ever gone somewhere, taken pictures, and posted them on the computer? If you have you will remember where you visited. But atleast you went to @ORGANIZATION1, or @LOCATION1 or somewhere. There are some people who are on the computer all day. Instead of experiencing nature and taken on @CAPS1 life brings to them, they are on facebook or youtube all day. This disgusts me because there are many fun, beautiful, and entertainings things to do. In @CAPS2 opinion I think computers have negative effects on people. People miss out on enjoying nature or interacting with friends and family. Some people do not get exercise anymore and it hurts to see obese people just sit ther and do nothing about there lives. First I'd like to talk about obesity. Did you know that @PERCENT1 of children are obese at young a young age? Computers take the place of exercising for a young boy or girl. They should go outside and play sports like basketball or soccer. Another thing is those game websites. Children get so caught up in a computer game, everything around them just disappears. All they worry about is winning the game. While playing this game they might eating doritos. Sooner or later five pounds is gained. Then they will regret not exercising and not be able to move. Later in life, when things are bad for them, they will realized on how many fantastic things they missed. Then they will say "@CAPS1 did I do with @CAPS2 life?" @CAPS2 next point shows that people are not enjoying nature. Have you ever taken a nice walk in the park? I know I have. Well people sit inside all day just taking a peek out the window, but don't think about going outside. Nature is beautiful, smells nice, even refreshing at times. But no. People sit on there butt all day. On the computer accomplishing absolutely nothing. Why can't they go outsite for a walk or a jog? People can see animals like squirrels climbing up a tree. How cute. But instead they play a virtual game where you shoot squirrels with a paint ball gun. So much is missed because of computers. As much as not enjoying nature upsets me, some people blow off their own family just to watch a re-run of family guy on youtube. @CAPS1 have we come to? Some children hit their parents because the parents shut the computer off. I'd rather enjoy a meal with @CAPS2 family and then just sit down, relax, and talk. Also some people don't get sleep becuse they are "doing something important" and miss a family trip or even school. In conclusion I believe that computers are bad because of obesity, missing nature, and not enjoying company of family &amp; friends.</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02" calcext:value-type="float">
            <text:p>102</text:p>
          </table:table-cell>
          <table:table-cell office:value-type="float" office:value="1" calcext:value-type="float">
            <text:p>1</text:p>
          </table:table-cell>
          <table:table-cell office:value-type="string" calcext:value-type="string">
            <text:p>Dear Local Newspaper, Experts should not be concerned about other people that stay on the computer for a while. Maybe people know what they are doing and have to stay on computers for a long time. They also might like to learn things that they never thought about learning. Most people try not to be overweight. Experts should Not try to have less people on the computer. One reason is that people can chat with one another. It can be friends, families, and more. About @PERCENT1 of people chat online with families or friends. Chatting can also help you like if there is an emergency. You can tell someone what is going on and call the cops. Without a doubt chatting online is a great way to use the computer during the time your on it. Another reason is that you can search anything you need to know. Maybe if you have to search something for school, the computer can help you. This can have positive effects on people. It can make someone a better person. You can't agree that getting to search anything is a fantastic way of using a computer for a while. A third reason is that it can teach you hand-eye coordination and gives people the ability to learn about faraway places and people. Learning about things you have never dreamed about learning. There are many people and places in the world that you still have to learn about. Is it surprising to you that almost everyone and anyplace that is famous is on the internet. Using the computer this way is another terrific idea. These are all great ways of using the computer. Being on the for a while is not a waste of time. People can you their time wisly on the computer. Surprisingly it is true that all of the reasons are good for the time being on the computer. So you should try to make people be on the computer less often.</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03" calcext:value-type="float">
            <text:p>103</text:p>
          </table:table-cell>
          <table:table-cell office:value-type="float" office:value="1" calcext:value-type="float">
            <text:p>1</text:p>
          </table:table-cell>
          <table:table-cell office:value-type="string" calcext:value-type="string">
            <text:p>Dear Local Newspaper, Have you ever been running late to a party and just realize you don't have the directions to the person's house? Have you ever had to write a paper and there wen't any books or encyclopedias available? Or have you ever just wanted to catch up with an old friend? @CAPS1 you answered yes to at least one of these questions, there is a good chance you have used a computer in your lifetime. Computers have positive effects because they can give you quick and reliable @CAPS2 and the can be fun too. To begin with let's go back to that example in the paragraph above. Have you ever been running late to a party and realize you do not have the direction's to the person's house? @CAPS1 you have, there are two things you can do in that situation. You can call up the person who probably wan't answer because they're @CAPS4 fun at their party, or you can go on the computer, type the person's address in and you will have your directions in seconds. Call me crazy, but this way seems quicker more efficient and reliable. My mother always says to me, "@CAPS1 you're @CAPS4 trouble finding @CAPS2, go on the computer," because she knows that there is all the @CAPS2 in books on the @CAPS3, and more. And it's just one click away, @CAPS4 sold that, the computer has positive effects on you because it gives you quick and reliable @CAPS2 In addition, computers have positive effects on you when you're trying to have fun. For example, @CAPS5. @CAPS5 is used by teens and adults like, and for one reason only, to socialize with friends via computer. @CAPS1 you to another date and wait to see what your last friend's up the best thing to do would be to go on @CAPS5 and ask A @ORGANIZATION1 shows that in a family of five, four of them use the @CAPS3 to communicate and socialize with friends. Obviously, this is how computers have a positive effect. In conclusion, whether you're bored at home and it's a rainy day, or @CAPS1 you have to nght a research paper you saved until the last minute, a computer will be there for you. Positive effects computers have - are that they are quick and reliable, and they are fun to use.</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104" calcext:value-type="float">
            <text:p>104</text:p>
          </table:table-cell>
          <table:table-cell office:value-type="float" office:value="1" calcext:value-type="float">
            <text:p>1</text:p>
          </table:table-cell>
          <table:table-cell office:value-type="string" calcext:value-type="string">
            <text:p>Dear The @CAPS1, @CAPS2 has been an argument wheter computers do or do not have a positive effect on people. Some believe, that computers have negative effets on people for example spending too much time, not exercising, and not interacting with family and friends. However, I believe computers have a positive effect on people because it teaches hand-eye coordination, lets people know about faraway places, and allows people to talk online. To conclude, computers have a positive effect on people. Did you know hand-eye coordination can be helpful at times? Well, it true because if you are in distress and the phone is broken and you don't have a cellphone then send an emergency e-mail to one of your friends informing them to call all and since you have hand-eye coordination you can type without having to look down. Also if your in college and have an important essay due tomorrow then hand-eye coordination can really help you write down notes without having to look back at the writing paper. Finally, with hand-eye coordination it can help you can join the army because if you spot a threat you can aim and shoot quickly without having to take out the gun after threat attacks. To conclude, computers teaches hand-eye coordination. Have you ever wanted to go to a forgein places? Well with computers you can do that you can just search the place and see what the place has. Fethermore, if you want to learn to speak a forgein language you can all you have to do is type in the language with a question and search its so easy a baby can do it. Finally, if you want to learn how to cook like forgein places do then type in the type of food or its name and search. To summarize, computers lets people know about forgein places. Have you ever have the feeling that you want to talk to somebody? I know I have this is why computers can help you talk to people online just tree the person's e-mail adresses and type the message. Also you don't have to waste money on paper and envelopes. Finally, having an e-mail is free so you can talk all you want. To conclude, computers help people talk online. In summarization, computers have a positive effect on people. It helps them have hand-eye coordination, learn about new places, and lets them talk.</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05" calcext:value-type="float">
            <text:p>105</text:p>
          </table:table-cell>
          <table:table-cell office:value-type="float" office:value="1" calcext:value-type="float">
            <text:p>1</text:p>
          </table:table-cell>
          <table:table-cell office:value-type="string" calcext:value-type="string">
            <text:p>Computers are used world wide everyday, and most of the time @CAPS2 is used for a good reason. Computers help out by making @CAPS2 possible to get all the info you want, like for a trip. @CAPS1 you wanted to go to a close but fancy restaurant you @MONTH1 use a computer so you know how far. Computers also help out, making @CAPS2 possible to talk to friends that you haven't seen for years. @CAPS2 is also great way to meet new people. Let's say you are really stressed at work or school and you forget your book, you can usually bring @CAPS2 up on the computer and do @CAPS2 there. First, computers help out with traveling, sight seeing and lots more. When you travel, dont you want to know everything? And the biggest detail you want to know is the cost and the computer can usually give you a close to exact price for everything. Now that help's out a bunch when your traveling the world. And also when your site seeing you usually want to find either the most amazing or romantic spot were you are. And @CAPS1 you type in "the most romantic spot in somers" @CAPS2 should come up with a bunch of spots. So dont drive to miles just to get a map or brochure, use your computer and print one off. Second, @CAPS1 there was a friend you haven't seen in years and you want to talk, you can go on the computer. The computer helps in so many ways @CAPS2 could even tell you were this person lives and you could surprise visit him/her. When your on the computer, you can even meet new friends and have conversations with them. and even meet them someday. And @CAPS1 you and that new friend get along then mabey you and that person could be best friends. So @CAPS1 you haven't seen or talked to someone in a while that you knew use the computer to have a chat. Third, say your teacher or boss yelled at you today and no one has been nice to you all day and you forget your homework book or paperwork. Were do you go? the computer, @CAPS2 can bring most any paper work or work book you need to get the job done. @CAPS1 you forgot your homework book, you dont want to get a falling grade. on this homework. So you go to your computer from there. And @CAPS1 you forgot your paper work, and @CAPS1 you didn't finish this project for work tonight you would be fired, you could just go on the computer, find the work and finish @CAPS2. Also save your job. So that why computers help out so much in this lifetime. Last, that is why in this lifetime you need computers. They help us with our vacation trips. They help with conversation with old friends we haven't seen forever. Also they help with your school and job work. At least @PERCENT1 of our population use computers every day and with out them our society would colaps/ @DATE1. So think about the decision you are making and @CAPS1 @CAPS2 will benefit our society or make our society @DATE1 to its knees.</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106" calcext:value-type="float">
            <text:p>106</text:p>
          </table:table-cell>
          <table:table-cell office:value-type="float" office:value="1" calcext:value-type="float">
            <text:p>1</text:p>
          </table:table-cell>
          <table:table-cell office:value-type="string" calcext:value-type="string">
            <text:p>Dear Newspaper @CAPS1, I firmly believe that computers are beneficial to today's society. Not only do computers help us connect with peopl, but think of how efficiant they can be. And you can't neglect the fact that computers offer a profusion of entertainment. So before you say, "Computers are ruining our society.", please read my reasons why computers are essential. What is the first thing that comes to mind when I you hear 'computers'. Many people think of the chatrooms and @CAPS2's. Those are two examples of how a computer can bring people together. Imagine you doing a report on life in @LOCATION1. However, all you can find are those generic articles in old books. A simple solution is talking online to an actual person who lives in @LOCATION1. Computers can even help connect family members who live long distances from each other. I know that i would be overflowing with bliss if an aunt or uncle contacted me through '@CAPS3' or e-mail. In addition to connecting with people, computers are very efficiant. As students mature, homework is taken seriously. For instance, one of my friends handed in an essay and our teacher did not accept it. Her penmenship was not legible. Typing homework is an easy alternative to handing in messy, unsophisticated work. The efficiency of a computer is also recognized when trying to accomplish seemingly simple tasks. Just imagine how often you'd get lost without your directions from. Or how much you'd mess up if you didn't print out a recipe for dinner. Most importantly, computers are the virtual gateway to all sorts of entertainment. Whether you like playing computer games or even if shopping for the best deal is you game; a computer will suit you. There are. Thousand of website to visit and even more games just waiting to be played. A computer is anyone's passport to leisure and enjoyments. So you make the choice. Is a computer going to benefit society, or will they have catastrophic results. I urge you to remember; computer are a way to connect with people and they are efficiant. Most of all, remember how much you can achieve with a computer.</text:p>
          </table:table-cell>
          <table:table-cell office:value-type="float" office:value="5" calcext:value-type="float">
            <text:p>5</text:p>
          </table:table-cell>
          <table:table-cell office:value-type="float" office:value="6" calcext:value-type="float">
            <text:p>6</text:p>
          </table:table-cell>
          <table:table-cell/>
          <table:table-cell office:value-type="float" office:value="11" calcext:value-type="float">
            <text:p>11</text:p>
          </table:table-cell>
          <table:table-cell table:number-columns-repeated="21"/>
        </table:table-row>
        <table:table-row table:style-name="ro1">
          <table:table-cell office:value-type="float" office:value="107" calcext:value-type="float">
            <text:p>107</text:p>
          </table:table-cell>
          <table:table-cell office:value-type="float" office:value="1" calcext:value-type="float">
            <text:p>1</text:p>
          </table:table-cell>
          <table:table-cell office:value-type="string" calcext:value-type="string">
            <text:p>Dear @LOCATION1, @CAPS1 your computer ever crashed, and you needed to do a presentation? Well if so, that means you probably had to do your presentation on paper, the old fashioned way. Recently, there @CAPS1 been a debate going on between experts about computers. Some think they make your life more efficient while others think they make you spend too much time on them rather than outdoors. I believe that computers make our lives easier and that the advances in technology have a positive effect on people. I think this because it teaches you skills and updates you on info. around the world, it's efficient for work and helps the environment, and lastly, it let's people stay in touch. Computers have a positive effect on people because it let's family members stay in touch. Emails are an example of this. Instead of mailing a letter, you are electronically sending it. The person recieves it quicker and can answer ina more timely manner. Also, social networking sites help families keep in touch. One example of this is facebook. You can see what the person is doing and chat with them using facebook chat. I relate to this. My cousin lives in @LOCATION2, so I don't see him a lot. Through facebook, we can talk and update each other on our lives. Lastly, you can see pictures of your family. Many families have accounts on photo sharing sites. This enables them to see pictures or recent vacations or sporting events. They can comment and every member of the family can see how everyone looks/changes throughout the year. That is how computers let people stay in touch. Another reason why computers have a positive effect on people is because it teaches you skills and updates you on information. Computers teach you hand-eye coordination. When you type with a keyboard, you have to know where each letter is. This makes it possible to lok at the screen to recognize my errors. Hand eye coordination is a good skill for everyone to know. Computers update you on world news. Many homepage on the internet have news engines built into them. These news engines keep people updates on major news events. For example, the war in @LOCATION5, or more recently, the @LOCATION3 and @LOCATION4 earthquakes. Without the internet, we would be very behind on important news updates around the world. My last reason why computers have a positive effect on people is because it is efficient for work and they help the environment. Computers help the environment because you are not using as much paper. Throughout the year, @CAPS2 use billions of sheets of paper to write letters. With computers that number goes down into the thousands. Why you @MONTH1 ask? Emails don't recquire paper. They are electronic, which means no paper. They are also environmentally friendly because news paper companies are going out of buisness. Due to online news paper news is becoming less and less popular. Computers are efficient for work because it is so easy to make presentations. There are so many programs to use, that making a big presentation could take minutes. That is why computers make work easy but help the environment at the same time. As you can see, computers have many positive effect on people. They let family members stay in touch, they teach you skills, and they are efficient for work while being environmentally friendly. That is why I believe computers have a positive effect on people. Let me ask you this question again. @CAPS1 your computer ever crashed when you needed to do a big project? Now you know that computers make life efficient. What would you do without them? So now it's your turn, go out and buy a computer because you will be thankful you did.</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08" calcext:value-type="float">
            <text:p>108</text:p>
          </table:table-cell>
          <table:table-cell office:value-type="float" office:value="1" calcext:value-type="float">
            <text:p>1</text:p>
          </table:table-cell>
          <table:table-cell office:value-type="string" calcext:value-type="string">
            <text:p>I saw in one of the news papers I got in the mail that had an overnight for people to state their opinion on kids computer useage. I took the idea of waiting this letter. Multiple people do have to use computers for multiple things. Such as: homework assignments such as essays, sometimes peoples family members go off to was but can't use cell phones, also online job alpications. To start off with, kids have homework assignment right? Most of the time people have to do essays. I ask my mom lots of times if I can do an essay for school, she say, "why don't you stay after to do it?" @CAPS1 have lives so they can't stay after, also at school the computers don't let you go on most websites unlike at home which does. That's mostly one main reasons kids use computers alot. Next,, some family members go off to war. Normally for safly and privacy, they wont let the soldiers life their cellphones, but for other reasons they can use their computers. Usually your family members know that you have a computer and want to contact you so that they to know their ok so they don't have to for two years. So, the base they ace at you can talk to them over video mail. I have an @CAPS2 that went to @ORGANIZATION1 and is now in @LOCATION2, and we sometimes talk to him over chat when he was in @LOCATION1. Lastly, job aplications. Most of the time people are home bound but need a job. Tons of @CAPS3 commertials show avertisements for jobs online. This is good for all types for people, homebound, elderly, ect. But mostly its good because they sometimes let you have your own business and you get good pay still. In conclution, Some people don't go online just to be online they actually are doing something such as talking to their loved ones that they wont see for along period of time, also school assignments. Plus, if people don't know people very well how do they know if they're active or not kids, and adults, should still be able to use computers when ever they want.</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09" calcext:value-type="float">
            <text:p>109</text:p>
          </table:table-cell>
          <table:table-cell office:value-type="float" office:value="1" calcext:value-type="float">
            <text:p>1</text:p>
          </table:table-cell>
          <table:table-cell office:value-type="string" calcext:value-type="string">
            <text:p>Dear editor, @CAPS1 name is @PERSON1, and I believe that computers are a benefit to the world, and people as well. I say this because lots of people can talk to family of friends long distance. Also the computer can teach you lots of thing. Finally it makes you more social. In @CAPS1 strong opinion computers are better for the world. Firstly, many people can talk long distance with family of friends. You have web cam and that allows you to chat and see the person. Also @CAPS2 is another site where you can talk to friends and then you can have a lot and put pictures of yourself and even videos, even though you can talk on the phone and do all this but on the phone it costs money for a plan. When you use a computer it is completely free. Secondly, the computer teaches you things that help you later on in life, and it let's you know things as well. The computer people made programs that can computers and more really cool. The programs teach you how to type, it is called type to learn or type for fun. Also they have programs that let you know how to read. It is great for kids because they need to know these things any ways. Finally, the computer makes you more social. This is because you have @CAPS2 and it let's you know things that happen in school or out of school. You can talk to people on @CAPS2 or email each other and have a conversation with them. You can also meet new people from other places and have a good relationship with them. You have friends with and know who they are and won't need to figure it out. So, this is why I believe that having a computer is a good idea, and good to have. You can talk to people long distance. The computer teaches you things for life. Finally it makes you more social with people. So in @CAPS1 strong opinion it is a good idea to have a computer.</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10" calcext:value-type="float">
            <text:p>110</text:p>
          </table:table-cell>
          <table:table-cell office:value-type="float" office:value="1" calcext:value-type="float">
            <text:p>1</text:p>
          </table:table-cell>
          <table:table-cell office:value-type="string" calcext:value-type="string">
            <text:p>Dear @ORGANIZATION1, I think computers are good to society, because you can read the news paper online, email your friends and family, and can play games and watch videos or movies. Knowing the latest news is very important, news paper are okay but you have to pay for them with the news paper online you can get the latest news for free! This way you can save money and trees. Heres another way of saving trees. E-mailing is a good to talk so some one far away and it's a lot faster than just regular old mailing. E-mail is also good for e-mailing links to cool websites, on e-mail can send a funny picture or a video or an important notice. So, Computers can be your news paper and a good and fast way of communication. It also can be useful for entertainment. Computers are one of the most popular entertainment sources. Computers allow you to go on game sites, watch videos or movies or play on online game on just a regular @CAPS1 game. I know whenever I'm bore I go on my computer and I can always find something to don on line or find a movie to watch. So, computers are very popular, in many areas computers are helpful in news, communication, and entertainment. People just need to look at the positive aspects of computers, then they will see how great they are</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111" calcext:value-type="float">
            <text:p>111</text:p>
          </table:table-cell>
          <table:table-cell office:value-type="float" office:value="1" calcext:value-type="float">
            <text:p>1</text:p>
          </table:table-cell>
          <table:table-cell office:value-type="string" calcext:value-type="string">
            <text:p>@CAPS1 judgment comes from expirience, and expirience comes from bad judgement, qouted from my uncle's dad. Computers haven't been around all that long for the public, so the public has little experience. Therefore, the public also lacks @CAPS1 judgement in using computers and the detrimental effects are starting to show. Computers have caused damage to people! To begin with, computers can be a @CAPS2 issue for people. In studies in @LOCATION1, @NUM1 out of @NUM2 @CAPS3 who spend their time (@NUM3 or more hours) are wearing glasses. Because of bad @CAPS2 effects the screen has on your eyes. Furthermore, computer games are made to be addicting, which causes @CAPS3 to sit in front of the computer instead of excercising. This @MONTH1 be one of the biggest causes of obesity in @LOCATION2! My little brother used to be addicted to a flying game, and he sat in front of it for hours every day and started to get fat. As soon as he stopped playing it and going outside more he immediatly started to lose fat. Therefore, people need to move around more instead of sitting in front of the computer. To continue, my second argument is about detrimental effects computers have on the enviroment. First, computers need electricity to run. That electricity comes from power plants. Over @PERCENT1 of @LOCATION2's powerplants are coal, petroleum, or natural gas based. When people turn on the computer because they are bored, it wastes electricity that doesn't need to be used. Furthermore, scientists suspect humans are now a major cause of global warming. It is common sense that those powerplants burn their respective fuels to create electricity. In other words there is a definite connection between computers and global warming. Also, the powerplants release pollutants into the air that can eventually cause acid rain. To end with, my last argument is about people's skills. In a school survey, @CAPS3 who used their computers for more than @NUM4 hours per day didn't know how to cook or how to even light a match! There is a definite connection between the two as most people just put something in the microwave to eat to be able to go back to the computers as fast as possible. The matches are lit by parents to light fires or candles, But what happens when a natural disaster strikes like in @LOCATION3 or @LOCATION4? How will @CAPS3 be able to fend for themselves? The only way to cook would be with fire. There wouldn't be microwaves to cook canned food with. Furthermore, how would @CAPS3 be able to even start a fire without @CAPS4 how to light a match? Evidently excessive computer use could have very detrimental effects in a natural disaster, even to adults, so we need to stop it! Do you want @LOCATION2 to be thought of as @CAPS5 and @CAPS6? Should the enviroment, our only home, suffer because of a few bored people? How will we handle a major natural disaster? In conclusion, people are spending too much time on their computers, and they need to stop! People are becoming @CAPS6, @CAPS7 the environment, and losing important life skills. We need to all come together and cooperate to keep people healthy, to retain our life skills, but most importantly ssave our one and only beautiful @LOCATION5.</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cell table:number-columns-repeated="21"/>
        </table:table-row>
        <table:table-row table:style-name="ro1">
          <table:table-cell office:value-type="float" office:value="112" calcext:value-type="float">
            <text:p>112</text:p>
          </table:table-cell>
          <table:table-cell office:value-type="float" office:value="1" calcext:value-type="float">
            <text:p>1</text:p>
          </table:table-cell>
          <table:table-cell office:value-type="string" calcext:value-type="string">
            <text:p>Dear @PERSON1, @CAPS1 these days are telling kids to go outside instead of vegging out in front of a computer. Computers can but promote bad habits. I try not to use the computer unless I have too for school or to get homework. Please consider the negative effects which are exercising in apropprate content and less interaction with friends/family. Yes internets can be used to find diets and exercise plans but if you would just go to the gym to burn of those pounds everything would be just fine! Internet and computers are designed to suck in your brain, and attack you to all the websites and neat little things. It is more effective just to go to a local @ORGANIZATION2 or @ORGANIZATION1 to work out. I swim on a swim team for a @ORGANIZATION2. I love swimming better than going on the computer. It satisfies my personal needs of exercising. I lost @NUM1 pounds by just swimming for a month. I will run on the tred mill to help me burn of stress or anger. Gyms are way better than computers. I know most of us have seen something inapropprate on the computer. Yes computers give people jobs but there is no need to post pictures or messages that will hurt peoples feelings. I know the other day I saw a really mean comment that made me feel bad for the victim. I know youtube is trying to stop inappropriate content, so hurray for them. Once you give something to the internet it is lost forever. Yes computers have ways to keep in touch with friends but it is better to @CAPS3 or visit in person. Like my @CAPS2 always said," @CAPS3 more, it builds character!" @CAPS4 ever I get the chance I @CAPS3 my best buddies instead of using the computer. Kids theses days can be mean with out try. You disconnect yourself from your family. Because computers attrack users, there are times where you don't pay attention to others around you. @PERCENT1 of kids donot do there home work because of computers. Thank you for your time. I think computers are bad and everyone would be happy with out them. They help the obesity level in the nation, let cyber bullying and inappronrate content flow around the internet and lastly block you out from the world. ( @CAPS5.S someday computers are going to take over the world and you will be sorry you didn't listen to me.)</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113" calcext:value-type="float">
            <text:p>113</text:p>
          </table:table-cell>
          <table:table-cell office:value-type="float" office:value="1" calcext:value-type="float">
            <text:p>1</text:p>
          </table:table-cell>
          <table:table-cell office:value-type="string" calcext:value-type="string">
            <text:p>Dear @CAPS1 paper, @CAPS2 name is @PERSON1 and I am writing this letter on the count of the computer issue. @CAPS2 look on this subject is the oppisite. People @MONTH1 spend more time on the computer then exercising, but theycould still be social in chat rooms. People can use laptops out doors. You can spread your imagination with the games you can play. Lets get onto @CAPS2 first point, being social. The experts say that people are spending less time with there friends and family then on the computer. They @MONTH1 be spending less time with there friend and family physicly, but who said there not being social. Theres facebook, @CAPS3, and chat rooms. You can talk to your friend on there so they on being social. Not being physicly social but verbily social. On to @CAPS2 next subject the expert say were not enjoying out doors, but the over looked something here it is. If were not enjoying outdoors then half of amarica would be as plae as can be. Then theres laptops. You can use thoughs out doors. People that have laptops can go outside on a sunny day grab some fruit and relax. You could stay out there till the batterie deis. Then just grab the pluge and keep relaxing its easy. Computers also help your imagination. Some computer games help expand your imagination because when your playing games you think of things that could make the game better. Simulaters help you design or even controll things. Some games allow you design and play as a character you created. They help you jobs that you might be intrested in. For me computer games expanded @CAPS2 drawing. All these thing can be reversed. No one is a robot that repeats what they do over and over again. Humanity has the power to get off the computer, and go outside or be social. As I just proved everything you can physicly you can do on the computer.</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14" calcext:value-type="float">
            <text:p>114</text:p>
          </table:table-cell>
          <table:table-cell office:value-type="float" office:value="1" calcext:value-type="float">
            <text:p>1</text:p>
          </table:table-cell>
          <table:table-cell office:value-type="string" calcext:value-type="string">
            <text:p>Dear @CAPS1 @CAPS2, Computers do put possitive affect on people and it also teaches us. So I think computers are very important and they are needed in people lives. We learn information about the world and about what is going on. It also helps us comunicate with friends and family. Lastly it can help us gather information for homework and projects. First, while we are on the computer it tells us baout the world and different countries. The computers tell us how the war is and about what the president is doing. The computer also gives us information about local news such as weather, traffic reports and if there has been a crime that has happended. We also can find out about the stockmarket which is very important to many people. Second, the computer gives the ability to talk with friends and family. AIM, @CAPS3, and @CAPS4 are all different ways to interact with each other. Also if we didn't hand something in at school we could always just e-mail our teachers the information that they might need by a spacific date, if a student forgets what the homework was we can just ask on the computer. Many people find old friends that they haven't seen in years, and getting to see them again and how their family is, it could make someone feel happy about knowing that their old friend has grown happy. Lastly, if students have project or homework that they need information on the computer could always help. On the computer there is a lot of information about people, places, thing, and anything you want to know. The computer gives you answer to question you @MONTH1 have. You can get pictures and information of the thing you are looking up. It also gives you location and dates of different events that have happened in what you are looking up. Computers are very useful when it comes to sudents education. In conclusion, Computers are a very important part of everyones life. To learn about information that is happening in the world, to talk to friends or family, and to help with school work. Even if people aren't exercising they are increasing their education by finding information. You can still enjoy nature, but not as much as ussuall; you still spend time with family and friends by comunicating on the computer. Computers are one of the gratest inventions, and does have a positive effect on people. </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15" calcext:value-type="float">
            <text:p>115</text:p>
          </table:table-cell>
          <table:table-cell office:value-type="float" office:value="1" calcext:value-type="float">
            <text:p>1</text:p>
          </table:table-cell>
          <table:table-cell office:value-type="string" calcext:value-type="string">
            <text:p>Dear Newspaper people, @CAPS1! Isn't computers just swell? I mean why aren't they you can one learn up on your knowledge, two you can play alot of fun games, and last but not least we can talk to our friend. Well I hope you enjoy my essay about the computer world. Have you ever had any diffuclty finding something in a libery? Well forget your libery cards just go on the computer's @CAPS2. On there you can fin what ever your looking for. One time I was doing a project on my favorite rocker @ORGANIZATION1, so my mom told me to check the libery for a book on him but I couldn't find one. So instead I just jumped on my computer but not really jump on @CAPS4 but any way so I went on the @CAPS2 and guess what! I found all I needed to know about him getting me that rocking at on my project. i mean ther's alot more you can learn with the computer like what's going on in the world around us or even learn about little world around us or even learn about little insects to big plants. Well that's what I got for using the @CAPS2 for knowledge. Welcome back! Well now I'm going to tell you about a few games you can play on the computer. The game I'm going to tell you about is my favorite game and @CAPS4's called left @NUM1 dead @NUM2; @CAPS5 you never played the game your probably like that game sound really hard and scary well @CAPS4 is. i'm just kidding @CAPS4 can be hard at first and a little scary but @CAPS4's still fun. Another game I enjoy playing is a online game called, '@PERSON1," the game is fun and all but @CAPS4 takes a while to do and kill the fun stuff. For example I'm a lvl. @NUM3 mage and I can take on lvl. @NUM4 @CAPS7 because I can use high leveled spells. but anyways there alot of things to do on a computer. Like me you can kill zombie hared or just do a quest or two, who cares @CAPS4's in you hands have fun. Now the last thing I'm going to tell you about is how you can talk to you friends over the @CAPS2. well like me I moved so I couldn't really hangout with my friends so I got there @CAPS9-mail so now I can talk and see my friends on a webcam. Another good reason to be able to use the @CAPS10 or computer is you can talk to family members who joined the @ORGANIZATION2. My uncle joined the @ORGANIZATION2 and he's going to be leaving soon so I'm to be wanting to see him so I'll see him on webcam or be able to chat with him. Well that my reason why @CAPS4's a good reason to have a computer. One you can use @CAPS4 to learn, two some hard care gaming, and three just talk to friends. Thank you and have a nice day.</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116" calcext:value-type="float">
            <text:p>116</text:p>
          </table:table-cell>
          <table:table-cell office:value-type="float" office:value="1" calcext:value-type="float">
            <text:p>1</text:p>
          </table:table-cell>
          <table:table-cell office:value-type="string" calcext:value-type="string">
            <text:p>I agree with the newspaper, people are spending too much time on the computer and not exercising. everyone knows computers addictive. but people need to get out more. but people making it more addicting by creating things such as never ending games and its distracting people from there life, family, work and exercise.</text:p>
          </table:table-cell>
          <table:table-cell table:number-columns-repeated="2" office:value-type="float" office:value="2" calcext:value-type="float">
            <text:p>2</text:p>
          </table:table-cell>
          <table:table-cell/>
          <table:table-cell office:value-type="float" office:value="4" calcext:value-type="float">
            <text:p>4</text:p>
          </table:table-cell>
          <table:table-cell table:number-columns-repeated="21"/>
        </table:table-row>
        <table:table-row table:style-name="ro1">
          <table:table-cell office:value-type="float" office:value="117" calcext:value-type="float">
            <text:p>117</text:p>
          </table:table-cell>
          <table:table-cell office:value-type="float" office:value="1" calcext:value-type="float">
            <text:p>1</text:p>
          </table:table-cell>
          <table:table-cell office:value-type="string" calcext:value-type="string">
            <text:p>Dear Local Newspaper: @CAPS1 you think computers are great for everyone? I think computers are one of the greatest inventions ever. What's really great about them is how much you can learn from computers. You can learn hand-eye coordination, learn about faraway places, and talk online to people. Surely, read on to see why computers are very important to us all. Many people think that computers are bad for our mind, but actually they're not. When on computers you can learn hand-eye coordination. You can be able to type well and very fast after a while and improve your eye sight by reading your writing or notes for a paper. Lastly, you can even have fun, relax, and type out your papers for reports. Definitely, read on to see what computers can @CAPS1 too. They're a lot of faraway places that have their own specil way of showing you a great time. On the internet, that have a list of vacation spots or places that grab your attention to visit. They give you details on why to visit it and a fair price. Think about it, would it be cool to visit a great place, like @LOCATION1. Without a doubt, continue reading. Have you ever wanted to play outside but it was raining or your friends were not around. Well, on the computer you can talk online to your friends. You can see how their doing or what their doing and still have a good time. Not to mention, you can even make new friends. Lots of kids and teens go online to make new friends. Surely, you should agree that computers are great. I think computers are very unique and important. That's why so many kids to adults use it the computers so much. They use it to learn hand-eye coordination, learn about faraway places, and talk online to other. Thank you for reading my paper local newspaper.</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18" calcext:value-type="float">
            <text:p>118</text:p>
          </table:table-cell>
          <table:table-cell office:value-type="float" office:value="1" calcext:value-type="float">
            <text:p>1</text:p>
          </table:table-cell>
          <table:table-cell office:value-type="string" calcext:value-type="string">
            <text:p>Dear Local Newspaper @CAPS1, @CAPS2 our technology advance, so do are lives. Computers are a perfect way to better our way of life in ways that are benificial to us and future generations. The use of computers, and the @CAPS5 alone allow us to learn about the way of life in other places on @LOCATION4 talk to people faraway, and express ourselves. Computers give us a bright future. First many people, actually @PERCENT1 of the worlds population are generally stationary, and line in a local town or city environments. This is why computers are so helpful because they give @CAPS2 a way to research other places around the globe. @CAPS3 can create an interest in other cultures, and shape our opinions @CAPS2 @CAPS3 discover things about other places. From there, @CAPS3 can look at different topics in a wide spread point of view. In doing this @CAPS3 will connect to other ways of life. @CAPS2 philosopher and poet @PERSON1 state" @CAPS3 learn about ourselves through the discovery of others." @CAPS4, another particularly handy function of the @CAPS5 through computers is @CAPS3 can communicate with people who live far away, when @CAPS3 couldn't visit otherwise. A @LOCATION2 study showed that actually @PERCENT2 of use of the computer is communication with sites like facebook or @CAPS9. A scientist in @LOCATION3, @PERSON3, says @CAPS3 @CAPS2 humans tend to enjoy communication because it gives @CAPS2 a sense of unity. This is why so many companies are realizing that sites like @ORGANIZATION2, @CAPS6, and @ORGANIZATION1 are gaining in popularity." And this is true. It is enjoyable to @CAPS7, talk, or email others. Without computers, this couldn't be possible. Lastly, computers give us the chance to express our ideas like never before. Now, stars aren't only made in @LOCATION1, but now you can make yourself famous on @CAPS8 or @CAPS9. Just ask @PERSON2, who's voice reached out and caught the attention of a major record company. Now, everyone knows his name and listens to his music. Like @PERSON2, the more wordy folks can express themselves by blogging their opinions. " About half of computer use, " says @CAPS1 to computer weekly, @PERSON4," is using blogs and videos to state one's ideas." @CAPS3 can persuade others to think @CAPS2 @CAPS3 do and discover thngs that @CAPS3 have discovered. Self-expression is very important to society, and this is why computers have such an affect on people. @CAPS2 it is clear, computers have a positive affect on people and society. They allow us to learn about faraway places, communicate with others, and inspire the world around us with our ideas. Welcome to the future.</text:p>
          </table:table-cell>
          <table:table-cell table:number-columns-repeated="2" office:value-type="float" office:value="6" calcext:value-type="float">
            <text:p>6</text:p>
          </table:table-cell>
          <table:table-cell/>
          <table:table-cell office:value-type="float" office:value="12" calcext:value-type="float">
            <text:p>12</text:p>
          </table:table-cell>
          <table:table-cell table:number-columns-repeated="21"/>
        </table:table-row>
        <table:table-row table:style-name="ro1">
          <table:table-cell office:value-type="float" office:value="119" calcext:value-type="float">
            <text:p>119</text:p>
          </table:table-cell>
          <table:table-cell office:value-type="float" office:value="1" calcext:value-type="float">
            <text:p>1</text:p>
          </table:table-cell>
          <table:table-cell office:value-type="string" calcext:value-type="string">
            <text:p>Dear People of @LOCATION2, @CAPS1 many hours a day do you spend being active? Now answer me this, @CAPS1 much time do you spend on you computer? To many @CAPS2 today are sitting down in front of a computer, laptop, ecetra, while not enough are lacing up their shoes for a jog. Computers are ruining us, they deter our social skills, damage our health and cause us to be lazy. They are unbenificial to our society. To start with, millions of people sign up for @CAPS3, @CAPS4, and other website like these to reconnect with people. Do you realize what this means? Now no one has to get in a car and go visit any one else. There is no longer a need to interact with other life forms, nor is there a want to. Lets say there's a woman sitting on her couch. All of a sudden her face lights up with the thought of her friend @PERSON1. She gets up to go start the car, but hey eye catches on the computer. She bites her lip, trying to decide wether to go see her, or have an online chat. Feeling lazy, she sits down. Do you really want that happening to everyone? To late it already has. Moving along, i'd like to take a moment to talk about our health. As most of us knows, fresh air is good for us. Imagine this, you're walking through the woods on a trail. The crisp, cool air, tickles you skin, and breathing it in just makes you smile. Your entire body feels energized from the treking. With passels of days like this ahead, you can'@CAPS7 wait. Now imagine this, your sitting in front of a computer, in a hot, stuffy room. You back aches from being in this posistion so long. Plus you think your getting a cold and you have migrane. You'd get off, but you have another app request. You @CAPS6'@CAPS7 feel like moving back to reality which do you prefer? Above and beyond all this, there's exercise to worry about. I mean, when's the last time that you yourself went on a bike ride? I'm sure you know that it's good for your body if you exercise, but your to busy on the computer. I think it's safe to say that half of @LOCATION1 would rather update their @CAPS4 than get up and move. It's crucial to our health that we get active. To sum up, alot of us are pondering wether or not to spend more time on the compuer. Well here's you answer, "@CAPS6'@CAPS7." Not enough people are interacting now a days, their spending the best years of their lifes stuffed up in a house, and most importantly, let's face it, their getting fat. Computers are taking over our lives it's now, or never, make the change to a better and more satisying lifestyle. Please @LOCATION1, turn off the computer.</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20" calcext:value-type="float">
            <text:p>120</text:p>
          </table:table-cell>
          <table:table-cell office:value-type="float" office:value="1" calcext:value-type="float">
            <text:p>1</text:p>
          </table:table-cell>
          <table:table-cell office:value-type="string" calcext:value-type="string">
            <text:p>Dear @CAPS1: The effects that computers have on me is that it teaches me hand-eye coordination. I learn stuff from the computer, and it is a fun thing to go on. But, I mean those are only my opinions. Well im gonna just go ahead and explain them to you. The good thing about computers is that it teaches you hand-eye coordination which helps you see better with your eyes. Also it helps you with your hands by making you learn how to catch stuff and how to react quickly with your hands. For example I was playing baseball and I couldn't catch very good and I was also learning how to use the computer and because I was able to type fast my hands reacted when I got grounders and pop fly's hit to me. So I was so happy that I lerned how to use the computer and type. But for sure the computer is the best because you can research stuff and you find out more important facts. Also you are learnen more when ever you research anything. I'll tell you one thing though, I like the computer so much because it helps me find out important details and facts about the person that I am doing my project on. Yes I know the computer is so fun because you can go on different websites such as myspace.com, youtube.com, and funnyjunk.com. I go on mspace to talk to my friends and to meet new people that's what I like about myspace I meet new people and make new friends. I go on youtube because I like to listen to music and I watch music videos on their also I watch skate board videos too cause I love to skate! But one thing for sure is that I go on funnyjunk.com to play games cause they have so much fun games that you can play. But my favorite game is @CAPS2 the hedgehog. In conclusion those are @NUM1 opinions and @NUM1 reasons to support the effects about computers. So I want you to think about some effects about computers and your opinions about computers and compare them to my opinions? But hey! That's up to you only if you want to.</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21" calcext:value-type="float">
            <text:p>121</text:p>
          </table:table-cell>
          <table:table-cell office:value-type="float" office:value="1" calcext:value-type="float">
            <text:p>1</text:p>
          </table:table-cell>
          <table:table-cell office:value-type="string" calcext:value-type="string">
            <text:p>Do you think computers are helpful? Well you should because, They are the most help full object on the market, also @CAPS8 famly members live far away you can im, facebook them or even send @CAPS1 and to them. The main thing for tenes or chidren is easly the enjoyment you could watch your favort showes with a click of the mouse or even play freefun games. The coumputer is a very help full object. @CAPS4 you have bad handwriting and a report is due you go and tipe @CAPS8 up on your computer, and your teacher will think you spent all night. Doing @CAPS8 when @CAPS8 was easy you will also get a better grade. @CAPS4 a big famly trip is coming up you can go online and get the trip easer then you would have , and at low price. Also you can shop @CAPS4 its a birth day of @PERSON1 you can get gifts for a very low price ever @PERCENT1 @CAPS2!!! @CAPS4 your family lives far and you dont get to see them a lot the internet is the place to gp, you could talk to them with instant messgr or you could facebook then. You could them @CAPS3 or, also you could talk to them you can see them on your screen and they can see you on their screen and @CAPS8 would be like they in the house with you, @CAPS4 the a vecation you could send them @CAPS3 and maps of werere your what go even info about the plases. Enjoy ment is the teen favort. @CAPS4 you mst your favort show you could got o @CAPS6 and sec the show for free!!! Youtube is were you could see something funny, excites, or @CAPS9 plain grose. @CAPS4 someone like @PERSON2 @CAPS9 did a asom trick and you mist @CAPS8 look @CAPS8 up . There are two tipes of games you could play games on the internet like addicting games com or play @NUM1, @CAPS7 online are play with freinds. Know you know why the internet is great @CAPS8 has games be close to your famly or even @CAPS9 get help. So chus to say you think the internet is good its your dicision.</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22" calcext:value-type="float">
            <text:p>122</text:p>
          </table:table-cell>
          <table:table-cell office:value-type="float" office:value="1" calcext:value-type="float">
            <text:p>1</text:p>
          </table:table-cell>
          <table:table-cell office:value-type="string" calcext:value-type="string">
            <text:p>Dear Local Newspaper, @CAPS1 @PERCENT1 in town use the computer for at least five hours each day. The people are spending way too much time and not benefiting. Computers have an effect on people but in a negative way. People get adicted and distracted and can't get work done. Many inappropriate things are written in computers that children and adults shouldn't read. Lastly people stare at a computer screen all day which can cause brain damage. Effects from computers can be very negative and not beneficial at all. With children at school and adults at jobs, there is most likely a lot of work to get done, but computers should make a person not get the work done. The other day in class the teacher was collecting homework, but @NUM1 out of the @NUM2 kids in our class didn't have the homework. When the teacher asked why the kids didn't do their homework, they said that they were on the computer and forgot about the homework. When the children and adults don't get their work done then grades could be dropped, or people could get fired. The effect is very harmful, and all this happened just because of the adiction and distraction of computers. Since some internet sources are very social, and not all people are kind, mean and inappropriate articles and language could be read. Many children don't know a lot of bad words and certainly no one wants them to be exposed to learning more, so why let them go on the computer and read about these bad things? Adults @MONTH1 know more about the harmful language, but why influence them to write the bad things or comment using mean tones. If adults and children aren't exposed to these bad uses of language then our world could easily be made up of better and kinder people. Studies show that if a person stares at a computer screen for at least three hours a day, then in about two weeks time the person brain could be damaged. The screen of the computer in some way with the human brain and if stared at for too long the screen could permenately damage the brain. A @ORGANIZATION1 student, who studies computer mechanics, quoted, "@CAPS2 help prevent brain damage by limiting the use of computers to only what needs to be done. The mechanics to make the computer screen are not healthy for you!" Who wants to have a damaged brain? Surely this effect could be very serious. So, in the end people should know that computers are not benefiticial. Computers effect people for sure, but not in a way that people would want to be effected. Adiction and distraction from the computer could cause important work to be ignored. Children and adults do not need to learn or be influenced by inappropriate language on the computer. Brain damage could be a serious problem that could be caused by something as simple as looking at a computer screen. @CAPS2 try to prevent all these negative effects by limiting the use of your computer. It is very easy to stay clear of any negative effects but it is your choice whether to do so or not.</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123" calcext:value-type="float">
            <text:p>123</text:p>
          </table:table-cell>
          <table:table-cell office:value-type="float" office:value="1" calcext:value-type="float">
            <text:p>1</text:p>
          </table:table-cell>
          <table:table-cell office:value-type="string" calcext:value-type="string">
            <text:p>Every where you look people are using computers. Just about everyone has one. Some say that computers are bad for you but they can really benefit society. Computers are used for research, socializing and almost all of our @CAPS1 work is done on computers. One of the main things that computers provide is research information. If you want to find out anything, you can find it on the internet. It is an efficient way to study or find information for school. Before the internet and computers, it would take weeks to find enough information for a paper or business work. This was because all information was found in books. Books did not always give you the information you needed whatever was written was all you got. Because of saearch engines and websites, you can type in whatever you want to look up. It is much easier to log onto a computer and type in a question than search an entire book to find an answer. Computers are the best way to research a topic. Computers are also used to socialize. You can chat with almost anyone on the internet. Being social is one of the most important parts of life. It has been proven by science that social people live longer than people who never talk to anyone. The person you're talking to phnes only give you audio and that doesn't give you the some thing. video chat can allow you to show someone a picture or an expression. Computers allow you to see people that you can't see otherwise. For example, if you have a relative that lives far way and you cant him or her, you can see them through video that socializing through computers is pne of the best ways to talk to people. Our @CAPS1 is mainly run on computers, without them, it would be very difficult to be aware of an on coming attack or threat. The @CAPS1 uses computers to store thir legal files of court cases laws, etc. It is much easier to transfer files digitally than actually sending a paper copy. The store market is also run on computers. You need them to see how you are doing financially computers are essential to our @CAPS1 and economy. Although some experts say that computers do us no good, computers benefit our society very much. They help us research, socialize and they help our @CAPS1 and economy. Computers are essential to our way of life.</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24" calcext:value-type="float">
            <text:p>124</text:p>
          </table:table-cell>
          <table:table-cell office:value-type="float" office:value="1" calcext:value-type="float">
            <text:p>1</text:p>
          </table:table-cell>
          <table:table-cell office:value-type="string" calcext:value-type="string">
            <text:p>I think that the computers are good to be used because anybody can use them at anytime or go on it whenever they want to. The reason why I think it is good is because you can contact someone that you know and talk to them whenever you want. Another reason is because you can play games or look for something or even make a research on stuff that you want to know or about something that you were always curious about. A computer is also usefull for better things like using it for when going to work or when a kid in school needs to do a report of project and needs to do it in typing and also to save stuff that you don't want nobody to use. Computers can sometimes be helpfull to people that really need it and that actually need to use it, but it can also be a fun activity to do if anybody doesnt have nothing to do. I think that the computer is awsome because anybody enough can open up their own website and create something what. A lot of people can go on the internet and open an account on a website; for example a @CAPS1 or a @CAPS2 or a @CAPS3 for that what to have an account. These are a lot of people that use the computer in a good way and use it for things that it can actually be used for. So I think that the computers are avery helpfull to people that like seaching for stuff that there curious about or to have to use it for good need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cell table:number-columns-repeated="21"/>
        </table:table-row>
        <table:table-row table:style-name="ro1">
          <table:table-cell office:value-type="float" office:value="125" calcext:value-type="float">
            <text:p>125</text:p>
          </table:table-cell>
          <table:table-cell office:value-type="float" office:value="1" calcext:value-type="float">
            <text:p>1</text:p>
          </table:table-cell>
          <table:table-cell office:value-type="string" calcext:value-type="string">
            <text:p>Computers donít have any affect on kids we just love going on cause we use it for help and this persuade the readers of the local newspaper cause we need to be able to communicate also do writing essays and doing social studies or science homework my ideas are let us go computers cause were not bothering u can just leave us alone and let us do what you need to do cause what computers are what give us information for we have to do and were to do wat we gotta do and u people can just leave us alone cause arent addicting to me or anyone and if we were it still would it matter cause a computers a computer u dont punish it because just punish us from the computer punish us because of it cause its the computer fault it can be addicting cause the computer is device that gives us wat we need and the information we also the computer does favors for us the computer is a amazing th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1"/>
        </table:table-row>
        <table:table-row table:style-name="ro1">
          <table:table-cell office:value-type="float" office:value="126" calcext:value-type="float">
            <text:p>126</text:p>
          </table:table-cell>
          <table:table-cell office:value-type="float" office:value="1" calcext:value-type="float">
            <text:p>1</text:p>
          </table:table-cell>
          <table:table-cell office:value-type="string" calcext:value-type="string">
            <text:p>Dear, @ORGANIZATION1 concerned with an issue that people are using computers and not exersising. This is a very bad thing and we need to let the word out of what can happen if we don't exercise. The first reason why I disagree of the fact that computers help people is because computers really affect your health you will become fat you start having problems with your heart and it can lead to something fatal. Another reason why I think computers are healthy is because comptuers affect the economy alot in so many ways for example computers use up so much electricity it affects the power in all states. Computers also ruin jobs and this is very bad for the economy people will be addictied to computers for so long they wont bother looking for jobs they will just stay on the computer and gamble or buy stuff. The last reason why I think computers are bad is because of some of the illegal stuff people do on computers there are alot of cyber predetors that prey on kids and they end up finding the kid and kidnapp them. There are also other illegal stuff like bad websites or popups that can get you arrested so if kids go on computers they will not no what something means and they will click on it and it can traumitize a kid their whole life. So @NUM1 I hope you can take this letter into recognation and do something about it cause thes computers can affect my health your health and even your childrens health. That is why I have written this letter to you. If you agree with me I thank you.</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27" calcext:value-type="float">
            <text:p>127</text:p>
          </table:table-cell>
          <table:table-cell office:value-type="float" office:value="1" calcext:value-type="float">
            <text:p>1</text:p>
          </table:table-cell>
          <table:table-cell office:value-type="string" calcext:value-type="string">
            <text:p>Computers can affect the way people are and how they interact. Why is there a need to spend your precious life sitting in front of a compute all day?When you can be getting exercise for example going to your local gym. Computers become a distraction to your social life, thats why you should use them for emergency's and spend more time with your wonderful family and friends. Lastly you can enjoy you surrounding and appreciate life and nature. Computers are meant for business not for people to sit around and to nonsense things. Exercise is very important it helps the human body grow and stay in fit. If your sitting in front of a computer all day your body is going to shut down and won't get the proper exercise. Sports can be just as enjoyable and helps build the human body and gives you the right amount of exercise that your body needs. Sports also build hand and eye coordination just like if your sitting on the couch using a computer. In conclusion exercising can give you all of the same utensils that computers give you but it also benefits citizens more. Family is a wonderful thing in life, but they don't live forever. That's why we should cherries every last moment we have with them. A complete citizens and drives them from family and friends. Computers can take away your social life and you never do go out and meet people and friends. To sum things up computers are a to citizens and cause them to drive out family and friends. Nature is exotic and beautiful and all of us should take care of it and appreciate what we have. Computers can become harmful to nature and destroy homes for animals, for example when you print something from your computer it prints if out on paper. This causes more trees to be knocked down and cut for paper. We should only use paper for emergency's and not splurge on it. We all want the world to be a better place so stop destroying it for our own benefits! In conclusion computers just in the and will cause chaos and destruction. Instead of using them we could be getting the right amount of exercise, and spending it with family, and lastly enjoying nature and our surroundings. I strongly consider that you take my ideas into consideration and hopefully agree with them. </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128" calcext:value-type="float">
            <text:p>128</text:p>
          </table:table-cell>
          <table:table-cell office:value-type="float" office:value="1" calcext:value-type="float">
            <text:p>1</text:p>
          </table:table-cell>
          <table:table-cell office:value-type="string" calcext:value-type="string">
            <text:p>@ORGANIZATION1, In my opinion computers can be entertaining and educational, but should not replace everyday living. Therefore I think that computers harm people and effect them in ways they do not realize. Three reasons that support my decision are the difference between reality and fantacy, family and friends, and your health. Many children and young adults are vulnerable to the assumtion that everything you see on the computer is true. Well, as some find out it is everything but that. The addictive games and electronic features lead you to believe that the people or @CAPS1 @CAPS2 you see are real life situations and activities. Computers are showing kids the wrong mind frame they need to be in. It affects school work and how they behave. They need to be in the right state of mind and get back to reality. Your family and friends have always been there for you. By your side even through your worst. Unfourtunetly, this addiction to the computer has brought you farther away from them. They are not happy with the way you treat them. They want a change so you can enjoy life again. Interact with a human being, not some graphic designed computer picture. That's all it is anyway, and that picture isn't going to be there for you. Your family and friends last longer than that. Your body is special and your health is important. A computer @MONTH1 suggest exercise but you are not going to really do it. You know that and the people who make computer sites know that. Your going to stay there and burn your eyes out from looking at a screen all day. It is not healthy for you or anyone else. Moving you fingers and pushing buttons is not exercise. Your already sitting anyway, so you are not doing anything helpful to yourself. You need to go outside and breathe in air and be in nature. Run around or play a bill game, but not on the computer. In conclusion, you can see how a computer can effect a person. Not only do they mistake fantacy and reality as the same thing, but you lose interaction with your friends and loved ones. Your health is also at risk when you spend hours staring and not moving anything but maybe two fingers. Please consider the risks and believe the facts because honestly, we are losing the chance to live and enjoy the world.</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129" calcext:value-type="float">
            <text:p>129</text:p>
          </table:table-cell>
          <table:table-cell office:value-type="float" office:value="1" calcext:value-type="float">
            <text:p>1</text:p>
          </table:table-cell>
          <table:table-cell office:value-type="string" calcext:value-type="string">
            <text:p>Hi! My name is @PERSON1 and I think computers are not bad. I think this because yes, people do play the computer to much, but they can also learn a lot of things. Another reason is that some kids like bullys can stop bulling and spend time on the computer to stay away from stress. You can also talk to your friends and even video chat with them too. Computers can teach you a lot. For example @CAPS1 your computer breaks or has virus you can just figure out the problem by yourself. You can also learn or read the news that your missing. For example you can also ask questions that you don't understand and people would answer your question. In moder afoot kids, teens, and even adult computers to look up things that they don't understand. For example, when I read along a book and read a word that I don't know and read around @CAPS1 I still don't now I would go to @LOCATION1 and find what the words mean. Bullys and other people like street people that have computers should stay on the computer and you can just play games. They can play hitting games, shooting games, and even board games. You can even watch fights @CAPS1 you want. What ever you want you got it. This is a good thing because then no one will get and everyone will be happy. Bullys can also go on the computer to relax and stay away from people that they hate. The computers can make you relax because you don't have to be around people and you can just tell the computer to do what ever you want. Kids, teens, and adult don't have to leave the house justto talk to a friend or two. I said this because most computers hace a microcam and you can comminicate with others. For example my dad is trying to get a computer with a micro-cam so that he can be incontact with my mom, my brother, my sister, and I. He has to get one because the doesn't live with us any more. He had to leave and go back to @LOCATION2. Another example, would be that @CAPS1 one of your friends move far, far away you can just talk to them on the micro-cam or even send message back and forth. So I think computers are not a bad idea or a bad things. I say this because you can learn, stay good, and communicate.</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30" calcext:value-type="float">
            <text:p>130</text:p>
          </table:table-cell>
          <table:table-cell office:value-type="float" office:value="1" calcext:value-type="float">
            <text:p>1</text:p>
          </table:table-cell>
          <table:table-cell office:value-type="string" calcext:value-type="string">
            <text:p>Dear Newspaper of @LOCATION1, The use of the computer is a controversial topic. Many people have varying opinions &amp; beliefs, But I personally believe that computers have a positive effect on the people who use &amp; operate them. These remarkable devices give people the ability to talk &amp; be social with friends and family members. They let people know what is going on in the world, and give updates on the condition of countries and events. They will also provide information, and give people the ability to research and learn more about a topic or idea. A computer is a necessity in todays society, &amp; to go against it is a proposterous motion. Many people young &amp; old are starting to use the computer to be social with friends &amp; family members through various types of websites &amp; programs. A computer is to talk to someone without physically being there. The social aspect of a computer is rising in popularity and many people are using computers to be social. Social networking sites, and instant messaging programs are just two at the many ways to be socially active on a computer. A social networking site as a website that allows you to make an account and post pictures and information for your friends to see. To take away the computer would take away many peoples social lives. The computer benefits many people socially and this has a positive effect on their lives. Todays news is always with exciting events and horrible disaters that many people like to be updated with. Most people do not like to wait for the newspaper to arrive to read about the fastest news. So they check online and find about it there. Online news is widely popular &amp; extremely beneficial to many people. It provides them with the lastest stories and updated events. Online news was extremely crucial in the lastest disaster, the earthquake in @LOCATION2. Because online news is so fast and easy to acess. People were donating &amp; helping @LOCATION2 just a day after the earthquake happened. The fast response is what is helping @LOCATION2 rebuild from the rubble. Computers provide people with online news &amp; this is definitely beneficial to their lives. Before people starting using computers to research topics &amp; ideas they would use books. They would have to shuffle through piles of pages and articles in newspapers. This is a very inefficient &amp; disorganized way to be research. Now we have the computer. The computer allows you to recall through endless information and topics. It is not possible to an article or essay with information because it will always be in the same place. This allows for guide and efficient research. There are also websites called online databases on the internet. All have to do is type in a keyword or phrase and you have instant research on whatever you wont you wont information on. All this takes time off of research and put it on whatevers else you would wanting to be doing, whether it is writing a paper or doing a presentation. The computer allows for quick and beneficial research. The computer hasn't been in use for that long and it is already helping society expand &amp; grow. It provides a social aspect where you can talk to friends &amp; family. You can provide yourself with the lastest news &amp; stories, and you can do quick &amp; easy research. A computer without a doubt has a positive effect on society and we as people. The experts can say what they want, but the computer is and always will be benefit to society.</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31" calcext:value-type="float">
            <text:p>131</text:p>
          </table:table-cell>
          <table:table-cell office:value-type="float" office:value="1" calcext:value-type="float">
            <text:p>1</text:p>
          </table:table-cell>
          <table:table-cell office:value-type="string" calcext:value-type="string">
            <text:p>Dear @ORGANIZATION1 @CAPS1 @CAPS2, Computers are beginning to be a problem in many households. I feel that too many people are becoming addicted to computers. People like this are more likely to gain weight, have little social time, and spend too much time inside. In @CAPS6 article I have recently read in the @ORGANIZATION1, it was about @CAPS6 experiment on computer use. Dr. @PERSON1, a @CAPS3 professor stated that his findings showed that people who are addicted to computers only leave their homes to run errands. When this happens, it interferes with their lives as well as their bodies, because our bodies need sunlight. Furthermore, his study also showed that people who go outside more and not on the computer as much tend to be happier. @PERCENT1 of the study's patients started to be more joyful once they stopped going on the computer as often. I like when the people around me are happy, not grouchy, don't you? I have been noticing some kids in my school that are gaining weight. These are kids who have recently started going on the computer for a couple hours at a time everyday. This is very bad for your health and body. If someone sits at their computer all day eating the food is not being worked off, so it all turn to fat. Moreover, statistics show that @PERCENT2 of all obese people in a weight loss class had gained their extra weight from sitting at the computer all day. If people treat their bodies this way, they could end up with some type of condition. Last week, @CAPS4 @CAPS5 @NUM1 intervied @NUM2 year old @PERSON2. @PERSON2's best friend has been ignoring @PERSON2 because he got a @ORGANIZATION1 computer. Now, @PERSON2's friend doesn't want to hang out with @PERSON2, or any of his other friends. In addition, when people become addicted to computers, they become less social with friends and other people like parents, teachers, and more. When people push aside their social time for computer games, chat rooms, or movie websites, they lose a large portion of their life. This can be stopped if parents put their foot down, set limits, and make kids spend more time outside. As you can clearly see, computers @MONTH1 have some benefits, but they have many disadvantages. Addicted compuer users become less social, they don't go outside and start to "pack on the pounds." @CAPS6 effect of this is a world full of people who sit on the computer all day eating food and gaining weight.</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32" calcext:value-type="float">
            <text:p>132</text:p>
          </table:table-cell>
          <table:table-cell office:value-type="float" office:value="1" calcext:value-type="float">
            <text:p>1</text:p>
          </table:table-cell>
          <table:table-cell office:value-type="string" calcext:value-type="string">
            <text:p>Dear @ORGANIZATION1, I understand that the idea of advances in technology benefiting society is a very controversal topic. However, I support these advances in technology and I believe that computers have a positive effect on people. They allow friends and family who live far away from each other to communicate and stay in touch. Computers @CAPS7 allow easy access to the news and online textbooks which provides an enourmous amount of benifits to today's society. In the long run, doing more things by computer instead of on paper will save billions of trees! @CAPS7, computers teach us hand-eye coordination which is a tremenciously important skill. These advances in technology are extremely benefitial to our society and should be taken advantage of! "@CAPS1, @CAPS1!" @CAPS3 computer wails as I recieve a video call from @CAPS3 cousin, @PERSON4. The advantage in technology has provided many new ways for @CAPS3 family and I to communicate with each other. @CAPS3 cousins and I rarely see one another, but computers make it possible for us to stay connected. Four out of five teenagers would agree that without computers or technological advances, their long-distance relationships with family and friends wouldn't be possible. For example; I go on oovoo once a week to video chat with @CAPS3 cousin whom I only see on holidays. Teen @CAPS4, @PERSON2 says: "Technology such as computers and cell phones are great for teens, but it should be monitored and not used excessively." Computers are great for keeping in touch with family and friends at a distance! Next, computers allow easy access to the news and online textbooks. @CAPS5 more people took advantage of this, we could sace millions of trees and have a healthier environment. Environmentalist, @PERSON3 says: "@CAPS5 more schools switched to online textbooks they would end up saving thousands of dollars that can be put elsewhere." I agree, @CAPS3 friend @PERSON1 says. "@CAPS5 we didnt have to take home so many textbooks everyday, I might not have scoliousis!" @CAPS7, computers allow quick access to the news, so we can find out about accidents right away instead of waiting for the newspaper to come. @CAPS7, computers help children develop hand-eye coordination, which is a very important skill. Computer activities keep our brain excercising and @MONTH1 even help us hit more accurately next baseball season! Three out of five kids at @ORGANIZATION2 say that @CAPS5 they didn't have a computer growing up, they wouldn't be as good at their sport. Computers are an extremely useful recource for many things that we need to take advantages of!</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cell table:number-columns-repeated="21"/>
        </table:table-row>
        <table:table-row table:style-name="ro1">
          <table:table-cell office:value-type="float" office:value="133" calcext:value-type="float">
            <text:p>133</text:p>
          </table:table-cell>
          <table:table-cell office:value-type="float" office:value="1" calcext:value-type="float">
            <text:p>1</text:p>
          </table:table-cell>
          <table:table-cell office:value-type="string" calcext:value-type="string">
            <text:p>Dear @CAPS1 of the Newspaper, @CAPS2 is no doubt that computers don'@CAPS6 benefit society. First of all, most people only have a limited amount of time to things. Secondly, many friends would get mad if you can'@CAPS6 see them. Last but not least, you have to watch out for your health. To sum up, computers aren'@CAPS6 always a good thing. From my point of view, time is a big thing. When people get so involved with something, its hard to back away. Thats just like smoking. The nicotine attracks you so once you start, it is very hard to quit. Many lazy people like to put things on hold. In other words, you waste time. The time that you could be spending on homework or even working on a job, your wasting it. Other people know that they need to do something but keep putting it off. For example, you need to paint your house or fix the motor in the car but you keep putting it off. @NUM1 out of @NUM2 people do this in @LOCATION1 everyday. As you of all people can see, many @CAPS3 don'@CAPS6 think too much about time. The next big topic is @CAPS4. You and I both know that every one needs a @CAPS5. When you don'@CAPS6 interact with your Friends, your friends might not bother trying to talk to you. The might not even go near you if you forget about them. Pets on the other hand need you. They usually just sleep around the house when they are lonely. I'm sure that you know pets need love and need you to play with them. Parents need to be @CAPS2 for their kids. When you were little, didn'@CAPS6 you need help? I know I did. Thats why parents need to interact a lot. In conclusion, the more you stick with your friends and stay away from the computer the better you will be. That leads us to the next big topic, health. Staying healthy's no joke. If you want to live long and watch you rkids grow up, the healthier you are the hotter you'll be. Everyone needs exercise. Exercise helps prevent against diseases as well as keepin gyou in shape. @NUM3 out of @NUM1 eople are over weight. When you are sitting in front of a computer screenplay games or sending e-mails, that's just as as palying video games on your @CAPS6.V. You know as well as anyone, most video games are not good for you. Last but not least, most people don'@CAPS6 eat healthy when they play video games or go on the computer. You and I both know, a healthy diet and exersice will give you a happy life. From my point of view, computers don'@CAPS6 benefit society. Time is a big thing which many @CAPS3 don'@CAPS6 realize. Secondly, @CAPS4 which everyone needs is another important thing to look into. Last but no least, everyone everywhere needds to stay healthy. For a long happy life. As you can see, many people would be better off without computers!</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34" calcext:value-type="float">
            <text:p>134</text:p>
          </table:table-cell>
          <table:table-cell office:value-type="float" office:value="1" calcext:value-type="float">
            <text:p>1</text:p>
          </table:table-cell>
          <table:table-cell office:value-type="string" calcext:value-type="string">
            <text:p>Computers are the way of the future. I believe that computers benefit society. I believe this because computers enable you to talk to family and friends online. It also gives you thousands of websites to learn valuable information from. Lastly it teached hand-eye coordination. First computers alow you to socialize online. I know @CAPS1 I get home from school I can talk to virtually any friends online. People against computers say it takes away time from interacting with family, however, this is not true. I talk to all of my aunts via facebook and other social websites. Also @CAPS1 my parents are at work the are abile to message me over the computer with out having to go get a phone and call my house. My last reason for this is that it helps me and my friends get intouch easier lets say I'm having a friend come over, but he got sick. He woulden't have to go look up a number and call me, he could just send me a message of the internet. My second reason is that computers help with education. I know that @CAPS1 I'm stuck on a problem at home, I'll just go on the computer and look up the answer. Also, @CAPS1 I have to do projects, the computer is very helpful for me and many other kids, @CAPS1 doing a project, I can't getall of my information from one book so I go on the computer and look up information about the subject. This really improves students grades, because they had more resources and more information to choose from, instead of only the information in the book. My last reason is that using a computer can help with hand-eye coordination. On the computer there are many sites that have very interactive sites the you can really benefit from I know of one website that was able to help me with my fielding in baseball because it had interactive games that would actually help with things is real life, like fielding in baseball. I know there are other websites like this for many other sports like basketball and foot ball. So the computer actually helped with real life activities. To sum it all up I think computers can benefit society a lot. Like being able to communicate with your friends. Also being able to look up school work with. Lastly helping with hand-eye coordination.</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35" calcext:value-type="float">
            <text:p>135</text:p>
          </table:table-cell>
          <table:table-cell office:value-type="float" office:value="1" calcext:value-type="float">
            <text:p>1</text:p>
          </table:table-cell>
          <table:table-cell office:value-type="string" calcext:value-type="string">
            <text:p>Dear @CAPS1 @CAPS2 @CAPS3, I am writing to tell you about the effects computers have on people. They teach hand-eye coordination, lets people search @CAPS1 places, talk online with people like family and friends. First, the computers teach hand eye coordination it helps you become a better speller and type fast or type without looking at the keys I know it helped me and im sure it will help you too. Secondly, computers lets you interact with family and friends and lets you make friends like myspace you talk to your friends and make @CAPS1 ones facebook is more mature if you ask me twitter also its just away for you too talk to your friends yahoo, gmail, aol. Even teacher es lets the teachers communicate with parents so it helps you communicate without everyone being in your conversation on the phone. Next, it helps you search @CAPS1 and old places like landmarks or bussnesses like salons, nail palors. Gyms and @CAPS1 resturant you can even search when a movie is goin to come out. A computer can help you very much in this type of case. In conculsion computers are good they help you inform you and they can teach you I love my computer it helps me with homework and helps me study. Say you cant talk with someone over the phone, you can email or chat with them and it's so cool/fun and it interesting how you can learn @CAPS1 things it lets you upload pictures, music videos and you can type essays. The computer is very educational.</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cell table:number-columns-repeated="21"/>
        </table:table-row>
        <table:table-row table:style-name="ro1">
          <table:table-cell office:value-type="float" office:value="136" calcext:value-type="float">
            <text:p>136</text:p>
          </table:table-cell>
          <table:table-cell office:value-type="float" office:value="1" calcext:value-type="float">
            <text:p>1</text:p>
          </table:table-cell>
          <table:table-cell office:value-type="string" calcext:value-type="string">
            <text:p>There are so many different sides to this computer problem, well it's simple computers ruin our lives. Now think if it how many @CAPS1 do you see your kid on it? Computers messes up kids grades. It stops people from taking a car ride to @ORGANIZATION1's house. Also people don't ride their bikes a lot. Computers are an outrage. It first starts off with grades. The parents tell their kid go and start your paper. They sayd ok, and then they are down there on facebook. More @CAPS1 then not kids and parents abuse the computer. In fact @PERCENT2 of america do uses it, that might seem like a small percent but thats more than half the country. Me I don't abuse the computer be I need to keep @CAPS6 grades up. Most students have @CAPS2-average because studies show it's because of computers. Also if your son has a lapttop they're not doing work if that is what you think. I have computers, but we have, books for a reason, no spank, pop ups, or no distractions while working. Like one time I was working on a project, a pop-up came up and read trafic rush free to your computer. So dume me downloads it and @CAPS6 parents caught me playing. Has this changed your mind. Since you probably haven't changed your mind here is another thing way computer bad, your car. All guys love cars. Computers are holding more thand @PERCENT3 of people working or driving their cars. Te only person it hasn't affected is @CAPS6 dad, he works on his cars day in and day out. @CAPS6 grandmom said something interesting to me the after day,"@CAPS3 your dad comes up to visit me more can @CAPS6 other sons, @CAPS6 ohter sons are carzy for computers."People go bannas for computers today. Latly I have seen less and less people outside anymore. There is only reason for that, all people are shaved in their basement in the dark, so when their light it gurns their eyes it's so bright. Come on did this change your mind yet now. Well since you are still reading on that means you cannot make up your mind. Well here's this people are starting to not want to ride their bikes anymore. That is facebook, this is what they thinks,"@CAPS4 it talk now why I need to ride to talk in person?" That @PERCENT1 right for what they are think. Because we task a test of all the kids who have facebook, and that's what around all of them said. I know amazing @CAPS5 a at home mother said," @CAPS6 son's gaining weight, all her does is eat and go on facebook. When he not on during they day, I catch him at night too." That is a sad story for that mohter. I ride @CAPS6 bike a lot, this is a real life story: once I was sitting around doing nothing really did @CAPS6 mom said we are riding bikes for @NUM1 miles. I got up end did it too. That had to change your mind, or nothing will. So, in conclusing I have no more ideas for no computers and why. But just remember your grades, cars, and your weight. So please, change your mind.</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137" calcext:value-type="float">
            <text:p>137</text:p>
          </table:table-cell>
          <table:table-cell office:value-type="float" office:value="1" calcext:value-type="float">
            <text:p>1</text:p>
          </table:table-cell>
          <table:table-cell office:value-type="string" calcext:value-type="string">
            <text:p>Dear, news paper I think computers are good, this is because you can learn thing's about faraway places using them, you can also hear about the most recent news and you can communicate with people. In school a lot of the research projects on other places focus on other places around the world. When you use a computer you can read articles about the place and also get pictures and use them in a slideshow or photo story. Their are also educational websites that kids can go on to learn their math facts to multuplication tables @CAPS1 the computer is a good learning tool. The computer can keep you up-to-date with the news to! their are news website that post minute to minute things about world news and tell the world what kind of desaster happened in some far away place on the other side of the world. A lot of the time families are spread all over the world, you can chat with family or friend's that have moved by a simple chat room and you can catch up on what has been happening in each other's lives and that's a good tool for family to stay in touch @CAPS1 the computer has lots of benefits that a lot of people all around the world can use, from learning. About a faraway country to chatting with cuson that lives in california and also knowing whats going on in your own home town.</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cell table:number-columns-repeated="21"/>
        </table:table-row>
        <table:table-row table:style-name="ro1">
          <table:table-cell office:value-type="float" office:value="138" calcext:value-type="float">
            <text:p>138</text:p>
          </table:table-cell>
          <table:table-cell office:value-type="float" office:value="1" calcext:value-type="float">
            <text:p>1</text:p>
          </table:table-cell>
          <table:table-cell office:value-type="string" calcext:value-type="string">
            <text:p>@ORGANIZATION1, @CAPS1 has been a lot of discusion of whether computers effect people in a positive way or in a negative way. I believe that computers effect most people negatively. I think this because people lose their "people skills" by talking through the computer, computers @MONTH1 also lead to danger, and because people tend to forget about their priorities in life. From what i know. most people that use computers use them to talk to friends and other people around the world. Instead of hangingout with their friends they talk through the computer and if that what they do, more than hanging in person then they won't reconize the facial expressions given to them by certin people, while talking in person you get the full on experience of communicating with them. You get the tome of voide in addition to the facial expressions. You also get the body language which you can't get from on the computer unless you are using webcam. Computers have led to many dangers. These dangers effect every user and their families. @CAPS1 have been many cases of young teenagers being tricked by ader users into showing them parts of their body to making the teens believe that the older user can relate to their problems and are the same age. sometime the teen is persuade to leave their home and neighbor hood to meet the other user. Also, another type of danger is cyberbulling. Cybe bulles lower yourself-esteem. The bullies call you names and pick on you and sometimes make you feel suicidal. If we hadnt had any computer then none of these dangers would be occuring. With computers people have lost their judgement in top priorites. Some computers uses tend to forget about the important things in life such as family, schools work, and their own health. Some people would rather stay on the computer than hangout with family and friends. Others tend to choose not to do their homework and work on their social life on the computer instead. Since they are on the computer alot they seem to ignore their health. They don't exercise as much and don't eat as healthy. So in my opinion, life without computers would be good for everyone. People would still have the people skills they had before, their wouldn't be as much danger, and people would focus more on the important thins than their online social lives.</text:p>
          </table:table-cell>
          <table:table-cell office:value-type="float" office:value="4" calcext:value-type="float">
            <text:p>4</text:p>
          </table:table-cell>
          <table:table-cell office:value-type="float" office:value="6" calcext:value-type="float">
            <text:p>6</text:p>
          </table:table-cell>
          <table:table-cell/>
          <table:table-cell office:value-type="float" office:value="10" calcext:value-type="float">
            <text:p>10</text:p>
          </table:table-cell>
          <table:table-cell table:number-columns-repeated="21"/>
        </table:table-row>
        <table:table-row table:style-name="ro1">
          <table:table-cell office:value-type="float" office:value="139" calcext:value-type="float">
            <text:p>139</text:p>
          </table:table-cell>
          <table:table-cell office:value-type="float" office:value="1" calcext:value-type="float">
            <text:p>1</text:p>
          </table:table-cell>
          <table:table-cell office:value-type="string" calcext:value-type="string">
            <text:p>Dear, @ORGANIZATION1, I think computers do have a positive affect on people but I don't think because of computers is the reason people don't exercise or enjoy nature. People make their own choices in life. The computer is just there. If somebody chooses to be on the computer instead of spending time with their family well thats their choice and problem not the computers. Me for example I love working and playing on the computer. Even though I'm on the computer I still do things like talk to my family, I play basketball, and I chill with my homies. Now thats my choice to do all of that. I can easily just sit up in my room and be on the computer all the time. It's nothing wrong with doing that because that is my choice in life. Nobody should be able to tell you to get off the computer because that is your choice in life. If you want to be on the computer instead of going outside thats your choice. Only you know what is best for you.</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cell table:number-columns-repeated="21"/>
        </table:table-row>
        <table:table-row table:style-name="ro1">
          <table:table-cell office:value-type="float" office:value="140" calcext:value-type="float">
            <text:p>140</text:p>
          </table:table-cell>
          <table:table-cell office:value-type="float" office:value="1" calcext:value-type="float">
            <text:p>1</text:p>
          </table:table-cell>
          <table:table-cell office:value-type="string" calcext:value-type="string">
            <text:p>Dear editor, I have heard that some experts are saying that @CAPS1 spend too much time online. I thoroughly believe they are mistaken. With the use of internet people can learn about faraway places without spending money to go there. Our military uses internet to talk to their family and friends stateside. Also it helps us aquire great hand-eye coordination. If someone was planning a trip to @LOCATION1 they would check the internet often. Firstly, they would check out sites to go to in @LOCATION1. Second, they would check and compare hotels in @LOCATION1. Thirdly, they would check the weather in @LOCATION1. Finally, they would check airports for flights going to and from @LOCATION1. Without the internet planning vacations would be close to impossible. People not only use the internet for pleasure but for communication purphases too. They use web cams to talk online to people in faraway places. It is fast, free, and convinent way to communicate to other people. Our military uses web cams to let the soliders talk to their families. How would you feel if you were a solider fighting for you country and the means to talk to your family is out there, but you could not use it. It is cruel and unjust to keep soliders from talking to their families. Internet also gives us something usefull. It helps us build hand-eye coordination. Hand-eye coordination is used in many things. In basketball you need to be able to look up and dribble at the same time. When you are driving you need to be able to look up and still be able to steer the car. Without hand-eye coordination many more accidents would happen from carliess errors. Internet helps people make the world a safer place. In some aspects the experts are right. We should go out and enjoy nature, but we also need to enjoy and use the internet as well. Some people use it as pleasure and build hand-eye coordination. Whle others use it to talk to their loved ones. Or use it to plan vacations. No matter who you are or what you do internet plays an important part in life.</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141" calcext:value-type="float">
            <text:p>141</text:p>
          </table:table-cell>
          <table:table-cell office:value-type="float" office:value="1" calcext:value-type="float">
            <text:p>1</text:p>
          </table:table-cell>
          <table:table-cell office:value-type="string" calcext:value-type="string">
            <text:p>Dear @PERSON3 of the @LOCATION1, I strongly believe that computers effect us in a positive way. Computers are advancing and so are their uses, computers are great and they are not our thought process or went to run around outside and play sports. Computers help us find and talk to relatives and friends they allow us to learn different things about farien places. They also are great for research! First and foremost computers are effecting us positively expesally when it comes to finding and talking to family and friends. My mom was adopted and @NUM1 years ago she really wanted to find her birth family, one year later her birth father found her on this website where you can locate family, she found her family and I now have two more @CAPS1, @PERSON1 and @PERSON2, and a cousin @PERSON4. I love them all very much. I would not have of been able to get to know them if it wasnt for the computer, speaking of communication, I was working like a dog on this big science prodject I had. we weren't able to do it in person and it @CAPS3 impossible for one person to three way four people. So we emailed our ideas and thoughts and were able to get the project done. "@CAPS2 are never enough hours in the day!" @CAPS3 something that @CAPS3 commonly said. Over @PERCENT1 of adults complain that @CAPS2 @CAPS3 never enough time in day. That @CAPS3 a statistic from @ORGANIZATION1. The computer allows you to multi task so you can be on your business call and email your mother so she know that you didn't forget her birthday. In addition, computers help us understand other countries and learn about their culture and how they are doing. @CAPS2 are many people who don't have tvs and they get their news from the internet. Also for projects, in @NUM2 grade I had to learn about @CAPS4, the country in @LOCATION2. it would take countless hours to find research in books, you will find a lot of stuff you dont need, but on the computer it @CAPS3 fast and easy. If you need to know something you can just type it in and, boom! You have it where as if you were usinf a book you would still be looking for what you need. Time @CAPS3 something that we can't afford to waste expessaly in this economy. Furthermore, computers are great for all kinds of research and directions. People who think that people spend too much time on the computer, and exersizing are not always right. I don't know about you, @PERSON3, but I am constantly looking up different exersizes to get a flat stomach. Most of my friends do it with me. I also look up directions, finding routs on maps are enfuriating and take for ever. Go on the computer the maps are always updated and you can get easy and fast directions! I don't know about you but I love things fast and easy. Going back to research, what about for solving crimes? Identifying people with finger prints fast so no one can get hurt. In conclusion computers effect us in possitive ways, more and are a great help to society, from locating people, to communication, and all the way to finding valuable and life changing information. I hope that you and I see eye to eye in this matter, advancing computers are our friends not the enemy.</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42" calcext:value-type="float">
            <text:p>142</text:p>
          </table:table-cell>
          <table:table-cell office:value-type="float" office:value="1" calcext:value-type="float">
            <text:p>1</text:p>
          </table:table-cell>
          <table:table-cell office:value-type="string" calcext:value-type="string">
            <text:p>As more and more people are becoming accustomed to using computers, I believe that this is having a negative effect on society. Because of computers people are not exercising as much as they should, which is of crucial importance. In addition, people are becoming unable to envoy and appreciate nature while they still can. Finally, people are slowly being their ability to communicate with family and friends. As every day people are getting in touch with technology they are losing touch with the world around them. Therefore, the advances in technology are having a negative affect on society. When the average, person uses, the computers, be it for business, homework, chatting, or just for fun, they are easily occupied for long periods of time. They consider themselves "too busy" for a thing called exercise which is becoming more and more curcial to our health and well-being. With music, walk, cool friends right in front of us, who has live. Time to go for a walk, jog, or bike ride? with computers, people are the will exercise. In this day and age, when is becoming a we need our exercise more. Every day rainforests indicated on the one, polluted, and clouded. We need and because of the realize ever a @ORGANIZATION1 screen. We need to write up and appreciate with the @ORGANIZATION1. As time goes by communication technology through the internet this issue of helping @CAPS1, healthy relationships is becoming a progressively worse issue. "@CAPS1 @CAPS2" is something that doesn't completely exist on the internet. This means that while you @MONTH1 find someone you can call a "friend" online, you never know exactly who they are until you've actually, met them...which could be potentially dangerous. Additionally, the very @CAPS1 emotions and human need for interaction that comes with relationships is something their can never be simulated or programmed, no matter how "advanced" your technology is. As you can see, the dependancy on and average of computers is having a negative affect in our society. We are not taking the time for exercise, and human interacting, all of which are to our health. And in a world where it's more important than ever to do. healthy, grateful, and diplomatic, we are slowly losing important. Therefore, @ORGANIZATION1, are having a negative affect on society.</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43" calcext:value-type="float">
            <text:p>143</text:p>
          </table:table-cell>
          <table:table-cell office:value-type="float" office:value="1" calcext:value-type="float">
            <text:p>1</text:p>
          </table:table-cell>
          <table:table-cell office:value-type="string" calcext:value-type="string">
            <text:p>Dear, @ORGANIZATION1, @CAPS1 name is @CAPS2 @CAPS3 and I am a students in @ORGANIZATION1 middle school. I want to state a opinion on how computer effects people. There are many thing like games, chatrooms, socile thing. Also information for homework or for work and jobs. Well let get started @CAPS1 opinion on people using ocmputer is good, only fools don't use computers. They help you a lot like, let say I am a coole and I forgot how to do something, I'll just go on the computer and fine it and it that easy. I use a computer all @CAPS1 life and I am smart, I even help @CAPS1 mom use the comptuer sometimes. Chat room are good to you can make new friends and you can talk to family members, like your mom dad or causen if they live in a different part of the world. I talk to @CAPS1 cansen all the time not reuily a little and he live in colombia. I also talk to @CAPS1 friends on facebook to ask what was the homework sometimes. Games, games are fun when you get bored or do not have nothing to do. You can play all different kind of games like action or if you want a chenllens you can play hard games i think games like chess or sodotea. To help your brain thnk to exercise your brian. Games can help you knew the computer more like they bored, many people don't even knew how to type with out looking at the borad. I have to look at it. Well thus where same opinion I had about the computer. Even though people think it take time from exercising and interacting with people it not really time. There exercising there brian and they can interacte with people. So till next tim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cell table:number-columns-repeated="21"/>
        </table:table-row>
        <table:table-row table:style-name="ro1">
          <table:table-cell office:value-type="float" office:value="144" calcext:value-type="float">
            <text:p>144</text:p>
          </table:table-cell>
          <table:table-cell office:value-type="float" office:value="1" calcext:value-type="float">
            <text:p>1</text:p>
          </table:table-cell>
          <table:table-cell office:value-type="string" calcext:value-type="string">
            <text:p>Dear local Newspaper, In my opinion computers are a help to our plant. The new technology makes life easier to handle. The computer are a help because it teaches hand-eye coordination. You can talk to people, and it is a new way to be entertained. Computers can teache hand-eye coordination because of typing. Whether someone knows it or not when you are typing fast it is help you hands. Also the fact you that if your typing without making is also helping because it makes your hand easier to move. The typing is giving your hand lots of exersise because your hands are moving all over the place. The more you move them the more excersise you can get. Computers can really help hand-eye coordination alot. Computers can also help by talking to people. To talk to people far away is better to talk to on the computer because if you have a webcam you can see each other. You are able to talk to people from different countries. Also computers are able to be used in business meetings when a business has to talk with another from different locations. Like if part of the business is doing a project in hong kong, then the boss can set up a meeting to see how it is going. Another way to use computers to talk to people is to speak with a person you are not able to see in person. Like if a oerson is in the hospital but you're not able to go, then you can talk while seeing each other throw the computer. Computers are a great way to use in communication. Computer are also a new way to get entertained. They can entertain you because there is games that you can play. There are games that come with the computers and a lot of games on the internet. Other they being bored all the time you can play thousands of game with just a click on a mouse. Also to not be bored you can watch videos like youtube. You can listen te musicor watch comedy videos. Video also show a way do express what you feel and sat it in comedy, horror, or sad videos. Also for teenagers there is ways to talk to their friends like facebook. On the website you can talk with anyone on your friends list. In the end computer can help kids, adults, or teenagers. With just a clicking your mouse you can find a new powerful way of technology. And be able to got better hand-eye coordination talk to people and get entertained. So go get yourself a computer and amazed!</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145" calcext:value-type="float">
            <text:p>145</text:p>
          </table:table-cell>
          <table:table-cell office:value-type="float" office:value="1" calcext:value-type="float">
            <text:p>1</text:p>
          </table:table-cell>
          <table:table-cell office:value-type="string" calcext:value-type="string">
            <text:p>Dear Local Newspaper @CAPS1 are you adminitrating your loacl newapaper to society? You are probably using a computer to type the documents. If the government, businesses, schools, students and local newspaper are using computers for a variety of different tasks then @CAPS1 are thet not helpful? Primarily, computers are used for typing, editing and presenting as stated before, local newpaper are required to use computers to present their work. As a member of society, I knew I would not want to read something not typed anyway. The govermnet must announce laws to the people and use typed documents to communicate with different countries &amp; states. Without computers signs, flyers, bussinesses, and even newspapers would not be possible. You are running late to work able to traffic on the hignway. @CAPS1 are you supposed to explain to your boss in time? You can simply email him the situation and arrive stress-free to work. Prctically the entire world uses computers as a source of communication, so why be indifferent? Computers make life easier for people through communication like email, social network websites such as facebook and aol, and even video chat. Computers supply an excellent source of communication that is even used throughout schools. Teachers and administrater interact with each other with important message using computers. if computers are important to them, the @CAPS1 could they be destructive to society? As a western middle school students, I know the amount of projects and research we are required to do per class. Without the internet this would almost be impossible. The internet allows research to happen. After reseach is finished, the paper or homework assignment must be typed and printed. Without the assitance from computers, ahving naetly-written and well-researched assignments would not be possible. To conclusion, I feel that computers are an excellent advance in technology and should be used as frequently as possiblr. Without them, newspaper could not print, teachers could not communiacte, and students couldn't complete tasks for school. As a student I know they help me with school and communicating with my friends and relatives. If computer are such a helpful source to society, why would people consider them as a concern?</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46" calcext:value-type="float">
            <text:p>146</text:p>
          </table:table-cell>
          <table:table-cell office:value-type="float" office:value="1" calcext:value-type="float">
            <text:p>1</text:p>
          </table:table-cell>
          <table:table-cell office:value-type="string" calcext:value-type="string">
            <text:p>Dear local newspaper I think that usieng computers help people becuse if we did not have computers we would not now ehey thing about eneyone or eneything like all of the @CAPS1 I would not now eneything about them but with computers I know alot about them and there lives like @CAPS2 @CAPS3 @CAPS4 got shot in the back of the head and. @CAPS4 got shot to and I know alot about the @ORGANIZATION1 there white people that to fear in to black people and the same with the wars like world @NUM1 and world @NUM2 and the @CAPS5 and @PERSON1 and the @CAPS6 war there was like plain spy palin flying across @LOCATION1 and they shot him down becuse we were trying to see if thay had eney nuculer bombs offer there. And the same with google and yahoo with google you can type in eneything and you will get a answer and most liked a corect answer yahoo and google is great for some worke and products end studying becuse you then you do to and that I think that computer are good.</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147" calcext:value-type="float">
            <text:p>147</text:p>
          </table:table-cell>
          <table:table-cell office:value-type="float" office:value="1" calcext:value-type="float">
            <text:p>1</text:p>
          </table:table-cell>
          <table:table-cell office:value-type="string" calcext:value-type="string">
            <text:p>Hour after hour of gaming online and posting blogs on social networking sights is all one sees. Unaware at there surroundings, many people zone to their computer screens and only break @CAPS4 absolutely necessary. That is not what the world should become but that is what is society is creating. Computers do not create positive benefits to society. Because of all the time spent on the computer, people's bodies are taking the negative effects. There is also less and less face-to-face interactions with family and friends. Another huge issue is cyber bulling. These are all problems that should be addressed. With all the time spend on a computer in a stuffy, dark room, how will our bodies be maintained properly? Exercise is a key ingriedient to healthy living. It is like trying to make bread without flour, without that necessity the bread will not rise its full potential. It is the same with the health and functions at our bodies. Exercise must be took part in to burn fat and calories, but it is also needed to build and maintain muscles. In fact, muscles start it is recommended to get in at least one hour of exercise of outside play a days. Not many succeed with this goal, which brings up another negative effect to the body. @CAPS2 @CAPS1 helps to maintain strong bones. To get the recommended dose of @CAPS2 @CAPS1 a day you only need to absorb @NUM1 minutes of sunlight a day. It doesn't seem like a lot but @PERCENT1 of our population is not outside to recieve it. Instead, they are inside on their computers. Parties, lunch breaks, or even a family dinner are great times to socialize. But, what if one day you decided you were going to skip your lunch break with friends and instead spend time posting a daily blog. This is social time lost. If this habit continues you might soon see yourself drifting away from your friends because you don't make the time to spend lunch break with them. Even @CAPS4 a child interactions @CAPS4 chatting with friends on @CAPS5 or @CAPS6, anything could be said. Children wont learn at a young age how to think on there fact language. This will effect their later years @CAPS4 interviewing for things such as colleges or even jobs. Social skills are the difference between success and failure. Spending life on a computer is equivalent to being a caterpillar in their while at least attempting to be an extreme will turn you @CAPS7 and @CAPS7 are all created with the ominous cyberbulling. One simple way to prevent this is spending less time in the computer. The effects of cyber bulling can be brutal. A recent study showed that @PERCENT2 of kids would rather be bullied in face then over the internet. The reason being a of cruelty is displayed through cyberbulling over the internet because it takes much less courage to type something up then it for a bully to say something to them victims face. Such cyberbulling has even led to suicides. In fact, a girl in committed suicide due to cyber bulling just @NUM2 weeks ago. If you don't have In conclusion, computers produce more negative effect on society than good. A lack of exercise and proper body maintenance results. Reduced social interacting and skills also result. And maybe most importantly cyberbulling which takes lives occurs. In prevent society from turning into a social waste and felled with the glow of computer screens, lets all turn the monitor and get outside with nature and all its benefits.</text:p>
          </table:table-cell>
          <table:table-cell table:number-columns-repeated="2" office:value-type="float" office:value="6" calcext:value-type="float">
            <text:p>6</text:p>
          </table:table-cell>
          <table:table-cell/>
          <table:table-cell office:value-type="float" office:value="12" calcext:value-type="float">
            <text:p>12</text:p>
          </table:table-cell>
          <table:table-cell table:number-columns-repeated="21"/>
        </table:table-row>
        <table:table-row table:style-name="ro1">
          <table:table-cell office:value-type="float" office:value="148" calcext:value-type="float">
            <text:p>148</text:p>
          </table:table-cell>
          <table:table-cell office:value-type="float" office:value="1" calcext:value-type="float">
            <text:p>1</text:p>
          </table:table-cell>
          <table:table-cell office:value-type="string" calcext:value-type="string">
            <text:p>I belive that computers benifit our society for many reasons. Computers have been around for many years now and everywere you go you usualy see one. That must meen people love then. These are so many uses and fun expeirences you can have with a computer. Computers make people happy and that makes for a better society because it is happier. they make people happy because you can play games like tetris, @CAPS1, and even cards. Compuer games make people happy because when ever they are bored and does nothing going on you can hop on the computer and play a game. Some of the awsome games featured on a computer are @CAPS1, cards, pinball and other great game. The computer makes for a happier home because as soon as kids get home from school they use it for games or chat with freinds. Another reason computers benifit society is because you can now pay bills and buy hings from the internet. When you pay bills or buy things over the internet have is no need to go out and waste money on gas so it makes people very happy when hey save money. It also saves on polution because if a car isn't going out there is less so computers are also saving society as well. My last reason that computers benifit society is they can make you smarter and make you do better in school by learning about often people or cultures. For example on my last research project for social studies I used the computer and got an A. this made me happy so in effect it makes society happy. Now you have my reasons why computers benifit the society. They make us happy, made us smarter, and make us a better society for it. I love computers and everybody else should too.</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149" calcext:value-type="float">
            <text:p>149</text:p>
          </table:table-cell>
          <table:table-cell office:value-type="float" office:value="1" calcext:value-type="float">
            <text:p>1</text:p>
          </table:table-cell>
          <table:table-cell office:value-type="string" calcext:value-type="string">
            <text:p>Dear local Newspaper. I am stating my opinion that the more people use computers the less they spend with their family. I have three ressons why computer are good or bad. Not every one agrees that computer are benefitsal for the society. The positive effect and negative effect that computers have on people. My resson for supporting this @CAPS1 that computer are good or bad are that computers have a positive effect on people. The second @CAPS1 is to be able to talk to other people on line. The last @CAPS1 I have is Spending more time with family than on the computer. The first resson that i have for computers is how they have for computers is how they have positive effect on people. The examples that I have to Support this @CAPS1 are that computers tech hand eye coordination, computers given people the ability to Learn about far way place and peop. The second resson that I have on computers is that you talk to people online. The examples that I have to support my @CAPS1 are the website that kids us to talk to their friends like myspace and facebook. The place that kid like to go to are tutube and even blogging about everything and everyone. Some of theis thing can be good if you don't post picture or other this on your myspace or facebook. I think that these website are dangers because somebody can hack in to your file and they can try to talk to you like their your friend. The third resson I have to support my @CAPS1 is that we should spend more time with our family than being on the computer the whole time I have example on want we should do with or familys instead of being on the computers I have some @CAPS1 of games that we can play with our familys instead of being on the computers, The games that we can play with our familys are monopoly, somy, canda landy card, video games, we can also talk to our family instead of talking to our friends the whole time. When we can injoy want we have in live not just with computers but with our family. Inconclusion I am statting my opinion that the more time people spend on computers than with their own family. I have three resson on why computers are good or bad. The r\ess that I have to support my @CAPS1 are that computers have a positive effeck on people, to be able to talk to people online, To spend more time with family than on the computer.</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50" calcext:value-type="float">
            <text:p>150</text:p>
          </table:table-cell>
          <table:table-cell office:value-type="float" office:value="1" calcext:value-type="float">
            <text:p>1</text:p>
          </table:table-cell>
          <table:table-cell office:value-type="string" calcext:value-type="string">
            <text:p>Dear newspaper, @CAPS1 computers does have some cons but they also have a lot of pros. Some pros are they show magnificant pictures of nature and it would pictures until you want to send them by email. You can even order tickets for planes, trains and movies. Let's not forget shopping and internet. If you go on the internet you can find many pictures of any thing you want. Such as pictures of nature, celebrities. About @PERCENT1 of all picture on the internet are true. A computer can also hold pictures that you take on a digital camera. It can even take a project on a flash drive and then download it. The computer can even email the pictures to any email that exsist. If you want to go to the movies or on vacation you can get the movie tickets online. You can get them at any ticket sales website. If you want to go on vacation you can get your hotel tickets even your plane train, or boat ticket online. Buying tickets isn't the only thing you can do on the internet you can buy stuff to. You can order @CAPS2, @CAPS2 @NUM1, @CAPS2 @NUM2, game cube, x-box, x-box @NUM3, wii, you even computer games. You can even buy the game systems. You can buy house hold appliances. Also you can put clothes and other store products an hold. The internet you can watch videos an almost any website you go on. Some @MONTH1 be grass, some @MONTH1 be funny others @MONTH1 even be wierd. @PERCENT2 of all teenagers like watching music videos. Some are just the artist sing and dancing in a background other times people make fun of other artists. Even though computers do have pros and cons they have more pros. Like the examples in the passage abov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51" calcext:value-type="float">
            <text:p>151</text:p>
          </table:table-cell>
          <table:table-cell office:value-type="float" office:value="1" calcext:value-type="float">
            <text:p>1</text:p>
          </table:table-cell>
          <table:table-cell office:value-type="string" calcext:value-type="string">
            <text:p>Dear local newspaper I donít agree with the people who say people spend to much time on their computers. Because people can lean mostly anything they want all of a computer also there are lots of resomes why people should use advances technology they can teach kids how to find out answers to there homework the fastway instead of reading a book or taken a class and still get the full understeading. The people that say others spend's to much time on there computers are also right about that but they still can interact with friends and family they can play games, speak to each other, even learn new things together, all through a computer. One thing they were right about was to go out and enjoy the nature you cant do that on a computer but you can help the nature on a computer like try to put up a blog. Something that people make so others can see and spred the word and on that blog it can stay stop cuting down trees for stores or stop killing animales for there far or anythin you wont to write. So the people that do read this you should agree with me because you can do lots of things on a computer and learn lot more then you ever thought you could. So go out and find you a computer and find somethine you need to do or learn or just to have some fun.</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52" calcext:value-type="float">
            <text:p>152</text:p>
          </table:table-cell>
          <table:table-cell office:value-type="float" office:value="1" calcext:value-type="float">
            <text:p>1</text:p>
          </table:table-cell>
          <table:table-cell office:value-type="string" calcext:value-type="string">
            <text:p>Dear local newspaper, @CAPS1 opinion on the effects computers have on people is a positive effect. Three main reasons are that people learn more about cultures, places, and some people work online. @CAPS1 first reason why computers have a positive effect on people is because they help you learn about cultures around the world. Learning about cultures is very important because if people travel they need to know how they can respect each other. @CAPS1 second reason why computers have a positive effect on people is because they help you learn about places around the world the world. Learning about places is very important because you could get lost. It also helps you by telling you which places are famous to visit. @CAPS1 third reason why computers have a positive effect on people is because some people find jobs online. Other people work online. This benefits people in a positive way. In conclusion computers have a positive effect on people because its helps people learn about cultures, places, and jobs around them.</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153" calcext:value-type="float">
            <text:p>153</text:p>
          </table:table-cell>
          <table:table-cell office:value-type="float" office:value="1" calcext:value-type="float">
            <text:p>1</text:p>
          </table:table-cell>
          <table:table-cell office:value-type="string" calcext:value-type="string">
            <text:p>@ORGANIZATION1, @CAPS1 are many people in this world that think always being on the computer is good because they can talk with people online and learn more about the world. But, then @CAPS1 are people who disagree with them. I am one of those people. Spending too much time on the computer can really affect your life. People stop exercising, don't enjoy the beauty of nature or life, and they aren't spending enough time with their family and friends. So, I hope that while you read through this letter, you take some of this information into consideration. First of all, when people spend a lot of time on the computer they aren't getting all of the exercise that their body needs. They become lazy and don't want to do anything. This is very bad because it will affect your health and the rest of your life. People @MONTH1 become overweight and since they got lazy from always being on the computer, they won't go out and get the exercise that their body needs. People need to enjoy their life! By always being on the computer, they won't be able to. @CAPS1 are so many fun and healthy things you can do for your body. You can go play sports and have fun while getting exercise. Many people do this and try to encourage their family and friends to do it with them. But, some of their family and friends are to lazy to do anything because they are always on the computer. Instead, they stay inside the house all cooped up and don't get enough fresh air. This is a horrible thing to do to yourself. Your body needs fresh air, so start enjoying your life a little more people! Finally, people @MONTH1 lose contact with family members of their friends because they are to busy on the computer playing games. I know I wouldn't want to lose a friend to the internet ever again and I don't think anyone else would want to either. I once lost a friend or two because I didn't talk to them as much as I used to because I had been too busy on the computer on @CAPS2, @CAPS3, and games. I felt horrible because I didn't realize that I had been doing that. I really wouldn't want anyone else to lose contact with a family member or lose a friend because of the internet. Its horrible and you don't feel like yourself anymore. Once again I would like to tell you that always being on the internet is not good. You can become lazy, not want to do anything etc., people aren't enjoying their life to the fullest and you can and @MONTH1 lose contact with a family member or lose a friend because you spend to much time on the computer. I hope that after reading this, you realize that being on the computer is not always good for you.</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154" calcext:value-type="float">
            <text:p>154</text:p>
          </table:table-cell>
          <table:table-cell office:value-type="float" office:value="1" calcext:value-type="float">
            <text:p>1</text:p>
          </table:table-cell>
          <table:table-cell office:value-type="string" calcext:value-type="string">
            <text:p>Dear Local Newspaper, I believe that computers are an extremely useful tool in society. It helps people learn new things about different cultures. Also, it lets you communicate with friends and family through the internet, for example, using facebook or @CAPS1. Finally, it provides an accurate research tool for school projects, or interviews. First, learning about different cultures helps the world stay together. For example, here, we learn @CAPS2 and @CAPS3. Each class teaches us to respect more and more of this culture. However, some people don't have the chance to get this land of education, so they turn to the internet. If the computer didn't exist, we might not know about the lifestyle @NUM1 mi away from us. We wouldn't know if their lifestyles are extremely difficult or luxurious. Also, we wouldn't know if we could help them or not. For example, the earthquake in @LOCATION1 which. It's one step closer to world peace no more war or conflicts. Secondly, the computer helps you communicate to friends and family for in the world. I remember one time I was mailing my family friends who was in @LOCATION2, risking his life. I knew he couldn't come back to town, so I started to email him, and video chat with him. Whenever I saw his face, I knew that everything was okay. I don't know how I would have without the internet. Other ways lived you could as. Also, just communicating with friends! internet sites, like extremely useful. Finally, you use the computer for educational use. For example, research projects, study tools and essays. Whenever that a research is the internet. This extremely reliable and accurate. However that some of the websites are fake, which is easy to great research to use for school projects. Also, I know many teachers in my school have a blog or page where they put their @CAPS4 on, study links, and handouts, just in case we lose them. Whenever there is a test coming up, my @CAPS2 teacher, @CAPS5 would have links on her go to help use study. Also, is another website that helps us study for vocab. It also has many games that and learn our vocab words. As you can see, the computer helps us in our daily use and makes a positive impact on our society. From educational purposes, to learning cultures and socializing with friends it helps us get through life. As very successful newspaper and people, I assume you will understand how much the computer has made a positive effect in society.</text:p>
          </table:table-cell>
          <table:table-cell table:number-columns-repeated="2" office:value-type="float" office:value="6" calcext:value-type="float">
            <text:p>6</text:p>
          </table:table-cell>
          <table:table-cell/>
          <table:table-cell office:value-type="float" office:value="12" calcext:value-type="float">
            <text:p>12</text:p>
          </table:table-cell>
          <table:table-cell table:number-columns-repeated="21"/>
        </table:table-row>
        <table:table-row table:style-name="ro1">
          <table:table-cell office:value-type="float" office:value="155" calcext:value-type="float">
            <text:p>155</text:p>
          </table:table-cell>
          <table:table-cell office:value-type="float" office:value="1" calcext:value-type="float">
            <text:p>1</text:p>
          </table:table-cell>
          <table:table-cell office:value-type="string" calcext:value-type="string">
            <text:p>Dear @ORGANIZATION2, @CAPS1 there has been a lot of talk about how computers effect society. Some "experts" say computers are good for society and some think the opposite computers are bad for society because they make children obese, decrease a person social skills, and even make children less educated. Computers are just plain bad. In recent years studies show that children that use the computer often are less likely and less willing to get active. Dr. @PERSON1 says, "The more children use computers is the more time they waste @CAPS3 not being active at all." A study conducted @CAPS3 the @ORGANIZATION1 shows that children that use the computer @NUM1 hours a day are more obese then children who use it one hour or less a day. Computers keep children inside all day. A child on the computer is wasting time not being active. The main reason children become fat on the computer is because it is easier to just go on the computer than to walk and exert energy. Computer are a direct cause to child obesity, and they are a threat to society. Some of you @MONTH1 think a computer can increase social skills, and you are dead wrong! On a computer you can "talk" to friends, but it is not like you are actually talking to them. On a computer you can talk in privite and say what ever the heck you want. In public if you say something bad you will get in a lot of trouble. A computer offers no face to face interaction. So when a person who uses a computer often is at a social gathering they are usually very awkward. My cousin spends all of his time on the computer and when I went to his on christmas he never took his eyes off the screen! Computers is destroying the social life millions of people. Did you know that people who use the computer often are usually less smart than kids who don't? "Experts" on computers say that computers can be used for infenite nolege. The key word in that fraise is "can". just because kids have knoledge at their finger tips doesn't mean the will use it. On many projects and homework assignments I have record kids say "@CAPS2 I just copied and printed an article on google." @CAPS3 copying and printing students don't learn anything. Computers are slowly making people less educated. Ever since the invention of the computer people have seen promise for society. Now computers are destroying society @CAPS3 making people fat, socialy weird, and less educated. So how can people still think computers are good?</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56" calcext:value-type="float">
            <text:p>156</text:p>
          </table:table-cell>
          <table:table-cell office:value-type="float" office:value="1" calcext:value-type="float">
            <text:p>1</text:p>
          </table:table-cell>
          <table:table-cell office:value-type="string" calcext:value-type="string">
            <text:p>Dear Local newspaper, I just read about your article regarding the computer usage. In my opinion I think that computers are a good thing. Yet, I believe that it could have a negative influence as well. I believe that computers are one of mankind's best technologies. You can type, learn about historical happenings, different places, and different cultures as well. You can talk to people from far away by using chat or the webcam. That's what I use to speak to my @CAPS1's who live in @LOCATION2. Computers are one of the best things that has happened to me and my life. However, although computer can be such a good thing, it can be bad as well. A lot of people over used it too. I infact know a person and she's a very nice person. She's sweet, caring, loves kids, and has a kind heart. The only thing is, is that she's a @CAPS2 addict. She loves @CAPS2. Sometime when she comes over, I'll be using my laptop and she'll ask to check her @CAPS2 status. My point is, is that she allows @CAPS2 to take over her. not cool. I read an article the other day about computer usage in @LOCATION1. Dr. @PERSON1 covered this article on the topic of computer usage. She said "The average american spends four hours or more on the computer. Although there are other people who spend their time outside when it's nice. I congradulate them on that". See, now you heard it from the expert as well. In cocnclusion, I would like to state that computers can have either a positive influence or a negative one as well. So it all depends on how you use it and how much time you spend on it. So my point that I would to come across @LOCATION1 is that use you computer wisely. Don't spend all of your time on it. Life's too short for that. So spend time with family and friends and go outside too!</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57" calcext:value-type="float">
            <text:p>157</text:p>
          </table:table-cell>
          <table:table-cell office:value-type="float" office:value="1" calcext:value-type="float">
            <text:p>1</text:p>
          </table:table-cell>
          <table:table-cell office:value-type="string" calcext:value-type="string">
            <text:p>Dear @CAPS1, @CAPS2 much time do you spend on the computer daily, @NUM1 hour, @NUM2 hours. While computers, are amazing advances in technology they are also very bad for you. People spend hours at at time on the computer causing less time exercing, horrible speaking, and dangerous searches. From @DATE2 to @DATE3 the numbers of obese people increased from @PERCENT2 of @LOCATION2 citizens to @PERCENT1. In a recent study the amount of families with computers is now @NUM3 out of @DATE1 compared to the @NUM4 out of @DATE1 in @DATE4. Scientist wonder if they were connected and relized they were. People who spent hours on the computer live a sedentary life style. They are more likly to go on the computer than go exercise. The lack of exercising causes obeseity, and cardovascular problems. Without this valuable exercise more people are . At a visit to the hospitial a surgen said he has seen a huge increase of heart surgreys in the @DATE1. We found that the computer manual booklets says to only go on for an @NUM1 hour at a time. The hottest thing online these days is social networking, whether @CAPS6's twitter, or facebook. These social networking allow teens to talk with there friends. But @CAPS6 really isn't talking. For example they write @CAPS3 @CAPS4 going @NUM2 dance. Not only is the spelling wrong but also the grammer. And this language doesnt just stay online, @CAPS6 is now now they talk. @PERSON1 the grandmother to a social networking said, "I can't even have conversations with her because she is is talking like she is on the computer. @CAPS6's so sad." @CAPS5 for public speaking and english class, @PERSON2 an english teacher for @NUM7 @DATE1 states @CAPS2 she has seen a drop in teens ability to write gramaticly correct and @CAPS2 when she corrects essay the are written is social networking form. "@CAPS6's hard to see litiature dissolving because kid are spending so much time on the computer. The average day for children in @LOCATION1 @CAPS7 is to go home and going on the computer for hours at a time until a parent comes home. @CAPS2 would you like your child to be surfing the internent alone without you for hours when you don't know what they are doing. Parent blockers can only do so much. Children can find out the password and net around @CAPS6. The dangers are always there. You can get a lot of good information on the internet but you can also get a lot of bad information. You dont know what your child is searching or who they are talking to on the computer, @CAPS6 could be "@CAPS8," the who lives four blocks over.</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158" calcext:value-type="float">
            <text:p>158</text:p>
          </table:table-cell>
          <table:table-cell office:value-type="float" office:value="1" calcext:value-type="float">
            <text:p>1</text:p>
          </table:table-cell>
          <table:table-cell office:value-type="string" calcext:value-type="string">
            <text:p>Dear newspaper, @CAPS1 some beleive computers do not benefil society, I do. Computers help buisnesses thrive, keep people people aware of what is going on in the world, and allow people to stay in touch with each other. Computers greatly benefit small and large buisnesses across the world. Imagine all the jobs at each buisnesses without a computer. Buisnesses would be unreliable because no instant contact would mean it might take a long time for products to be assembled and shipped. Any buisness owner would cringe at the idea of running of buisness without a computer. When surveyed, @NUM1 out of @NUM2 buisness owners and workers would prefer a computers assistance at work. Almost every modern day buisness relies on at least one computer. For example, companies that mass - produce their products often rely on computers to do jobs more precisely than a worker. Sometimes computer operated robots do dangerous jobs so workers are not at risk. Buisness also need computers to quickly recieve and send information to other buisnesses and people. Buisnesses are not the only need for computers. People use computers as much if not more, than buisnesses. People like you and me use computers to keep in touch with friend and people we know. Thanks to websites like @CAPS2 and e-mail people can easily stay in touch. Families use computers to plan get-togethers. Friends use computers to keep contact after grade school or if they do not live nearby. With computers, anyone that is anywhere can be in constant contact with anyone else. People also like to know news imediately. Without computers it would be alot harder to contact the rest of the world. Imagine a natural disaster accuring and not knowing about it right away. In that case we could not send aid to the area. With the recent earthquakes in @LOCATION1 and @LOCATION2. Knowledge about the rest of the world is even more important. Newspapers provide news and information but a day or two late and they often use computers to aquire that information. Eighty-seven percent of scientists agree that recieving information would be a lot harder.</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159" calcext:value-type="float">
            <text:p>159</text:p>
          </table:table-cell>
          <table:table-cell office:value-type="float" office:value="1" calcext:value-type="float">
            <text:p>1</text:p>
          </table:table-cell>
          <table:table-cell office:value-type="string" calcext:value-type="string">
            <text:p>Imagine standing outside, the warm sun dancing on your back, jumping into the pool and feeling the cool water flow around you. But no, that won't happen. Because children and their parents are spending way to much time on their computers. People aren't getting enough excercise, it can be very dangerous and families are spending less time with each other without computers, so its worse with them. I think people need to realize that computers are over the humans. Humans especially children, need exercise. But with computers that isn't really possible. More and more children are becoming obese by the year. Computers are making that happen quicker. Instead of sitting at the computer eating potato chips, children should be outside on their bikes, or swimming, or playing sports with their friends. If it is winter, the least kids could do is go sledding. Children need to expirience nature, not the screen of a computer. The computer can also be very dangerous. @NUM1 year olds are making facebooks! You can find @NUM2 year old on the internet now. Naive teenagers go find "friends" in chatrooms or on @CAPS2, and their "friends" lie to them, about their age, another indentity. Many teenagers go and meet someone they met online and end up getting raped or killed. There are many sick people in the world, and many of them use the internet to find people. Lots of teenagers give out personal information like their last name, cellphone number, or where they live, and thats an easy way for predators to find them. It puts them, and their whole family in danger. Computers are breaking up families, and friends. Things like @CAPS1, @CAPS2,@CAPS3, farmpring, @CAPS4, etc. are turning people against each other. Some families even eat dinner at the computer. When friends go over other friend's houses, they just sit on the computer. Why is it so fun to just look at the computer screen? Families need to do something together like eat dinner together, go out for ice cream, go shopping, something, anything but going on the computer all day. I'll admit, I am a little addicted to the computer. But I don't go on it @NUM3, like some people. Instead of eating dinner at the computer, go out to dinner as a family. Instead of online shopping, go shopping with your friends. It isn't hard to at back @NUM4 or @NUM5 hours of going on the computer. Am I the only teenager who thinks this? Maybe. But I know that I am benefitting myself by cutting back on the computer. We don't get enough exercise, it can become really dangerous, and family and friends should start spending more time together. Computers can do everything more than humans can, and we need to stop it.</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60" calcext:value-type="float">
            <text:p>160</text:p>
          </table:table-cell>
          <table:table-cell office:value-type="float" office:value="1" calcext:value-type="float">
            <text:p>1</text:p>
          </table:table-cell>
          <table:table-cell office:value-type="string" calcext:value-type="string">
            <text:p>Dear local newspaper, I agree that people are spending more time on the computers and less time doing other important stuff. For example, they don't spend time exercising, enjoying nature, and they don't spend time with their family. Those are very important things that people don't undeRstand that they are missing of. First, people that spend a lot of time on the computer don't do exercise. Doing exercise is good for your health. If you don't do exercise when you get older your bones are going to work. Also, you could get fat and that is bad for your heart. Just for being on the computer people don't pay attention to their health. Next, people don't enjoy the beautiful nature that is outside. Is beautiful when you hear the birds singing or seeing the plants outside. People are forgeting about nature. They don't recycle so the planet could be clean. The air that we smell is not clean because they don't care about nature. Instead of being on the computer they chould help so the world could be better. Finally, people don't spend time with the people that love them. Is very important to spend time with your family. People don't realize thats the first thing in life is your family. Instead of being on the computer, is fun going to the beach with your kids, wife, father, and etc. In conclusion, i believe that computers affect on people. People just for being on the computer they don't do exercise, enjoy nature, and they don't spend time with their family. Now that you heard my , i ask you to think about your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61" calcext:value-type="float">
            <text:p>161</text:p>
          </table:table-cell>
          <table:table-cell office:value-type="float" office:value="1" calcext:value-type="float">
            <text:p>1</text:p>
          </table:table-cell>
          <table:table-cell office:value-type="string" calcext:value-type="string">
            <text:p>Dear @CAPS1 @CAPS2, Computers have a very positive effect on people. I agree that computers have a positive effect. They teach hand-eye coordination. It gives people the ability to learn about people and places, and you can talk online @CAPS3 first reason is that computers teach hand-eye coordination. for example, when you learn how to type, you can memerize the keys. Therefore, you don't have to look down at the keyboard. Computers also teach hand-eye when using a mouse. When you want to click on something you have to look at the screen and move the mouse to click on the icon. @CAPS3 final reason that computers teach hand eye is once you what to do, you don't have to serch the screen for an icon. You could just move the mouse to a spot on the screen and no what to do. Computers teach hand-eye coordination when you type, when you move the mouse to click on an icon, and when you memorize all of the icons. @CAPS3 second reason is computers make you smarter. For example, if you have a history project, and you need to know about china, you can use the computer. How many times would china be in the newspaper? Using the computer can access quick information. Another example is computers can find information on famous people no one knew about. You could be able to find what college a famous actor went to in a matter of seconds. @CAPS3 last example is that a serch engine can look up famous pictures. If you are working on a project that requires pictures, @ORGANIZATION1 can have the photos you need. Computers make you smarter because you can look up different countries, you could look up people, and famous countries. @CAPS3 last reason is computers give you the ability to talk online with friends, for example, you could catch up with friends you don't see that much during school. Talking online is just as fast as texting. Also, you could continue a conversation you had with a friend. Did the bell ring in the middle of a conversation? Well, you can continue it on @CAPS4, or @CAPS5. Lastly, you can just plain talk. You could make plans, or you can talk about upcoming events. Computers give you access to talking with your friends. In conclusion, computers do have a positive effect on other people. You can get hand-eye coordination, you can look up foreign countries and people, and you can talk with your friends.</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62" calcext:value-type="float">
            <text:p>162</text:p>
          </table:table-cell>
          <table:table-cell office:value-type="float" office:value="1" calcext:value-type="float">
            <text:p>1</text:p>
          </table:table-cell>
          <table:table-cell office:value-type="string" calcext:value-type="string">
            <text:p>Since computers were invented, a colossal change in the way society functions has taken place. People how can go on to their computers to communicate with peers, get information on any topic for a school paper, or just because the internet to watch videos and stories. Magazine and newspaper articles, books and even movies and shows sre available on today's computer! This advancement in technology has made the @NUM1 century the most modern era this world has ever seen, and is beneficial to society. The "computer age" has given people in today's society the incredible opportunity to broaden their imaginations through technology. You can, in less than one minute go on the internet type in to @ORGANIZATION1 whatever movie or book you want and start watching instantly. People have always said that books can take you anywhere you want. Well, the computers can do the same thing, expect with greater efficiency and with more places to choosen from. You can, instead of buying a book, go online and read of the faraway city of @LOCATION1, or of the eruption of the @CAPS1 @CAPS2, and you can do it with mind-blowing speed. Some think that by wasting time on computers, people are using up time that could be spent studying or with family. Howeer, any information needed to your knowledge on a topic can be found on the internet. And if you want to spent time with your family, you can even look your computer up to a tv and watch a free movie with the family! The computer age is here and it is exactly. What society needs. Picture this: you're doing a school project on the you know nothing about it. Would you rather drive minutes going and thirty minutes looking withb everything you need, or do you think it's more to spend five minutes looking for the website you need on the internet? Obviously, the later of the is much more reasonable. The computer makes getting research for school or work substantially easier. In addition,you can create entire presentations on a computers with surprising ease! Being an eighth grade student, I dont know I would ever do woithout the internet. I rely on my computer to get all of my research for almost every project, and I even make some of my best project on it! The computer is the likes of all the hard working students and adults much, much easier. People's lives have not only been made easier in the field of research; computer make communicating with friends and familyeasier as well! Through e-mail, video chat and instant messaging., we can communicate with whoever we would, whenever we wort. With some computers, you can even see and talk to any person you wish. Without these computers, we will one again have to resort to snail mail, whcih makes instant communication @CAPS3 telephones, we would have no other way to talk. Computers have enhanced communication chill likes so graetly that it's foolish to say their not beneficial to society. How can a machine with so many abilities be for see the computer as a brooden research for school and we want! Bottom line the computer age is here and its amazing.</text:p>
          </table:table-cell>
          <table:table-cell table:number-columns-repeated="2" office:value-type="float" office:value="6" calcext:value-type="float">
            <text:p>6</text:p>
          </table:table-cell>
          <table:table-cell/>
          <table:table-cell office:value-type="float" office:value="12" calcext:value-type="float">
            <text:p>12</text:p>
          </table:table-cell>
          <table:table-cell table:number-columns-repeated="21"/>
        </table:table-row>
        <table:table-row table:style-name="ro1">
          <table:table-cell office:value-type="float" office:value="163" calcext:value-type="float">
            <text:p>163</text:p>
          </table:table-cell>
          <table:table-cell office:value-type="float" office:value="1" calcext:value-type="float">
            <text:p>1</text:p>
          </table:table-cell>
          <table:table-cell office:value-type="string" calcext:value-type="string">
            <text:p>Computers are over used and controll the minds some people. Computers are parcally to @CAPS1 for americas high obesity percentage. Americas teens are not doing homework. And noteveteing time into school because of computers. These high tech machines should be outlowed and given to only those who truly need them. People spend way to much time on computers. The time people spend on the computer is time they should be exersizing. Computers make people obees studys show that @PERCENT1 of obees americans admit to being adicted to the computer. This is why computers are bad. The internet on computers is unsafe. Expers say that popular chating sites such as myspace are the reason for the sudden incroas in murders, and rapings. The number of convicted criminals as well as sex affenders i tramendus. Yet parents lot the children on them. People don't understand the troubles computers cause. Besides the other factors computers retard teens learning. Teh comkputer is suposed to be a helpful tool and used for leanring. But computers are being used for other things. Computers encourage kids not to study or do homework. Although those are useful becoming sites and tools, these tool arent used often. Computers hurt people in many ways. America should have off computer week to fight back from its evil grie on children. I hope one day we can all turn off out computers for good.</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64" calcext:value-type="float">
            <text:p>164</text:p>
          </table:table-cell>
          <table:table-cell office:value-type="float" office:value="1" calcext:value-type="float">
            <text:p>1</text:p>
          </table:table-cell>
          <table:table-cell office:value-type="string" calcext:value-type="string">
            <text:p>Dear local newspaper, @CAPS1 you think computers have a positive or negative effect on people? I personally think computers have a positive effect on people because with computers many people @CAPS1 research about the past. Also I don't agree that computers have a negative effect on anybody because with computers many people learn hand-eye coordinations, gives them the ability to learn about faraway people and places, they also allow people to talk to old friends or family members. Then, computers can also be used to help someone find information about nature such as different trees, plants, animals, and many other things that are involved in nature. After that, computers are also sometimes used to contact people who live faraway from you. Some ways to contact people on a computer are using e-mails, instant message, facebook, myspace, and many other websites. In addition, I think computers have a positive effect on people, but others maya not agree which is fine because not everybody has the same opinion on stuff in the world. Then, computers can be very useful to many people because they can use computers if they need to find information on history, any events that might have went on in the past that might not still be done in the present. Finally, computers are useful to scientists, business workers, many adults, and even children use computers if they need to type something for school or need to find information for a project they're doing.</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65" calcext:value-type="float">
            <text:p>165</text:p>
          </table:table-cell>
          <table:table-cell office:value-type="float" office:value="1" calcext:value-type="float">
            <text:p>1</text:p>
          </table:table-cell>
          <table:table-cell office:value-type="string" calcext:value-type="string">
            <text:p>Dear Local Newspaper, everday @CAPS1 technology is developed. One of the biggest and most popular machines in the technocle society is, the computer. Some people don't like computers. The think computers are ruining social skills and healthy bodys. The reason I'm writing to you is to presuade those people to realize the greatness that lies inside a computer. For starters computers help us recive/give @CAPS8. One of the great featurs that computers give is email. Without email, we would be completley out of the loop. For example @CAPS2 there is a snowday at your childs school, you recive an email from the usper intendent saying school si cancled. Without that email, we woulden't be able to know that @CAPS8. Another example, @CAPS6 say that you lost your voice to a terrible cold. You don't feel good and need to call work to report being sick. Now you're stuck because you have no voice. @CAPS2 you had a computer, you could have simply emailed your boss. Another posative tool computers gives us is making communicating esayer. With all of the social networking now avalible like @CAPS4, twitter , @CAPS3 and yahoo messanger. It nearly impossible not to stay in contact with friends and faimly using @CAPS4, you can look up old friends and faimly. Once youve found them, you can friend request them and become online friends. Once youre online friends you can instant message, video chat, look at their status, and browse their photos. So with a computer @CAPS7 nearly impossible not to be able to keep in touch. The last and final reason computers are great is because, they make shopping much esayer. @CAPS2 you have used amazon, ebay or overstock, you know what I'm talking about you can buy almost anything online. From electronics to @CAPS5 animals. The list is endless. With a computer you can even get your house hold groceries online. For example @CAPS6 say your home from work with explosive diharrea. But @CAPS7 @DATE1 so you need to go grociery shopping. You've been on the toilet @PERCENT1 of the day and alls youve got is your laptop. Well you can shop online. So as you can see computers help us communicate, shop and get and recive @CAPS8.</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166" calcext:value-type="float">
            <text:p>166</text:p>
          </table:table-cell>
          <table:table-cell office:value-type="float" office:value="1" calcext:value-type="float">
            <text:p>1</text:p>
          </table:table-cell>
          <table:table-cell office:value-type="string" calcext:value-type="string">
            <text:p>To editor, @CAPS1's a beautiful day. The sun is shining, the birds are chirping, and a lazy breeze is flowing through the trees. But you don't notice any of @CAPS1 because you're plopped down in front of your comuter tapping away on @CAPS2 or email. With modern technology. This is a common scenario. Experts are concerned that excessive computer use can harm your health, hamper your social skills, and cause you to be disconnected from nature. While computers are helpful in our lives too much of one thing is never a good thing. As mentioned, camputers have can a negative effect on your health. Computers cause people to be lazy. They would rather @CAPS2 and email than go outside and excersize in the cool, crisp, fresh air. In fact, statistics recently released by the @ORGANIZATION1 show that computers are the @NUM1 leading reason for obesity. And weight problems are not the only thing computer to worry about. Too much time in front of the computer will also take @CAPS1's toll on your eyes. Even local doctors have pointed @CAPS1. "@CAPS4 since computers have become a common household item, the number of i have eye has gone up about @NUM2 or @NUM3 more kids every year than the year says @ORGANIZATION3 of the @ORGANIZATION2. And if that isn't enough, typing too many this @CAPS5 and emails day after day can give you repetetive syndrome, also known as carpal tunnel. Carpal tunnel used to be more when typewriters were big, but dwindled down once computers with newer, easier to type on keyboards came around. But excessive daily use of computers is causing doctors to see more cases of carpal tunnel crop up. @CAPS1 is clear that if you want to stay healthy, computer usage should be limited. Secondly, too much time spent on the computer affect your ability to communicate with others. Computers are helpful when you need to talk to someone but people have gott on so used in @CAPS1 that they sometimes find @CAPS1 awkward to talk to someone face to face. Their eyes look everywhere except for the person, they shift their weight back and forth and struggle to find the right words to say things that should be easy. This awkwardness can also ruin previously close friendships. Friends will talk to each other endlessly through @CAPS2, but have no words for each other when they meet face to face. I remember @DATE1, i didn't see one of my friends at all; we just @CAPS8 each other daily. When we saw each other at school, we found @CAPS1 hard to carry a conversation and @CAPS1 took some getting used to talking face to face again. And this isn't the only way friendships are ut on the line by computers. Personal and meaningful conversations @MONTH1 sometimes be. You're on the phone with your friend and you're telling her about something important that you need advice on. A few seconds after you begin talking you're interrupted by a loud @CAPS7! followed by a "hold on, so and so just @CAPS8 me." @CAPS9, computers seriously social skills and personal relationships. Another reason to watch how much time you spend on the comuter is that @CAPS1 can cause you to</text:p>
          </table:table-cell>
          <table:table-cell office:value-type="float" office:value="4" calcext:value-type="float">
            <text:p>4</text:p>
          </table:table-cell>
          <table:table-cell office:value-type="float" office:value="6" calcext:value-type="float">
            <text:p>6</text:p>
          </table:table-cell>
          <table:table-cell/>
          <table:table-cell office:value-type="float" office:value="10" calcext:value-type="float">
            <text:p>10</text:p>
          </table:table-cell>
          <table:table-cell table:number-columns-repeated="21"/>
        </table:table-row>
        <table:table-row table:style-name="ro1">
          <table:table-cell office:value-type="float" office:value="167" calcext:value-type="float">
            <text:p>167</text:p>
          </table:table-cell>
          <table:table-cell office:value-type="float" office:value="1" calcext:value-type="float">
            <text:p>1</text:p>
          </table:table-cell>
          <table:table-cell office:value-type="string" calcext:value-type="string">
            <text:p>Dear local newspaper, @CAPS1 are beinging questioned if the are good for our society or not. I would have to say that they are good and bad you really can't pick a side. These good because children and teens can get the information they need to teach in school, it allows people to chat with others in different places, and it helps hand-eye cordanation. Those were the good here are some bad things about compters. People spend to much time on the computer instead of exercising, they dont' get to enjoy nature, and people stop interacting with friends and family. Anyone can pick a side. I just can't, because i can relate to both sides. For example. one of the good reasons about computers was that you can chat's with other people around the world. I can relate to that because when i live here in @CAPS2 @CAPS3 my mom and stepdad live in @LOCATION1, @LOCATION2 so i don't see them much but thanks to computer i can chat. With them when ever i want to. Honestly i wouldn't know how my life would be like if i didn't have a computer and i wasn't able I @CAPS4 now. Although, can also to one or the bad things about computers, which is that people spent to much time on the them. I can relate to that and so could of the other well, because when i around @NUM1 because go to a after school, go straight on my laptop and around @NUM2. When my grandma @NUM3 pm. She always comes in and "Your on that thing to much you your hands!" in her. So in my opinion I believe that coumpters can be good for our socity and bad; for me there is no side to take. Others might feel the same way, and others @MONTH1 not. It's up to them to make a choice, so ask your self," @CAPS4 you believe that computers are good or bad for our society?</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68" calcext:value-type="float">
            <text:p>168</text:p>
          </table:table-cell>
          <table:table-cell office:value-type="float" office:value="1" calcext:value-type="float">
            <text:p>1</text:p>
          </table:table-cell>
          <table:table-cell office:value-type="string" calcext:value-type="string">
            <text:p>Dear @LOCATION1 Newspaper: @CAPS1 you really think computers are that good? Computers are so helpful today almost everyone has one. Computers are wonderful they are great ways to find information, they connect people from all over the world, and offer many @ORGANIZATION1 opportunities, hopefully at the end of this letter you will agree with me. Firstly, they help people find information. Computers are great ways to find information with google and other programs like it the whole world is at your fingertips. In my school surveys show @PERCENT1 of all students use the computer to help them research for school projects and asignments with computers you can view many diffrent websites from all around the world about a topic and you can even find online books that you can use, this is one way computers are a great thing out there are two other great reasons. Secondly, with computers the wole world becomes smaller as people begin to know more and more people through the computer. More than @PERCENT2 of people email, @CAPS2, or videochat on a daily baes. Isnt it great when you mnake a great friend in collage but you find out he/she lives halfway around the world, to know that you can still keep in touch with the computer, did you know that many people in the in the military use videochat to keep in touch with their loved one back home? Computers are great because they connect people and allow them to be together even when they cannot be together, but there is still one even better reason why computers are good. Finally, computers ofter many opportunities like education and jobs. Today there are many single parrents more than in any other time according to @ORGANIZATION1 and the number is still drastickly increasing with this economy some of those parrents could really use a better education to help them bring in more money for their familys, but when can they find time to go to school with work and then the kids? Now there are many online collage courses you can take to get the education you have always wanted with kraigslist and other online adds many people can post job ofering while others can email those people their resume to try to get the job, but by seeing adds posted online people can apply easier from farther away. Computers open many great oppertunities for people. Computers are very cool machines that many people take fergranted, they help give people information, as well as connect people from around the world and offer many @ORGANIZATION1 oppertunities. So @LOCATION1 Newspaper I hope you can try to understand my view on why computers are so great.</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169" calcext:value-type="float">
            <text:p>169</text:p>
          </table:table-cell>
          <table:table-cell office:value-type="float" office:value="1" calcext:value-type="float">
            <text:p>1</text:p>
          </table:table-cell>
          <table:table-cell office:value-type="string" calcext:value-type="string">
            <text:p>Dear @LOCATION1 @CAPS1, after reading your article about advances in technology, I would like to offer my opinion about this contraversal subject. All around the world, people are using computers to do all sorts of things; weather its for games, the buying and selling of items, talking with people in different countries; the possibilites are endless. This is, however, not nessessarally a good thing. Many people become addicted to computers. Esspecialy adolesents, who enjoy the games that computers offer. From personal experience being addicted to computers, I can honestly say that I was under almost complete control by that computer. My grades started to go down, I stopped interacting with my friends and family, and trouble on things. Many parents watch their children go through this and are sometimes helpless to stop it. This poses a large problem for parents. My word of advice; don't let your children become addicted!</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170" calcext:value-type="float">
            <text:p>170</text:p>
          </table:table-cell>
          <table:table-cell office:value-type="float" office:value="1" calcext:value-type="float">
            <text:p>1</text:p>
          </table:table-cell>
          <table:table-cell office:value-type="string" calcext:value-type="string">
            <text:p>There are some effects computers have on people that I agree with and disagree with. There are many people in the world that use computers every day and some that use it sometimes. Also it always gives you information everytime you use it. I would think that computers give a positive effect on people. Computers can have their likes and dislikes. Not everytime when you need information the computer won't give it to you. There are some websites that give you the right stuff you want to know and others do not fill your mind with positive things. That is one thing I do not like about computers. Do not think that is too bad because computers have alot more fun adavantages. One of the most common and used thing around the world is instant @CAPS7. Instant @CAPS7 is when you are communicating with another human bean over the online web. Many people use this to get in touch with a close family members or a friend. There are some names for instant @CAPS7 @CAPS1 @CAPS2, @CAPS3, @CAPS4-mail, and many more! Yes, the computer can be very addicting but once in a while you need to get off and maybe get some fresh air. For some people I agree that they stay on the computer to much and became very lazy. This is one disadvantage that can cause you from exercizing and seeing friends and family. There is no problem if you go on for an hour a day maybe more, but to long is not good. There are so many things for the computer I can't name them all @CAPS5, @CAPS6, @ORGANIZATION1, @CAPS7, and even buying things off the computers, those are many of the things you can do on your computer. I love going on the computer time to time doing many things I have talked about. Also if you do have one than reading this @MONTH1 persuade you into getting one. My opinion is that they give you a very positive effect.</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71" calcext:value-type="float">
            <text:p>171</text:p>
          </table:table-cell>
          <table:table-cell office:value-type="float" office:value="1" calcext:value-type="float">
            <text:p>1</text:p>
          </table:table-cell>
          <table:table-cell office:value-type="string" calcext:value-type="string">
            <text:p>Dear Local Newspaper, @CAPS1 opinion on the effects of computers is that some people are spending to much time on computers they are good to be on for a while but not all day. So @CAPS1 first reason why I think spending to much time on computers is not a good thing because it's better to be outside doing other activities with other people all day instead you could hang out with friends and do some sports or something else and if your on the computer all day you will start to lose some friends. @CAPS1 second reason why I dont think it is good to be on the computer all day is because if your not exercising you will start to gain weight cause your sitting all day just on the computer so its good to go outside and go for a walk or you could go to a gym so you could do exercise is good for you it will keep you healthy cause I know someone who is on the computer all day and he really does not go outside because he says that computers teach you alot and they do but it is not good to be on it all day. @CAPS1 last reason on some bad effects of computers is that some people could use these computers for bad things they could be going on some bad websites and that will just make you to be on the compute even longer you could even become addicted to being on computers because your doing nothing else ans some people have cameras on their computers and some people use them for same bad things so thats why it is better not to be on a computera ll day long. So these were @CAPS1 reasons or some bad effects computers could have on people if your not go outside to do some activities or to hang out with some friend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72" calcext:value-type="float">
            <text:p>172</text:p>
          </table:table-cell>
          <table:table-cell office:value-type="float" office:value="1" calcext:value-type="float">
            <text:p>1</text:p>
          </table:table-cell>
          <table:table-cell office:value-type="string" calcext:value-type="string">
            <text:p>Dear @LOCATION1 @ORGANIZATION1 I do agree that people should stop spending most of thier day on the computer and start to exercise more or spend time with friends and family. The computer has the ability to let you learn about faraway places but instead of sitting behind a desk and learning about somewhere faraway you should go outside and see it for yourself. Also our country is one of the top @NUM1 that has fat people and I believe that the computer has something to do with this because most of the kids in our school have a facebook and about @PERCENT1 of those kids are on facebook for at least an hour. This is why people should stop using the internet for most of their day because they are not getting the exercise they need that is why our country is one of the top @NUM1 in the world that has most fast people. The internet does allow you to chat with family and friends but you still need to hand out with your friends outside so you can exercise by playing sports or just going for a walk down the block if you don't you will not have a healthy relationship because someitmes they @MONTH1 not even be on the computer so you can chat with them online. Also if you don't go outside and enjoy nature and play with friends then you will become very lazy just by sitting in a chair all day and you would'nt care to do anything anymor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73" calcext:value-type="float">
            <text:p>173</text:p>
          </table:table-cell>
          <table:table-cell office:value-type="float" office:value="1" calcext:value-type="float">
            <text:p>1</text:p>
          </table:table-cell>
          <table:table-cell office:value-type="string" calcext:value-type="string">
            <text:p>Dear, Newspaper I would like to tell you about computers, without them this world would fall apart. For example, some peoples jobs are to fix them, make then, sell them, also some people work from home and need the computer for their jobs. Without them soo many people would @CAPS1 out of jobs and geting paidless. Also, kids need them for education reasons, for example, if you had a broken finger and couldent hold a pencil you would have to type. In addition, what if a student needed an answer to a question and there has no to help them they could go online and get the answer and learn. Theres many ways a computer run help a person. For example, they could need directions or some ones phone number or answers. Also, you can buy off line what if you live too far away from your favorite stare you can fast or der it off line. Also I believe kids should get off the computer any go out side and exercise, to day there is to many over weight people if people what for a walk instead of siting on the computer all day there woulden @CAPS1 as many over weighted people. In addition, people need exercise without it people would get faty, lazy, sleepy, and some sick, and angery, deppression. it would @CAPS1 to every ones benifit if people would exercise more. In addition without computers alot or peoples lives would fall apart, people just need to exercise more and everyting will @CAPS1 fin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74" calcext:value-type="float">
            <text:p>174</text:p>
          </table:table-cell>
          <table:table-cell office:value-type="float" office:value="1" calcext:value-type="float">
            <text:p>1</text:p>
          </table:table-cell>
          <table:table-cell office:value-type="string" calcext:value-type="string">
            <text:p>Coumputors are mind browning on what they can do. They can make or break somone financhely. They also can perduce amasing graphis that aritist cant perduce. Coumputrs are also for great for recer antal acitivitys, and they also take your life away. I not talking about a real life @CAPS1 talking about the activitys you do away from home. Now lets see the benifits and problems we come so far on how we handle money. We use to put it in chets and hide them now all we do is click and type in a securty number. people can also invist in items but invisting is tricky you dont always win. You can win small or lose big they say @CAPS2 coumputers today are hd. The screens are made of a liquid crystal fourmula that hardens. The lights in the back pixels do most of the wort to bring stunning graphis to life. On coumputers today people make money by selling graphis they made on coumputers. So this would be another plus on what a coumputor dose to a human. I went to a school to lern how to perduce great graphis. All teens kids and adults have used a coumputer for recerantol acivitys. On todays coumputors you can play games watch videos, and listen on coumputors. People do this to engoy then selfs. Some people ran get in trouble for fooling around on the web. But there is nothing stressed out and just playing some games for a while, personly I like to go on youtube and find funny vidos after school. I use to own a youtube account and get many views. The worst thing about coumpurts is it can ruin plan gobo or somones socal life some people get addicted and cant stop being on the coumputor until it is takin away. For example some people play world of war craft get addicted and cant stop! I had a problem when I had to chek you tube a lot. Well I hoped you readers. No matter what happens I think coumputors bennafit more than the problem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75" calcext:value-type="float">
            <text:p>175</text:p>
          </table:table-cell>
          <table:table-cell office:value-type="float" office:value="1" calcext:value-type="float">
            <text:p>1</text:p>
          </table:table-cell>
          <table:table-cell office:value-type="string" calcext:value-type="string">
            <text:p>Dear @CAPS1 @CAPS2 @CAPS3, Computers are a sought after item in this day in age, and we are making advances in technology every single day. Social networking sites like @CAPS4 and @CAPS5 are all over the internet. Computers are good to some exstent, but some kids find the computer essential to their life. Using computers too much will have a bad effect on society. Oreos, @LOCATION1, @CAPS6 are all common sparks for people to be eating while on the computer. Now when you're sitting on the computer daily and for hours eating these sparks. You are begging to become overweight. @PERCENT1 of @CAPS7 kids are overweight and that is unhealthy. A collassal piece of this @PERCENT1 use the computer daily. There is no doubt obesity is a problem, and computers are making it worse. The people that love to use the computer definetly have some sort of social network account, @MONTH1 it be @CAPS5, or @CAPS4. Kids think they are immune to getting in trouble while posting messages or putting up picture of themselves. In one case a girl actually killed because of nasty messages posted about her. Three have been other cases in which girls have sent a nude pictures of themselves to their boyfriends and other people soul it. There lives will never be the same because they were using the computer too much. Soon we will become the leader of @LOCATION2 and we will get to the decisions around. If we are getting to know our outside world and we are not learning how to to be social without the internet, don't know how we will end up. will be the ones and all that important stuff. Instead of typing away we should explore the world and learn important things. Hopefully, as @CAPS10, we will become independent on computers and we will fit this problem by sending less time on a. Computers are great thing but they should not for going outside with friends and playing baseball.</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76" calcext:value-type="float">
            <text:p>176</text:p>
          </table:table-cell>
          <table:table-cell office:value-type="float" office:value="1" calcext:value-type="float">
            <text:p>1</text:p>
          </table:table-cell>
          <table:table-cell office:value-type="string" calcext:value-type="string">
            <text:p>Computers and the @CAPS1 were a technological break through. It exposed to the average world, things that were never thought possitive. But as these things advanced over the years, they've become an addiction so bad of an addiction its begun to threaten peoples lives I've been given a choice to s'de with the addicting computers, or to offose them. The only clear choice is to offose. First off, computers have caused the world a decrease in exercise. Studies show @NUM1 out of @NUM2 people who use a computer, do not exercise with less exercise throughout the world, nations are becoming more over weight. This is a huge problem in the united states computers are main cause to why the @CAPS2.S is over weight and unhealthy by cutting down computers use, we can get our world back into great shape we can bring exercise and health back. Nextly, I'm sure you've all heard of online predators. It's scary just to think about, well as computer technology increased online predators numbers went up. I remember a couple of years ago, I was watching the news and a story came a normal teenage girl, being killed by someone she meton myspace. things like this still go on, and the rate at which they happen are in creasing. by putting people on computers you're putting then at risk of death this is an extreme problem computers have caused. Thus is the last efferct computers have, out of many that I'm going to state time on the computer, is time taken away from family and friends.This can ruin relationship in and outside the family. Now I'm sure you now many people have become extremely addicted to online games. the more they play these games the more they pull away from everyone they knew and loved computers are a leading cause in disfunctional families. they steal the user away from the outside word. these people need to get their families and friends back. You have to act now, before its too late and computers have over taken the world. If you know anyone who has fallen prey to a computer addiction, do what you can to help get them back we need to cutt back on any kind of computer use fast. Hurry, it's now or never.</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77" calcext:value-type="float">
            <text:p>177</text:p>
          </table:table-cell>
          <table:table-cell office:value-type="float" office:value="1" calcext:value-type="float">
            <text:p>1</text:p>
          </table:table-cell>
          <table:table-cell office:value-type="string" calcext:value-type="string">
            <text:p>Dear @LOCATION1 @CAPS1, I strongly believe that computers are a big benefit to society these days. There is so much to learn on a computer. And it is a lot more fun to learn of off a computer than a book. For intinst, let's say a student had to do a report, but he couldn't get his hands on any book at all. All the student would have to do is type in a few words on the internet and hundreds of websites pop about any topic he wants to learn. Another reason that a computer benefits society is ways to keep in contact with family and friends if they live to far away. Like me for instints, I live far from my friends. And the only I could talk to them outside of school was on a computer. We would be able to talk in a chat room or on a game. The same goes with Family. Lets, say your childre go on vacation and wants to keep in touch. All you would have to do is type as much as you want and click send and its at the other computer instintly. But, if you was to write a letter through the mail, it would take maybe a week or two to reach your child or the other way around. But, most of all, there are so many cool things you can do on a computer. There are a bunch of games, to play, or videos to watch. You can make music and make money off of it. My favorite would have to be the computer programs. Flash macromedia is the best though. You get to make your own animation clips or even a movie. Computers are really fun to play on. a computer has so many advanrages in today society. Which i'm very thank full for computers and all of the great stuff you do. That is why I believe computers benefit society.</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78" calcext:value-type="float">
            <text:p>178</text:p>
          </table:table-cell>
          <table:table-cell office:value-type="float" office:value="1" calcext:value-type="float">
            <text:p>1</text:p>
          </table:table-cell>
          <table:table-cell office:value-type="string" calcext:value-type="string">
            <text:p>Dear, @ORGANIZATION1 play a big role in our world today. For example people use computers to get imformation, talk in chat rooms, mainly to talk to friends and fined friends. I think this @CAPS6 messing people up. My first reson for thinking computers @CAPS6 messing people up @CAPS6 because of the impformation that @CAPS6 on the website. For example people past, and blog lies about people online. This @CAPS6 ruining many people because this starts rumors and gossip about people. Also the lies that are being posted could interfear with many lives. Another reason computers effect the lives and people @CAPS6 the dangerous chat rooms. This @CAPS6 not good because your not familliar with the person your talking too. The person could have posed as another person and be very hipocritical. The result of this could be very unpleasent. Like you might give them you number, adress, @CAPS2 personal imformation. The outcome to endup in death, kidnapping, @CAPS2 ciber bullying. Lastly, I want to talk about the false imformation that @CAPS6 given to thousands of people online. Another words the"@CAPS1, @CAPS2 @CAPS3 Your @CAPS4 love" @CAPS2"@CAPS6 Your @CAPS7 @CAPS8 On You?" @CAPS9 these things are placed on either side of your screen to get money from you. On the other hand they attract the readers attention. For example these passages are set to copy down your number, get your account number then take your money. This doesnt help our peole because its only there for your money. In conclusion from my veiwible stand piont I dont prefer computers a magnificient way for people to spend there time on.</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79" calcext:value-type="float">
            <text:p>179</text:p>
          </table:table-cell>
          <table:table-cell office:value-type="float" office:value="1" calcext:value-type="float">
            <text:p>1</text:p>
          </table:table-cell>
          <table:table-cell office:value-type="string" calcext:value-type="string">
            <text:p>Dear @CAPS1, You @MONTH1 have heard that there are up-sides and down-sides to using a computer. There are many more up-sides though. For example, you can communicate with people, conduct business, and you can use it to learn. A computer is a big need in today's growing technological advances. Communication is not as easy to do by phone anymore because people are always busy and on the computer. You can use computers to meet people from different countries. By doing this we can learn what life is like for them. Through social networks, such as @CAPS2 and @CAPS3, we can make plans with friends. Computers are an important communication technology. Today most business is conducted over the internet or on a computer. The @CAPS4 @CAPS5 is all computerized today, and that is a major trade way today. A lot of business transactions and presentations are done out on a computer for maximum efficiency. Computers allow us to conduct business with foreign countries without having to go there. Computers are a huge advancement in business. Computers help us learn a lot about, just about, everything. Search engines let us type in keywords and find multiple websites on that topic. Computers let us research so we get correct information with just a click. This research can be used to write essays in school. Computers help us to learn in school and outside of it. A computer is a huge technological advancement with many uses. It @MONTH1 have a few down-sides, but it has many more up-sides. Computers allow you to communicate, conduct business, and learn. Life would be much slower without a computer to speed things up.</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80" calcext:value-type="float">
            <text:p>180</text:p>
          </table:table-cell>
          <table:table-cell office:value-type="float" office:value="1" calcext:value-type="float">
            <text:p>1</text:p>
          </table:table-cell>
          <table:table-cell office:value-type="string" calcext:value-type="string">
            <text:p>In my opinion, having computers is avery nice thing and does good in our society. I think this because of three reasons, @ORGANIZATION2, it allows people to relax and wind down after a long day of work. Second, it allows people to communicate with their friends, @CAPS1, it helps with schoolwork and makes things much easier. These are only a few of the reasons why computers do good in our society. @ORGANIZATION2 off, I'd like to say that after a long day of work, all you want to do is relax. Television gets boring and you just want to sit and play games on the computer. Well, thats a great way of winding down on a rough day. You can go on @CAPS2 and watch funny videos or go on @CAPS3 and on you friends new photo album. Your @ORGANIZATION3 computer is to do many things. There are @CAPS8 many game , such as @CAPS4 come or @CAPS5 cam that can be a lot of fun. Do you see why the computers a good way of calming down? Other than winding you down on a rough day at work, on the computer @CAPS8 allow you to communicate with friends and family. AIM is a good way to talk to friends and plan get together. Or, you can just have simple talk @CAPS3 and @CAPS7 are great websites to keep in touch with old friends of you, @CAPS8 even make new friends. A lot of teenagers and adults have @CAPS3 because it gets. So @CAPS4 that you can't get off it. As you get older, you dont talk to your friends that much and soon you don't have many friends at all. @CAPS3 prevents that so you can always talk to them. You should always keep in touch with friends. Most importantly, you use the computer for school work. Without it you can't get picture off @ORGANIZATION1 or type an essay that due. @CAPS8, you can't search words on @LOCATION1. Some teachers require you to type out essays and other don't. You need a computer if your teacher require you to type things. I go on swifts website to see if i have homework dure and that helps me out a teachers @CAPS8 put extra credit online. All in all computes are good for society. @ORGANIZATION2, you can just calm down and relax. Second, you can talk to old friends and keep in touch with new ones. @CAPS1 and most importantly, it's very useful when it comes to schoolwork and up pictures/ . Now you must understant when i tell you that computers are important and very useful in society.</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81" calcext:value-type="float">
            <text:p>181</text:p>
          </table:table-cell>
          <table:table-cell office:value-type="float" office:value="1" calcext:value-type="float">
            <text:p>1</text:p>
          </table:table-cell>
          <table:table-cell office:value-type="string" calcext:value-type="string">
            <text:p>Dear Readers of the @ORGANIZATION1, Computers are machines that have been around for @MONTH1 years. With internet, you can do things like play games, research information, and even talk to friends and family, all through a computer. Advances in computer technology are beneficial to @CAPS1 society for several reasons. These includes that computers improve hand-eye coordination, provide abundant information, and allow people to talk online. As said earlier, using a computer can improve hand-eye coordination. In fact, it is known that computers can immensely improve your reflexes. This reminds me of a time when my brother went to an eye doctor and was told that his eyes had trouble focusing. Patrick, my brother, was then literally assigned by the doctor to play computer games to help his hand-eye coordination. As a matter of fact, @PERCENT1 agree that computers can have a gargantuah, positive impact on reflexes and hand-eye coordination. If computers heldful in this way and, in some cases, necessary for your eyes, then why would the use of computers be classified as bad when they are clearly a beneficial factor in @CAPS1 society? Computers are also beneficial because of what huge resource they are. the internet offers so much information for people of all ages who want to learn and thrive. For example, most schools have their students use computers for research. When I say most schoold, I mean @PERCENT2 of schools assign students to research using a computer. Principal of new city @ORGANIZATION2, @PERSON2 says, "@CAPS1 students use computers at leat every week if not more. They are fantastic resource with endless information." Computers are getway to countless amounts of knowledge that everyone should have access to. It is well known that almost everyone knows someone who lives far away. I, myself, have friend who lives in @LOCATION1 that I miss very much. When long-distance phone calls are too expensive most of the world and I rely on computers to talk to out far-away friends. Computers are the bridge between @CAPS2; (my @CAPS3 friend) and I. However, computers are not only used long distance. I also use computers to e-mail, instant message, video chat, and just stay connected to family and friends. A local teenage boy, @PERSON1, says. "I use my computer to stay connected with friends and my family that lives in another county. I don't know what I would do without it." This means that @PERSON1 and thousands of others rely on computers for communication with friends and Family. Computers are necessary for @MONTH1 reasons. They help people, educate, and connect people. You must have access to a computer in my opinion, in order to thrive in life.</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82" calcext:value-type="float">
            <text:p>182</text:p>
          </table:table-cell>
          <table:table-cell office:value-type="float" office:value="1" calcext:value-type="float">
            <text:p>1</text:p>
          </table:table-cell>
          <table:table-cell office:value-type="string" calcext:value-type="string">
            <text:p>Dear local newspaper, I think more people shouldn't spent time on their computer. The reasons why I think this is because people should spend time with their family and friends, second they need to exercis more, and last go outside enjoy nature. My first reason is that people that have computers stay in their rooms all day and don't get fresh air. They need to go out and enjoy nature. People who love animals and like to study animals should go out and get fresh air watch the animals study them. Haveing a computer is you could study animals like that is ok but you dont want to got stuck on the computers. go outside and watch them instead of looking at the computer screen. My second reason is that people do get more exercis. People are getting fat because they are sitting at the computer and not doing any movement. Peple are becoming lazy every day because they are on the computers @NUM1. Is you like to be on the computer and study go for a walk, run, joy, or ride a bike to the get some so a while. My last reason is that more people need to interact with their friends and family. People should get off the computer and make some plans with their family.Have a get together with your family and go places and chill. People who be on the computers don't spend time with there family dont know whats going on around them. Some people go into depresion because they are on the computers not enough time with family. These ar my reason why i think that we shouldn't be on the computers. We should spend more time with friends family or go outside, and enjoy natur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83" calcext:value-type="float">
            <text:p>183</text:p>
          </table:table-cell>
          <table:table-cell office:value-type="float" office:value="1" calcext:value-type="float">
            <text:p>1</text:p>
          </table:table-cell>
          <table:table-cell office:value-type="string" calcext:value-type="string">
            <text:p>Dear local newspaper, I overheard some people talking about how much time their families spend on the computer. My opinion is that they should not be on the computer staring at a screen for long periods of time. I think this because it takes away time from important tasks, there is something healthier than enclosing yourself with a computer monitor, that would be going outside or being active. Another reason is that you can have more time being around family and friends. First, you shouldn't be spending so much time on the computer. You could be getting other tasks done. Such @CAPS2 working, or for most teens, doing homework. Studies show that @NUM1 out of @NUM2 teens get easily distracted by social networking websites such @CAPS2 "@CAPS1". "twitter", and "aol". People in the workplace are distracted two. Sometimes the job can get boring, so workers just go on the computer instead of getting things done. Children could be doing chores or just helping around the house a little, but they go on the computer instead. Teens regular routine consists of waking up, getting ready, soing on the computer, school, coming home, snack, and then going back to the computer. We need to break those habits of going back to the computer. Staring at a computer screen for long periods of time is not healthy. Instead, you could be active in a sport, or just going outside and playing." @CAPS2 technology goes up seizure rates have also gone up." @CAPS3 to a doctor at @ORGANIZATION1. Being involved in a sport would be healthier and more fun that talking to people online. Also, your not exercising while on the computer, being active keeps your shape along with being fun. The most important reason you shouldn't be on the computer for a long time is because your using valuable time you could have used to spend with family and friends. Most people barely see their family when their at home because their consumed in the computer. Laptops have made it easier to block people out. Bringing it into your room and shutting the door, is the most common way. Hang out with the friends your already talking to online, wouldn't it be better in person? In conclusion, we should limit our computer time to do other tasks, be active, and spend time with friends and family.</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84" calcext:value-type="float">
            <text:p>184</text:p>
          </table:table-cell>
          <table:table-cell office:value-type="float" office:value="1" calcext:value-type="float">
            <text:p>1</text:p>
          </table:table-cell>
          <table:table-cell office:value-type="string" calcext:value-type="string">
            <text:p>Dear people that read the news paper and that have @CAPS1 that like to play the computer all day more. Than a hour. I think you should take your time and read my article in this wonderful newspaper. I am writing this article about @CAPS1 using the computer more than an hour. My first reason about this computers issue is it makes than not pay attention in the school. To support that reason so you dont think i am making this up is that they play the computer alot and it makes the @CAPS1 just think about the computer and not think about school. They play it so much and it can mess up the @CAPS1 and they can not focus in school. My second main reason is it makes them allways want to talk about the computer. So if they play it mare than a hour like i said it can cause them to be addicted like drug's it is just like that if you dont want your @CAPS1 to be addicted to drugs i hope you woudnt want your own @CAPS1 to be addicted to the computer. To continue about your @CAPS1 can allways @CAPS2 about the computer it can make your @CAPS1 sound like they have no life because they play it all day everday and I would hope you woudnt want your @CAPS1 to be like this. Most importantly my final reason why you shoudnt let your child play the computer for more than a hour a day. Because they can get over weight. Your @CAPS1 well only get up and go to the bathroom, and eat, they will only do stuff that is in the house. Your @CAPS1 will not go out side and play and they wont get no exerse at all. I hope you will understand where I am coming from I have a brother that is offering in the hospital right computer too much and it messed and the doctor said he make it not so I am praying that he well make it out alive so I hope you woudnt let you @CAPS1 do this it will mess up their life forever. Thank you so much for takeng you own @CAPS4 Time to read this article I hope you would remember this article for your whole ontire lif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85" calcext:value-type="float">
            <text:p>185</text:p>
          </table:table-cell>
          <table:table-cell office:value-type="float" office:value="1" calcext:value-type="float">
            <text:p>1</text:p>
          </table:table-cell>
          <table:table-cell office:value-type="string" calcext:value-type="string">
            <text:p>Dear, @CAPS1 @CAPS2 are many people who use computers this advanced technology we have. Lots of people life that we had computers they have lots of benefits that come with having computers. But not everyone agrees with this @CAPS2 are many people who donít like that people use computers to much it takes away less time from enjoying nature, exerising, and interesting with family and friends. But I think on people with computer such as talking to people who you cant see, looking up information gives people something to do. One of the effects computers have on people is it allows you to talk to people you really dont see. I say this beacause not all your friends go to the same school so you dont see them as much. But they might have email, myspace, and facebook. Surf you cant online. It makes it easier to talk to them instad of driving so you can see them. I think that is @CAPS2 are activities you have to do or other activities, they need to do The second effect computers has on people it allows you to look up information. Think of it have you to do a project and you dont always have enough information on what it is to do it. But if your computer it gives lots of you can find information. I think that computer can help you in that way the endless sites of information and of better. Also the might be times go on a trip and know how much it cost and how long its going to take to set to you destination. Well if you look it upon the computer it will be all their for you to see also where else will you find this information you call to questions when consist go to the website. The third effect computers have on people are it gives you something to do. I say this because not all the time will you me to do something to do. Sometimes you will be bored something to do go on computer. The things you can do like play games. Also watch videos on youtube. For example you funny keeps you laughin add on the computer you watch videos. Another thing you can do is download music to your do you ever have line that think of not busy so do it now. See these @MONTH1 things you can go on the computer. To conclude I think that computers have lots of effects on people. These are about computer how people spend time on them. But I disagree is many good effects computers can have on people. I hope you agree with me. These are the three effects computers has on people allows you look up information, gives you something to do.</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86" calcext:value-type="float">
            <text:p>186</text:p>
          </table:table-cell>
          <table:table-cell office:value-type="float" office:value="1" calcext:value-type="float">
            <text:p>1</text:p>
          </table:table-cell>
          <table:table-cell office:value-type="string" calcext:value-type="string">
            <text:p>Dear, Newspaper I am writing to persuade to put article in the paper about how computers have bad benefits on people. Computers make you unhealthy, bullying takes place on the computer, and it effects how you do in school. First, computers have bad effects on people because it makes you unhealthy. I say this because most people don't get enough exercise. Then you get obese from not having enoughb exercise. Eventually you @MONTH1 or @MONTH1 not get diabetes from being obese, but most of the time you do. The next reason why lcomputer have bad effects is because kids get bullied on the internet. This is important because when kids get bullied the feel bad about themselves. Then they all get very depressed. This is called cyber bullying. One example is, is that a guy came to our school to talk about his son. his son had killed himself from being bullied on the internent and at school. That is why bullying is an important issue and computers have bad effects on people. My third and final reason why computer have bad effects on people is that kids do bad in school. they do bad in school because they spend so much time on the computer that they stop doing their homework and stop preparing for tests and quizzes. Also kids get distracted in school because all they think or care about is going home and going on the computer. Kids also do bad in school because they eventually think that school is a waste of time and drop out. It is a proven fact that @PERCENT1 of kids that have dropped out of school was kids that were always on the computer and they said that school was a waste of time. Thats how a computers have on effect on school. Now remember, computers have bad effects on people because it makes people unhealthy. People gets bullied, and it has on effect on your schoolwork. That is how computers have bad effects on peopl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87" calcext:value-type="float">
            <text:p>187</text:p>
          </table:table-cell>
          <table:table-cell office:value-type="float" office:value="1" calcext:value-type="float">
            <text:p>1</text:p>
          </table:table-cell>
          <table:table-cell office:value-type="string" calcext:value-type="string">
            <text:p>Dear,newspaper I think that people should have computers I think that because kids play game to help them learn like math game or read and grown ups can go on websites and watch work out videos and they could pay there bills on the computer to and they dont have it in the store of kids need to do there homework computers are good for that buy thet also have bad stuff like kids say they are doing there homework but they are on youtube myspace or facebook. or other stuff but computers have more good stuff about them they bad things so that? Why I think we should have computer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1"/>
        </table:table-row>
        <table:table-row table:style-name="ro1">
          <table:table-cell office:value-type="float" office:value="188" calcext:value-type="float">
            <text:p>188</text:p>
          </table:table-cell>
          <table:table-cell office:value-type="float" office:value="1" calcext:value-type="float">
            <text:p>1</text:p>
          </table:table-cell>
          <table:table-cell office:value-type="string" calcext:value-type="string">
            <text:p>Dear local Newspaper, Some people say computers have negative affects on family and friend others say computers are an important aspect of society. I would have to agree with the second group of people. Computers help students research information that they @MONTH1 need for school. People can talk to there friends on things like facebook or @CAPS1 and you can write a rough draft on the computer save it then go back to it and make the final changes from a draft to a final. I will elaborate in the following three paragraphs. Computers are a quick and easy way to look up information for a school project or paper. I can understand people thinking that computers take away from family time but so would a book. A book would probably take up more time and you @MONTH1 get less information. For example the book could be about multiple people and you read the entire thing only to get two sentences of information. Another reason computer reasearch is quicker is that you can go from one page get some information and then once you have gotten all the information from that page but you still need more you can just click another link. If people didn't have computers they would have to go to the library and spend time looking them. Is it worth it to use all that time. People can talk to there friends on facebook or @CAPS1. Some people say computers distract you from friends when really they help you talk to your friends more. What if your on vacation and your so tired of seeing and talking to your family because you've been with them non stop for a week and you miss your friends. All you have to do id turn on the computer and then you have an intent link to them. Chat rooms also help you meet other people your age from the next town over on enywhere in the country. They @MONTH1 even became your new best friend. When you write a paper do you want to have to write it once then go back and write it @NUM1 more times? Theres a much simpler way it's called a computer. You can write your first draft then all you have to do inordre to get a final copy is reread it and make changes when they are nessecary. Computers also help kids spell better. All they have to do is hit a button.</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189" calcext:value-type="float">
            <text:p>189</text:p>
          </table:table-cell>
          <table:table-cell office:value-type="float" office:value="1" calcext:value-type="float">
            <text:p>1</text:p>
          </table:table-cell>
          <table:table-cell office:value-type="string" calcext:value-type="string">
            <text:p>Dear Newspaper, @CAPS1 you turn there is technology. It's not going to change. Try a schedule. Encouragment helps a lot of people. Activities keep you mind off things read on to find our more. Scheduleing is important. Limit the time on the computer. For every half hour at least @NUM1 minutes outside or with friends. try to memorize the schedule. Encouragement helps me and alot of people! Try to encourage family and friends, The goverment is also trying to fight this. Encouragement helps. Activities can keep people off the computer. Try neighborhood activities. After-school activities for a while. All kinds of stuff is fun. Do you think scheduling helps? Do you like encouragement? Do activities keep you mind off things? then by far this stuff helps.</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190" calcext:value-type="float">
            <text:p>190</text:p>
          </table:table-cell>
          <table:table-cell office:value-type="float" office:value="1" calcext:value-type="float">
            <text:p>1</text:p>
          </table:table-cell>
          <table:table-cell office:value-type="string" calcext:value-type="string">
            <text:p>Dear @CAPS1, @CAPS2 you imagine a world where technology controls human interaction? Its not such a far fetched idea. Some people @MONTH1 see this as a great advancement. Not me. I think that computers detach people from reality, create false personas, and has no physical benefit. This is what i think the computers effects have on people. First of all, Computers detach people from reality. Its a lot easier for someone to sit on the computer, browsing aimlessly on some social networking website, than go out and actually meet new people. Sure you @CAPS2 send all the friend requests you want, but theres nothing that compares to a first impression that you get from meeting someone in person. The computer can also have an affect on family members and the time spent with them. Secondly, the computer creates false personas. If i had a facebook or @CAPS3 account, it would be very easy to say something false about myself, or someone else. The computer dosn't know better. This allows people to gain, "friendships" with others that dont know the real you. I find this as a real problem because eventually lead to shaky or unsteady relationshops. Lastly, I think that the computer offers no physical gain, This nation is in a severe heath crisis. With things easier to get now a days like fast food, and drugs, I don't think that computers help. People need discipline and theres a time and place for everything, including computers. However those that aren't disciplined might use them more than they need to and that isn't good. So @CAPS2 you imagine a world controlled by computers? I think that little by little, thats whats happening, slowly taking away the human element. I think the effects will be severe, detaching reality, creating false personas, and offering no physical gain. I don't think its right, but I hope I've persuaded you to think my way.</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91" calcext:value-type="float">
            <text:p>191</text:p>
          </table:table-cell>
          <table:table-cell office:value-type="float" office:value="1" calcext:value-type="float">
            <text:p>1</text:p>
          </table:table-cell>
          <table:table-cell office:value-type="string" calcext:value-type="string">
            <text:p>Dear The @CAPS1, I understand that you have some concerns about computers. I don't think you should be concerned though. You should not be concerned because computers are very posotive. They teach us hand-eye coordination, help teach you about faraway places and people, and finally you can talk online with familly and friends. First, computers teach you hand-eye coordination. There are thousands of fun games online that can help improve your reflexes and eyesight. This can help heal or improve some people reflexes by making their eyes more keen. Another thing amazing about computers is that you can learn about far away places and people. This is very helpful because if you want to travel somewhere far away but you can't, you just go to your computer and look it up. Then you feal like you are really there. It can also help you study about people that live far away and that you won't get to meat in person. Finally when you go on your computer you can go online and talk with your family and friends. There are all types of websites you can go on to talk and hang out with with all of your friends and family. The computer is very helpful because it keeps your family and friends together and happy. In conclusion I think computers are a great, fun, and helpful invention. Remember these good characteristics that computers have and please don't take computers away; we need them.</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92" calcext:value-type="float">
            <text:p>192</text:p>
          </table:table-cell>
          <table:table-cell office:value-type="float" office:value="1" calcext:value-type="float">
            <text:p>1</text:p>
          </table:table-cell>
          <table:table-cell office:value-type="string" calcext:value-type="string">
            <text:p>How @MONTH1 times do you use the computer in one day? A lot right? I think that computers definatly benefit society. The internet helps a lot of people, because its very conveniant computer give people. The computers also lets people talk online with other people. Computers help people because of the internet. The internet makes alot of peoples live easier. One way is for school. I know from my own experiences that the internet helps. If I dont have enough material to study, on the internet help. Another reason that the internet is helpful is for jobs. Did you know that @PERCENT1 of people the age of @NUM1 have jobs on the internet? The internet can also help people find jobs. The last reason that the internet is helpful is shopping, I remember a time when i needed a special book for school and no book store and no bookstore, my mum ordered it of fine, the internet is very helpul to many people. My that computers are beneficial to our society is that they people the ability to faraways places. many people cannot offerd to go to a lot of places outside the united state., With computers, people can team about there places and at of these places. Sometimes there is even a snow the experience of being there. Another reason that are using and want to learn more. Once, any family got to a wedding in @LOCATION1, but we didn't know much @LOCATION1. @CAPS1 we went online to find things like. The foods eaten there and what the weather is like. lastly people can learn about where their family corner form. If people know the place that their ancestors came from, but they look it up crime computers. They confind recipes for food, what relign they practice, and what holidays they celebrate. Obuously computer help people about faraway places. My last reason that computers are beneficial to or society is that they allow people to talk with other people. Sometimes, good friends who wants to together loss touch or if one friend, people can find online and take. Did you know that their are many sites that tell you where people you went to highschool with are? Also, there are sites like facebook where people can connect. Another reason is that, people can meet other people online. their are many dating sites such as, that connect people losing that internet. Did you know that @PERCENT2 of people on dating, sites set ? Sometimes people cannot call each other because its too long distance. Being able to chat onlinee a sites like google, chat or all is very helpul. Without a dubt, computer are very helpful. I think that computer help @CAPS1 many, people in our society. People use the internet to help them. People learn about other places and people ccan chat online. -@CAPS1, dont think body about computers, because they have impaced our society greatly!</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cell table:number-columns-repeated="21"/>
        </table:table-row>
        <table:table-row table:style-name="ro1">
          <table:table-cell office:value-type="float" office:value="193" calcext:value-type="float">
            <text:p>193</text:p>
          </table:table-cell>
          <table:table-cell office:value-type="float" office:value="1" calcext:value-type="float">
            <text:p>1</text:p>
          </table:table-cell>
          <table:table-cell office:value-type="string" calcext:value-type="string">
            <text:p>Dear @PERSON1 weekly, The new millenium brought a new wave of technology. Computers is the main invention that most likely everyone uses. The computers teach us great things such as learning about a vacation spot or a far off country. The computer allows us to talk to friends or family while they are away or even home. Also, typing on the computer teaches us hand eye coordination that can help us with other things. The computer is surely a great invention. Have you ever wanted to go on vacation to somewhere overseas? Well the computer is a great source for learning about these places. The effects it has could be significant. One day some one might want to go to the bahamas, but then finds a new location such as @LOCATION1 or even @LOCATION3. In addition the computer benefits students very well. Students usually have to do projects on places in the world and the computer is the main source of intelligence. When I have an essay to do I always use the computer first. Recently my grandmother moved down to @LOCATION2 and I can only talk to her on the phone. Although on my computer I can actually see her on my screen. The webcam allows me to see me grandma. The computer allows you to keep in touch with friends and family that you do not see on a regular bases. For example @CAPS1 or twitter keeps you in touch with friends from high school. The computer can also send emails to friends and family so you can say hello every once in a while. Sports require a great deal of hand eye coordination. The computer makes you better at this. By looking at the screen while typing, gives you a boost on your hand-eye coordination because you are doing two things at once. A sport that requires a lot of this is @CAPS2. While the ball is in the air you must focus on it while holding your stick at the correct position. Although hand-eye coordination is mainly taught through the powers of the computer. To conclude, all that I would like to say is that the computer is a great source for intellegence. It also allows you to keep in touch with high school friends and far away family. Finally, the computer teaches you hand-eye coordination. The computer is a very important piece of technology.</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94" calcext:value-type="float">
            <text:p>194</text:p>
          </table:table-cell>
          <table:table-cell office:value-type="float" office:value="1" calcext:value-type="float">
            <text:p>1</text:p>
          </table:table-cell>
          <table:table-cell office:value-type="string" calcext:value-type="string">
            <text:p>Dear @CAPS1, @CAPS2 you want our society to becaome one of obese, lazy with no appreciation for family or friends? @CAPS2 you want people to lock a respect for nature? This is the result of excessive of computer usage our society will become lazy, and dependent upon robot slaves and loose, brain washed. People will not be caring for family or friends. Most importantly, our society will have no appreciacion or respect for mother nature. Is this the way you wish our world to be? Have you ever read @CAPS3 @NUM1? In the book, the government uses technology to brainwash people and then manipulate them. If our society, like the one in the book, becomes over dependent on computers and technology, then we will collapse from the inside going from a respected world power, to a third world country in. We will need to redesign buildings to have doors big enough for our bodies to fit through. We will not be a respected nation anymore. There will be charities in other countries to send money to build gyms and pools, but nobody will use they. Recent research from @ORGANIZATION1 says that @PERCENT1 of people who spend more than an hour and a half on their computer every day are over @NUM2 pounds. People won't remember how to talk. Babies will learn to type instead of talking or walking. Is this good for our country? People say that the best thing you could ever have is a supportive family and a group of good friends. According to @PERSON1, a well known psychologist, "People who have more friends have a @PERCENT2 reduced risk of depression." Friends actually affect you health. People who use the computer too much lose friends and became separated from their families. The mental health effects from this can be horrible, and people sadly will miss out on all the positive parts of life. It's important that people are happy, but if you onlr communicate through e-mail and social networking sites, you aren't social enbough. It is one thing to chat online, but it is better to be able to see someone face to face than a picture on screen. Nobody wants to end up like this, so limit oyur computer usage. With too much computer usage comes a lack of respect for nature, People used to care nature for many reasons, but the biggest is that it affects us everyday, in everything we @CAPS2 and own. Everything has a base in nature, even ourselves. The weather outside even on a beautiful @DATE1 day, can be deadly if we don't pay attention to what is going on outside of our safe house. We depend on nature but if we don't respect her, she will kill us. Anything is good in moderation, even a computer. But when we don't limit ourselves, it has bad consequences. We will no longer have a respected society. Our family and friends will dissapear, causing health problems. Worst of all, we will lose all expectation and respect for mother nature. The time to start limiting computer usage is now, or we will have many great problems.</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95" calcext:value-type="float">
            <text:p>195</text:p>
          </table:table-cell>
          <table:table-cell office:value-type="float" office:value="1" calcext:value-type="float">
            <text:p>1</text:p>
          </table:table-cell>
          <table:table-cell office:value-type="string" calcext:value-type="string">
            <text:p>Dear, @ORGANIZATION1, @CAPS1 idea about "Computers" is very well thought outside of the box.Well. We sure need computer to look up information these days. Why do we need them now and it dident existed before? Reseach shows over @PERCENT1 of @CAPS2 says computer is everything. Let me explain a little bit further to you what I mean. First, you can look up places, chat with friends and family. @CAPS1 oppinion about using the local internet would be that it's good only for those who knows and not trying to be mean. For little world neve should get to bed at least @NUM1 pm, and never to forget about nature outside of fresh air. In conclusion, internet these days are very good for peop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5" calcext:value-type="float">
            <text:p>5</text:p>
          </table:table-cell>
          <table:table-cell table:number-columns-repeated="21"/>
        </table:table-row>
        <table:table-row table:style-name="ro1">
          <table:table-cell office:value-type="float" office:value="196" calcext:value-type="float">
            <text:p>196</text:p>
          </table:table-cell>
          <table:table-cell office:value-type="float" office:value="1" calcext:value-type="float">
            <text:p>1</text:p>
          </table:table-cell>
          <table:table-cell office:value-type="string" calcext:value-type="string">
            <text:p>I think the use of computers is very good things in the present day @LOCATION2. I think this because people use it to research, stay in touch with friends and family, and music. These are all things adults and kids need a like to do. read on and I will explain why this is so important. My first reason why I think computers are good thing is because the are a good source to do research on a specific topic. Kids all over the @LOCATION1 use the internet to do class projects. Adults can use the computer to look up a certain food resipe. If you need help with something the computer is allways there. Some people even use the computer for a job. Computers can help with a lot of things. Another reason why computers are a big help because you can stay in touch with friends and family. A great thing to use on a computer is a web cam. With this you can see and talk to people on a lillte camray even if they are far away. You can also go on myspace of face book. Theare two websites that are used to post pictures and to talk to chosen friend. It is a good way for people to get to know you. A similar thing to this is instant messaging. You can use this to talk to friends and many on line. Don't stop reading there is more thing! My last reason why computer are sutch a great thing to have is because you can do do mutch with music on the computer. You can use the computer to listen to music, and put music on to and ipod or @NUM1 player. Some people use the computer to make music. You can get a progrem that you can make heats and put it together to make some kind of a song. music is a great thing that all age groups love. That is why I think haveing a computer is a very positive thing. You can do researching, say in touch with friends and family, and do a lot with music. There is so mutch more then thease @NUM2 thing that a computer is good for. I don't think the world would be the same without computer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197" calcext:value-type="float">
            <text:p>197</text:p>
          </table:table-cell>
          <table:table-cell office:value-type="float" office:value="1" calcext:value-type="float">
            <text:p>1</text:p>
          </table:table-cell>
          <table:table-cell office:value-type="string" calcext:value-type="string">
            <text:p>Dear newspaper, I know that computers can place a person in its spell, but in reality it's one of the most necesary things we need in our lifetime. Computers are used for many things like school work, planning that trip you always wanted to go to, and reading the latest news. Read the following to know just how important computers really are. You know now when you have that project due for science class about protoplasms. You want to do as you can so you have that at. When you realize that the one book you find on it wont help you with the score you want you realize that the nextplace to look is the computer. The computer gives you an unlimited amount of information that will help you in any report. When a teacher gives you a book to do a biography on, for example, "The life and times: @PERSON1" You want to go beyond what they give you and search, for instances, his neighborhood, his inspiration, and the influences he had. You will find all this in the computer. When you see a sale on a "five nights and four days" trip to @ORGANIZATION1, you want to know what better sale they have. When you start to notice that your family needs a vacation what is the only place to look. You can'@CAPS3 look for that trip of a lifetime in a book. Sure you can find out that @CAPS1 is having that big blowout sale, but you cant search up the best deal. I've done a research with seven of my friends and that six of those seven parents have deal on a trip to @ORGANIZATION1 on their accounts. If you're a great fan of road trips you'll find a deal or @CAPS2's for the lowest only find out by computer. If you live in @LOCATION3, @LOCATION4 and you want to have a trip to the @LOCATION1 this deal is really good. If you live in the @LOCATION2 and you know the hottest day in the @DATE1 is coming you will be ready to get those beach balls and that blanket ready, but if you think computers are a waste of time then you wont know that all the beaches open and will be sending free drinks all day. You will be at home eating a @CAPS3.V. watching old reruns of The @CAPS4 @CAPS5. Not only will it tell you news in your erea, but will tell you about that devastating earthquake in @LOCATION5. You'll also be informed about what people are doing to help them and what you can do to help. So not only is the computer good for going on @CAPS6 and @CAPS7, you can help get your grade to an A+ on that history report. It also works well for giving your children a memory they will always remember. They also help you to get ready and not be stock in your house on that nice day in @DATE1. Maybe if you find that great deal or help your kid get a better grade then you will realize how good the computer is.</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98" calcext:value-type="float">
            <text:p>198</text:p>
          </table:table-cell>
          <table:table-cell office:value-type="float" office:value="1" calcext:value-type="float">
            <text:p>1</text:p>
          </table:table-cell>
          <table:table-cell office:value-type="string" calcext:value-type="string">
            <text:p>Dear Local Newspaper @CAPS1, @CAPS2 show that @PERCENT1 of humans in the @LOCATION2 alone spend most of their time on a computer or laptop. I believe that the effect of computers has a negative effect on humans because it creates people to have a lack in exercise and it limits the physical interaction with others. As a nation, we can lower the statistic above and create a better environment altogether. The amount of people that lack a sufficient quantity of exercise has risen in the past decade. Doctor @PERSON1, who is expert in the connections between health and computers, surveyed @NUM1 people. Out of those people, @PERCENT2 said they rarely go outside because theu are trapped in the cyber world. This shocking percent proves that only one in twenty people actually get some tyoe of exercise. @PERSON2 stated, "this shocking @CAPS2 means that most -if not all- all people are unhealthy physically, which is a problem that must be solved." @CAPS3 goes on to say that being on a computer for most of the day and not exercising is what contributes ti unhealthiness. In addition to lacking exercise, many humans are losing the physical interaction that they should have. As humans have become, modernized with technology, most humans lose the physical interaction that they world normally have encountered if they we not on the computer. @PERSON3 agreed with this statement and said, " I am a college greaduate; I have a degree and all, but I wasn't always like this. When I was younger, I owned a computer. As soon as I got home from school, I would always go on the computer. I wouldn't talk to anyone-not even my family! If I could go back and change that, I would." This statement proves that the lack of physical interaction with human is a crucial subject to touch on. @PERSON3 regreted it all and changed his ways once @CAPS3 got to high school. No one wants to live with regrets, so physical human interactions are necessary to live a non-regretful life. the lack of human interaction and lack of exercise are problems that need to be solved as soon as possible. In conclusion, using computers has started a growing epidemin in the @LOCATION1. The most important reasons as to why computers have anegative effect on humans are it limits the amount of exercise, and it almost destroys the physical interactions between humans. Thank you for your attention, and remeber one thing: Computers can always have a negative effect on many humans lives.</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199" calcext:value-type="float">
            <text:p>199</text:p>
          </table:table-cell>
          <table:table-cell office:value-type="float" office:value="1" calcext:value-type="float">
            <text:p>1</text:p>
          </table:table-cell>
          <table:table-cell office:value-type="string" calcext:value-type="string">
            <text:p>@ORGANIZATION1, @CAPS1, click, clack that the sound @ORGANIZATION2 computer keys being hit right now. Computers are everywhere these days, even in the poorest places like @LOCATION3. In @LOCATION2. Dreadful, humble, time conservative computers are taking away the meaning and enjoyments @ORGANIZATION2 life that are offered to us. Computers are our sourse @CAPS5 infromation, and time @CAPS5 liesure these days, but we are fogetting that there is a life away from them as well such as having family time, and taking walks in the beautiful, nature. To much use @ORGANIZATION2 a computer is leading to aweful health. Computers can cause many fatal problems such as seeing and vision problems, and obisity, due to the fact that you sit all day and @CAPS2't work out. Computers are like mind, and body eaters the slowly take away from you and let you cry, and weap @CAPS5 the rest @ORGANIZATION2 your life, @CAPS2't you agree? Do you know the @ORGANIZATION2 says that the second biggest leading cause @ORGANIZATION2 obisity is computer? Yes that is true! I have experinced problem. While growing up. When I was @NUM1 I was adictied to the computer. Day and night my eyes were guled to the computer screen. I had nothing on my mind except @CAPS5 computer, my mom got mad at me and yelled at me to get away from it, but I didn't. Slowly, slowly I started to put on heavy, awful faton myself, and later I found out I was over weight @CAPS5 my age. To this day I have not lost the weight I put on from using the computer, and I am sure others are to. Obesity just doesn't happen from eating to much. It also happens from not doing any cardio activities, which the computer stps us from doing. So basically the computer is unhealth. As said by @PERCENT1 @ORGANIZATION2 people from the state @ORGANIZATION2 @LOCATION1. Time consuming computers, are taking away family time from many family these days. Do you know that @PERCENT2 @ORGANIZATION2 families aren't getting to spend the time with each other as the wish, reason being computers? Kids are on the computer playing games, moms finding a resipe online to make @CAPS5 dinner, and dad is buying another stock online. Yes that happens a lot, insded @ORGANIZATION2 doing those things they could be doing something else, but no computer work is more important. My family used to spend a lot @ORGANIZATION2 time together, but because @ORGANIZATION2 the computer I never get to do anything with my family now. Do you know the time health @ORGANIZATION2 @ORGANIZATION2 say kids who spend time with their family are bound to become more better parents than who @CAPS2't spend time with family. I bet you are a really good family man/women and spend time with please take these computers away and make families come together once again. @LOCATION1 has the most beautiful nature ever, the birds, the animals, the @DATE1 times and the fall time. If anyone ever wants to see nature they should come to @LOCATION1, but the sad thing is that the people @ORGANIZATION2 @LOCATION1 aren't appriating nature themselves because they are do busy with things such as computers. I know one time we went to a comp out, and we were ready @CAPS5 nature and this boy brings his computer, and wouldn't you know it the whole got people forgot about nature and played with the boys computer. So many people missed out on the nature and the beautiful animals seen one the such as yellow @CAPS3 through that time was amazing and it is very unfortunet that many people missed out on that event. People these days are once again not apricating nature, which one day they will regret, because @ORGANIZATION2 the fact the one day you @MONTH1 not be around to enjoy this got given @CAPS2't let the computer tell you what to do lets be the boss and @CAPS5 ourself. It is now or never the decision is in your hand, make the right decision and say no to computers. Go out their enjoy nature, spend time with you family, and get healthy. Be the smart, and well educated people. (I know you are) and tell the world to not getting told by the computer @ORGANIZATION2 what you can, and cant do, be the boss control. Yes computers are fun, giving, but is bad. Say no to computers if you @CAPS2't you will regret it.</text:p>
          </table:table-cell>
          <table:table-cell office:value-type="float" office:value="5" calcext:value-type="float">
            <text:p>5</text:p>
          </table:table-cell>
          <table:table-cell office:value-type="float" office:value="6" calcext:value-type="float">
            <text:p>6</text:p>
          </table:table-cell>
          <table:table-cell/>
          <table:table-cell office:value-type="float" office:value="11" calcext:value-type="float">
            <text:p>11</text:p>
          </table:table-cell>
          <table:table-cell table:number-columns-repeated="21"/>
        </table:table-row>
        <table:table-row table:style-name="ro1">
          <table:table-cell office:value-type="float" office:value="200" calcext:value-type="float">
            <text:p>200</text:p>
          </table:table-cell>
          <table:table-cell office:value-type="float" office:value="1" calcext:value-type="float">
            <text:p>1</text:p>
          </table:table-cell>
          <table:table-cell office:value-type="string" calcext:value-type="string">
            <text:p>Dear Readers of @LOCATION1 @CAPS1 has been borught to my attention that there is dilema on the effect of computers on people. Well I believe that having computers around are good because. Computers help students do there school work better. They also give the ability to learn about far away places. Lastly, computers allow people to talk to othe people online or webcam. My first reason I believe computers are good to have around is. They help students do there school work. Sometimes teachers give assignments out and you have to write an essay. @CAPS2 the student does @CAPS1 on a computer they might get a higher grade because @CAPS1 looks neater and more proffestional. Computers especially help out college students. A college university took poll one time. @PERCENT1 of student wouldn't know what to do @CAPS2 they didn't have there computer or laptop. One student even said "@CAPS2 I didn't have my laptop I would probably fail most of my classes." Computers can be very helpful when @CAPS1 comes to student school work. My second reason that I believe computers are good to have around is. They give the ability to learn about far away places or other coutries. I took a poll one time of how many people use a computer to find out whats going on in other countries, @PERCENT2 of them said they go on the computer to find out what's going on in another countries. Computers can be very handy when you want to know whats going on in other countries. My last reason why computers are good to have around is. Say you married and you are pregnant unless your guy of course, but your spouse is in @LOCATION2 and you couldn't them. Well computers these days have webcams. So now @CAPS2 you really need to talk to him or her you can by using webcam. So readers of the @LOCATION1 @ORGANIZATION1. Can you see now why I believe that having computers around is good. @CAPS1 helps students do there school work. @CAPS1 gives the ability to learn about far away places and countries. @CAPS1 also gives the change to talk to people with webcam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01" calcext:value-type="float">
            <text:p>201</text:p>
          </table:table-cell>
          <table:table-cell office:value-type="float" office:value="1" calcext:value-type="float">
            <text:p>1</text:p>
          </table:table-cell>
          <table:table-cell office:value-type="string" calcext:value-type="string">
            <text:p>Computers and modern technology are advancing quickly, and more and more people are beginning to use them. Some people say that computers are a bad influence on @LOCATION1. I think other wise. I think computers are an amazing breakthrough in modern science. I believe computers are ideal for school work and comunicating with others, as long as they are used in moderation. Computers make school projects so simple I don't know if we could do without. Our social studies teacher @PERSON1 says that @PERCENT1 of his projects involve something on the computer. The internet is a great place to research for big papers and projects. With over thirty-million educational and informational websites, its easy to locate what you need quickly and easily. Once you have finished researching it is easy to type your report. If it isn't a written report, then there are many other programs for fancy presentations. Take microsoft @CAPS1 for example: you can make exotic background and texts, as well as unique animations to emphasize or to make it pop right off the page. Computers are also an ideal way to communicate with friends and family. Emailing is quick and easy to tell others what you want to say. If you want to chat, then you can use @CAPS2 or instant messaging. This allows you to type and sent emails faster. Both of these programs are an inivative way to talk with a family member that isn't home. Like lets say my dad goes on business to @LOCATION2. We can email back and forth every day. And now with @ORGANIZATION1 (a video chat) you can see the person and actually talk to them like they're back at home. Computers have their advantages but they also have disadvantages. Computers are great for communicating and school work, but when used in excess can be unhealthy. Here is one example: my older brother @PERSON2 is a senior in high school. He is in school from @NUM1 to @NUM2:pm and as he gets home he heads straight for his computer. He is on there for at least five hours a night and that leaves time for dinner and not much of anything else including sleep. I think that computers are a great invation in modern technology as long as people limit themselves. Computers are coming out with new features everyday and who know theyll be like...</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202" calcext:value-type="float">
            <text:p>202</text:p>
          </table:table-cell>
          <table:table-cell office:value-type="float" office:value="1" calcext:value-type="float">
            <text:p>1</text:p>
          </table:table-cell>
          <table:table-cell office:value-type="string" calcext:value-type="string">
            <text:p>I completely agree with those people who think computers have a negative effect on us today. Even though computers are great they do have many negative effects on people who use them. Since. new technology, and post pictures on websites where everyone can see. Also they have games for computers that people get hooked on. Lastly, there are predator online. The new technology is amazing, like webcams where you can video chat or cellphones where you could take pictures, @CAPS1 they do have negative effects. There have been many suicides over cyber bullying. This is where people bully kids over the internet. Also some people send naked pictures online or even while webcamming. this is illegal and absurd that young or even older people would be doing these actions. Also there are websites where people can post these pictures of you that are very personal and make a huge difference in you life. There are many people who have games for their computer or download games off of websites. Most people actually get addicted to the game, They would play it all day if they could and if they arent playing they are wishing they could. This makes them miss out on alot of things. They might not get enough excersise or not do any homework which will make you grades drop. They could also not be spending time with family. It also might change who you are as a person. The most important thing about the use of computers is your safety. There are predator all over the internet and can pretend they are someone from school and ask where you live. You should never tell anyone where you live or your full name online. They can and most likely will come to your house for you. It could most likely cost you or even family members your lives. Computers can be fun and you can learn an abundant amount of information but as long as you smart about using it. Remember not to tell anyone where you live or dont take pictures and send them that are personal. They could be all over the internet the next day. Lastly, worry about your family, grades, and health than some useless game. Be smart and saf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03" calcext:value-type="float">
            <text:p>203</text:p>
          </table:table-cell>
          <table:table-cell office:value-type="float" office:value="1" calcext:value-type="float">
            <text:p>1</text:p>
          </table:table-cell>
          <table:table-cell office:value-type="string" calcext:value-type="string">
            <text:p>Dear Newspaper, I think people need computers. It helps them see the world if they can't. It can be used to send important messages to people that are farther away from you. Also if someone has a parent or loved one far away they can see each other through the computer. So here is examples of these three things. Some people can't physically or mentally and can't afford to travel. Its sad how some people are so sick with a disease or illness that they can't go places. But if they go on the internet they can look up pictures and information of places they've never been to which can help them see the world better. But there are people who can help them see the world better. But there are people who have fears which prevent them from travelling to different places. So thet could go to the internet and find ways to help them get over their fears. Which in turn will allow them to get over their fears and let them travel to places. Then there are people who can't afford it. So the internet can help find a good job that pays good money which they can use to afford to travel the world and see it for what it is. What if you need to send a really important message to someone to prevent them doing something or help them live or even stop a war. So take into reconsideration if there is a war going on for a miss understanding. So if the government figures out what happened and they know how to straightin out the situation then they could send a message to the attackers. What happened and that it wasn't what they thought we did then they would stop fighting and the war would be over. What if a bomb is in the white house you would want to get out of the building or find it and disarm it. So then a guy finds out about it and send a message to the white house and that would save all the people in the white houses lives. Sometimes loved ones go away to some where far away and you can't talk or see them. Someones in the military and he/she has a kid so the computer allows them to see and talk to them through a webcam which would keep the child and parent together and not seperate them. Also you see a friend in facebook who you haven't seen in years so you friend him and you guys get back in touch with each other and you can be friends with them again. So in conclusion the computer can do many helpful things. It can fix relationships, save lives, help you get over fears and see the world. Which isn't bad sure we sometimes go over board with it but it is very useful. It isn't horrible but it is sometimes bad but also sometimes good but</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204" calcext:value-type="float">
            <text:p>204</text:p>
          </table:table-cell>
          <table:table-cell office:value-type="float" office:value="1" calcext:value-type="float">
            <text:p>1</text:p>
          </table:table-cell>
          <table:table-cell office:value-type="string" calcext:value-type="string">
            <text:p>You want my opinion on the effects computers have on people? Well, I believe that computers help people educate people and some computers people relie on. It's time to decide if you agree with me that computers have positive effects on people. Do you agree with me that computers can help people? Say for example you have a question noone in your home can answer. Why not @ORGANIZATION2 it? Of course once in a while you're going to get a school project. Surely you'll need information, but the library is closed. And you don't @CAPS3 what to do. Simple, all you have to do is reasearch it on your computer. Don't you agree that computers help people? I remember this one time I entered a @CAPS1 contest, and the @CAPS2 I needed was lost, then I remembered I put it in my computer. Computers can be relied on by people. Just think about it! Almost over @PERCENT1 of jobs out in the world relie on the technology of a computer. For example the @ORGANIZATION1 job. It would be kind of hard to keep track of how much trash is thrown out every year without a computer, surely banks use computers too! To keep track of everyone's allowance and money situations. Let's not forget about what lawyers do? There are some lawyers incart who use the computer to type up every word said. They turn the words into short and to keep up with what people are saying. Did you @CAPS3 that without these computers ever half the million jobs in the world would fail? Some people would agree that some online games are educational. For example, there is @CAPS4. That game teaches you words you probably never seen before. And don't forget @CAPS5. That game improves your counting of numbers. Last, but not least would be @CAPS6 @CAPS7. That game sharpens your skill and exercises your brain. Strategy come in handy, surely you now see that some games are very educational. In conclusion, I agree that the effects computers have on people are positive. Because computers help people, are reliable, and can educate people. It's now or never do you agree that computers have positive effects on people?</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205" calcext:value-type="float">
            <text:p>205</text:p>
          </table:table-cell>
          <table:table-cell office:value-type="float" office:value="1" calcext:value-type="float">
            <text:p>1</text:p>
          </table:table-cell>
          <table:table-cell office:value-type="string" calcext:value-type="string">
            <text:p>Dear local newspaper, @CAPS1, my name is @PERSON1. I've just been informed about how people view computers and the effects of them. In my opinion, I find computers to be a very negative influence on yound kids, teens, and adults. Many harmful awarenesses come along with having one. For one thing, people being so hypnotized in this electronical device are finding lesser time to excercise and take care of themselves. Also to, the only nature they're experiencing is pictures online and not enjoying the full beuty of what we have left of out earth. Another negative outcome is that they start becoming more and more distant from their loved ones. What happened to our society? Why can't we think on our own anymore? I truely, strongly hope that what i'm saying will change the minds of some people. Thank you very much. Exercise is a very key aspect in anyone's life. Especially growing kids and teens. On the computer what exercise benefits are you getting? Stronger fingers? A higher chance of syndrome @CAPS10. "@CAPS2 @PERCENT1 of kids having @CAPS7 problems like obesity have access to the internet", accoding to @PERSON2 of the, "@CAPS3 feel right with @CAPS4 @CAPS5 @CAPS6" in hunington beach, @LOCATION1. When basically, your giveing youself to the computers, you @MONTH1 not have any thoughts at all of staying fir. Instead on some chips while typing. @CAPS4 @CAPS7 BENEFITS @CAPS8 that game help? With global warming by ourside, what you saw yesterday @MONTH1 not be there today. Breathing in some fresh, natural air can really calm a stressed child out. What ever happened to playing an endless scoth with side walk chalk and fresh? or tag or just running around? Is it not cool anymore? Yah, not cool to take care of yourself. Inspire yourself by writing poems about how you feel or draw a screnary. Now a days, instead of @CAPS10 climing a tree, were climbing our mouse arrow to the next website. There's so much that we all take for granted, that one day when you look back on ti all, youre going to really miss those @DATE1 days. Family time is so critical in anyone's life. Without a family, you're nothing. When did game night or family time disapear? Just because we're in a society that says computers are completely normal everyday thing in a house, doesn't mean you family and friends aren't a main priority to you anymore. If you want to hangout a friend's house, dont email about it, walk @CAPS2 there and get the full affect since when does a computer a family? Never. If we got out of a fake reality, @CAPS10 there wouldn't be negativity in our life. @CAPS10 you can regain a true life back with them. @CAPS10 you'd think more clearer just @CAPS10. Whats makes a computer any better than life? Nothing ask yourself that. So inconclusive, I strongly believe that with this in you lives we've actually get dumber. There's more negative than positives in having a computer. Sure you could quickly send them a message or like @CAPS9, but is it ever bad to do the good old fashion calling? Or sendin letter? I say again, thank you for taking out your time to read this. @CAPS10 i changed you, @CAPS10 not. Whatever you do, think about the next time you're online and see what happends. </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206" calcext:value-type="float">
            <text:p>206</text:p>
          </table:table-cell>
          <table:table-cell office:value-type="float" office:value="1" calcext:value-type="float">
            <text:p>1</text:p>
          </table:table-cell>
          <table:table-cell office:value-type="string" calcext:value-type="string">
            <text:p>Dear local newspaper, I do agree that computers have impacted human society greatly. Therefore, my opinion is that is @MONTH1 be one of the greatest inventions. I would say this because there are different help programs or websites that @MONTH1 help people in everyday life. Especially students have the ability to study from education webpages. Also, people are able to communicate online. Lastly, you are able to type stories instead of hand-writing them. Having the advantage to study online is great. Different websites with tons of information and true facts @MONTH1 really affect grades of most students. Did you know about @PERCENT1 of the @LOCATION1 go on educational websites for information for writing, whether it's an essay or non-fiction story? Thanks to computers, there is a great chance students @MONTH1 receive a passing grade. Communication online has made huge impact worldwide. Whether you use facebook, @CAPS1, @ORGANIZATION1 etc., communicating with family or friends is fantastic. For example, I use facebook and I love talking to my family down in @LOCATION2, whom I see about once every couple years. Online communication has affected people because there is an easier way to talk to other instantly. Just a push of a button, and you have immediate communication with someone. Finally, people have the ability to type on a program if they wanted to type a letter or story. For instance, if you use microsoft word, you can type up whatever you want. This has effected people because it is a faster ans easier way to write. Therefore, if you finish earlier than you would have if you typed it, you would have extra leisure time, or more time to get the rest of your work done. Also, it is easy for me because I type like the wind; after practice, of course. In conclusion, the invention of computers helped and still do help society in many ways. But, the three ways that i have chosen to tell you about in this letter, I feel, have impacted us the most. I hope this helps you with you questions about how computers effected people. Thank you for taking time to read my letter. Have a good day.</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207" calcext:value-type="float">
            <text:p>207</text:p>
          </table:table-cell>
          <table:table-cell office:value-type="float" office:value="1" calcext:value-type="float">
            <text:p>1</text:p>
          </table:table-cell>
          <table:table-cell office:value-type="string" calcext:value-type="string">
            <text:p>Dear Local Newspaper, @CAPS1 a computer isn't harmful in any way. It helps people learn about things they didn't know. Also it lets people interact with people around the world. Another is that it lets people stay in touch with family and friends around the globe. Computers don't harm, they help. Computers are a learning tool. Schools like mine have over a hundred computers but they are only used for education. Anyway even if we try to go on different sites we get redirected to a blocked website. Cars and other machines were built by computers which supplied the blueprints. There is one thing computers are mostly used for, and thats to learn. Are you thinking about going on vacation somewhere but don't know how things work around there? Well a computer can help you with those promblems. It lets you see how people are and what the place looks like with a virtual tour. Even with some assistance if you don't know about traditions or beliefs. Computers are a great way to explore. Computers are a great way to communicate with others. Family members that live on the otherside of the world can use computers to talk and see how your doing. How about old friends that moved away. You can still talk and communicate with each other. Getting in touch with friends and family isn't all that bad is it? And these are reason to show how computers aren't harmful in anyway. It gives people a good education. It lets people learn about cultures of places around the world. And talking to friends is something thats good, not bad. This is why computers don't harm people, they help.</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08" calcext:value-type="float">
            <text:p>208</text:p>
          </table:table-cell>
          <table:table-cell office:value-type="float" office:value="1" calcext:value-type="float">
            <text:p>1</text:p>
          </table:table-cell>
          <table:table-cell office:value-type="string" calcext:value-type="string">
            <text:p>Dear newspaper editor, I have recently heard that some people think that computers have a negative effect on people. Well i think that computers have a positive effect on people. I think that computers have a positive effect on people because it helps make learning about other countries easier. Also, it helps people talk to people from different countries. Another reason is that it helps people learn about different cultures, religions, or traditions. The reason why some peope think that computers have a negative effect on people is because people are spending more time on the computer than spending time with their family. Also, people use the computer more than they use exercise machines, bicycles, or scooters. Now that you know about the positive and negative effects of computers, Which side will you choose? the one against computers or the one for computers. I would choose the one for computers.</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209" calcext:value-type="float">
            <text:p>209</text:p>
          </table:table-cell>
          <table:table-cell office:value-type="float" office:value="1" calcext:value-type="float">
            <text:p>1</text:p>
          </table:table-cell>
          <table:table-cell office:value-type="string" calcext:value-type="string">
            <text:p>Dear local newspaper editor, @CAPS1 opinion on the effects of computers on people is that staying on a computer is not that bad it does not rot you brain like video games. are some good reasons why computers are good and help you. Sometimes computers do help with hand-eye coordination. You use the computer to do homework or to search a a stores etc. Some computers are really slow but not all of the new ones for @DATE1, computers can also help you read better it has little . You could play talk to people like your friends. Listening to music is an easy thing to you could a website that has all songs that you like to listen yo many people use the computer to find jobs and use it to look for ways to eat right and work out paying bills online is easyer than paying them for real. The computer is easy way to pay and you should agree with @CAPS1 opinion.</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210" calcext:value-type="float">
            <text:p>210</text:p>
          </table:table-cell>
          <table:table-cell office:value-type="float" office:value="1" calcext:value-type="float">
            <text:p>1</text:p>
          </table:table-cell>
          <table:table-cell office:value-type="string" calcext:value-type="string">
            <text:p>Dear Newspaper, The question is whether or not people are spending too much time on the computer or not. In my opinion people arenít, and there are many benefits from being on the computer. Typing in the computer teacher hand-eye coordination. It is easy to learn while on computer too, and you all communicate with people also! Handeye coordination is very important. We use it everyday during sports taking notes, even playing video games! Being on the computer is good because it develops hand-eye coordination. Whatever you do on the computer typing, playing online game, or surfing the web develop hand-eye coordination. It is good to learn hand-eye coordination because most teachers these days neat children to type and print their papers, so they are neater.If kids can learn hand-eye coordination, they can type faster turn then into their when go on there computer hand-eye coordination. My world cultures teacher lets us use an online textbook if we dont finished our homework in class, instead of logging around textbook. Any student would rather go online than have to bring a giant textbook to and from school. Have you ever thought about how much easier it is college course online. Then having to go to college especially for working parents? Everything happens online in you portable laptop, instead of having to go to and from a college. Using computer to learn about different places is easy. There are websites full of pictures of beautiful foreign places that hot deserts, and troppical rainfall of monkeys and tigers. It is fun and easy to learn on a computer. Since cell phones have become so a lot of people have gotten rid of thier home phone to save money. Sometimes, though cellphones lose signal. That is why it is good to have a computer. It is eat to talk to other people forums, chats websites and email. You can have intelligent,and its easy and free! It is east to communicate using a computer. Surely you've heard my reasons its okay for people to spend time on the computer you see my point. Yes people shall spend time outside or with family, in small does the computer good for you. It is easy to learn hand coordination and communicate on a computer.</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211" calcext:value-type="float">
            <text:p>211</text:p>
          </table:table-cell>
          <table:table-cell office:value-type="float" office:value="1" calcext:value-type="float">
            <text:p>1</text:p>
          </table:table-cell>
          <table:table-cell office:value-type="string" calcext:value-type="string">
            <text:p>Not everyone thinks computers are good for you but they are a very good resorce to find information. It's not good to be on the compoler @NUM1 seven but to be on sometimes is not bad. A person who is on the computer all day and does nothing else except that, then that is not healthy at all. People just have to limit their time on how much they stay on the computer. Dont over due it! Computers are also very good for information as I said earlier. If you have a computer or a laptop and you need to find information on something the internet is there. For kids that need to do homework or a project and they need to look up some facts or information on something they could go on the computer for that. It is so much easier to do that then look for books that has all the facts you need. So computers have very good qulities and resources. They arnt bad or unhealthy unless if that is your life and that is the only thing you do. That is my opinion on computers.</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212" calcext:value-type="float">
            <text:p>212</text:p>
          </table:table-cell>
          <table:table-cell office:value-type="float" office:value="1" calcext:value-type="float">
            <text:p>1</text:p>
          </table:table-cell>
          <table:table-cell office:value-type="string" calcext:value-type="string">
            <text:p>I think that people are spending a lot of time on there computers and not enjoying nature and things. My reasons are that people don't do anything except surf the web, talk to other people all the time, and they site around eating junk and no exercise. Those are my three reasons. My first reason is people do is surf the web. There is over a million websites to go to. What people do is go to all of them look at things or buy something. The only thing they should be doing is homework or buisness. Also people play to many video games on the computer too. My second reason is that people go on @CAPS1 or @CAPS2 or use web cams. Those people could be on there for hours talking to people. Sometime those things are peoples life and all they do. I know someone who has a @CAPS1 and after school all they do is talk to people. They have friends on @CAPS1 but no friends in real life. My third reason is when people do go on all they do is eat junk food and get no exercise. Sometimes they eat potato chips and cookies and have soda. If you do that for week you will be very tired and sleepy. Also you can get very fat. Your body will be unhealthy and out of shape. Now that you have read my reasons, I hope you like them. My reasons where people don't do anything but surf the web, talk to other people all the time, and people eat junk food and get no exercis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cell table:number-columns-repeated="21"/>
        </table:table-row>
        <table:table-row table:style-name="ro1">
          <table:table-cell office:value-type="float" office:value="213" calcext:value-type="float">
            <text:p>213</text:p>
          </table:table-cell>
          <table:table-cell office:value-type="float" office:value="1" calcext:value-type="float">
            <text:p>1</text:p>
          </table:table-cell>
          <table:table-cell office:value-type="string" calcext:value-type="string">
            <text:p>Dear local newspaper, I just wanted to say that I do I agree with you that some people spend a lot of time on the computer. My reasons are that people need to exersize, go out doors. And have fun. If you keep reading you'll understand why they need to do theis things. My first reason was exersizeing. And the reason why I say exersizeing is because you don't need to be on the computer all day long. So many things that they can do, is run, jog, and go for bike rides. I mean it's ok to go on the computer once and a while to learn but that's why they have books, and school to learn about things. My second reason was going out-side and the reason for that is because people need to get fresh air and not be locked inside all day. Another one was to explore and go on a hike to see what is out there and just have a good time. My other reason was nature. And what I mean by that is you can go to the zoo and learn about stuff there to. Another thing is that you can do much more with out being on the computer all day long. My last reason was you can talk to your friend about stuff, you can go to the mall all day, you can also hang out with your friend and have a sleep over and watch movies. You don't need to stay on the computer all day you need to have fun. This is why I say you don't need to be on the computer. You can do other stuff and still learn with-out being on the computer. For once maby insed of talking online you can actultly go to your friends house and talk. Thank you for your time. Hope to talk to you soon.</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14" calcext:value-type="float">
            <text:p>214</text:p>
          </table:table-cell>
          <table:table-cell office:value-type="float" office:value="1" calcext:value-type="float">
            <text:p>1</text:p>
          </table:table-cell>
          <table:table-cell office:value-type="string" calcext:value-type="string">
            <text:p>Dear @ORGANIZATION1, @CAPS1 your at home and you are on the computer. But its been hours maybe even days since you've takin a breath of fresh air outside. This @MONTH1 sound cpzy, yet it is a reality for over &lt;@PERCENT1@NUM1&gt; of the population in @LOCATION1. Just loo around they are in movies, chain resurant at your home, in your office and even in schoold; computers are everywhere. I know that because of over using computers amny experts are concerned that people are spending too much time on their computers and less time exercising and enjoying nature, and interacting with family and friends, I say that because of this peopel every where shold only be allowed to use the computer on a rain everday, say @CAPS2 to computers. My point is with computers our days are wasted with vertual games and other downloads. For starter, people are spending too much time on their computers and less time exercising. Over the past two years obeseity has become a major issue in @LOCATION1 with over @PERCENT1 of the population obeseity causesan ectreamly higher risk of getting diseases and sickness like diabeaties, heart failure and even depression. recently my cousin passed away from canser caused by her fat or obeseity. My point is we can't sit her doing nothing get up and get moving away from that computer in addition to this people should get off computers and start enjoying nature. A total of &lt;@PERCENT1@NUM2&gt; of personals in @LOCATION1 don't spend enough time out side. With global warning killing our environment people would care enouhg to psend a little girl of their time outside. didi you know that more and more of the environment is disappering each day? I went to my good friends and expert on all things envieronmental from the instate of clean our world or cow. </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15" calcext:value-type="float">
            <text:p>215</text:p>
          </table:table-cell>
          <table:table-cell office:value-type="float" office:value="1" calcext:value-type="float">
            <text:p>1</text:p>
          </table:table-cell>
          <table:table-cell office:value-type="string" calcext:value-type="string">
            <text:p>Dear @ORGANIZATION2, I am expressing my concern to you about the side effect new technologies, such as computers have an humans. Computers impact humans in a harmful manner because people are spending too much @ORGANIZATION1 their quality time on their computers which additionally leads to less time spent doing exercise. People also do not get to spend as much as their days outdoors and interacting with friends and family. Firstly, people are spending too much @ORGANIZATION1 their time surfing the net. Study show that an average @CAPS1 spends in total @NUM1 hours a day on the computer, almost double what they should be spending on it. Dr. @DR1 from the @CAPS1 technology society, says' that if this increases @ORGANIZATION1 time spent on the internet, continues for more years, most @CAPS3 will completly lose contact with family and friends outside @ORGANIZATION1 the social computer network. The average weight @ORGANIZATION1 a @NUM2 year old has increased from @NUM3 pounds in @DATE1, to @NUM4 pounds today. Statistics show that the main caus for this dramatic increase in weight is due to the acessive amount @ORGANIZATION1 time spent on computers in addition @CAPS4 do not have as much time to exercise. Teenagers need to exercise three times a week for thirty minutes each. @CAPS5 the average adolescent only spend ten minutes a week exercising not including gym. All @ORGANIZATION1 these numbers must change and a way to start would be losing the computer because people are spending too much time on them and less time exercising. Secondly, comuters are effecting the people get to go outside and enjoy nature. Form my personal experience nature is a beautiful thing to be apart @ORGANIZATION1 @CAPS5 now adays I spend way too much time on social networks such as facebook, my space and @CAPS6 others. How often do you go outside to take a walk, fo for a bike ride or something else? A study done by @PERSON2 shows that the average person living in @LOCATION1 have only spent a total @ORGANIZATION1 @NUM5 days outside in the past two years after reciving their new computer. This must change people need to enjoy what this world has to offer. Thirdly, computers have effected the interaction between family and friends. "@CAPS6 people hav only been interacting with family at mandatory times such as school meetings." says @ORGANIZATION1. Family and friends are a major importance in everyones lives. I love to sit down and talk with my mom over a steaming cup @ORGANIZATION1 hot chocolate. @PERCENT1 @ORGANIZATION1 people now a days do not spend anytime with family and @PERCENT2 @ORGANIZATION1 people use computers to interact with friends. It is vitally important that people stop using computers because "before you know it you will have lost all communication with family and friends" says @PERSON1 from I.U.M Computers help people lose communication and interaction with fmily and friends. In conclusion, I urge you to make the right desion by quitting using computers and in return will be a much happier and stronger individual. Computers impact humans in a terrible way because people spend too much time on them leading to a lack in exercise, time spent outside and in addition interaction between friends and family. Sorry about the lack @ORGANIZATION1 organization towards the end, I ran out @ORGANIZATION1 space. Please excuse the mess. Thank you.</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216" calcext:value-type="float">
            <text:p>216</text:p>
          </table:table-cell>
          <table:table-cell office:value-type="float" office:value="1" calcext:value-type="float">
            <text:p>1</text:p>
          </table:table-cell>
          <table:table-cell office:value-type="string" calcext:value-type="string">
            <text:p>Dear @CAPS1 @CAPS2, I'm writing you today so you can see why advanced technology is a positive effect on people. My reasons for wrint this is because computers allow people to talk online to others people learn about faraway places, and finally it teacher hand-eye coordination. As you read my letter I hope you fell the same way. First of all computers allow you to talk to other people online. The reason I feel this way is what if you can't fond your fone in your hose or even your cell phone, you could see if they were online. Also its the same thing as texting, but with a bigger keyboard/screen I can relate to this because I was texting someone and went online to find whtm on too, so we sent aims to each other instead. I hope you can see why computers can be good for people. Secondly not a lot of people will go to the library to look up information for a paper for a school. The reason I feel this way is a computer has google to make finding things easier. Another reason is going to the library @MONTH1 cause you send more money to fill up your gas tanks. I can relate this because everytim my family goes to the library we have to fill the car up after we go. This is another reasons why computers a good. Finally the computers can teach hand-eye coordination. The reason for this is because if your writing an email then you should know the keys that your fingers touch. Another reasons why computers are hand-eye coordination is because if your kid take karayta then might have learned to move there hands that fast from somewhere. I can relate ti this because when I was in the first grade there was a guy that you told me and my friends that be need us to get in the truck to help him find his lost puppy, and he tried grabbing me but I pulled my hard away before I became pinned. I hope you can see why we need computers. I would like to that the I for sitting and reading my essay. Once again my reasons for writing where people can talk to other people online, learn about faraway places, and finally hand-eye coordination. I hpoe you will rethink why we should have computers in school.</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17" calcext:value-type="float">
            <text:p>217</text:p>
          </table:table-cell>
          <table:table-cell office:value-type="float" office:value="1" calcext:value-type="float">
            <text:p>1</text:p>
          </table:table-cell>
          <table:table-cell office:value-type="string" calcext:value-type="string">
            <text:p>Dear Local Newspaper, I agree that computers have a positive effect on people. You learn hand - eye coordination, you don't have to step out to go to the library and it can improve social skills. Continue reading to find out why. Computers, we use them everyday. They are teaching us something. We @MONTH1 not even realize it, but they are teaching us hand-eye coordination. We type something and we use our eyes to look at the screen and then our hands to type, one mistake and automatically our hand fix it. Or maybe when we are playing games online, the same thing applies. Our eyes are looking, while our hands are fast at work over the keyboard. Hand-eye Coordination is a skill you need on sports, and I believe that computers, since we spend time on them are the quick way to learn that skill. Next, how many student's parents work? My parents do. Something it becomes difficult to walk to the library, not everyone lives in walking distance to one. That's when a computer helps. If you have a project to do, but your parents work, you can just @ORGANIZATION1 it up, you might even get more information, then what you can get in the library. Hows that? you ask. Well, for an example, @CAPS1 you had to do a project on @CAPS2. Let's just say, you managed to go to a library, but apparently there were only @NUM1 books on @CAPS2, out of which @NUM2 were checked out. You can always check it out from another library, but that might not come soon enough, on a survey @PERCENT1 of students said this has happened to them, but the computer saved them. So what else did they say? HELLO @ORGANIZATION1! Last but not least, a computer improves your social skils. When I first moved here I was a very shy person. When I made a @CAPS3, I @CAPS4 talking to people who go to my school. I even became friends with them. I'm not saying that you should just stop talking to people in person, and use @CAPS3, @CAPS6, @CAPS7, or @CAPS8 and communicate. @CAPS9 I am saying is that if you start talking to them online, you know them a little, then when you talk in person you will see you have alot in common, with that person, and soon you can become friends. Another thing, that is somewhat related to this. I have many friends living in @LOCATION1, and many cousins in @LOCATION3, @LOCATION2, @CAPS9 over. We @CAPS9 know, you can't travel @CAPS9 the time, sometimes you can't even get to see them. Thats @CAPS10 social networks help. You can keep in touch, plus @CAPS11.S. not even waste minutes on you phone. Can it get better? In conclusion, Computers have a very positive effect on people. From improving hand-eye coordination, to not stepping out to go to the library, and getting that project done in time with a A+ as a grade, to improving your socia skills. Even see the data collected. Thank you for taking your time and effort to read this, I hope it has persuaded many people.</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218" calcext:value-type="float">
            <text:p>218</text:p>
          </table:table-cell>
          <table:table-cell office:value-type="float" office:value="1" calcext:value-type="float">
            <text:p>1</text:p>
          </table:table-cell>
          <table:table-cell office:value-type="string" calcext:value-type="string">
            <text:p>@ORGANIZATION1, @CAPS1 you @CAPS2 want your kids &amp; citizens to get fat and lazy? Or be active, learn everyday skills and become more friendly to life people around you? @PERCENT1 of parents would agree with me on the second idea over the first one. Well I think after reading this those extra @PERCENT2 will be persuaded. Now a days @NUM1 out of @NUM2 people are over weight or obese. This can be causes by lack of exercise and inactivity. Our children need to learn @CAPS1 go out and exercise an hour a day. This could got their eyes off the computer screen. A great way to help encourage to join a sports team or a club. This can work to people away from screens and the @ORGANIZATION2 course. If we can get people out of the office this could even push them towards nature. Their are great things to @CAPS1 at the local park every day. For example you could ride a bike play games or just fool around with friends. Learning could also be a big faster in getting people out of their computer chairs. If they want to look up tell them to use dictionary, theasaurus or a book. If people on the computer but it can be teach kids and drugs. Bt @CAPS1 help find carrer options and life. sitting on front of a screen can your health and also. Their are better things to @CAPS1. Instead via internet. You can still have fun if you not good at just for instance and friends. If your a boy you could just go @CAPS1 like a park and pay carrer base bill or even wrestle. In conclusion I'd say this would want to get up and get outside. Since geting p and side could help you socialize and learn and even loose weight. So now I leave it in the hands of you whether or not to take the challenge. But just to fill you if you stay your computer it can promote the need for glasses obesity.</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19" calcext:value-type="float">
            <text:p>219</text:p>
          </table:table-cell>
          <table:table-cell office:value-type="float" office:value="1" calcext:value-type="float">
            <text:p>1</text:p>
          </table:table-cell>
          <table:table-cell office:value-type="string" calcext:value-type="string">
            <text:p>Dear Newspaper, @CAPS1 has lately come to my attention that people were saying that computers aren't important. Well, I strongly disagree with that statement. I think computers teach excellent hand eye coordination, give people the ability to learn about far away places, and even allow you to chat online with family and friends. Computers teach a lot of hand eye coordination. Study's show that @PERCENT1 of all football players have excellent hand eye coordination. I'm sure this is because after the football players get home from a big game or something they log into @CAPS2 and make thier status all about thier win. Plus, they probably pull up pingball and see how long they can go without getting the little ball down the hole. Do you have good hand eye coordination? My second reason that I disagree with the previous statement would have to be that computers give people the ability to learn about far away places without ever leaving home I mean @CAPS1 is so much faster than having to go to the library. At the library you would have to first get there, secend pick out your book, and third check @CAPS1 out. with a computer in all that time you could be completely finished with you whole project! Finally, the reason why computers are so important is because @CAPS1 keeps people in touch. Do you have family members who live far away from you? I @CAPS3 I do. I can't always call them on the phone @CAPS4 I want to talk to them so I just log on to @CAPS2 and if there online I can have my conversation with that person. I don't @CAPS3 about you but I'm really close to my grandma. Unfortanitly she doesn't even live anywhere close to @NUM1 hours to me. She's way down @LOCATION2 in @LOCATION1. By car thats one and a half days and by plane thats three hours! So @CAPS1's so much easier to log on @CAPS2 and have a private conversation with her rather than driving a day and a half or flying for three hours. So in conclusion I'm sure you totally agree with me. Computers are just amazing! They help you get hand eye coordination, let you research something super quick, and let you stay in touch with far away friends and family.</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220" calcext:value-type="float">
            <text:p>220</text:p>
          </table:table-cell>
          <table:table-cell office:value-type="float" office:value="1" calcext:value-type="float">
            <text:p>1</text:p>
          </table:table-cell>
          <table:table-cell office:value-type="string" calcext:value-type="string">
            <text:p>Dear @ORGANIZATION1, @CAPS1 being at home with nothing to do. You cant play basketball with @PERSON1 you friends because you have did hand eye cordenation. You want to learn about @LOCATION1, but there arnt any books. And you want to talk to your friends. Thatís what would have happend if we dident have advances in technology. No handeye cordenation, we wouldent be able to learn about far way places and we coudent online. Ccomputers benifit our lives in so many ways. To begin with, hand eye cordenation is very important. Without @CAPS5 we woudent be able to ware or even hold a pensil. @PERCENT1 of peoples hand eye cordenation has emproved when using a computer. That was proven in a @DATE1 say a @CAPS2 by @PERSON2, head of human reactions. ì@CAPS3 knows that your hands are the most oversized part of you body, the computer help down the movements to hone hand eye cordenation.î ñ @PERSON1 said that in a @DATE2 interview with sience magaziene. When you are clumsy you break things. Importan things sumtimes, like @PERSON3 in @LOCATION2 broke her mothers glass vase. @CAPS5 could have been helped if she had used a computer. In addition, computers give us the power to learn about faraway places. No books! @PERCENT2 of people prefer looking up information on a computer than in a book. @CAPS5ís a fact. Some people wouldent have heard about the earthquake in @LOCATION3 if @CAPS5 wasent for the websights that brodcasted updates on @CAPS5. Campers weudent have heard. In @ORGANIZATION2 had a front page spread to promote the use of computers instead of books. Books could be outdated but the computer will always have uptodate answers. Also, people need to be able to talk online. Bisness meetings, governments plans, to just chatting with a friend. People need to be able to stay in tuch. If the presedent couldent vidio conference he would be flying everyware. Emale is the only way @PERSON5 from @CAPS4 talks to her coworkers. ì I just am located so far away, its so much easier.î @CAPS5 makes bissnesses and major incoperations flow.î@CAPS6 is now the only way kids talk @CAPS5 seems.î @PERSON4 says. @CAPS5 lets them feel like there a part of somthing biger then they are. Now, @CAPS1 happy, healthy, and educated young and old amaricans. They can do and research whatever they want. Its amazing what technology does. @CAPS5 alows you to talk online research faraway places, and practice your handeye cordenation. That sounds like a good thing to me! So @ORGANIZATION1, computeristic fist are only good. So agree with me @ORGANIZATION1!</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221" calcext:value-type="float">
            <text:p>221</text:p>
          </table:table-cell>
          <table:table-cell office:value-type="float" office:value="1" calcext:value-type="float">
            <text:p>1</text:p>
          </table:table-cell>
          <table:table-cell office:value-type="string" calcext:value-type="string">
            <text:p>Some people @MONTH1 think that computers take up too much time for the important things. But really everything you would like to know is right there. You can learn about nature, cool websites even history. Here are my reasons on the effect on computers. First, you can learn so much about nature online. You can view many types of animals and study them. Learn about plant and the effect they have on life. Also, you can learn about many things on @LOCATION1 and how its changing. Secondly, there are many coll websites you can join. Theres games you can play to keep you occupied during the day. You can even chat online with friends or maybe find long lost friends. School sites are available for students of some studying or help. Lastly, computers show you so much about history. People who things and world famous people from back then compared to famous people now. Most important of all, the life changing story about and how it changes peoples life today. I hope I've you enough to agree with me. As you can see computers have many resources you can learn from learning websites and history arent even half of them. Think about! Thank you for listening</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222" calcext:value-type="float">
            <text:p>222</text:p>
          </table:table-cell>
          <table:table-cell office:value-type="float" office:value="1" calcext:value-type="float">
            <text:p>1</text:p>
          </table:table-cell>
          <table:table-cell office:value-type="string" calcext:value-type="string">
            <text:p>Computers and the @CAPS1 have changed the way the world works today. From stocks to instant messaging (@CAPS2) people have based important decisions in their life based on what they have read. Although some people believe that computers are pulling people away from the beauty of nature, relatives, or exersize. I believe that @CAPS11 is only helping the world on a day today basis. One example is conversation, many people have close relatives that but over seas, cross country, or even across town. The @CAPS1 helps them speak to others that they normally couldn't have a conversation with. On several occasions, my family have planned trips together even though we live across the continent. What could have taken months by letters in the mail took as little as one hour to do over the @CAPS1. Another way to speak to friends or family is a website called @CAPS3. @CAPS3 is a website that allows you to speak to, @CAPS6 or send pictures to others. Other websites like this are @CAPS4 and @CAPS5 @PERCENT1 of people in @LOCATION1 have an account on one of these websites. One other way to speak to others, more for business reason, is @CAPS6. Multiple servers proud @CAPS6. such as @ORGANIZATION3, @ORGANIZATION2, or @CAPS8. "@ORGANIZATION3 is my personal favorite' says @PERSON2 @CAPS9 of the @LOCATION2 @CAPS10 newspaper, "@CAPS11 has helped me endlessly if need to contact someone on short notice." That is one reason why I support the use of computers. Another reason I support the use of computers is because &lt;@PERCENT1@NUM1&gt; of all students rely on the @CAPS1 for research papers and other assignments. "Even though I still use books," college student, @PERSON1 said."The @CAPS1 is so much faster and the articles are more up to date. Search @CAPS13 are most popularly used, such as @ORGANIZATION1 or @CAPS14.com @NUM2, of all computer users with @CAPS1 access have @ORGANIZATION1 at some paint. Another handy program provided by all computer companies is @CAPS15 @CAPS16. This program is used from everything to research papers to. This program also has a spell check, a punctuation check, and a check for mistakes. The main reason I am writing this paper is because experts have been complain that people have been spending too much time on the computer and @CAPS11 has been distracting them from the important things in life. Such as friends, family, and nature. However, from the examples explained in this paper, I have shown that the @CAPS1 increases conversation and curiosity of how the world looks and operates. As for exersise, @CAPS11 is commonsense to spend as little as one hour working on personal fitness.</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223" calcext:value-type="float">
            <text:p>223</text:p>
          </table:table-cell>
          <table:table-cell office:value-type="float" office:value="1" calcext:value-type="float">
            <text:p>1</text:p>
          </table:table-cell>
          <table:table-cell office:value-type="string" calcext:value-type="string">
            <text:p>Dear @LOCATION1, I think the way how more and more people use computers are bad because, @NUM1 int's not good for people's health, @NUM2 people who use computers lots of times, refuse to spend time with family and friends and @NUM3 you can find more about something that's on a computer by going and studying it yourself. My first reason why computers have bad effects on people who use computers, is the health issue. Health in very important but sitting in front of a computer for hours makes matters worst. By the way you hunch your back in order to see something small on the computer creen, or when you hold on the mouse, waiting to click onm something for long period of time, can cause arthrities. My second reason why computers have bad effects on people who use them. Are that people who are on computers &amp; end to sometimes refuse to spend time with family or friends like for example: @CAPS1 say a week ago you made a promise to have a family get together with the family, and they all count on you to come, @CAPS2 you get a computers, you go on all these neat websites that you never heard off it's amazing right! WRONG! before you know if, it's the day for the family get together and your line an hour @CAPS4 you amke excuse not to come. And that breaks you family's heat....My last reason why, to me computers are a bad idea is you can learn about another the computer by going on to a But its ore fun traveling or meeting people from that place @CAPS2 setting in a for and having your neck, back and sore @CAPS3 I right, I think I @CAPS3. Also idsfun to and ear foods from the culture that you fing cool off that lame computers.(To me that sounds like a good time to invite family and friends!) @CAPS4 therefore in conclusion, in my personal opinion computers have bad effects of people health, it can cause later bacj and neck problems maybe even activities. People who use computers a lot or love to spend time on computers refuse to spend time with family and friends, and @NUM3 You can find more about something like a culture or land, if you go and study its yourself instead of going on a computers for hours. I hope my opinion convinces others, hoe computers have bad effects on people who use it a lott, and take action into their own hands and do what is right.</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24" calcext:value-type="float">
            <text:p>224</text:p>
          </table:table-cell>
          <table:table-cell office:value-type="float" office:value="1" calcext:value-type="float">
            <text:p>1</text:p>
          </table:table-cell>
          <table:table-cell office:value-type="string" calcext:value-type="string">
            <text:p>@ORGANIZATION1, Computers have great effects that are positive towards people. This is @CAPS3 it teaches hand eye cordanation, allows people to learn about far away places, and to talk to other people online. Computers have great positive effects for everyone. Computers teach hand eye cordanation. When a person is typing they are using their hands to type while looking at the monitor for the letters. Computer games help to teach this @CAPS3 in the game things happen very quickly so the person has to ee whats going on and click the correct key fast thus improving hand eye @CAPS1 greatly. Studys do show that people who use computers have a @PERCENT1 better hand eye @CAPS1 then some one who dosen't. Coumputers help hand eye @CAPS1 and they can teach you about far away places. Someone can learn about far away places by searching it up online. They will get many facts about that place. Sheral from @LOCATION4 said "I heard some one at school mention @LOCATION2 and didn't know a thing about it so I searched it and got a ton of facts." This shows the computer can help someone learn about foiren countrys and they can talk to people far away. Using the computer soemone could talk to you while your hundreds or thousands of miles away. Tehy can do this through e-mail of video chat. a @CAPS2 showed that seven out of ten people prefer video chat @CAPS3 its faster and the two people can see each other. However either way they are still fast ways to contact a person far away. Jack from @LOCATION1 said "@CAPS3 of video chat I was able to talk to and see my cousin from @LOCATION3 who I almost never see. This gos to show that the computer is a positive thing for people. The computer is helpful in so many ways it teaches hand eye cordniation, it allows people to learn about far away places and it allows for people to talk to other people. Computers are a great thing for everyon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25" calcext:value-type="float">
            <text:p>225</text:p>
          </table:table-cell>
          <table:table-cell office:value-type="float" office:value="1" calcext:value-type="float">
            <text:p>1</text:p>
          </table:table-cell>
          <table:table-cell office:value-type="string" calcext:value-type="string">
            <text:p>Computers, @CAPS1 how far we've come. Computers hold many opertunities for the world andÖ we don't use any of them. Computers have taken many and left them without excersize. Computers fasinate many and can become very adicting if not used only in moderation. Computers are also attention hogs and take away interaction with family. Imagine seven years of your life sitting in front of a computer. You never get up unless you absolutely need to. You even decide to cut the sports from your life. Now imagine what that does to your body. Even if you ate right, the never excersising part woudl kill you. I remember I was at my cousin @PERSON2's house when she sugested to play the game @CAPS2 fit. If you have never played this before, when you sign in, it does some tests and determines the age of your body. My body was @NUM1 years old. I was a @NUM2 years old in a @NUM1 year old body. All those years gone in front of the computer. I don't want that experience to happen to anouther. Don't make the same mistake as me readers of the @LOCATION1 current. I have a friend name @PERSON1, and she is a computer addict. She would spend days on end on the computer. Sometimes she'd miss school for the computer or come to school just to play on the computer. She'd sometimes get violent when someone tried to pull her away. I hated seeing my friend like this, but mostly I hated how I watched it happen. It started off innocent enough. She enjoyed a certain website on the internet. It would sometimes get scary when she talked to me about it and clearly had played it all night. If you are looking at this story and thinking that would never happen to me, your wrong. I was thinking the same way when I took a look at that website that got her started. Thankfully, I stoped my addiction before it got to serious, but many others like @PERSON1 could and will be absorbed by the computers. Many readers reading this right now, should understand how dangerous and read this is, "@CAPS3!.... @CAPS3!... I'm talking to you!" That is the sound of your family members trying to talk to you when your on the computer. It doesn't work, computers are so attention grabbing, you can't even stand to talk to your own family. My mom does this many times a day to grab my attention and ends up calling my cell phone or I.ming me. Thats really just sad. By doing this you also become detatched which is never a good thing. The more and more you ignore your family for the computer the less of a bond you'll have, the less of a life you'll have. Computers truly are amazing, but the loss of excersise is very unhealthy and rapidly happening. Computers can also be dangerous, many people will get addicted. The more you chat on chat room to strangers, the less you will talk to your family. Computers are the devils tools. They will most certainly destroy you, readers. Alway be careful, computers are not as they seem.</text:p>
          </table:table-cell>
          <table:table-cell table:number-columns-repeated="2" office:value-type="float" office:value="6" calcext:value-type="float">
            <text:p>6</text:p>
          </table:table-cell>
          <table:table-cell/>
          <table:table-cell office:value-type="float" office:value="12" calcext:value-type="float">
            <text:p>12</text:p>
          </table:table-cell>
          <table:table-cell table:number-columns-repeated="21"/>
        </table:table-row>
        <table:table-row table:style-name="ro1">
          <table:table-cell office:value-type="float" office:value="226" calcext:value-type="float">
            <text:p>226</text:p>
          </table:table-cell>
          <table:table-cell office:value-type="float" office:value="1" calcext:value-type="float">
            <text:p>1</text:p>
          </table:table-cell>
          <table:table-cell office:value-type="string" calcext:value-type="string">
            <text:p>Dear @CAPS1, @CAPS2 out of ten people spend their time on the computers. I believe people should not spend @CAPS3 much time on their computers because it can hurt their eyes. They @MONTH1 watch inappropriate videos or pictures. Lastly, their bills will get higher. Did you know a lot of people spend their time on the computers? Well I think they should not be sitting on their damage their eyes. When you sit and watch computer your eyes starts to hurt. Then when you go to check your eyes, the doctor will probably give a glasses. My second reason is that people go to inappropriate sites and watch inappropriate videos. One time my friend was sitting in the computer and she started to watch inappropriate videos @CAPS3 when her father found out about this, he canceled their internet. Can you imagine the high bills you would get? Why pay too much money for spending @CAPS3 much time in the computer, when you can turn off the computer and spend some time with your friends. For example, instead of sitting on the computer @CAPS3 much, go outside and play soccer, kickball and more. In conclusion, people should stop spendinding @CAPS3 much time on the computers. Computers can hurt your eyes if you sit too much. People @MONTH1 watch inappropriate videos. Also your bills will get higher. It seems to me that people need different activities to get them off the computers. I hope you are agree with my ideas. </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27" calcext:value-type="float">
            <text:p>227</text:p>
          </table:table-cell>
          <table:table-cell office:value-type="float" office:value="1" calcext:value-type="float">
            <text:p>1</text:p>
          </table:table-cell>
          <table:table-cell office:value-type="string" calcext:value-type="string">
            <text:p>Dear local newspaper, I think that computers are a good thing to have for the following three reasons. First, they help people learn by looking up information on different places. Second, the help people talk to friends and family using @CAPS2. Lastly they help people become less stressed by playing computers games. Learning is important and with computers, you're able to learn faster. Computers help you learn about faraway places like @LOCATION1. It is much easier to learn on the computer than to go to the library and check out a book. If you're working on a project and you needed some last minute information, you could just go to the computer and search you're topic. Learning on a computer is much more convenvent then going to the @CAPS1. Another reason computers are good is because you can talk to friends and family who are far away using something called @CAPS2. @CAPS2 allows someone to talk to another person using the computer. These people could live just down the block or half-way accrose the world. My cousin is living in spain for a semester in college. I've skped with her many times. The cool thing about @CAPS2 is that you can acctually see the person you're talking to on the computer screen. @CAPS2 is a great way to keep in touch with family and friends who are faraway. My last reason is that computers help lower your stress level by playing games. Computer games are alot of fun to play. They have games that range from @CAPS3 @CAPS4 the word, to @CAPS5 @CAPS6 beauty barn. Computer games are a great way to lower your stress because instead of piking your self up with to much work, you'll be calming your selfdown with computer games. They also gave educational games. like, Which country is which. This game teaches you geoagrahy while you have fun. Computers are a great thing to have. They help you learn about faraway places, talk to people who live faraway and play fun computer games. Computers are always going to be used and never put to waste. Theres always something you can do when you go on a computer.</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228" calcext:value-type="float">
            <text:p>228</text:p>
          </table:table-cell>
          <table:table-cell office:value-type="float" office:value="1" calcext:value-type="float">
            <text:p>1</text:p>
          </table:table-cell>
          <table:table-cell office:value-type="string" calcext:value-type="string">
            <text:p>Dear people from the newspaper, I am concerned that people take too much time on the computer because it could cause trouble, voilence, &amp; illegal crimes. First, I am concerned that people spend too much time on the computer because it couses trouble, in @DATE2, @PERCENT1 @DATE1 people in the @LOCATION1, do bad stuff like starting rumors, &amp; saying bad stuff about people they dispise, in the @DATE1, @PERCENT2 @DATE1 teens form ages @NUM1 were envolven with the rumor spreading. This would be bad for all children. All these reasons will lead to the @NUM2 below. Secondly, I am concerned that people spend too much time on the computer because it couses voilence, because @DATE1 the reasons started in the @NUM3 paragraph, if all this continues, then it @MONTH1 &amp; lead to voilence, in @DATE1 @NUM4 people died from all the crimes online. @NUM5 threats were found online from big websites like @CAPS1, @CAPS2 &amp; @CAPS3. Lastly, I am concerned that people spend too much time on the computer because it could lead to illegal crimes, In @DATE3 a girl was talking to a boy online then when they decided to meet, he shot &amp; killed her. It turned out he was just a person who lied about who he was online, @CAPS4 on a website online, a group @DATE1 men were talking about now much they hated kids so they decided to shot them @ their bus stops. Thank god that the police caught them before they were to do the crime In conclusion, I am concenred that people are spending too much time on the computer because it causes trouble, voilence, &amp; illegal crimes. This @CAPS5 like totally needs to stop before everyone is addicted to spreading rumors. Thank you for your time in reading this letter</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29" calcext:value-type="float">
            <text:p>229</text:p>
          </table:table-cell>
          <table:table-cell office:value-type="float" office:value="1" calcext:value-type="float">
            <text:p>1</text:p>
          </table:table-cell>
          <table:table-cell office:value-type="string" calcext:value-type="string">
            <text:p>Dear Readers, Everyone now-a-days has a computer. This could be a good thing but mostly its unnatral. People can now do things they couldn't do before; when people move they don't need to send letters to one another, and have to wait days for a reply. Now they just sign into aim, facebook, or myspace. Then they can talk in time. But thats only the good things here are the bad. People spend less time outside they don't look at any of the butey anymore. We don't spend time with our friends any more. I can't even remember the last time I had a face to face convetation with soemone if I didn't have to. People on the internet can do anything they want. You @MONTH1 be saying thats a good thing. Right? Well the answer is no! People can hack into almost everything. People can cyber bully others with out any one ever knowing who the other person is. People can also be any one they want online. Say if I was @NUM1 and I wanted to stalk so little @NUM2 years old I could also pretend that I was ten and pretend make friends with the ten year old. When I found out enough information I would then be able to find the ten year old. Before people wern't able to do this. If people start to see what is heppening with our exsistence the more people would stop being stached @NUM3 to their computers. People would start to cut down on the amount of time they spend on their computers and start to live. Take action! Take notice! Start spreding the word!</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30" calcext:value-type="float">
            <text:p>230</text:p>
          </table:table-cell>
          <table:table-cell office:value-type="float" office:value="1" calcext:value-type="float">
            <text:p>1</text:p>
          </table:table-cell>
          <table:table-cell office:value-type="string" calcext:value-type="string">
            <text:p>Dear @CAPS1, @CAPS2 would you want to do in your spare time? Would you go outside and maybe @CAPS3 the soccer ball around with your kids, or grab a bag of chips and log onto facebook or your email? The question is, do computers have a negative or positive effect on people. I believe that computers have a negative effect. Talking to friends on the computer doesn't let you learn social skills. Going on the computer can also be very addicting. Finally, it take's away from all the exercise you need. I @CAPS4 that after careful consideration you will agree with me that computers have a negative effect on people. Facebook, ichat and email are all fun and easy ways to talk to your friends and family online. However, are you really gaining any social skills by doing this? Talking to friends and family online doesn't help you have good social skills. When you first meet someone in person, you most likely want to @CAPS4 @CAPS2 to say and how to act. Typing on a keyboard doesn't really let you interact with people. @CAPS6 not invite someone over, or go out to lunch with your family istead? Computers also are very addicting. I can say for myself that once I log onto the computer, I might not be off for the next hours. This is the case for many other people too. Going on the computer is addicting. Il @CAPS4 that not everyone is using a computer on a daily basis the vast majority of people are. When I'm on facebook and I see the number of people online is one hundred or even two hundred, as time goes by, the number increases. The computer being addicting leads to getting enough exercise. Doctors say that adults and kids should get atleast an hour of exercise a day. Going on the computer takes away from this time. Instead of sitting on the computer for an hour, you could be getting your hour of exercise. instead A lot of times when someone @CAPS5 down at the computer, a snack goes with them. This just adds onto the fact @CAPS6 getting the exercise is important to stay healthy. I @CAPS4 that I would feel a lot better if I went for a run instead of going on the computer. You are probably saying that you have time to manage both, but some people would rather exercise. When these people see you on the computer, @CAPS2 kind of example does it set? If everyone limited their time on the computer we would all feel a lot better and be more social. I trust that you will agree with me that computers have a negative effect on people.</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231" calcext:value-type="float">
            <text:p>231</text:p>
          </table:table-cell>
          <table:table-cell office:value-type="float" office:value="1" calcext:value-type="float">
            <text:p>1</text:p>
          </table:table-cell>
          <table:table-cell office:value-type="string" calcext:value-type="string">
            <text:p>Dear @CAPS1, @CAPS2 people find the clicking and clacking of computers a nuscense. What they don't realize is thay are helping the youths lives and making them easier and they could be doing the same for them. This is why computers have a very good effect on people. First off computers arn't a bad thing if they are just helping people get to know each other better. You always see ad's for dating websites and other things like that. Did you know that @PERCENT1 of couples meet online. Thats a lot and to think they would have never if it wern't for computers. Second of all computers provide a tremendous amount of entertainment. There are over @NUM1 on computer games online. @CAPS2 of them are free too. I bet almost every kids has played a game on the internet before. Think about it your child could be out getting in trouble or be nice and safe at home playing on the computer. You are probably thinking, computers sound so childish and infantile. Well computers arn't just fun and games. They provide a lot of information. They are very useful for teens in school for projects, but they benefit adults in many ways too. It provides information on vacations, hotels, ext. Also computers now have videos all over on how to do things like how to and other useful information. So as you can see computers arn't just a pain. They help bring people together, provide entertainment and have very useful information. Think about it. A computer might save your life one day. Computers help peoples every day lives and they could be helping your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32" calcext:value-type="float">
            <text:p>232</text:p>
          </table:table-cell>
          <table:table-cell office:value-type="float" office:value="1" calcext:value-type="float">
            <text:p>1</text:p>
          </table:table-cell>
          <table:table-cell office:value-type="string" calcext:value-type="string">
            <text:p>Lately, a technology buzz has hit all over the world. Where ever you look, be it at home, at school, at work, or on the streets, you see people texting, talking on phones, blogging, and other computer related things. This concerns some people. They believe that these generations are relying too much on computers and not spending enough time exercising outside or socializing. But here is where they go wrong. These experts are judging computers too harshly, for it's not like everyone is zoning out in front of a glass screen, sucked into the world beyond. @CAPS9, most of these "computer geeks" are using the computer for useful things, while they are also used for entertainment, computers also help society to reconnect with long-lost friends or even get directions to a well-know resuraunt. As you can plainly see, computers are not turning us all into zombies. Computers are sometimes seen as a nusence. Parents complain about the many times they have to drag their sons and daughters from the screen for dinner or a soccer game that started @NUM1 minutes ago. But you see, this doesn't mean its bad. Everyone goes on the computer. "Even though my father complains that I'm on @CAPS1 too much," @PERSON1, @ORGANIZATION1, says. "@CAPS2 forgets that @CAPS2 has one of his own." This is an example not unlike many other student's parents. About @PERCENT1 of adults confess that they too have fallen into the new fads such as @CAPS1, @CAPS4, and @CAPS5. So why do we need these things? What seems to make them so important to us? The answer is simple, it makes us feel connected. Then again, if you think about it, maybe not so simple. Many people have different opinions on why the computer is so important to them, but most agree that friends is one big factor. "Everyone is already online." @PERSON2, computer technician, informs. "@CAPS6 all your friends are in something, wouldn't you want to as well?" @CAPS7, as the famous saying, @CAPS8 your friends jumped off a bridge, would you?, flashes through your mind let me answer that for you - @CAPS9. Being connected and diving off the deep ends are too different concepts. As you find friends from highschool or just friends from school, your glad that @CAPS7 you can talk to them face to face - or computer screen to computer screen - again. Last, but certainly not least, the computer is a great resource. While some people complain, others are using what it has to offer by looking up directions to events or facts for your next report. This is how websites like @ORGANIZATION2 make billions from the words being typed into the search engine. The facts and places that arise from the computr are like gems waiting to be found. In conclusion, its easy to see why the computer and its resources are so loved. Everyone uses it for different things and different hobbies. Whilesome for pure entertainment, others for information, and another for reconnection. My personal favorite finiding the true treasure of hidden bands, the fantastic ones, that @CAPS9 one even knows. And so, this is why I'm convinced the computer is a positive impact on the world.</text:p>
          </table:table-cell>
          <table:table-cell table:number-columns-repeated="2" office:value-type="float" office:value="6" calcext:value-type="float">
            <text:p>6</text:p>
          </table:table-cell>
          <table:table-cell/>
          <table:table-cell office:value-type="float" office:value="12" calcext:value-type="float">
            <text:p>12</text:p>
          </table:table-cell>
          <table:table-cell table:number-columns-repeated="21"/>
        </table:table-row>
        <table:table-row table:style-name="ro1">
          <table:table-cell office:value-type="float" office:value="233" calcext:value-type="float">
            <text:p>233</text:p>
          </table:table-cell>
          <table:table-cell office:value-type="float" office:value="1" calcext:value-type="float">
            <text:p>1</text:p>
          </table:table-cell>
          <table:table-cell office:value-type="string" calcext:value-type="string">
            <text:p>Dier: newspaper I thingk the computers are beneficial and consequencial. Computers are beneficial because thy entertainment, inforormational and super yousfall., I injoy all the cool vidio on youtud while older pepole mite wash the news. You can also send mail, it is most semplr. Then sanding a ordnery envelope. Wating for days or even weeks depnding were you live but wegth e-mail it can get ther in a mater of secons, big deforents right. Pepol who depend on computers can uploud inpotan informashon all the pepol on palands of the poles and army yous the internet on there computers to control speshol equenent like @CAPS1.A.V. for the army or everiday monrting sestoms for a policeofficer. I mayself yous a computer to resrech school slot like math and history but computer all arnt good pepole abyous it. Some pepol can hack in to other computers and steel importen information and make your life misardol it can effact your haus onlin players spend countless howsr playing it can mak you game wat, stend les time weth your frend and fameli thy play so offen ther eight weekends and required glasses, computers my complateley replace newsepaper.</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cell table:number-columns-repeated="21"/>
        </table:table-row>
        <table:table-row table:style-name="ro1">
          <table:table-cell office:value-type="float" office:value="234" calcext:value-type="float">
            <text:p>234</text:p>
          </table:table-cell>
          <table:table-cell office:value-type="float" office:value="1" calcext:value-type="float">
            <text:p>1</text:p>
          </table:table-cell>
          <table:table-cell office:value-type="string" calcext:value-type="string">
            <text:p>Many people think that computers are not a good thing. They think people spend to much time on the computer and are getting less exercise. They are also concerned that looking at the screen could be damaging to your eyes. Those statements maybe true. I believe that computers are beneficial. You can talk to people from other places. You could learn about other places in the world. You can also use the computer to research topics. first off, on the computer you can talk to people. Whether it on a webcam or one of those networks to @LOCATION1 and chat with each other. On the computer you can chat and talk with people without having to be on the phone and paying a bill for it. For example, I have family in another country and one way we always talk is on the computer. We talk on webcam and chat. Calling someone from another country on the phone gets really expensive. If I didn't have a computer then I would not have that great of contact with @CAPS2 family from another country. In addition, You can use the computer to look at foreign countries. Many people including @CAPS2 parents have used the computer to look and read into about other countries. @CAPS2 mother, whenever @CAPS1 plans a vacation, looks up the country we are going to and gets more information about it. Like @DATE1 we went to a hot exotic place, @CAPS2 mom looked it up to see what we should pack to go there. If it weren't for the computer we might have packed the wrong items. Lastly, computers are a great source for researching. I can't tell you how many times I have used the computer to research. Books and encyclopedias are great sources but the computer has so much to offer. You have so many links you can go to and sites. You can find pictures, videos, maps, and much more. I have used the computer many times to research, sometimes its a requirement to have a few sites you have gone on to research for your project in school or something. If you have a computer at home you can build up your computer skills for school. Computers are a more positive thing than negative. You can talk to people without the expensive phone bill. You can learn about other places and cultures. Also, you can use it for researching purposes. Computers @CAPS3!</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35" calcext:value-type="float">
            <text:p>235</text:p>
          </table:table-cell>
          <table:table-cell office:value-type="float" office:value="1" calcext:value-type="float">
            <text:p>1</text:p>
          </table:table-cell>
          <table:table-cell office:value-type="string" calcext:value-type="string">
            <text:p>To whom it @MONTH1 concern, I feel that computers are a great in most people lives. One you can use them for almost everything. two computers are good for you in many ways. It shouldnt affect dailey schedule or just being with your family. People can use computers for almost everything for one their are hundred of websites on the computer. For example, you can play games all different kinds, you can also chat with people, litsen to music, watch videos, look for places and a whole lot more. Computers are very useful in many different ways. Computers are also good for you. They help with you eye cordination. You can also go online and do practice on math, social studies, etc. The internet also has a lot of eduacting games whiten is good for people who had that extra help. It also helps you with you hand cordinations because on the computer you need to know how to type. you get realy good at it you can type without looking. A computer can not get between you dailey schedule or whay u do with your family. Because a computer is a computer you go on it if you need something or you go on it just for fun for example i havea computer at my house and someone goes on it everyday and it never affect what everybody does us kids still go to school my parents still go to work, we eat dinner together we do what we have to do, and the computer never gets in the way. As my conclusion i know that computers are good to have in peoples houses. One you can use them for almost everything. Two computers are good for you. Three i shouldnt affect your daily schedule in anyway.</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cell table:number-columns-repeated="21"/>
        </table:table-row>
        <table:table-row table:style-name="ro1">
          <table:table-cell office:value-type="float" office:value="236" calcext:value-type="float">
            <text:p>236</text:p>
          </table:table-cell>
          <table:table-cell office:value-type="float" office:value="1" calcext:value-type="float">
            <text:p>1</text:p>
          </table:table-cell>
          <table:table-cell office:value-type="string" calcext:value-type="string">
            <text:p>Dear newspaper people I think computers are good because wat if I have a family member that gose out of town and you want to stay in tuch and I dont have a phone then I can go-on a chatting web sight and stay in with them. When @CAPS1 bored I go on google to look up and pichers and play some games. You can look up one think and find something elsa, but it will cech your eyes. Computers are good were ever you go, it can look up for a project for school. Bur ween you are in school it can help you with spelling, and if u got to know wat contrey has the most people the @CAPS2 will find the ancer as fast as a snap. Computers are advanceing every year. Seart the @CAPS2 was just a screan and a mouse, now we got laptops that you can tack every were. People can get exercis if thay want and thay can enjoy nature thay can bring a laptop. But when you are exercising then you can go right to youtube and lison to some musick and wach funny videos. And thats whay I think computers are good.</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237" calcext:value-type="float">
            <text:p>237</text:p>
          </table:table-cell>
          <table:table-cell office:value-type="float" office:value="1" calcext:value-type="float">
            <text:p>1</text:p>
          </table:table-cell>
          <table:table-cell office:value-type="string" calcext:value-type="string">
            <text:p>Dear @CAPS1 @CAPS2 @CAPS3, I am writing this letter to state my opinion on the effects computers have on people. And there are three of them: @CAPS4 theft, cyberbully, addition. Now I will write one paragraph about each. My first reason why I feel that computers have bad effects is. @CAPS4 theft many people in the @CAPS5.S.A identities get stolen for listing private information online (computer) which can leave that person in a lot of debt. How are we going to encourage people to use computers when their at the risk of getting their @CAPS4 stolen. If this happening to innocent people it needs to stop we must'nt encourage this online behavior so say no to computers. i understand it really is interesting to learn about people from different countries but their are some cons. Talking online to people you don't know and have never seen, met in person they can pose as someone famous and bully you for their enjoyment. It has been proven that when children even adults get cyberbullied can lead them in the path of depression even suicide. Now I find it quite febble-minded to give up your life for a computer. So again I say no to computers. My last reason why I say no to computers is because people become addicted to the excitement of the computers when eventually lead to the division from friends and family because your lost in the computer world also you forget about you hygene some people even forget to eat. This thing they call computer is a drug, a drug that makes you forget about reality and everything else you used to think of and bring you to computer land. And I say no to computers. I have gave you my opinion and three supporting reasons why I feel the way I do which were because @CAPS4 theft, cyberbullying, addiction. Say no @NUM1 computer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38" calcext:value-type="float">
            <text:p>238</text:p>
          </table:table-cell>
          <table:table-cell office:value-type="float" office:value="1" calcext:value-type="float">
            <text:p>1</text:p>
          </table:table-cell>
          <table:table-cell office:value-type="string" calcext:value-type="string">
            <text:p>Dear Newspaper I strongly agree with experts on computer's. Those who support advances in technology believe that computer's have a positive effect on people. They say that computers teach us hand-eye coordination, give people the ability to learn from faraway places and even allow people to talk with others online. Theese effects are true but there are many other bad effects to that they dont like to say. Computers also effect people's visiion as you are really close to the screen, computers are really addicting for many people all around the world and having them do bearly no excercize moving many people to a big problem now n days which is obesity. Computer's also tend to take a lot of time away from people's lives. The way I see it to is that although computer's have some positive effects on people you can change those positive effects in a better way that can keep you fit to and seeing places with your eyes, like you can get practice with hand-eye coordination by simply getting a friend and pass tennis balls back and forth quick so at the same time your exercizing to. Also a computer can have you talk with your friends online but why not talk to them by phone if there far away n go outside and catch some fresh air n if they live close by why not talk to them in person instead. or if you want to learn about a certain far away place why not visit the place instead. There are many things you can do that a computer can do and better. but yet im not saying a computer is all bad at all. I agree that there are both good and bad effects to computers as well as most things in the world we live in. In my opinion to I honestly think there are more bad effects then good effects for computer's.</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239" calcext:value-type="float">
            <text:p>239</text:p>
          </table:table-cell>
          <table:table-cell office:value-type="float" office:value="1" calcext:value-type="float">
            <text:p>1</text:p>
          </table:table-cell>
          <table:table-cell office:value-type="string" calcext:value-type="string">
            <text:p>I personally think that people should not spend so much time on the computer. One reason why people shouldn't spend so much time on the computer is because people spend to much time on them and not enough time exercising. Another reason why is because people aren't enjoying nature. Finally, my last reason is because people are spending less time interacting with family ans friends. My first reason why people shouldn't spend so much time on the computer is bacause they are spenfing more time on them then exercising. People will end up getting fat if all they do is sit around on their computer. People should be running or going to the gym instead of going on the computer. Even if you have your own equipment at your house to exercis on it's still better then going on the computer and not getting any exercise at all. If people spent as much time exercising then they spend on the computer, then the average weight of a human will go way down. Another reason people should't spend so much time on the computer is because people are spending less time enjoying nature. People should be outside getting fresh air instead of being inside on the computer all day. I personally would way rather be outside playing baseball and getting fit then being inside on the computer getting fat. Even if you look at nature via comuter, it still wan't be the same because you actually aren't outside experiencing it yourself. If people waould spend as much time enjoying nature as they are on the computer. We would be living in a much more healthy and clean word. My last reason why I think people spend so much time on the computer is because they are spending less time interacting with family and friends. People could be in a dark room all day, isolated from everyone they came about just because they are on the computer. That to me just isn't right because they covered he spending quality time with their friends and family, instead they are spending time with their computer. If a person spends all their time on the computer then everyone they care about will gradually be slipping away even if they don't know it. So as you can see, it would be much better if people spend more time exercising, enjoying nature, and interacting with family and friends then spending more time on the computer. even if you don't spend alot of your time on the computer yet, you will gradually spend more and more time on it everyday until eventually it's all you do.</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240" calcext:value-type="float">
            <text:p>240</text:p>
          </table:table-cell>
          <table:table-cell office:value-type="float" office:value="1" calcext:value-type="float">
            <text:p>1</text:p>
          </table:table-cell>
          <table:table-cell office:value-type="string" calcext:value-type="string">
            <text:p>Dear @CAPS1, This a letter telling you my opinion about computer. Yes people do spend that time in computers a lot, its because computers are very helpful in many ways. Computers help us with our job, school, work ect. For example science. Im in @NUM1 grade. My teacher @PERSON1 gives us homework; every @DATE1, we have to do @ORGANIZATION1 are @NUM2 facts about anything you want to write about. A lot of people look up bears on @ORGANIZATION2 and they do their assigment about bears. Jobs; secreatenes always have to use computer for everything in our school secreaterys and teachers use computers for attendance, grading. They check you, attendance, grade, phone number and schedule. Communication, my dad the computer wuth our family from @LOCATION1. We talk to know how they've been, to know whats new. Like a week ago I was chating to my cousin she told me her dog had @NUM3 puppies. My family also uses the computer, to order. My uncle went to ticketmaster.com and he ordered two tickets for wwe. He also orders his flight tickets in his computer, to go to @LOCATION1. Well my point is people use computer a lot because they are, very helpful in many ways. Its not good to just be in the computer it good to outside enjoy nature live your life exercise not only to be in shape, but for your health. @CAPS1 hope you enjoy and understand my opinion on computers. Thank you for taking your time and reading I really appreciate it.</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41" calcext:value-type="float">
            <text:p>241</text:p>
          </table:table-cell>
          <table:table-cell office:value-type="float" office:value="1" calcext:value-type="float">
            <text:p>1</text:p>
          </table:table-cell>
          <table:table-cell office:value-type="string" calcext:value-type="string">
            <text:p>Dear local @ORGANIZATION1 @CAPS1 of @LOCATION1, latly I have been noticing that some of the citizens of @ORGANIZATION1 have been using computers and laptops for a good amount of three the some people to the say @CAPS2 is a waste of time they could enjoying with family and friends with friends and family far away. @CAPS2 helps with research and learn @ORGANIZATION1 thnigs and @CAPS2 help with relaxing people. modern time and the people who disagree enjoy Some family and friends lives far away and you cant talk to them in person. There is always calling them or writing them a letter hot email, facebook, and @ORGANIZATION2 are easier and to use. When you call you dont know if your them there phones bissy, or they a bad @CAPS2 takes long and you @CAPS2 better to stay and send on and know you didn't @CAPS2 helps in advertisment and sales. Sometimes maybe unrealible because anybody can change anything on the site. Not all things online are like that though. Stay away from scares and things, they will came Some people find the internet @CAPS2 could be there from work or sites. There are fun games and to talk to In research the internet helps @PERCENT1 of people relax and calm down after a long @CAPS5, when on the computer or laptop which helps with stress. Computers can help in many ways. There are other realiable things. Plus where ever you go you will find the internet.</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242" calcext:value-type="float">
            <text:p>242</text:p>
          </table:table-cell>
          <table:table-cell office:value-type="float" office:value="1" calcext:value-type="float">
            <text:p>1</text:p>
          </table:table-cell>
          <table:table-cell office:value-type="string" calcext:value-type="string">
            <text:p>Dear Newspaper, In our town, more people are on the computer each day. Some people state that you can do a lot on the computer and talk to people. But, I believe that our town should not support advances in technology. You will have more time to exercise, talk to family and friends in person and to take part in different activities around the town. Do you want to be overweight and not be in shape? Well, if you sit at the computer all day every day, you will become like that. "I think exercise shoud be a part of everybody's day," @CAPS1 teacher @PERSON1 from @LOCATION1 stated. You would be so attatched to your computer, that you wouldn't work out. In the state of @LOCATION1, it is proven that @PERCENT1 of residents are overweight from not exercising and @PERCENT2 are overweight by not eating properly. This shows more people in @LOCATION1 don't exercise than not eating properly. @CAPS4 wants to be overweight and you can change that! More people each year make facebook and @CAPS2 @CAPS3. Some kids in school are on the internet all day talking to friends who live down the street. Students refuse to talk to their friend on the phone. Instead, they do it online. "@CAPS4 can understand their tone of the message sent," @PERSON3 stated. You could interpret it in different ways. When you are on the phone, it is a quick and easy way to communicate not waiting for somebody to type back. If you are a person who is always on the computer, plan a get together with your friend to talk in real life. Sidewalk sales, clubs, sports teams, holiday stroll, these are events that every town offers! Instead of sitting dreaming of being on the team, go out and do it! Each town cares about its residents and want them to have fun. That is why towns offer these activities. "@CAPS5 want to make the town interasting and everybody to know each other," says @CAPS6 @CAPS7 @PERSON2. If you participate in these activities, you will meet other kids your age around the town. If your town offers all of these activities, they are helping you out. Being out helping the town is way better than sitting in your house on the computer! In many ways both advancing technology or not, why be inside doing nothing but talking to people? Go and talk to them in real life. Being in shape, talking to people in real life and activities your town offers is the way to go. Thank you for your concern</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243" calcext:value-type="float">
            <text:p>243</text:p>
          </table:table-cell>
          <table:table-cell office:value-type="float" office:value="1" calcext:value-type="float">
            <text:p>1</text:p>
          </table:table-cell>
          <table:table-cell office:value-type="string" calcext:value-type="string">
            <text:p>Dear, @ORGANIZATION1, @CAPS1 would life effect you if you did not have a computer? I strongly belive that computers have a great effect on people all around the world. It helps you at work for a job and at school. Computers also help students and adults talk to people. Many people want to go to places but they do not know what the place looks like or where it is. With a computer, you can find out all of that information. Read in to the minds of the students and see what we have to say on this topic. With a computer it is much easier at your job or at school. Just think, without computers people would need to write every paper by hand and we all know that can take hours. When you type a paper for school, you go to spell check and then you know everything is correct. If you write a paper by hand, there is a huge chance that some words could be spelt wrong. Work get finished a lot a quicker on the computer so you have more time to do other things like hang out with friends. If you rush on a paper, the people reading it will have a tough time trying to figure out what it says, on the computer, you work is always going to be neat. You mcan e-mail your work to a friend or save it to your computer so if. you need to change something for a paper, it will be a quicker than having to rewrite the whole paper over. Computers do not effect me in a horrible way because it helps 'me get my work done faster. Computers help people communicate with other people. By having a computer people can talk to other people. In many schools students ask their friend a question about homework. Without a computer, people would have no way of asking questions and end up getting it wrong. I like to hang out with my friends and in order to do that you have to make plans. When you are on the computer, you can go on facebook and if they are on, talk to them about what they wanted to do kthat night. It is so much easier to do instead of looking up their number and calling them. Many people in the world have old friends from school that they want to stay in touch with. Now with a computer they will have no issue doing that. You will finally be able to look up a place you want to go. Many people in this world like to travel on the computer you can look up maps and see the shortest way to get to the place, you want to go, you will see if they easy way to get there and that might not he by car. i would not want to go to a place that did not look eye catching. Now I can just go on the website and find out 'everything I wanted to know about that place. If a place is @NUM1 hours away, I would not want to travel that far so I would need to know if a place is close to where I live computers really tell you a lot about it and what the weather is mostly like. i use the computer for mostly everything I do. Comming through our minds have showed you what we have thought about the effects computers have on us today. We can make work a lot easier, talk to other ;people, and get imformation on places you want to visit somebody. The computer is a very reliable source for me and you have lost a lot if you do not agree with me on this.</text:p>
          </table:table-cell>
          <table:table-cell office:value-type="float" office:value="5" calcext:value-type="float">
            <text:p>5</text:p>
          </table:table-cell>
          <table:table-cell office:value-type="float" office:value="6" calcext:value-type="float">
            <text:p>6</text:p>
          </table:table-cell>
          <table:table-cell/>
          <table:table-cell office:value-type="float" office:value="11" calcext:value-type="float">
            <text:p>11</text:p>
          </table:table-cell>
          <table:table-cell table:number-columns-repeated="21"/>
        </table:table-row>
        <table:table-row table:style-name="ro1">
          <table:table-cell office:value-type="float" office:value="244" calcext:value-type="float">
            <text:p>244</text:p>
          </table:table-cell>
          <table:table-cell office:value-type="float" office:value="1" calcext:value-type="float">
            <text:p>1</text:p>
          </table:table-cell>
          <table:table-cell office:value-type="string" calcext:value-type="string">
            <text:p>Dear @CITY1 current I am writing to you on the issue about people spending to much time on computers and not able to spend time with other people like family, friends and others. Also people are getting information off of the computer which is a good thing for important paper that you might have to do or collage essay to get in to that collage. Another reason is that people are truning a bit lazy and not getting to enjoy exerising and getting to get some freish air. To more on I will explain what I mean about being with family and friends. For example let's say that your friends are planing on going to yhis huge beach party that every one is going to. So you tell your friends to pick you up but beofre they come you go on the computer talk to some you know and your friends come to your house to pick you up but you are not <text:s/>for them they pass on by you don't go go to school next day there talking about you miss the party. SO that is any story , it might seen long so, I'm shorting the next part which is the information on computer. Foe example lets say that you <text:s/>doing on <text:s/>paper you <text:s/>. Just need youre more . You find a place you go on find good write come down yet of of the computer finish paper get grade that is good feel happy the end. So that is the only good end of the reason why computres are good. For some <text:s/>reason some people went to stay inside on the computer but other go outside on a good warm day. So what is your reason myspace, facebook other its good if you talk to other people bad if all you worried about if your pics are good, what matters is there you need to be haapy. I think <text:s/>done all I could. So thoses are my reason why computer are good and bad <text:s/>for reasch bad because of nooding to exericis and need to be with friends </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cell table:number-columns-repeated="21"/>
        </table:table-row>
        <table:table-row table:style-name="ro1">
          <table:table-cell office:value-type="float" office:value="245" calcext:value-type="float">
            <text:p>245</text:p>
          </table:table-cell>
          <table:table-cell office:value-type="float" office:value="1" calcext:value-type="float">
            <text:p>1</text:p>
          </table:table-cell>
          <table:table-cell office:value-type="string" calcext:value-type="string">
            <text:p>I believe computers are a benefit to society. Computers help hand eye cordination they make it easy to learn about different places and allow people to talk and video chat. Computers teach hand eye cordination when typing and eventually you get so good you dont ever have to look down at the keyboard. you can search for anything on the internet and if you want to learn about a country you can search it and find out all new things you never knew before. Maybe you want to go on vaction to another country and can't decide which country to go to you can go on the computer and look up tourist attractions in those countrys to decide which are you want to go to. If you are on vaction or live in a different place from you and want to see them you can video chat with them over the computer. Those are the reasons why I think that computers are a benifit to our society.</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cell table:number-columns-repeated="21"/>
        </table:table-row>
        <table:table-row table:style-name="ro1">
          <table:table-cell office:value-type="float" office:value="246" calcext:value-type="float">
            <text:p>246</text:p>
          </table:table-cell>
          <table:table-cell office:value-type="float" office:value="1" calcext:value-type="float">
            <text:p>1</text:p>
          </table:table-cell>
          <table:table-cell office:value-type="string" calcext:value-type="string">
            <text:p>Dear editor, Have you ever would to know something so badly that you can't focus on anything else? Have you ever tried to find that information and had an"ah-hah!" moment? What did you use to search for this knowledge? You probably used a computer. All you need to do is type in your request, hit " enter" and viola! Your screen fills with choices of information sites. Computers help so many people with everyday questions. Our country has gotten smarter because of computers. You can converse with friends that have moved across the state, country, or even world. At every click of your mouse there are new things to learn. You can even use the computer for your personal enjoyment. Computers have opened up so many opportunities the world needs to lake. When I was four years old, my best friends at the time moved to florida. I was devastaded. At first, we tried writing letters to each ohter. Then, as we grew older and became busier and busier, or connection with each other halted. As technology and computers have advanced, my friend and I text, e-mail, and instant message each other all the time. It has made our long distance friendship easier and closer. Because of computers, you can communicate with friends you thought were long-lost. You can also meet new people with one of the many sites available. How would you like to talk with someone all the way down in @LOCATION2? World communication has also opened up many business opportunities. Since the economy is failing, computers will open job spaces, help college students study for their futur career, and hopefully help to improve the lives of many people. Communication is needed for many things to make our world better for generations to came. Instead of going to a noisy arcade, why not play exciting games right in the privacy of your. Any game you can think can probably be found on the @CAPS1. From a simple game of solitare to an advanced level of shift, games for any age and difficulty level can be found. New, some people @MONTH1 think that all kids are going to do is sit in front of the computer and play games. There are going to be some peole that will refuse to go outside, spend time with their friends or just read outside. There will definitely be some people like that. I can't help it. What we can do is all those that refuse to go outside to do so. I know many people who spend and budget their time wisely and still have a great time. We can also encourage kids to use exercise programs on their computers and video games to improve their health. There are many fun and games that help you to be a better and healthier person while still having fun. The computers we have in our homes right now are equipped with so much information that if you tried to take it all in are you would be overwhelmed. @ORGANIZATION1, a popular search engine, gives you the power to look up anything you could ever wait to know from the vice president's birthday to the price of eggs in @LOCATION4 to how wide the @LOCATION1 is can all be found with the click of a button. this knowledge helps with homework assignments incredibly. Most reference books are out of date and information is inaccurate, but computers are updated so frequently, you have all the facts all the time. I think our country has gotten much smarter because of computers. So whether you want to talk to your long-lost friend in @LOCATION2 or talk to an expert on osprey in @LOCATION3, you can find your answer on the computer. While you're at it, play a couple exciting games and learn about the best movies ever released in @DATE1. Have fun and learn lots!</text:p>
          </table:table-cell>
          <table:table-cell office:value-type="float" office:value="5" calcext:value-type="float">
            <text:p>5</text:p>
          </table:table-cell>
          <table:table-cell office:value-type="float" office:value="6" calcext:value-type="float">
            <text:p>6</text:p>
          </table:table-cell>
          <table:table-cell/>
          <table:table-cell office:value-type="float" office:value="11" calcext:value-type="float">
            <text:p>11</text:p>
          </table:table-cell>
          <table:table-cell table:number-columns-repeated="21"/>
        </table:table-row>
        <table:table-row table:style-name="ro1">
          <table:table-cell office:value-type="float" office:value="247" calcext:value-type="float">
            <text:p>247</text:p>
          </table:table-cell>
          <table:table-cell office:value-type="float" office:value="1" calcext:value-type="float">
            <text:p>1</text:p>
          </table:table-cell>
          <table:table-cell office:value-type="string" calcext:value-type="string">
            <text:p>Dear Newspaper @CAPS1, @CAPS2 people are now using computers. However, everyone is entitled to their own opinion about them. Some people don't like them, and then there's people like me who do like them. Computers can let you communicate faster, you can play all sorts of games for @CAPS3, and it provides information. Nine out of ten people love what computers can do for them. Unlike sending and writing letters to people, instant messaging is a much faster and easier way to talk to another person. Sending and receiving letters can take days or weeks, on the other hand, instant messaging takes only a few seconds! Even better, it's @CAPS3! Instant messaging is not the only way you can communicate with friends or family, there is also video chat. Video chat is just like talking on the phone but you can also see the person you're talking to. You can be talking on video chat with someone from another country, and guess what? It's also @CAPS3! When you make long distant calls, it can be very costly, but video chat won't cost a penny out of your pockets! Not only is a computer good for communication, but you can also play fun and entertaining games! Everyone enjoys playing games, whether you're one or eighty-two. There are @CAPS2 websites on the internet and among them there are game sites. Most game sites have virtual games that you can play online for @CAPS3! There's one player, two player, and party . This means you could play alone, with a friend, or the whole family. Everyone on in and have a time. Also, computers could be for fun and your used for work. The @CAPS2 information. It's like your own personal library at home at a touch of a finger! Either you're doing research on a project, , or just want to be informed, the internet can help you with any subject. All you have to do is search the topic you need whether it's cooking a certain dish, learning about space, trying to spell a word, or anything you can think of, and it'll all be there for you, and once again, for @CAPS3! In conclusion, computers are useful for @CAPS2 things and these are just a few examples. I hope you think of computers the way I, and millions of other people, do. As you can see, computers impoved the lives of @CAPS2 human being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48" calcext:value-type="float">
            <text:p>248</text:p>
          </table:table-cell>
          <table:table-cell office:value-type="float" office:value="1" calcext:value-type="float">
            <text:p>1</text:p>
          </table:table-cell>
          <table:table-cell office:value-type="string" calcext:value-type="string">
            <text:p>Dear @ORGANIZATION1, I Computers is a new technology that keeps on getting better and better. It can do many things like help you learn something new and see new/old friends. Even some people do online education. Also what a lot of people like about computers is the games. Computers are a great benifit to us and can be useful and fun. The computer can teach us many new and exciting things. There can be a lot to learn too. Somethings you could learn about on the computer are places, people, animals, plants, food, etc. I have once had to find a recipe for carmel apples and to do so I used the computer. Some people use the computer for there education. There are online college and online high school. Its like a new way to be home schooled. Not everyone can go to big @CAPS1 so it is easier for them to use an online college. Also, lets say your doing a project and you need information instead of rushing to the library you can use the computer and find it. There are many other things you can do on the computer like visit some friends. I friends, everyone has friends either new friends or old friends. Back then before computers if you wanted to talk to your friend you would have had to send a letter. With computer you can now send a letter faster then before. Its now called an email. Which you just type what you want and click..send it off to your friend. Not all use an email, some use instant messaging. An example of that would be aim or meebo. I moved from @LOCATION1 to hear and I have friends I don't get to see much. I bet there are many people that have that same issue. Well with the computer you can now see people! chat and see them. For instance @ORGANIZATION2 is a way to see your friends like that. Its a easy and fun way to stay in touch with friends and even you family. There is still more that a computer can do. Another thing it can do is play video games. They are so much fun to play and what I am talking about is video games. Kids them even teens and adults love. Whenever your bored you can go play online games. Or you can have games you purchesed and play them. They are entertaining and fun too! Even very little kids can play games. Sometimes you can even play with you friends online with a online game. I know when I get bored I go on the computer and play a game called @CAPS2 @NUM1. Computers are great and there are pently of more things you can do other than what I was taking about. I hope I have convinced I or showed you how computers are a benifit to us people.</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249" calcext:value-type="float">
            <text:p>249</text:p>
          </table:table-cell>
          <table:table-cell office:value-type="float" office:value="1" calcext:value-type="float">
            <text:p>1</text:p>
          </table:table-cell>
          <table:table-cell office:value-type="string" calcext:value-type="string">
            <text:p>According to @PERSON1, economic @CAPS1, every hour you spend on the computer, you raise your electricity bill by @MONEY2. The average @CAPS2 spends @NUM1 hours on the computer everyday. I believe that spending too much time on the computer could be a bad thing. You have economic loss from the electric bill, health loss because you won't be able to exercise as much, and community less because you won't spen as much with your community. Financial loss is something that many people are concerned about. If everybody spent @NUM2 less hour on the computer, they could save @MONEY1 off their electric bill. In a survey, @NUM3 out @MONEY1 @NUM4 people said they would do anything to save money. So if they spent less time on the computer they would save lots @MONEY1 money. In addition to financial loss there is also a health issue. Many people are talking about how americans are becoming obise. Part @MONEY1 this is due to spending too much time on the computer. Proffesor @CAPS3 @MONEY1 @ORGANIZATION1 says that, "the obisety in @LOCATION1 is a problem, if people spent less time on the computer and more time exercising, that problem would be solved." @CAPS4, @NUM5 out @MONEY1 @NUM6 people are obese. If everyone spent @NUM2 less hour on the computer, it would become @NUM1 out @MONEY1 @NUM6. Although health is a problem community is a bigger one. People never talk to eachother face to face anymore. They all talk on @CAPS5 or @CAPS6. Commmunities are spending less time together in real life than on the computer. @PERSON1, expert on human behavior, says that when people spend less time on the computer, ther spend more time together. It's a fact that when people spend more time together, they have more fun. So, I would say that spending less time on the computer would be beneficial to our community. It would provides financial, health, and community benefits. These are all important things that we lack if we spend too much time on the commputer.</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250" calcext:value-type="float">
            <text:p>250</text:p>
          </table:table-cell>
          <table:table-cell office:value-type="float" office:value="1" calcext:value-type="float">
            <text:p>1</text:p>
          </table:table-cell>
          <table:table-cell office:value-type="string" calcext:value-type="string">
            <text:p>I do not believe computers benefit society. Many people spend their life on their computer instead of exercising, going out with friends, or spending time with family. @NUM1? Of @CAPS1 will agree they spend at least @NUM2 hours a day on their computer. Which is unneccessary. Why is there so much obesity in the world nowadays? Because of a lack of @CAPS3. And who is the #@NUM3 cul? Computers of course. In order for more people to maintain healthy, there needs to be a lot of @CAPS3. When someone can sit around all day clicking a mouse or typing keys in, how much @CAPS3 are they really getting? Plus, there are many different disorders in the world. @PERCENT1 inf will agree that with more @CAPS3, these sometimes painful disorders could be avoided. Too many people are choosing their computer overexercise and it them many health problems that could've easily been avoided. Secondly, everyone would agree that friends are essential in life. But now people are talknig to their friends online or in computer games instead of going to the them. Online there is much more which often break up friendship. Also, online you new people or make as many new friends. @CAPS2 you go and have many more friends, which makes life in general much better. Finally, you wouldn't wants families become would you? Well, this is one of the many effects the @CAPS2 members of a family get together which could weaken them as a family. Plus, husbands and wives could not talk very often, often leading in separation or devorce. This could make a child have in decide between a whole family to @CAPS3, friends, and family are essential in life, and computers put those in jeopardy. So take a stand and end this reign for good, stop the use of computers before it is too late.</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251" calcext:value-type="float">
            <text:p>251</text:p>
          </table:table-cell>
          <table:table-cell office:value-type="float" office:value="1" calcext:value-type="float">
            <text:p>1</text:p>
          </table:table-cell>
          <table:table-cell office:value-type="string" calcext:value-type="string">
            <text:p>Dear @CAPS1, @CAPS2 I have learned that some experts say that people spend too much time on computers when they could be excercising or with friends and family. I, on the other hand, think otherwise. Computers are a great way to learn and communicate with others, here's why: @CAPS3 of all, I would like to say how much computers help us in school. Most students use them every day. We can study for tests by looking for websites with lots of information and we can also research topics that we don't understand. For example, if you want to find out how planets form, you can just type it into a search engine and a list of websites will pop up. Another way we use computers in school is when we have to make projects. We can use different tools to set up a slide show while also looking up information on the internet. Lastly, the internet is also a way for teachers to communicate with their students. If the teacher sets up a blog, students can always see what the class is doing, what the homework is, and find cool links that will help them understand certain topics better. Another point I would like to mention is that the experts say that computers deprive us of time with family and friends when the truth is, its the opposite, computers actually take communication to a whole new level. For example, if you wanted to have a chat with an old friend, you could log right on to msn or aim and find out what's new in their lives. A second way to communicate with friend is by @ORGANIZATION1, a cheap and easy way to contact friends outside the country. Next, you could go a bit more old fashioned and just write an e-mail. It will take longer to get a reply but its still worth the wait in the end. Lastly for parents who kids live far away, video chat is also a good way to communicate because you will be able to see them and hear their voice as well. Lastly, I would like to tell you about just how much we can learn by using a computer. You could just go to a search engine and search any topic in the world and you're bound to finds hundreds of results. It doesn't matter what your interests are because you'll always find great information. The internet also allows you to catch up on recent news such as weather. Next, there are websites that allows you to ask questions and get answers just as fast. You might have to check your sources to make sure they're reliable, but I believe it's still worth it. Lastly, if you are getting ready to go on a trip, you can check flight information with the click of a button. Or maybe you need to find out what the weather will be like, there are many websites for that. There are also websites that can help you learn about the place you'll be staying at as well. Next time, think twice about what you hear about computers because they really aren't all that bad for you. Sometimes it @MONTH1 be better to go outside and play but computers do help you learn and communicate with others which are just as important.</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252" calcext:value-type="float">
            <text:p>252</text:p>
          </table:table-cell>
          <table:table-cell office:value-type="float" office:value="1" calcext:value-type="float">
            <text:p>1</text:p>
          </table:table-cell>
          <table:table-cell office:value-type="string" calcext:value-type="string">
            <text:p>Dear local newspaper, I also agree that computers have a positive effect on people. I agree with this because the computer can teach people things. Also people can talk to each other, and believe / create whatever they want. Computer have a positive effect on people because i believe the computer can teach people a lot. The computer can make things visual to kids and out. I know that when i was younger i used to play math and science games on the computer to help me study for tests. The computer also helps out with adults and their jobs. I don't know what half the adults in the world would do without computers. If you think about all jobs that are happening today also @CAPS1 of the computer. Such as e-mail. What would some buisnesses do. without e-mail? also adults like to check websites for the news and to catch upon sports. we can all learn so much from the computer and there are so many people who @CAPS1 their jobs on computer. we all learn something everyday and with the computer, we can make it kind. Also the computer benefits online chats e-mail and now even with a cam you can talk face to face with people all over the world I know e-mail helps out so many people who live long distance and e-mail doesn't take long at all. I know thanks to cam and microphones that are buit into computer helped our because now I can talk to all my friends and family and see them I hear them without traveling just simply clicking a button. There are websites now that @CAPS1 of taveing to @NUM1 people online and over cam or microphone. Things like this help out so much somepeople just. Think about all those people who have relationships and what not, @CAPS1 it off of computers really do help out. Lastly all the people who @CAPS1 their imagination off computers, all those people who put that thoughts and feelings into the computer. I know plenty of people who type their feeling because they would never dare say them a loud. Now imagine if computers faded away? That's what i think about what people say such things as the computers not. Everything is useful and everything has at least some sort of positive effect coming out or it. So @CAPS2 in my opinion computers do bring out a positive effect to the world.</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253" calcext:value-type="float">
            <text:p>253</text:p>
          </table:table-cell>
          <table:table-cell office:value-type="float" office:value="1" calcext:value-type="float">
            <text:p>1</text:p>
          </table:table-cell>
          <table:table-cell office:value-type="string" calcext:value-type="string">
            <text:p>Dear @CAPS1, @CAPS2 you think computer's are good to use? More and more people use computer, but not everyone agrees that this benefits soceiety I srong disagree. My first reason is because computer's are not safe. My second reason is computer's could get you in a lot of troble. My @CAPS3 reason is you never know what could happen on the computer. Read on and see why I disagree. First @CAPS4 gonna tell you why I disagree. The reason why I disagree is because computer's are not safe because you could have someone trace where you live at then what? Second - computer's could get you into a lot of trobe such as posting things online or saying mean thing's to people. Next computer's are bad because if someone like's you and you say I dont like you they could post mean and hurt full thing's and then if you friend's see it you will probably get mad. Finally - in concusion thease are all my reason's why I think computer's are not good. You never know what coud happen on a computer there's website's there and some could start a virus on your computer. Also I think computer's are not good because computer's lead to no good so keep your child away from computers. Also be careful what chu @CAPS2.</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254" calcext:value-type="float">
            <text:p>254</text:p>
          </table:table-cell>
          <table:table-cell office:value-type="float" office:value="1" calcext:value-type="float">
            <text:p>1</text:p>
          </table:table-cell>
          <table:table-cell office:value-type="string" calcext:value-type="string">
            <text:p>I walked into my living room. I saw my brother on the computer talking to his friends on facebook. I thought to my self he's always on the computer never for any school reason. People always says we don't need computers I personaly agree with the statement. In the town @ORGANIZATION1 everybody mostly has computers. Without a computer to look up for content things, you have to go to the library and check out a bank. Just the other @DATE1 my friend @PERSON1 went to the library and checked out a book about the @CAPS1 culter. He loved that book he read it @DATE1 in and @DATE1 out, he read it for a book report on different culters. When he handed it into the teacher the @DATE1, when he reached the classroom the teacher looked @CAPS2 happy when she gave him back his test he had an @NUM1. He didn't use the internet your computers not mobile like a book if you wanted to learn about something while your traveling in you car you can't plug your computer in and use it unlike a book. Also books are usually funnier to read. Not haveing a computer can conclude to a lot more things like exercising. While my brother is inside all @DATE1 me and my friends are outside playing football, basketball, baseball, soccer, kirkball, and dogeball. We are very thin because @CAPS3 what we do almost every @DATE1. Unlike my brother were he is obeast because @CAPS3 all he done were before he had the computer he was as thin as us. It is also unhealth to be on the computer all @DATE1 because that can lead to staying update at night, don lead to missing the bus, and also lead to bad grades. Where when we are done with are gaine we whatch a little t.v.. then go to sleep to regain our energy we usually have atleast @NUM2 hrs. of sleep ever @DATE1 which lets us make it through school. We also make the right choses in food to eat to have more energy such as fruit and vegitibales. Were my brother eats all the junk food which helped lead to obesity. Not having a computer can help you spend more time with your family. When we go out to eat my brother is always in a push to get back on to the computer dosen't let us enjoy our food. He usually is @CAPS2 much in a rush he picks off of other people's @CAPS2 they would be finished faster, when every one wants to enjoy then food. When we want to go out to the movies my brother stays home on the computer. Even if we buy a movie and whatch it at home he won't whatch it with us he's on the computer. It really makes my mom, dad, brothers, and sisters mad that he won't do any thing but play on the computer. Even when are whole family gose out side to play a sport he won't come out and play. It's like he's not part of the familiy anymore. Its like he forgot we were even @CAPS3 the reason why I think computes should be in the state of @LOCATION1. If can lead to and relly bad grades. @CAPS2 if you want your kids healthier, better grades, and spend more time with your family then ethier sell your computer or This is happening all over the world.</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255" calcext:value-type="float">
            <text:p>255</text:p>
          </table:table-cell>
          <table:table-cell office:value-type="float" office:value="1" calcext:value-type="float">
            <text:p>1</text:p>
          </table:table-cell>
          <table:table-cell office:value-type="string" calcext:value-type="string">
            <text:p>Dear Newspaper editor, Computers have been a great advancement in technology, but some people think otherwise. It is a great thing to have some people say but others think it is a hazard to health. I think it is an excellent thing to have. I have come up with @NUM1 reasons to support my opinion. Computers help you keep in touch with distant friends and/or family, they assist you in research, and they even let you do shopping. Firstly, if you have any relatives or friends that live far away computers have websites such as aol or facebook &amp; myspace that you can use to keep in touch with them. Most of them are free to create an account so you don't need to worry about monthly bills for them. So this is a lot better than driving and paying gas for visiting. Computers even have webcams for video chat. With video chat you can see each other &amp; talk at the same time, thats amazing. Secondly, you can search the web for research. If you have a project and you need more information than books give you then just use google or ask.com. You can easily find the details and information you need. All this takes is just a couple minutes, which is alot better than reading for an hour or time. Lastly, if you really want something or need it just shop online. For example if you are a really cool toy that you want to buy for your daughter or son, but its not for sale in stores then buy it off the internet. They even ship your item fast. I like buying off the internet. When I really wanted a bike I saw my mom end up getting it for my birthday. In conclusion, computers are very handy. If you need information, talk to someone, or buy something its got it. I use computers a lot. I think they are very great to hav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56" calcext:value-type="float">
            <text:p>256</text:p>
          </table:table-cell>
          <table:table-cell office:value-type="float" office:value="1" calcext:value-type="float">
            <text:p>1</text:p>
          </table:table-cell>
          <table:table-cell office:value-type="string" calcext:value-type="string">
            <text:p>Some of you @MONTH1 agree that computers don't keep you fit or we spend too much time on them but, they can help you keep in touch with friends and family, meet new people, and save information. Without these important technology devices we wouldn't be able to do any of these things. Most families live all over the country @MONTH1 be even in another country, and you don't get to see them very often because of traveling prices, however with the computer they can help us keep in contact with them very easy and quicker than you can say "@LOCATION1." @CAPS1 more people make a website that allows us to easily keep up with our distant family. Facebook, @CAPS2, @CAPS3, @CAPS4 of fish, and singles net are all sites that you can find friends or the one that's right for you. This gives you a chance to discover @CAPS1 people with the same interest as you. Half of my mom's boyfriends were from these sites. Without these sites there might be less divorces and more happy ending fairy tales. @NUM1 out of @NUM2 people work out home. It's good and you can get things done the. Many people have papers and of important information and it could be lost in a blink of an eye. With technology like this they save with just a click of that mouse. More buisnesses are being held at their households because of this easy going technology. Exercise @MONTH1 be important still, with a touch of a button I could talk to my aunt, find the right one for me and save my whole life. New technology like computers can change the world and help @MONTH1 things faster.</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57" calcext:value-type="float">
            <text:p>257</text:p>
          </table:table-cell>
          <table:table-cell office:value-type="float" office:value="1" calcext:value-type="float">
            <text:p>1</text:p>
          </table:table-cell>
          <table:table-cell office:value-type="string" calcext:value-type="string">
            <text:p>Dear Local Newspaper, @CAPS1 opinion on the fact of the computer is that it can be bad for the citizens in @LOCATION2 in @LOCATION1. I think that some people are not getting enough exercise and I also think that you can get lazy on the computer is bad too. @CAPS1 three reasons for @CAPS1 opinion is @NUM1. People are not getting enough exercise, @NUM2. People get lazy and changes while being on the computer an mount of time, @NUM3. They will get addicted to the computer. The first reason is because people are not getting enough exercise I pick that reason because people I know gain a lot of weight and it's kinda of sad because they do nothing but stay on the computer and eat. Another detail is that the computer messes up your eyes by staring at that type of screen. One time I did that and @CAPS1 eyes felt weird after getting on the computer. The third detail was that people gets very fragile and weak. I picked that detail because if you get up off the computer and exercise your bones will become weak. The second reason is because people will become lazy and changes for an example people will keep asking you to get stuff and do stuff for them and you would do it because you be a good friend. The second detail is that the person will change, the person will be lazy to go to fun events with you as a freind. The next thing you you wont have a freind anymore. The third detail is that it's like your bestfriend has replaced you for a computer that hurts if a person you know for a long time has replaced you for a computer thats something that will make you depressed and make you wanna commit suicide too me anyways. The third reason is because the person will get addicted to the computer for an example you want to celebrate a birthday and the person says "first I got to beat this level." @CAPS2 the person saying that the person is not going to get off the computer. Another detail is that his day will go pass fast and thats like waisting days of life and people who died will do anything to get their life and to waist is not good. The third detail is you will began to hate the person because the person dosen't care about anything but the computer. Those were the reasons to explain @CAPS1 opinion on the compter fact in the news paper I read.</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58" calcext:value-type="float">
            <text:p>258</text:p>
          </table:table-cell>
          <table:table-cell office:value-type="float" office:value="1" calcext:value-type="float">
            <text:p>1</text:p>
          </table:table-cell>
          <table:table-cell office:value-type="string" calcext:value-type="string">
            <text:p>Dear Local Newspaper, Spending too much time on the computer is never a good thing. Whether you are doing work or things for pleasure. I strongly believe this because being on the computer too long will mean that you are spending less time excersising, interacting with real family and friends rather than on the internet, and being on computer too long can ruin your vision. Nowadays with all the great advances in technology, peoples are always glued to computer screens. Lets face it, once you go on the computer, it can get pretty addicting with all of the fabulous things you can do and when we get addicted, we don't feel like doing other things like excersising. Studies show that @PERCENT1 of the kids who use his or her computer for more than @NUM1 hours a day is obese. The cause of this problem is obvious and it is kids being addicted to computers. Since they are so addicted to computers, the do not want to go to the gym or anything. Another example is that in school kids have a choice of what electives the want to take. Many kids would rather choose the computer programming class rather than physical education. This also cuts down on their excersise time. Computers are wonderful things, but when it starts affecting your health and physical fitness, they are enemies. Interacting with others on the computer can be looked at as a positive but it is not since it affects the way you interact in real life. For instance, some people develop a habit from only interacting through the computer that makes them anti-social in real life. Furthermore, some kids can be the most pleasant people to interact with through the computer but then when you used them in real life, they are the quietest people in the world. This happens because they are more comfortable interacting through the computer. Also, they have lost their abilities to interact in real life. Interacting through the computer is great if you have family and friends in other countries but you shouldn't do it so much that you become uncomfortable to interact in real life. Your eyes are one of the most important parts of your body besides the vital parts. Most people do not know this but being on the computer too long puts strain on your eyes which is bad. This strain only lead to unpleasant things. For example, if you we addicted to computers, then there is a large chance you will get glasses someday in your life. A recent poll was taken and over @PERCENT2 of people who use their computers for more than @NUM2 hours a day have gotten glasses. Another example is that overtime the strain build up and up to the where even with glasses you can hardly see. Imagine a world where your vision is so bad that it is like your eyes are almost closed, that's what happens to people who use their computers too long. Local newspaper, you @MONTH1 think that computers are one of the greatest inventions ever, the you are right, however you shouldn't use it too much.</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cell table:number-columns-repeated="21"/>
        </table:table-row>
        <table:table-row table:style-name="ro1">
          <table:table-cell office:value-type="float" office:value="259" calcext:value-type="float">
            <text:p>259</text:p>
          </table:table-cell>
          <table:table-cell office:value-type="float" office:value="1" calcext:value-type="float">
            <text:p>1</text:p>
          </table:table-cell>
          <table:table-cell office:value-type="string" calcext:value-type="string">
            <text:p>As time goes on, our society becomes more advanced with more and more unnecessary technology, such as the television. What I really want to write about is the computer. Society today has developed a very unhealthy habit, and it is always using the computer. Everyone in the twenty first century uses a computer. The world got so used to having the computer around, that if all the computers in the world were to "break," then most people probably would not know how to @CAPS2. Like the basic theory of. Which was that the world was "@CAPS1" to end back in the year two-thousand because everyone thought that the world was going to end. Only because the computer were going to crash and lose all the data that we have ever recorded. Humanity relies way to much on the computer. Since many people rely on the computer to @CAPS2, a lot of people "forget" to excersise! Our body needs excersise to live. Excersise one of the most important activities in our daily lives. When you don't excersise, and all you do is eat junk food and drink today, you better bet on your mothers grave that your going to either get diabetes, the fly, heartburn, or any other sickness or disability. You are what you eat is what I say. Life already has enough distractions in it, why add another distraction? All the computer is, is a distraction from keeping you and everyone else healthy. The computer started off as an "innocent" invention. Now a days, people literally worship the computer like it is a @CAPS3. People who use the computer all day every day, end becoming very lazy, because all they want to do is sit down and use the computer. In my opinion, everybody should be a part of some physical activity. Whether it is basketball, football, baseball, track, tennis or my favorite thing to do, skateboarding. Everyone should get physically active atleast three times a week for many reason, fact is, that if you excersise three times a week at the least, that your body will function better, you will look better, and you will feel better. excersise can be fun, as long as you make it fun. I hope this essay has really made you think about how you want to live. excersise should be a huge part of your daily routine, now sitting on your buttox all day searching pointless videos on "youtube." The way you want to live your life is up to you. And I hope to @CAPS3 that you start living it healthier.</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260" calcext:value-type="float">
            <text:p>260</text:p>
          </table:table-cell>
          <table:table-cell office:value-type="float" office:value="1" calcext:value-type="float">
            <text:p>1</text:p>
          </table:table-cell>
          <table:table-cell office:value-type="string" calcext:value-type="string">
            <text:p>Over one million people on the computer daily. I think being on the computer is unhealthy. So many people abuse themselves staying on to long. You should manage a time schedule so you can still get excercise dont use the computer if needed. People become overweight also. I think people should do something els then use the computer. One main effect that see is many people play the computer too long and are becoming overweight. This can be stopped if we all join together. One person isn't going to change anything. But many of us will. We can be the huge dangerous preditors going for the prey. If there is something els to do besides play the computer do it. If you know your over weight from the computer. You!! Can make a change. If you keep doing other activities you can get skinny again easily. You just gotten make that type of change. A serious issue is people don't wanna take time to make a quick little chart to manage computer useage. The way isee it is if we make a chart then we will know when to get off and twhen to play. This is important because some people take in information better when they have it infront of them. This could make some satisfying results. People use the computer for school work. This is good depending on how long it takes. In my opinon people shouldn't be on the computer or more then @NUM1 hours to @NUM2 hours a day. I think people should get their schoolwork done and get off. I much rather see kids outside playing. The nature and wildlife is much more important. The effects on the computer puts on us can vary. If its not to overweight to not spending time with families, to doing schoolwork. You need to use your time wisely.</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cell table:number-columns-repeated="21"/>
        </table:table-row>
        <table:table-row table:style-name="ro1">
          <table:table-cell office:value-type="float" office:value="261" calcext:value-type="float">
            <text:p>261</text:p>
          </table:table-cell>
          <table:table-cell office:value-type="float" office:value="1" calcext:value-type="float">
            <text:p>1</text:p>
          </table:table-cell>
          <table:table-cell office:value-type="string" calcext:value-type="string">
            <text:p>Dear @ORGANIZATION1, I believe many people spend to much time on computers. It is okay to be on a computer for twenty minutes, to a half an hour. But one hour or more, is too long. People could get sucked in by playing adicting games. Also by online chatting survices like facebook, myspace, instant messaging, and more. Another way, I think someone could spend more time on a computer is working on a report. They might start it lost minute. These are just same of the many ways someone could be sucked into their computers. Have you ever hopped on the computer and played a game? Then you look at the time and its an hour later? Games are very adicting. you can play a game for hours and not notice how much time has passed by. Games are very fun, but they fry your brain. @PERCENT1 of the human population spends up to an average of two hours on a computer each day. I think, we should eliminate some games off the internent, so people can spend days exercising and hanging out with friends, not playing silly games. Have you ever started a conversation with someone and realized you have been talking for an hour and a half? And that you have homework? @PERCENT3 of teenages on average spend three hours each day chatting with friends on the internent. Facebook, myspace, instant messaging are all examples of this. It is okay for someone to talk to their friends, but you need to watch the time so you do not get carryied away. I think, we shoud cut down out use on these websites, so children and teenagers can get their homework done. Have you ever been assigned a report and wait till the last minute to get it started? Many teenagers do this. They wait and start their reports the day before their reports are due. They then, are stuck on the internent for hours trying to get it done. Which makes their grade lower then if they were to start it earlyier. @PERCENT2 of students wait till last minute to do their reports, on average, they spend over four hours on the computer. I think we should make sure that students start their report earlyier so it could bring up their grades. In conclusion i believe people have spent way to much time using computers, due to games, internent chatting, and reports being done last minute. I think if we elimate games off the internent, cut down use on internent chatting, and start reports earlyier, people will start exercising, hanging out with friends and family, get homework done and get higher grades.</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262" calcext:value-type="float">
            <text:p>262</text:p>
          </table:table-cell>
          <table:table-cell office:value-type="float" office:value="1" calcext:value-type="float">
            <text:p>1</text:p>
          </table:table-cell>
          <table:table-cell office:value-type="string" calcext:value-type="string">
            <text:p>Do you think being able to look up information on anything or talk to people that are for away is ggod? With a computer these are some things that you will be able to do. Being able to talk to anyone that is far away is good. Some people have family in other countries that they have not seen in a long time and with a computer you can talk to them. @CAPS1 the people we have sent to @ORGANIZATION1 they have a Family here and I have heard of them using computers to talk to them because they miss them. Also if you live in an area that gets bad weather and you can not go anywhere a computer can help pass the time, @CAPS1 the people that live in the @CAPS2 they can get alot of snow during the winter time and @MONTH1 have to stay inside. So if they have a computer they are able to do things @CAPS1 play some games or can watch some videos to pass the time. Another thing a computer is good for is that you are able to search for anything. You are able to learn about faraway places even if you have never been there just by looking it up. Some kids do have some trouble with some homework but can use a computer to learn some more about it and hopefully they will now understand how the work is suppose to be done instead of going to the teacher tomorrow and telling them that you did not do it. There are my opinions why a computers have a positive effect on people. By being able to search anything, help children with homework, and pass the time if you have nothing to do.</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63" calcext:value-type="float">
            <text:p>263</text:p>
          </table:table-cell>
          <table:table-cell office:value-type="float" office:value="1" calcext:value-type="float">
            <text:p>1</text:p>
          </table:table-cell>
          <table:table-cell office:value-type="string" calcext:value-type="string">
            <text:p>Dear @ORGANIZATION1, @CAPS1 minute of the day - millions of computer users around the world hop onto their laptops or desktops, but is it always a good thing? The question has been raised if people spending alot of time on computers is a bad thing. Computers are a bad thing because people spend too much time on them and lose quility time with friends and family. The dangers of online interaction, and the risk of having your information stolen. Countless people around the world face these problems everyday and computer usage should be lessened. Whether teens, kids, or adults are gaming, on websites or typing essays people around the world spend way too much time on their computers. For example, of the @PERCENT1 of people who have computers with online access @PERCENT2 of them spend @NUM1 hours a day on them. This is about @NUM2 billion hours of computer usage around the world. Children and adults alike have lost face time or interraction with other human beings face to face. Before computers kids played outside running and playing around. While in present day less than @PERCENT3 of all children get at least one hour of time outside. Computers are not a bad thing, but its is when they are over used they become hurtful to kids health. These facts have not just contributed, but they are almost the cause of obesity in the world. Computer usage needs to be cut down to size if we are to solve these problems. The additon of online chat to computers has not only increased computer usage but doubled it. The invention of @CAPS2, and instant messaging was never meant to be a bad thing, but it sure did turn into one. Online chat allows people to send hatefull and vulgar messages to their enemys without showing their face. In some cases some teens were harrased online so bad they committed suicide. Another bad thing about @CAPS2, or @CAPS3 is that dangerous criminals can hide behind their computers and lure children or teens to a meeting place where they can be kidnapped. @NUM3 out of @NUM4 users of online chat was lured by a criminal to a " meeting place" and was kidnapped and never seen against last year. Most of these victims do not return or are found. Although the invention of chat online was meant as quick easy communication it became a horror crime in most cases. Millions even billions of dollars have been stolen by internet hackers. These hackers break the security codes and buy things online using other peoples money. Four out five people admit to having multiple sites with personal information on them and @NUM5 out of those four people have had at least one account hacked. This problem continues to grow and hackers feed off of weak sites. If this problem continues to grow the whole world will be bankrupt. These hackers know who you are, your family, your personal information, and where you live. Internet usage needs to be cut down to sites. If we do not then usage will increase, there will be no chat problems and peoples money will get stolen.</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264" calcext:value-type="float">
            <text:p>264</text:p>
          </table:table-cell>
          <table:table-cell office:value-type="float" office:value="1" calcext:value-type="float">
            <text:p>1</text:p>
          </table:table-cell>
          <table:table-cell office:value-type="string" calcext:value-type="string">
            <text:p>Dear editor, @CAPS1 do you do all day? The answer to that would probably be sit down in front @ORGANIZATION1 a computer all day. My friends say that this is very unhealthy, research as proven it and my mom has had experience with the computers. This just isn't healthy for our envierment and people. @PERCENT1 @ORGANIZATION1 my friends say that computers are a waste @ORGANIZATION1 time. Most people who interact on the computer all day don't have a stable diet or even a good excersice ruinte. They say that all the junk kids and grown-ups acumulate in their daily life is unhealthy and will never go away unless they get up. They also say that without excersice our country will be filled with over weight people. Dr. @ORGANIZATION1 has done extensive research and has proven that computers are bad for you. @PERSON1 has gone all over the country to talk to people, and he specifically stresses that more people should get out and enjoy the nature but, no their sitting in front @ORGANIZATION1 a computer which is not good for them. He's taught people that @PERCENT2 @ORGANIZATION1 the time if you get out and have fresh air your life will be so much better. My mom has had experience with computers and asures me that when she was younger you couldn't just sit there and not get out. She says that it's important to interact with your family and friends so you keep a stable relationship. Talking to your family will keep them intact with @CAPS1's going on in your life and hanging out with your friends will help with having more @ORGANIZATION1 a life without your household. She says any kid who does sit in front @ORGANIZATION1 a computer all day should be disappointed @ORGANIZATION1 themsleves. Editor you've done a wonderful job since you've taken the job! So, I feel that if you stress the point in your next newspaper about not having computers all the time you should always excersice like my friends say, the research as taught to enjoy your nature and my mother says to interact with your family and friends. I'm sure your next article will be a wonderful dream to people stating fact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65" calcext:value-type="float">
            <text:p>265</text:p>
          </table:table-cell>
          <table:table-cell office:value-type="float" office:value="1" calcext:value-type="float">
            <text:p>1</text:p>
          </table:table-cell>
          <table:table-cell office:value-type="string" calcext:value-type="string">
            <text:p>Dear @CAPS1, @CAPS2, computers. The subject of so many debates over the years, from lawyers against judges to parents against children. Could it be to much of a good thing? Are computers the cause of increased awkwardness in today's society. Certainly it can't be to good that your entire life is documented on a place where anyone can go. And then there is the content of what you are viewing. I can't wait to get to that paragraph. One of the top @NUM1 picked-through subjects in the world, are people really less interested in exercise than they were in the @NUM2's? studies show that in the @CAPS3 @CAPS4, @NUM3 out of @NUM1 people were overweight. That number has risen to @NUM5 out of @NUM1, as of @DATE1. Amazing! And some of these people might be safer staying inside. If you've played a video game where the player can lose health, you'll know what happens when the bar runs out. You restart. After playing @CAPS5 @CAPS6 @CAPS7 @CAPS8 @CAPS9, @CAPS10 @CAPS11 @MONTH1 want to try that gravity-defying, head-turning stunt. And let me tell you, there is no restarting after that. Did you know that @ORGANIZATION1 is recording everything you do online? If say, you are a budding guitarist and are looking around for a new gibson, you'll start getting all these ads for online stores, @CAPS12? Because @ORGANIZATION1 sells your info to businesses. And you give them permission by clicking that continue with install button. So spam email comes. But something even worse is on the way. Your bank account number. Thats right, I went there. If a virus get onto your computers, your many could vanish. So be responsible. This brings us to our last subject. The touchy one. It used to be that you had to buy a magazine or book to witness the exploitation of young women. Now, it is just the click of a button away. And that is bad enough. Young boys are snagged early, their futures now controlled by this disease. But add to that the imense risk of a virus attack, and you're in a heap of trouble. So I'm not saying computers are terrible, just that they they could be to much of a good thing. Sometimes they can be a good way to relieve stress, by taking it out on a hapless alien. Just use the technology at your hands responsibly.</text:p>
          </table:table-cell>
          <table:table-cell office:value-type="float" office:value="5" calcext:value-type="float">
            <text:p>5</text:p>
          </table:table-cell>
          <table:table-cell office:value-type="float" office:value="6" calcext:value-type="float">
            <text:p>6</text:p>
          </table:table-cell>
          <table:table-cell/>
          <table:table-cell office:value-type="float" office:value="11" calcext:value-type="float">
            <text:p>11</text:p>
          </table:table-cell>
          <table:table-cell table:number-columns-repeated="21"/>
        </table:table-row>
        <table:table-row table:style-name="ro1">
          <table:table-cell office:value-type="float" office:value="266" calcext:value-type="float">
            <text:p>266</text:p>
          </table:table-cell>
          <table:table-cell office:value-type="float" office:value="1" calcext:value-type="float">
            <text:p>1</text:p>
          </table:table-cell>
          <table:table-cell office:value-type="string" calcext:value-type="string">
            <text:p>Dear Newspaper, I strongly agree that computers have effected people in a very positive way. Since more and more people have been using computers, the technology gets higher and people can acess much more things. Computers are good because they are convinent, and provide entertainment. Have you ever wanted to know what the capital of @LOCATION3 is, or what the weather is in @LOCATION2? To find out these answers, all you have to do is look them up on the computer! The computer is so convient, that whenever you have a question about anything, you can use the computer! Take my cousing courthey, for example, everyday, her teacher asigns definitions for homework. So, she just looks up the definitions on the computer instead of taking the time to find them in the dictionary. However, @PERSON4 isn't the only person who thinks the computer is convinent. When surveyed, @PERCENT1 of people voted that when they have a question about something the computer is the most convinent item to use. Professor @PERSON2, from @ORGANIZATION2 says, "@CAPS1, since more people are learning how to use the computer, it is becoming more convinent to everyone." In conclusion, many people rely on the computer for information, and you wouldn't want to take that away from them, would you? It's a @DATE1 @TIME1, and your bored, what do you do? How about go on the computer! The computer is a great source of entertainment. Whether its listening to music, playing games, or talking with friends, you will always have fun on the computer. For example, my neighbor, @PERSON3, comes home after school by herself. She is usually extremely bored, so, she goes on the computer and plays games, and talk with friends. @PERSON3 can also talk to her cousins, @PERSON5 and @PERSON6, that live in @LOCATION1. But, @PERSON3 is not the only one who talks to relatives on the internet. When surveyed, @PERCENT2 of people agreed that they talk to relatives from other places on the computer. Dr. @PERSON1, from @ORGANIZATION1 says, "The computer is the main source of entertainment for most teens and adults." @CAPS2, you wouldn't want to take away our main source of enteratinment, would you? After school, many teens and adults go rushing to the computers for all different reasons. But, in conclusion, computers have positively affected all people with their amazing convinence, and great sources of entertainment.</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cell table:number-columns-repeated="21"/>
        </table:table-row>
        <table:table-row table:style-name="ro1">
          <table:table-cell office:value-type="float" office:value="267" calcext:value-type="float">
            <text:p>267</text:p>
          </table:table-cell>
          <table:table-cell office:value-type="float" office:value="1" calcext:value-type="float">
            <text:p>1</text:p>
          </table:table-cell>
          <table:table-cell office:value-type="string" calcext:value-type="string">
            <text:p>To whom @CAPS5 @MONTH1 concern, @CAPS1 the joy of just clicking a mouse and all of the sudden you are talking with a friend you haven't seen in years. Computers make this a reality for us, but that isn't the only benefit they offer. Computers help society by providing us with search engines and educational resources allowing us to connect easily with friends and family, helping us communicate importances and plan things and a lot more. First, computers have become a vital part of education and research a like. Students at schools, elementary through college, are able to connect with much more information than without computers. You can even earn a college degree on the computer! That's right online universities are beginning to form. This is great for moms who want to get a degree but have to stay home with their children. Also, computer technology has been applied to research in science and hospitals. New discoveries have advanced with the help of computers that will actually help people's lives! Computers are used to search for a cure to cancer disasters such as earthquakes, and even help see a disease someone has before its symptoms even begin to occur! Computers have helped save lives and benefit lives in ways people never could have imagined sixty years ago. Secondly, computers allow people to connect and reconnect with other people around the @CAPS2. I recently got a facebook account, and within a few days I had found and to three friends of mine that had moved away a distant cousin who had moved to @LOCATION1 that i haven't seen since we was little and even my great grandmother! The possibilities are endless. Email has also been very beneficial to society as well, as @CAPS5 helps people communicate and plan events, which brings me to my next topic. Lastly, computers help the @CAPS2 communicate with one another. the internet is filled with websites made to benefit our @CAPS2, one being @ORGANIZATION2; @CAPS2 @CAPS3 @CAPS4. If not for computers this program wouldn't have been as succesful and beneficial as @CAPS5 has become. Also, is an amazing website that combines education with the aspect of @CAPS2 @CAPS5 quizzes you on different levels of general knowledge and for each correct answer, @ORGANIZATION1 donates @NUM1 grains of @ORGANIZATION1. When i am bored i sometimes go on, and so for i have filled over thirty bowls of @ORGANIZATION1, while learning at the same time! To conlude, computers have proven to benefit the @CAPS2 and all in @CAPS5, not only people but the environment, too. Computers help advance research, help people reconnect with one another, and help the @CAPS2 communicate, Who knows that computers will help us accomplish next?</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268" calcext:value-type="float">
            <text:p>268</text:p>
          </table:table-cell>
          <table:table-cell office:value-type="float" office:value="1" calcext:value-type="float">
            <text:p>1</text:p>
          </table:table-cell>
          <table:table-cell office:value-type="string" calcext:value-type="string">
            <text:p>Dear, @CAPS1 I would like to tell you something. Throughout the ages we have been evolving, from caveman discovering fire to discovering how to fly. With evoloution we discovered technology and in recent years we have been making new technologies rapidly. Some say that some technology like computers are bad, I think that computers are good because they give you the ability to learn about for away places. let you talk to people online and teach hand-eye coordination. Computers let you go places that you ordinarilly wouldn't be able to go to. If you were doing a research projects on @LOCATION1 and you didn't have any books what would you use? That's right, a computer the internet would have the facts you needed, so you could grade. While on the internet you could talk to friends and family who @MONTH1 live for away. The computer goes over long distances and connects both computers so you can bend writing almost instantly. Without computers you wouldn't be able to get in touch with these people. Using computers is good for the body as well as the mind. It helps you with your hand-eye coordination. When you see things on the screen and go to chick it you are actually helping out your body. Some people say that when you are on the computer you aren't interacting with friends and family, but they are wrong. I myself have talked with my sister in a different room while using the computer so the computer lets you interact with friends and family too! I love computers, don't you?</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69" calcext:value-type="float">
            <text:p>269</text:p>
          </table:table-cell>
          <table:table-cell office:value-type="float" office:value="1" calcext:value-type="float">
            <text:p>1</text:p>
          </table:table-cell>
          <table:table-cell office:value-type="string" calcext:value-type="string">
            <text:p>Dear @CAPS1 @CAPS2, yes, I do believe that for too many people are 'addicted' to the computer, and spread more than enough time on the computer everyday! Not only teenagers but the children and youth have fall into trap of the computer. As I grew up in my younger years I hated the computer all I wanted to do was go outside and play. As I became older I used the computer way more often than I did before I now believe the computer takes time away from family time to get the sitting down to read a good book and hanging out with friends. Insteed of all those fun interacting activities people decide to go on facebook, myspace, twitter, youtube, addicting games, and whatever else they could find. I do not agree with that being sluck to the computer like is to chese. No! If there was our thing in the world that would keep parents and children together, it isn't the computer. Computers distracts kids and teenagers from doing other things in life, also it doesn't follow families to be a family. Before computers were made all people bad was their family. Coming home from school saying "@CAPS3 dad, home from school. What t go play see catch"? Instead of that kids come home from school to see if @CAPS4 replied to your facebook message. Computers also cutt off interacting time that families always and to have. @DATE1 @TIME1 instead of talking to @CAPS5 myspace, why don't you grab and plays family board game! Or go out to on restaurant, talk about your next vacation and what you'd be interseted doing go to the same field have a game, or to your local base ball field and play kickball, instead of sitting there mesmerized by the computer screen! Okay, I @MONTH1 understand that some people just @MONTH1 not like to go out and play or engage in physical exercise and that is totally understandable that is still no excuse for sitting at the computer and a book. Reading is yet fun but it is also , with out being in school! As you read your brain to inner works, you or your so you can show off to you friends out family on words that you . It is shown that @PERCENT1 of strints who read . Not the @PERCENT2 who sit at the computer all day writing reply .</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270" calcext:value-type="float">
            <text:p>270</text:p>
          </table:table-cell>
          <table:table-cell office:value-type="float" office:value="1" calcext:value-type="float">
            <text:p>1</text:p>
          </table:table-cell>
          <table:table-cell office:value-type="string" calcext:value-type="string">
            <text:p>Dear @CAPS1 sun, I find that computers are very useful. They help people in many ways. They let people learn about what is going on in the world, teach hand eye cordination, and let you meet people online. First, people can learn about what is going on around the world. I can find out what is happening where I live by looking up your newspaper. Other people can find out about places they might go. They can find out what the weather is like so they know how to puck when going places. Also, if one of your employees is going camping they can look up a good place to camp and they can look up what kind of dangers there is when you camp so they can avoid them, because if they get sick they can't work. As you can see computers are important. Next, computers teach hand eye ncordination. Many jobs need you to be able to work well with your hands. Lets say one of your printers break down so you call someone to come fix it. They must be able to work well with their hands to fix it. Now lets say the wiring in your lights get messed up. So you call an electrician has to be good with his hands to be able to work with small wires. Both of these people are good with their hands and they could of become that way by using computers. As you can see, computers are important in today's life. Lastly, computers let you meet new people online. Lets say you are all alone after a hard day of making newpapers. You could go online and meet new people in chat rooms and online games. Now lets say that one of your employess just broke up with his girlfriend and he is sad and lonely, so she isn't working as well. He could go on an online dating site and meet the perfect girl. Now when he comes to work he is happier and making more papers and if he makes more papers you make more money. As you can see computers are very important. In conclusion, computers are wonderful machines. They can let people learn about what is going on in the world, teach people good hand eye cordination and let people neet new people onlin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71" calcext:value-type="float">
            <text:p>271</text:p>
          </table:table-cell>
          <table:table-cell office:value-type="float" office:value="1" calcext:value-type="float">
            <text:p>1</text:p>
          </table:table-cell>
          <table:table-cell office:value-type="string" calcext:value-type="string">
            <text:p>Dear Local Newspaper, I've heard about your problems with computers, and would like to state my opinion. I think that computers teach you more than they, disable you. For example , say you have a research project and you need to look someone up, you go on the computer and you got him. Also, say you want to go far for vacation; like @LOCATION1. You can go on the internet and find out how they live there. My last reason is that now you can be on the computer and still interact with family and friends. First, I stated the first one because a couple of weeks ago I had a social studies research project. But ig I couldn't use a computer then I would of had to use a book; instead of going on the computer and just looking it up. Another exsample could be like you need pictures to make the project look better . So you can go on google and find a picture to go with you project. But thats not all the internet can help you with. Like say you been planning a trip to @LOCATION1 for your honeymoon but never been there or know anything about it, but your honeymoon is a month away. You can go on the computer and learn about it. Also now they have online classes and you can learn their language before you go. But to wrap it up I have on more exsample. Lastly, chatting sosme people think because you on the computer all day you can't interact with others, but you can. for exsample, like they have a website called @ORGANIZATION1. You can chat with all your friends at once. Also they have video chatting, so you can be looking right at the person while your talking, all that's all I can think of. I hope that my lette and probably many others show you about computers actually do.</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72" calcext:value-type="float">
            <text:p>272</text:p>
          </table:table-cell>
          <table:table-cell office:value-type="float" office:value="1" calcext:value-type="float">
            <text:p>1</text:p>
          </table:table-cell>
          <table:table-cell office:value-type="string" calcext:value-type="string">
            <text:p>Dear Local Newspaper, I think Computers have a positive effect on people because it helps their education,you can talk to family and friends, and you can get better hand-eye corrdination. Read on to find interesting details about computers and their positive effect. @CAPS4 first reason that computers are positive is that it can help you with your education. I mean come on, how many college students do you see without a laptop? You see none. Am I right? You always need a computer because you have to type eveything, and do research for big essay papers. People think "we'll, there's always the library?" @CAPS1 your wrong. @CAPS4 local library closes at @TIME1 pm. I'm sure college students are yo way later than @TIME1 doing homework. Just imagine, late at night, @NUM1 pm, no library, no computer, and a giant essay due tomorrow. What are you going do? @CAPS1, you better get yourself a laptop before the next giant essay comes! @CAPS2, even if you did go to the library, who wants to log all of your books down stairs, and drive to the library and then finally get there and realize you forgot something. Thats just a waste of time! Next, computers are positve because you can talk to your friends and family. For one it saves a load of money because email doesn't cost anything! I have a @ORGANIZATION1! email and I don't pay a cent for it! With a cellphone you have to buy the phone and pay the bill every month. Did you know the average american spends atleast #@NUM2 each month on cellphones? It's out @CAPS2, what if you never see a certain family member? I know @CAPS4 cousin just had a baby and her dad lives in @LOCATION1 @CAPS3. So, she got a webcam, and now everyday they talk, and her dad gets to see the baby. They think the they always talk about everything day, and other things. After, I have just said all these wonderful things, you look someone in the eyes and then than that computer don't help people. For @CAPS4 final reason, computers are positive because you could gain hand-eye corrdination, @CAPS4 brother, @PERSON1, loves, and I mean obssesive love, loves video games. He's addicted to them! He can't stop playing them, and I dont mind at all. I dont mind because now he can chew gum, jotdown ideas for his essay, think about whats he's gonna have for lunch, and play a video game. How's that for multi tasking! @CAPS2, you will be healthier. Think about it, better reflexes, better hand-eye, better and happier doctor! I mean seriously, if you play computer games you can have fun while knowing your going to make your doctor happy. And who do sent want to move your doctor happy! For @CAPS4 conclusion, computers have a positive effecton you because they help your education, talk to your friends and family, and have better hand-eye corrdination. Tell me right now that computer don't help people. I know, you can't because computers help us in so many ways.</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273" calcext:value-type="float">
            <text:p>273</text:p>
          </table:table-cell>
          <table:table-cell office:value-type="float" office:value="1" calcext:value-type="float">
            <text:p>1</text:p>
          </table:table-cell>
          <table:table-cell office:value-type="string" calcext:value-type="string">
            <text:p>Dear @CAPS1 @CAPS2 I think that computer have bad effects on people. The first reason why I think this is because people in the world are becoming less healthy kids and adults should stay @CAPS3 more. Kids and parents should only be aloud @NUM1 @CAPS4 on the computer then go outside. Computers are not so bad because @CAPS5 is helpful for looking up information but @CAPS5 is harmful @CAPS5 u abuse @CAPS5 kids play games on the computers and @CAPS5 damages there eyes and @CAPS5 makes them lazy. Also going outside there are lots of things to do instead of talking with your friend on the computer you should call your friend ask him to come over play games outside. @CAPS6 this continues lots of kids will be fit and @CAPS3. The second reason why computers are bad is because of what people past on the computer about other people. Do not ever put something put something bad up on the computer because sometimes they are deep secrets and million of people will see @CAPS5 and that person might be teased and laughed at. And really the computer could do horrible things @CAPS6 you and this person are freinds @CAPS5 could break you guys forever. The final reason why the computer is not good is because people are dieing from overweight there is several teams that are on comercials saying that kids and adults @CAPS7 up and be @CAPS3 @CAPS6 @CAPS5 wernt for theese heros much much more kids would die faster, when kids die they look at whats in side of them and scientest found big fat chunks around the kids heart. Well thats my theory I hope all of you listen to my advice @CAPS7 up shut the computer of and @CAPS7 @CAPS3.</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74" calcext:value-type="float">
            <text:p>274</text:p>
          </table:table-cell>
          <table:table-cell office:value-type="float" office:value="1" calcext:value-type="float">
            <text:p>1</text:p>
          </table:table-cell>
          <table:table-cell office:value-type="string" calcext:value-type="string">
            <text:p>Dear local Newspaper, @CAPS1 would you like to be warmly greted by the zingbobway tabe @ORGANIZATION1 @LOCATION2, say hi to a far away family memorr again or maybe quicker your relfexes? Well you can! Computers are a use ful way @ORGANIZATION1 complexing an @ORGANIZATION1 these tasks. Imagine your family member or friend fighting in the war miles away. Wouldn't you want to see them at least once? Computers allow you to interact with them with webcams. You can see them and talk with them. Not only can you talk with family, you can talk to friends. You can make new friends from around the world without leaving your house. You can have a new best friend every day! Not only can you talk to people on computers, they give you better hand eye coordination, and they quicken your raflexes. Dr. @PERSON1, @ORGANIZATION1,. says "@CAPS2 have shown that people who type or use a computer have better reflexes than those who don't." @CAPS3 a computer around is easier for school also I remember one time, I had to write a @NUM1 page paper for @CAPS4 and it was due the next day. I wrote the beginning @ORGANIZATION1 it and my hand started to cramp up. I had in finnish my paper soon so I ran to my computer and typed it in half the time I would've spent writing it. I also got a good hand-eye coordination . Not only do you type on it, you learn on it. @NUM2 out @ORGANIZATION1 @NUM3 computers are used for learning about place and people. Say you just won @NUM1 free tickets to go anywhere in the world with a celebrity at your choosing! With a computer you could research anywhere you want and make that trip the best days @ORGANIZATION1 your life. And even if you don't like actually going to other places, you can virtually go there on a computer. With computers you can see the @CAPS5 @CAPS6 @ORGANIZATION1 @LOCATION1, the tropical reef fish @ORGANIZATION1 or the @ORGANIZATION2 at the. Computers hold the world at your finger lips. So as you can see computers have a positive effect on people. Computers allow people to interact with cites, increase your hand-eye coordination, and allow you to have the world at your fingertips. So stop reading and use a computer!</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275" calcext:value-type="float">
            <text:p>275</text:p>
          </table:table-cell>
          <table:table-cell office:value-type="float" office:value="1" calcext:value-type="float">
            <text:p>1</text:p>
          </table:table-cell>
          <table:table-cell office:value-type="string" calcext:value-type="string">
            <text:p>Dear @PERSON1, Advances in technology and computers is a bad thing. When the computer company's such as @CAPS1, @ORGANIZATION2, and @ORGANIZATION1, make cool updates to their computer systems people do not want to shut their computer off, which is not a good thing. As a child did you spend all of your time indoors and online? Computers take time away from spending time outside, or exercising. And they affect very crucial family time. Computer advances are bad for our country and town. Now-a -days, kids would much rather spend time on their computers than outside. This can have a very negative affect. First of all, it is important that students see and feel nature, and last time I checked they can not do that on a computer. Children need to see animals, smell the sweet scent of flowers and feel the breeze brush against their cheeks. A second reason that going outside is important is for the sun. Even though the sun does have harmful days, it is still important for health that everyone spends some time in the sun. The computer takes times away from nature which is unhealthy and dangerous. Computer also take precious time away from exercise. If people spend all their time on computers, then do they exercise. Everyone is supposed to get at least @NUM1 minutes of activity daily, but no one ever spends that much time working out. Also, obesity numbers have increased greatly since the invention of personal computer and the internet. Obesity can make life difficult for people and can also lead to disease. Life with computers has lead to less people exercising and obesity rates increasing. Another issue computers cause is that people are spending less time with their families. Family is one of the most important things in the world and everyone should spend a few hours daily with their family. Plus with encouregement from their family, many students excel in school and sports, which gives them graet self-confidence. Computers take time away from something that should be thw most important to everyone, family. Many people are affected negatively by computers. The technology takes very important time away from children and adults. It takes time away from the outdoors, exercising, and family. Yes, computers @MONTH1 make life easier, but they have a much more negative affect than they do a positive one.</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cell table:number-columns-repeated="21"/>
        </table:table-row>
        <table:table-row table:style-name="ro1">
          <table:table-cell office:value-type="float" office:value="276" calcext:value-type="float">
            <text:p>276</text:p>
          </table:table-cell>
          <table:table-cell office:value-type="float" office:value="1" calcext:value-type="float">
            <text:p>1</text:p>
          </table:table-cell>
          <table:table-cell office:value-type="string" calcext:value-type="string">
            <text:p>Dear local Newspaper, I believe that computers are bad news. Most kids come home from school and go on aim. So they can talk to their friends. @PERCENT1 of @CAPS1 are obiese. I feel it is better to play outside with your friends than sitting in a chair playing on the computer. If kids go outside and play with their friends they will have more fun. Also kids will learn how to interact with each other by playing outside together. The kids will see more nature and be bale to learn more about animals. When kids are on computers they are sitting their doing nothing. ALso some kids post pictures of themselves on things like facebook that are not appropriate and cna get them in lots of trouble. They also say things that they wouldn't normally say to a persons face. The computer is simply a way for kids to get in trouble. Whne your outside palying baseball, football or tag with your friends you are getting exercise and your having lots of fun. If you are getting lots of exercise then you are most likely not going to be obies. Some say the computer is good hand eye coordination but catching a football or hitting is bettre. Also some say computers can tell you about far away places but that what school is for. I am saying that exercise and playing with your friends is better than talking in your friends or video chatting with them, @CAPS2 are to many over weight people in @LOCATION1 and the computer is not heloing the cause. </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77" calcext:value-type="float">
            <text:p>277</text:p>
          </table:table-cell>
          <table:table-cell office:value-type="float" office:value="1" calcext:value-type="float">
            <text:p>1</text:p>
          </table:table-cell>
          <table:table-cell office:value-type="string" calcext:value-type="string">
            <text:p>Dear @LOCATION2 press, I wonder if you know that @PERCENT1 of people out of @NUM1 surveyed by the university out @LOCATION1 agreed that using lap tops and computers had a very good benefit on their life? I agree that computers benefit society and every day lifes. With a computer, you can interact with people all around the world, they can help with school work, and make every day life eaiser. Five years ago I had to move from @LOCATION4 to @LOCATION3. We had to leave all of our family and friends behind. However, with this great tecnology, we could e-mail them. Instant message them, and video chat with them, instead on having to face out money to make long distance calls. Theres many people out their like me. Who have friends and family far away, weather its family in different countries, old school mates and camp friends using a computer is a great way to keep in touch with one another. Using a computer can also more life easier. Moms taking care of their kids might not be able to go to @CAPS1 &amp; @CAPS2 with one kid not wanting to get off his video games, the other watching their favorite @CAPS3 show. Thankfully that man and go online, pick the food that she and the quantity and she can get someone to deliver it. That mother also might not be able to get out and go shopping. So with her computer she can go to her favorite stores website and pick the clothes she wants. And then when @CAPS4 comes, a computer can be great not to worry about not having enough time to go and. A computers just have life that much simpiler!. Statistics how or people help online instant or going in. "Computers are great, I can homework and know that if they to write planner than they we to and out. If, they can and more of information on the computer from @CAPS5.com, then they could find in their local library. You can find almost anything with search engins on your computer! Some people do disagree with the use of computers, or some also believe that some people abuse the benefit of computers and spend to much time on it and not exercising and enjoying nature enough. This is true, not as long as you stay reasonable with usage or your computer, it benefits you in many ways. Like I said, its great for keeping connections between people, simpling everyday life, and research for school.</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278" calcext:value-type="float">
            <text:p>278</text:p>
          </table:table-cell>
          <table:table-cell office:value-type="float" office:value="1" calcext:value-type="float">
            <text:p>1</text:p>
          </table:table-cell>
          <table:table-cell office:value-type="string" calcext:value-type="string">
            <text:p>Dear local newspaper, I think that computers effect people in a positive way. Computers increases our knowlage, lets us communicate with our friends and family, teaches us hand-eye coordination, and lets us see our news faster. Computers are enjoyable, great pieces of technology. Even though sitting down looking at your computer screen is not very interactive, computers increase our knowlage. Computers have all these websites that are full of great information. You can look up anything you would like to learn about and find exactly what you want. Going to the library for a book on your report would consume extra time. Instead you can look up the facts you need online. Computers also let us communicate with family and friends. Calling someone or sending a letter costs money, but sending on email to someone does not. Many people have family and friends that live far away from them. Through computers they can talk to them as long as they want at no expense. You can also see each other through a webcam. Which you can attach to your computer if it has not have in one allready. Another reason why computers are useful is because they help with hand-eye coordination. Computers require you to type, which is a great skill. While working out an essay by hand is tiring and boring you can type up the essay on you computer. Typing takes to get good at but is very helpful. Finally Computers help us get our news foster. When major things happen, such as the earthquake in @LOCATION1 it was all over the internet before the news. In conclusion computers are very useful and help us increase our knowlage, communicate with people, help us with hand-eye coordination, and lets us see our news faster. But most importantly computers are fun!</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79" calcext:value-type="float">
            <text:p>279</text:p>
          </table:table-cell>
          <table:table-cell office:value-type="float" office:value="1" calcext:value-type="float">
            <text:p>1</text:p>
          </table:table-cell>
          <table:table-cell office:value-type="string" calcext:value-type="string">
            <text:p>Dear Newspaper, I believe that advances in technology have many positive effects, such as computers. Computers are great for people of all ages. Computers teach hand-eye coordination and allow people to learn information from all over the world. Lastly, computers allow people to communicate through internet. Advances in technology improve society and the over all way of life around the globe. Advances in technology are amazing. Computers show these advances greatly. With the simple use of a computer, one can learn great hand-eye coordination skills. Typing skills are a great example. Typing skills are needed by almost everyone in the world. Without computers, no one would have these skills. A young child can go on the computer, play a game, and learn basic typing and hand-eye coordination skills to jump start their coordination skills for the rest of their life. Advances in technology are great. These advances in computers can also allow people to learn worldwide information. Many times in school, students are asked to do a report on a different country. It would be very hard to do that report without a computer. The student would need to go through all different books to find specific information needed. With the internet, that project can get done a lot faster just by typing whatever you need to know. How about that family vacation you've always wanted to go on? Need an idea of where to go? Use the internet! All you need to do is type in vacation spots and click enter. Instantly, you will have hundreds of choices right in front of you. This makes life a lot simpler. Do you remember the last time your mom or dad went on a business trip and you couldn't talk to the because they were busy? there is a fix to this with internet. You can communicate with them through @CAPS1, @CAPS2 or both. Just hookup your @CAPS2 to the computer and instantly say good @TIME1, or hows it going. If you have a friend that you can instant message them. It is so easy that it will seem like you are standing right next to them on a matter of seconds. In conclusion, computers and advances in technology are great and can benefit everyone in the world computers tech hand-eye coordination, allow one to learn information from around the world, and allow communication through internet happen instantly. Writers and editors of the newspaper, please agree with me on this topic. Advances in technology can only add posotive effects to the way of life. Support advances in today's technology to help improve life for those of.</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280" calcext:value-type="float">
            <text:p>280</text:p>
          </table:table-cell>
          <table:table-cell office:value-type="float" office:value="1" calcext:value-type="float">
            <text:p>1</text:p>
          </table:table-cell>
          <table:table-cell office:value-type="string" calcext:value-type="string">
            <text:p>Dear @LOCATION1, I believe computers have a positive effect on people. They teach hand-eye coordination. Computers give people the ability to learn about far away places and people. They even allow people to talk online. Computers are a very usefull piece of machinery. Computers teach hand-eye coordination. When your in school, you need to type lots of @CAPS1 prompts, @CAPS2 labs, and @CAPS3 @CAPS4 vocab. Computers help us do that. Typing fast and correctly takes practice. Typing without looking at the keyboard is hand-eye coordination. This will help us later on in life also. Whether it's typing term papers in high school or your application essay for college, you will need the help of computers. Computers give people the ability to learn about far away places. @NUM1 years ago I look a trip to @LOCATION3 for the first time. I didn't know a lot about the history of @LOCATION3 so I sat down at my desk and turned on my computer. Suddenly, it was like I was in @LOCATION3! I read about the delicious food and rich culture. I took a virtual tour of the @CAPS5 @CAPS6 and the great @CAPS7. I heard @CAPS8 music and learned some @CAPS8. In just @NUM2 hour I visited @LOCATION3 right from my very own house! Computers can take you on a magical journey to a far away country. Computers allow people to talk to online with other people. This is a very good thing. I have cousins who live in @LOCATION2 and because of the @NUM3 hour time difference, its not always easy to talk on the phone so we use the computer. My family will send e-mails back and forth with them. Sometimes we will even video chat! @CAPS3 networking sights accesible by computer such as @CAPS10 or @CAPS11 allow us to talk to people who we don't regularly see. On @CAPS11 you can even talk to your favorite stars or musicians. Computers let us keep in touch with others. Computers have a positive effect on people. Some experts @MONTH1 say that people spend too much time on the computer and while that @MONTH1 be true to some people, its not true to everyone. We still exersise, and spend time outside. We still interact with family and friends but know we are also able to do so on the computer. More and more people using computer is a good thing.</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281" calcext:value-type="float">
            <text:p>281</text:p>
          </table:table-cell>
          <table:table-cell office:value-type="float" office:value="1" calcext:value-type="float">
            <text:p>1</text:p>
          </table:table-cell>
          <table:table-cell office:value-type="string" calcext:value-type="string">
            <text:p>Dear, Local Newspaper writer I believe that computers benefit our society because we could connect to people more faster and easier. And computers @CAPS1 good for our society because of we don't have to spend to much time on the phone. That @CAPS1 why I think computers benefits our society. "@CAPS1 computers a good thing or bad thing?" Computers are a good thing because you could email your family or friends any time you want too. But sometimes we don't have to be on the computer so long. That @CAPS1 why I think computers are a good thing. Without computers it will be different because you have to talk to people on the phone or text message. In my opinion I am really thankful that we have computers. And on computers you could go on everything like @ORGANIZATION2, @CAPS2, @CAPS3, @CAPS4, and even work on the computer. That @CAPS1 without computers it will be different. I think people are not spending to much time on the computer", because a lot of people on the computer to do office work. Computer make things a lot easier for us! But sometimes people take advantage over it. That @CAPS1 why I feel people are not spending too much time on the computer. Last but not least that @CAPS1 why I know computers benefit's our society.</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cell table:number-columns-repeated="21"/>
        </table:table-row>
        <table:table-row table:style-name="ro1">
          <table:table-cell office:value-type="float" office:value="282" calcext:value-type="float">
            <text:p>282</text:p>
          </table:table-cell>
          <table:table-cell office:value-type="float" office:value="1" calcext:value-type="float">
            <text:p>1</text:p>
          </table:table-cell>
          <table:table-cell office:value-type="string" calcext:value-type="string">
            <text:p>Dear @CAPS1, I heard that you wanted some opinions on whether or not computers have a positive effect on people. I know that a lot of people are against these positive opinions but I think computers have a positive effect on people. The main thing that computers are great for is research. Without computers, kids an adults won't be provided with the necissary tools for knowledge. Studies show that @NUM1 out of @NUM2 students have computers at home and that @NUM3 person without computer access gets about @PERCENT1 of a lower grade because of poor research ability on projects. Another reason why computers are good because it can bring the world together. Facbook, @CAPS2, and twitter users can chat with people accross the street, accross the country and even accross the ocean! People in the @LOCATION5 can play games and chat with people in @LOCATION1, @LOCATION4, @LOCATION2 and even @LOCATION3! My last reason is that computers are great for buiesnessess. A lot of people have websites for their jobs that can get them well known and for people to know what their buisness is about. Take for example your newspaper. Without computers, you wouldn't be able to get your research or even type or print your newspaper. Your website wouldn't be able to persuade people to read your newspaper. Even though some people might abuse their computer privlages by staying on too long instead of exercising or interacting withpeople but thats them. It's only @PERCENT2 of people with computers that do it! And so what, its their time and they want to spend it on the computer. What can you do to change? Nothing. And with that, I conclude this letter by letting you know that computers are great for people! They give us research, they help us with school and buiesnessess and they allow us to talk to people around the world.</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83" calcext:value-type="float">
            <text:p>283</text:p>
          </table:table-cell>
          <table:table-cell office:value-type="float" office:value="1" calcext:value-type="float">
            <text:p>1</text:p>
          </table:table-cell>
          <table:table-cell office:value-type="string" calcext:value-type="string">
            <text:p>Dear Newspaper @CAPS1, I am writing a letter to you saying that I think its a bad idea for you to make kids stay off of computers because it does teach kids something, it good to do homework on and you can relax when your on it. Well computers teaches kids a lof of things like hand-eye coordination. If kids want to work with computers when there older they can learn new to work with it. There is also websites that can show you how to move yor hands when using a computer. Well when kids come from school always have homework, @CAPS2 you need to do it on the comptuer so if you couldn't use computers it would be hard for kids to do there homework. So when they go to school and the class tells the teacher they dont have computers what are they going to do. So when I get out of school and I had a very long day. I go home do my homework and go on the computer and listen to music to relax. If you guy were to take computers away every one would be grumpy all the time. That is why I think you should keep computers and not exercise as much. We get enuf of that in school carry all these heveay books around.</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284" calcext:value-type="float">
            <text:p>284</text:p>
          </table:table-cell>
          <table:table-cell office:value-type="float" office:value="1" calcext:value-type="float">
            <text:p>1</text:p>
          </table:table-cell>
          <table:table-cell office:value-type="string" calcext:value-type="string">
            <text:p>Dear @STATE1 news, Computers are a great machine to use. People can research, learn about any topic or subject and let people talk to friends online I think that computers have a good effect on people. Computers are one of the great inventions we have. They are very helpul in our everyday life. When people need to write a paper for school or do a project you can research what you need if you need to know some thing about, a topic that you don't know about, you can look up questions you have about it on the internet. If your writing a paper and need an answer its all on the internet. Suppose you want to go on a family vacation to california you can plan your whole trip right on your computer, you can book a flight, get a hotel room and even see what there is to do you can see the whole world right from your computer. If you want to learn another language you can learn an entire language on your computer. Also if your to busy to go to collage or want to take another class there are even schools online. The computer is a great way to learn about new things. Finally you can talk to friends online websites like facebook and myspace are great ways to keep in touch with your friends. naother positive way is @CAPS1 you can instant message friends and family without having to wait so long for a response back. If you want your friends you can just message them. I think that computers have a positive effect on people. They are helpul in many ways such as people can do research, learn about new things and talk to friends I hope, you see my point at view they are samething everyone should hav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85" calcext:value-type="float">
            <text:p>285</text:p>
          </table:table-cell>
          <table:table-cell office:value-type="float" office:value="1" calcext:value-type="float">
            <text:p>1</text:p>
          </table:table-cell>
          <table:table-cell office:value-type="string" calcext:value-type="string">
            <text:p>I walked into my living room. I saw my mom avidly reading the screen of our computer with pictures of caller masters and logos clastering the web page as well. I thought that the internet had just my mom better than I could that we should go on vacation. More and more people log on to a computer everyday, and although the people willing to change and believe in new advances in technology out on a strong argument of why computers are and there are still some that can only see the negative. I strongly support computers and believe they have a lot of potential. Computers make the work even smaler. They allow to talk to people thousands at miles away man instant. Also, you can reconnect with friends that you can't see anymore. For example, I used to go to an awesome @DATE1 camp and I made same of my best friends there. But @DATE1, they down, and instead of playing sports and having fun, I layed down on my basement to stand up because my sweat glued to the. Then one day, I heard the familiar that my computer's spokes when I receive an instant @CAPS1, I the energy to crawl over to the screen, to find out @PERSON1, one of my closest friends from wanted to take a bike ride down to the wall, and hang out with some other people we knew. to say I happily respond, "@CAPS2 I definetly want to go," by a long scores of points. been for computers and @ORGANIZATION1. Instant @CAPS3, @CAPS4 would all have drifted apart and never talked again. anadem exaggerated argument people use against computer is that everybody that uses them doesn't exercise. I frequent my computer almost every hour, so I made a system to ensure I got exercise. Every time I walk the room my computer is hooked, I grab the pull up right and do @NUM1. I only thought of this system @NUM2 months ago and I have already my own muscles, and I can do @NUM3 pull as at a time but when I started I struggled to do @NUM2. If not for the amazing of computers that me back, I would still do exercise, only to after about a week. Computers give easy to the internet, which has so much information it is. Unless it is a closely grounded secret. You could probably find whatever you want on the internet. Ive gone countless time to find for an essay with the limited textbooks have just isnt what you need. My country project @DATE1 year couldn't have had more than @CAPS5 pleces of information from a book! It also makes a great teacher of about any subject as well. As a matter of fact, my language arts teacher told us a story about how ever the @DATE1 a ball that has never done any sort of water sports before, spent @NUM2 weeks watching videos on youtube about how to waterski, and on his first dearly doing tricks. These are only a few of the reasons I think computers are great. They keep friend ships close, give you a reason to exercise, and can teach you anything! I say we spread the good word about computers and let every one know how awesome they are.</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cell table:number-columns-repeated="21"/>
        </table:table-row>
        <table:table-row table:style-name="ro1">
          <table:table-cell office:value-type="float" office:value="286" calcext:value-type="float">
            <text:p>286</text:p>
          </table:table-cell>
          <table:table-cell office:value-type="float" office:value="1" calcext:value-type="float">
            <text:p>1</text:p>
          </table:table-cell>
          <table:table-cell office:value-type="string" calcext:value-type="string">
            <text:p>Dear computer co., computers have a negative effect. Why would you go outside if you could play life - like games on your @CAPS1? I lthink that the games on th @CAPS1 should be removed so people could enjoy all of the great things in life. If people weren't on @CAPS1's all day, people would pay attention to the way they're destroying nature.</text:p>
          </table:table-cell>
          <table:table-cell table:number-columns-repeated="2" office:value-type="float" office:value="2" calcext:value-type="float">
            <text:p>2</text:p>
          </table:table-cell>
          <table:table-cell/>
          <table:table-cell office:value-type="float" office:value="4" calcext:value-type="float">
            <text:p>4</text:p>
          </table:table-cell>
          <table:table-cell table:number-columns-repeated="21"/>
        </table:table-row>
        <table:table-row table:style-name="ro1">
          <table:table-cell office:value-type="float" office:value="287" calcext:value-type="float">
            <text:p>287</text:p>
          </table:table-cell>
          <table:table-cell office:value-type="float" office:value="1" calcext:value-type="float">
            <text:p>1</text:p>
          </table:table-cell>
          <table:table-cell office:value-type="string" calcext:value-type="string">
            <text:p>Dear The @CAPS1 @CAPS2, Your resources, your entertainment, even your communication with people might be fading. @CAPS8 you know a large portion of people think this @PERSON2 is harming our society. Well I will say I think they don't understand these benifit that computers bring us. Computer act like teachers teaching us without us even knowing it. Hand-eye coordination is a perfect example. Plus, we use computers to learn about places we might want to travel to, or have a conversation with frinds or family living ways away tromus. Computers is an extrodarny piece or technology. First, I like to say everything that you do physically uses hand-eye coordination. Making dinner, riding a bike, driving a car etc. And unfortiunitly not @CAPS6 people are the best at hand-eye coordination. One of @CAPS7 friends, @PERSON1, had horriable hand eye coordination. So for his birthday I decided an getting him a computer. It's been @NUM1 month since his he had his computer and @CAPS8 he was trying to hit a baseball at his sons party, he moneged to hit the ball @NUM2 out of @NUM3 where he used to hit it @NUM1 or @NUM5 out of @NUM6. @PERCENT2 is a termendous increase in only @NUM1 month! Just something @CAPS8 simple @CAPS8 a computer improved @CAPS7 friends hand-eye coordination a termendous amount. Secondly, the computer can help you learn about far away places @CAPS8 the @LOCATION1 or @LOCATION4. Do you really want to travel up to the icey cold, and piercing winds of the @LOCATION1 just to learn about it? For some I'd say like that but what if you cant travel up the @LOCATION1 due to money or flying conditions. I want to be able to study about polar bears and the glaciers without needing to worry. A statics from the @CAPS3 @CAPS4 of @CAPS5 states "@PERCENT2 of people wpould love to experience the thrill and excitement of the @ORGANIZATION1 lights. But out of those @PERCENT2 only @PERCENT3 said they'd actually travel to @LOCATION2 to see them". So you can see that @PERCENT4 of those people wouldn't go whether it be due to money or the cold. Thery @CAPS6 said thats why they love the computer. They can experience the @ORGANIZATION1 lights without needing to travel into the bitter cold.Lastly, that better thing to do on the computer than with family you've never met before or don't get to see them. The editor for the @LOCATION3 Local states "@CAPS7 parents live over @NUM8 miles away. I rarly get to tell to them now because I can't afford to travel that distance ofter. So I use @CAPS7 computer, @CAPS7 parents and I now communicate @PERCENT1 more than we used to. I love the computer it helps keep me close to @CAPS7 loved ones." @CAPS8 you can tell, thanks to the computer we talk @PERCENT1 more to his parents than he used to! In conclusion, the computer is a gracous device that is extremely benifital to people. The computer teaches us hand-eye coordination, lets us learn about places we other wise would never learn about, and to have conversations with friends or family that we generally dont get to see often. Now you go out and make anyone that says computers are a horrible inventions you tell them exactly why computers are so important!</text:p>
          </table:table-cell>
          <table:table-cell table:number-columns-repeated="2" office:value-type="float" office:value="6" calcext:value-type="float">
            <text:p>6</text:p>
          </table:table-cell>
          <table:table-cell/>
          <table:table-cell office:value-type="float" office:value="12" calcext:value-type="float">
            <text:p>12</text:p>
          </table:table-cell>
          <table:table-cell table:number-columns-repeated="21"/>
        </table:table-row>
        <table:table-row table:style-name="ro1">
          <table:table-cell office:value-type="float" office:value="288" calcext:value-type="float">
            <text:p>288</text:p>
          </table:table-cell>
          <table:table-cell office:value-type="float" office:value="1" calcext:value-type="float">
            <text:p>1</text:p>
          </table:table-cell>
          <table:table-cell office:value-type="string" calcext:value-type="string">
            <text:p>Dear newspaper, I think that using your computer too much is bad. Some people spend way too much time on the internet. Many people are too focused on the internet and they lack on their normal activities. Also, the computer is bad for people because they will be on the internet all night and get no sleep. This leaves them exausted for the day ahead. Alot of people spend too much time on the internet. Since they are always on the internet, they don't spend alot of time with their families. This causes the internet addicted person to lose relationships with their family and friends. Not exercizing is a result of this addiction also. For example, my stepbrother is always on the internet now. He doesn't talk to anyone because he is so preoccupied with his game. Another problem people encounter with the internet is being too focused. When you are too focused on the internet, you forget there is a whole world out there that needs your help, most people won't do their choires, or make a meal for their family. These people also have no time for their outdoor activities they used to enjoy. Internet addicts usually don't get any sleep. They have no time to study at night because they spend all their extra time on the internet. During the day, they will be very tired in school or work and the internet will be the one to blame. Last month my mom made a facebook. She is constantly on it. When she is on she ignores everything around her. My mom goes to school and she tells me how she never has time to study because she always on the internet. She also stopped reading the bible in her spare time to go on the internet. The internet is a bad thing to get hooked on. You lose relationships with your friends and family because you never get off the computer. People usually don't exercize or do thier chores. This is not a very good addiction to get into.</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89" calcext:value-type="float">
            <text:p>289</text:p>
          </table:table-cell>
          <table:table-cell office:value-type="float" office:value="1" calcext:value-type="float">
            <text:p>1</text:p>
          </table:table-cell>
          <table:table-cell office:value-type="string" calcext:value-type="string">
            <text:p>Dear @CAPS1, The effect that computers have on people is not a positive one. I think people spend way too much time on computers, some information on computers is inaccurate, there are still telephones and cellphones that people can use fir communication. A majority of peoples' time is spent on the computer. Whether its playing games, checking @CAPS2-mail, or even working, peoples' valuable time is getting used up. This time could be used by doing more important things such as being with friends and family, being outside with nature or exercising. Being on the computer insteads of exercising has had a huge effect on people. Some people are overweight because they eat and then do not exercise after. My sister works on the all day and she says @NUM1 or @NUM2 ladies at her work are un healthy because all they do is go on the the computer and eat granola bars, wich are usually healthy. If others spent at least a half an hour being outside to @CAPS3 some fresh air instead of using a computer most of them would feel a lot better. My doctor always used to tell me and my brother, "@CAPS3 out and play an hour a day!" This is true, and I strongly encourage people to go outside and do an activity as opposed to playing on the computer. The computer is used a lot for researching. Some of the information on the computer is very helpful, but you can never really know what information is inaccurate. At least when you research using a book or encyclopedia, you can trust those sources. What if you had to do a report and you could only use the internet, how would you be able to tell if the information is trustworthy? Sure, computers also teach hand-eye coordination by playing video games, but when in real life, will you need to know how to shoot a dragon or dodge candy that's falling from the sky? This is just an example of unneeded information and skills that keeps people wanting to go back on the computer. Another thing you can do on the computer is communicte with others. When computers weren't invented or even that advanced, people were more than happy to give one another a call. Now with computers, people @CAPS2-mail, instant message, or even skype; a webcam website. What even happened to cellphones, you can take.</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290" calcext:value-type="float">
            <text:p>290</text:p>
          </table:table-cell>
          <table:table-cell office:value-type="float" office:value="1" calcext:value-type="float">
            <text:p>1</text:p>
          </table:table-cell>
          <table:table-cell office:value-type="string" calcext:value-type="string">
            <text:p>Dear reader, @CAPS1, people have been debating whether or not computers are actually benefiting society, especially now that the majority of @CAPS2 now own one of these helpful machines. Computers help people with everyday tasks and are no doubt doing more good than harm. Imagine how impossible it would be for most people to do their jobs without them life would become much harder for the people living on this planet. Think of the successful schools in our country, and then think of which of those schools don't have computers. Computers are the easiest way to look up information, something important when children are learning. Whenever someone needs to know something, they just google it. This comes in handy when researching for that huge project due next week. People have never been so knowledgable. Computers are only important for school, but also in the work place. They serve almost the same environments. Now that computers are so common, people can conveniently type up a paper and submit it to their boss or teacher. It saves time and effort with a more professional result. Computers also serve the important purpose of communication using email or instant messaging, one could communicate with someone on the other side of the world without that enormous phonebill.Some @MONTH1 see this as dangerous because you could be chatting with a complete stranger. However, it is also opening your eyes to new cultures. Now it's possible to learn about life in @LOCATION1 first hand. If computers were no more, it would be extremely hard for a regular person to interact with someone from another country. It's almost like isolation from the world. There are many out there who take great interest in learning other languages. Better ways exist than sitting in a classroom listening to someone talk. As a person on this planet, do you really want to be kept separate from others just because they don't live close enough? A main concern about computers is that no one will want to read books and anything else. However, a recent study shows that after computers came out, more people have begun to read. This proves that just because there is now something fun and new, it doesn't mean everything else is trash. People will still continue to do things they always did, just with something new on their list. In addition, it is the option of everyone w/ other or not they want to spent their time on the computer. If someone doesn't like the idea, they've no right to take it away from someone else computers were created to help the human race not control it. If a person doesn't want one, they don't have to get one, everything is up to them, and that is the way it should remain. The next time you see a computer, don't think of it as some sort of obsession that's keeping people from doing other thinkgs they could be. But as a universal device that allows them to broaden their horizons and learn things they probably wouldn't go to the library to look for comuputers aren't holding anyone back, but pushing everyone forward, whether at work, school, or even the house, they benefit everyone, everywhere.</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cell table:number-columns-repeated="21"/>
        </table:table-row>
        <table:table-row table:style-name="ro1">
          <table:table-cell office:value-type="float" office:value="291" calcext:value-type="float">
            <text:p>291</text:p>
          </table:table-cell>
          <table:table-cell office:value-type="float" office:value="1" calcext:value-type="float">
            <text:p>1</text:p>
          </table:table-cell>
          <table:table-cell office:value-type="string" calcext:value-type="string">
            <text:p>Have you ever thought about all the amazing things that computers have done for us? Now, we can learn about anything we want, talk with people on the other side of the world, and even advance in other areas of technology. Computers have, without a doubt, had a positive effect on people. Just imagine this...one second you can be in the blazing deserts of @LOCATION3, the next in a losh, steamy, jungle thriving with animals...All without leaving your room! Using computers, people can learn about new places and things whenever they want. The millions of resources on the internet make it possible to learn about t other places and times. Although this information @MONTH1 be in a local library. Going on the computer is MUCH easier. Who want to go through the trouble of loaning books from the library, when the internet is there for your use any time? No registration to get a library card. No late fees and no waiting lists. It is quite clear that using your computer to do research is a very valuable thing. @NUM1 out of ten people said that they would rather email a person than talk on the phone with them. Now, with computers, people can instant message, or email anyone, anywhere in the world. Making a call from @LOCATION1 to @LOCATION2 can be very expensive but with email, I can talk to my @CAPS1 friend, @PERSON1, free of charge. I remember when she moved to @LOCATION2. It was sad, but we promised to stay in touch. With e-mail and instant messaging, it was easy to talk, and exchange the latest news! Having the ability to communicate with soemone easily is an unbeliveable privalige, that would be none existant without computers to help us. Lastly, computers have helped people make advances in othe areas of technology. Where would we be in science and medicine without computers? These machines have helped scientists to do experiments. With a simulated expiriment they can be positive that no other variables will affect your results. Now, experiments can be extremely acurate. Computers have helped advance medicine as well. They have been the key to unlocking all sorts of cures for dangerous diseases. Who knows, maybe in @NUM2 years therew ill be a cure for cancer. All of these amazing accomplishments have been positivly effected by computers. ALthough some people @MONTH1 think that computers have a negative impact on our day-to-day life, I @PERCENT1 disagree. People have learning, talking, and advances in technology with one click of a mouse. Computers have effected people positivley in many ways, so, click away! Computers have none of that.</text:p>
          </table:table-cell>
          <table:table-cell office:value-type="float" office:value="5" calcext:value-type="float">
            <text:p>5</text:p>
          </table:table-cell>
          <table:table-cell office:value-type="float" office:value="6" calcext:value-type="float">
            <text:p>6</text:p>
          </table:table-cell>
          <table:table-cell/>
          <table:table-cell office:value-type="float" office:value="11" calcext:value-type="float">
            <text:p>11</text:p>
          </table:table-cell>
          <table:table-cell table:number-columns-repeated="21"/>
        </table:table-row>
        <table:table-row table:style-name="ro1">
          <table:table-cell office:value-type="float" office:value="292" calcext:value-type="float">
            <text:p>292</text:p>
          </table:table-cell>
          <table:table-cell office:value-type="float" office:value="1" calcext:value-type="float">
            <text:p>1</text:p>
          </table:table-cell>
          <table:table-cell office:value-type="string" calcext:value-type="string">
            <text:p>Dear @ORGANIZATION1, @CAPS1 the world forty years ago. People would need to travel to visit a library to research, every document, doctors notes, and building plan would have to be written by hand or on an old typewriter. Life would have been much more difficult. Today, computers allow us to communicate with one another, access the millions of websites on the internet and help with school work. Almost everyday, my mon and dad receive friend requests from long lost school friends as well as relatives and current friends. Today's computers allow the world to talk to one another and know what is going on. My dad always says " @CAPS2 makes the world go round." With the social networking sites, everyone is receiving tons of @CAPS2 about one another. Another way to communicate is by video chat. All @CAPS3 computers are equipped with a video camera and you can buy one if you have a @CAPS4. This will let you see the person's face are talking to. I have heard many amazing stories about this. One is about a soldier in @LOCATION1 and his present wife back home. The doctors set up a computer equipped with video chat in the operating room and the soldier was, in a way, in two places at once. The man got to see his newborn baby and his wife. Computers can do amazing things! Another reason computers are great is their accessability to the internet. There is this cool website called @CAPS5.Dcotors.Com. If you have an illness or a symtom to something, all you have to do is type it in on the home page and it will list all the possible reasons or outcomes. It also tells you how to treat it and where to find the medicine. If we looked back in time, one would need to travel to a doctor and pay to have your problem checked out. Also computers help out immensely with school work and homework. Many teachers nowadays request or demand students to type their asignments because it is easy to read, and it is easier to correct. I also find it faster to type then print. Say that you need to research the periodic table and write down @NUM1 facts as well as all the elements. There are probably hundreds if not thousands of websites on this subject. All you need to do is type it in on google. You can also add an image by copy and pasting; which will inhance your work. Computers have helped students and teachers. Lastyly, computers (and tehn keyboards) are helping people with hand - eye coordination. Many schools are offering typing classes to try and help students. I recently searched this topic on the internet and it showed a study done by @PERSON1 and @PERSON2 that people who practice typing at least @NUM2 minutes a day, will experience increased hand-eye coordination to @PERCENT1 better. This increase would help many, people with low coordination. Today, computers are helping the world in many ways. From communication, to internet accessability, then to helping hand-eye coordination. The world would change for the worse if computers were abandoned. </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cell table:number-columns-repeated="21"/>
        </table:table-row>
        <table:table-row table:style-name="ro1">
          <table:table-cell office:value-type="float" office:value="293" calcext:value-type="float">
            <text:p>293</text:p>
          </table:table-cell>
          <table:table-cell office:value-type="float" office:value="1" calcext:value-type="float">
            <text:p>1</text:p>
          </table:table-cell>
          <table:table-cell office:value-type="string" calcext:value-type="string">
            <text:p>Dear Newspaper people, @CAPS1 opinion's on what effect's do computer's have on people is without the computer we couldn't research important people and event's. Also we couldn't type important paper's. Last we can talk to other people. Now that @CAPS1 first opinion is without the computer we couldn't research important people and events. This is one of @CAPS1 reason's because if people didn't know anything about an important person they could look them up. For an example who is harry @PERSON1. He was the @NUM1 president. I didn't know who he was or what he did until I looked him up on the internet. @CAPS1 second opinion is we wouldn't be able to type important paper's. I say this because people that have @CAPS3's mostly have to type paper's. And without the computers everything would have to be hand-writen. Also some people have bad hand writing. @CAPS1 last opinion is we can type to people that are online and offline. I say this because if you have to tell a family member, or a friend something important but, you phone is dead or broken you can e-mail them. Or if you have a facebook you can tell them on that. Last you can I.M them. Now that you know three opinion's on what effects computer's have, people can alway's excrise around there house or around there block.</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94" calcext:value-type="float">
            <text:p>294</text:p>
          </table:table-cell>
          <table:table-cell office:value-type="float" office:value="1" calcext:value-type="float">
            <text:p>1</text:p>
          </table:table-cell>
          <table:table-cell office:value-type="string" calcext:value-type="string">
            <text:p>Dear readers of @ORGANIZATION1, @CAPS1 people today are depating whether having a computer benefits society. Computer benefit society in @CAPS1 way like it could help the childer with thrie school work. Not @CAPS1 childern are very out going but if they had a computer thatn that will really help them. Not @CAPS1 kids have ways to find out what their going to be in live. I'm pretty sure they don't care right now but the computer will help them out. As you can see the computer can help society. Every childern who goes to school has homework since kindergarten to when they end school. The computer can help them with their math homeworks, thier science, and even their sosial studies homework. When your kids get older starting middle school they have to do reports &amp; pajects that recuar knolige tobe able to write or do the paper. If your a and can't take your childern to the libarey to take out @CAPS1 books that could get lost and you would have to pay for something that has been but and is not ablt o use again. But the computer all of that to society. The compter can help the comuncation in so @CAPS1 ways. @CAPS1 kids like to go on @CAPS2 to chat and parents think that @CAPS2 is their world, but it could happen that they are aranging a group to for. Now a days their are a lot more shier people who are scared to @ORGANIZATION1 people and be friend. but now their could be a lot more depress. The computer could also help you because you could be late or unable to go to an apointment or to a meeting &amp; you lot the person in. This is a great way why computers help societey. In sociatey their are not a lot of people who now right away what they want to be when they grow up. If they us the computer and are really good at fixing them when the're broken that the ran be as computer @CAPS3 are so @CAPS1 beautful places that people take pictures of and up loud them into their computer. Some people don't see their talent until someone points it out to them. @CAPS1 people could be have a bad day and write a story out of it and send it to some of their friends, @CAPS4 their friend can send itto a publushers and make this person @CAPS5. As you can see their are so @CAPS1 great ways you can use the computer to help your sociatey. Readers the computer can help you in your school work. The computer can help the socitey communicat. It could also help people find their @CAPS6. I think that the computer does a great @CAPS6 helping the sociatey.</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295" calcext:value-type="float">
            <text:p>295</text:p>
          </table:table-cell>
          <table:table-cell office:value-type="float" office:value="1" calcext:value-type="float">
            <text:p>1</text:p>
          </table:table-cell>
          <table:table-cell office:value-type="string" calcext:value-type="string">
            <text:p>Dear Newspaper, I strongly believe that technologies for kids and adults to use computers. I strongly believe that people have a bad affection people because you addicted, you spend less time with your family and friends. Finally, you spend less time excercising and doing great opportunities for your self. Clearly, i think that lettng students and adults use computers will take over their mind and make them addicted to the computer. This very bad because when your addicted to something, you can go back. This means you will have time for anything. For example, they micht forget what life is about and what was around for us to live in. Addiction is hard to get over , so don;t live your life in a box and play on nonsens live your life to the fullest. Over all, addiction in everything, including computers and a horrible . Without a doubt, spending too much time on computers will rott your brain and make you lazy. Meaning that the less you excersise, the less active you are. This problem is specially for teens. Teens have computer every week. cell phones, ipods, and many more. Alot of teens get cranky and the become node and neisty to their parents because they are testing to. As people dont excercise and move around alot, cause severe consequences like obesity and cancer. Obesity usually happens when you eating food, but it can also ahppen by not eating and not exercising. People that arent moving become lazy and have no desire to do anything which will an effect . Overall computers cause people to do the excercise and less active which will cause . Lastly, Computers make people spend less and less time with their family, and treat their computer as if the computers are . In everyday life , teens on their cell phones , their computers listening to , music . these electronics are causing. If this goes on alot of teens will loose the people they. Computers are a waste of time because they can make you. because they have affect on people who use computers and other electronics. </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296" calcext:value-type="float">
            <text:p>296</text:p>
          </table:table-cell>
          <table:table-cell office:value-type="float" office:value="1" calcext:value-type="float">
            <text:p>1</text:p>
          </table:table-cell>
          <table:table-cell office:value-type="string" calcext:value-type="string">
            <text:p>Dear local newspaper, my name is @PERSON1, &amp; I think that computers are very usefull and that people learn a lot from them. The computer is very smart and is probably the best technology invented. Computers help when you need to know something about a certian person. @CAPS3 example is it helps students with homework. Last reason of why I think computers are useful is that they help you get a hold of family and friends. First example of why I think computers are usefull is they help you if you need facts about a person. One example is you want to go to your a policeman and your leader tells you to meet him at @ORGANIZATION1, so you go there and he tells you the person they are going after but you dont know anything about him and you need a computer to see what he is convicted for and see his criminal record. @CAPS3 example is if your teacher wants you to do a report about" @PERSON3 lopez," but you don't know anything about him so you would use the computer and read about his life. Last example is if you want to learn about your countries history and the leaders behind it then you would use the computer. Second example is students and their homework. One example is when your teacher says "I want a essay on @PERSON2 and I want it to be neat." But you have very handwriting and you cant do it on paper you will have to use word or a writing program on @CAPS3 computer. @CAPS3 example is if you forgot to write down your homework in your agenda or something then you can go on the school website and see what your homework is. Last example is if your teacher says find the book about the @CAPS1 and you go to the library but everyone is taken but you have one by tomorrow. So you can go on the computer and find a place that is closest to you that has the book. Last reason of why I think computers are helpfull in this society is because they help you get a hold of your friends &amp; family. One example is if it takes to long to write letters to each other so you run use online messengers for example like "@CAPS2" or even "facebook and myspace." @CAPS3 example is if you don't send the letter to the write addrees so what you do is go online and ask a friend or family member. Last example is if want to see the person and talk to them so you can go webcam with them and even talk. I hope you agree with my opinion and think computers are usefull an also good for people. It helps people to learn about others and information about them. Second it helps students with school and homework, and lastly because they help you get a hold of family and friends. Therefore, I hope you like my letter and enjoy my opinion.</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297" calcext:value-type="float">
            <text:p>297</text:p>
          </table:table-cell>
          <table:table-cell office:value-type="float" office:value="1" calcext:value-type="float">
            <text:p>1</text:p>
          </table:table-cell>
          <table:table-cell office:value-type="string" calcext:value-type="string">
            <text:p>Dear local Newspaper, I assume you've heard about the ongoing debate about computers. I personally believe that computers do benefit society. I believe this because computers benefit by its online, internet, and overall help in other things. My first reason for why you should believe that they benefit society is that computers have online. By online in chat rooms, bank, etc. this helps because people talking to other people online can beast there their morale. it can boest morale in situations like with military officers, soldiers because they don't get to see their family but online can change that in on instant. Online also helps because you can pay bills to gave bank and it overall saves a trip to the bank &amp; a waste of gas. So, online is my for why you, the local newspaper, should agree with me. My second reason is that the internat benifits a lot. The internet, a marvelous created @NUM1 years ago . Its great because you can buy things it, like on a websites such as ebay, amazon, etc. This helps because it also saves time. The internet is great also because with the internet, you can learn of foreign nations. Finally, the internet helps because you can receive news through it. This benefits society because people can instantly hear about natural disasters &amp; problems occuring in the community, rather than hoping to find it in the new or on television. Thats my second reason for why you should agree that computer do help. My final reason for why computers benefit what the help, overall in other situations used later rather thab just the computer. For example one way the computer can help in the future, is that a student can research info a bout a subject online and it can help raise their grade on a project. Stedy has proven that computer training in the , by playing online games with other people, like in call of duty, helps boost soldiers' accorucy. it helps because it boosts their hand-eye coorination &amp; we all increases their accuracy in target shooting @PERCENT1. This @MONTH1 not seem like much but, on the battle field, it can make the difference between life on death. Computers not only help that but they are plentiful &amp; can be used in places such as libraries on internet cafe. That my final reason for why you should go with computers. Some people might believe that computers are bad thing sina they take time away from exercise, but that can easily be solved by using the internet to buy an indoor joggee. Computers benefit society by using online. the internet, and overall help in future situations. There are the reasons for why I believe you should go for the cause of computers. Thank you for taking the time to read my opinion.</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298" calcext:value-type="float">
            <text:p>298</text:p>
          </table:table-cell>
          <table:table-cell office:value-type="float" office:value="1" calcext:value-type="float">
            <text:p>1</text:p>
          </table:table-cell>
          <table:table-cell office:value-type="string" calcext:value-type="string">
            <text:p>Dear Newspaper, I think computer use is good because, it will teach people to have hand-eye coordination. Also people will have the ability to learn about different states and countries. I ask people would be able to interact with their family and friends from different towns. Those are all the reasons why I think computers are a good use. The first reason why I think people should use computers is it will teach people to have hand-eye coordination. People will know how to stay focussed with their eyes and also know how to also use their hands all at the same time. To stay focussed with their eyes people would have to wear glasses for the light. Also so when they are typing they wont have to keep looking down all the time. When people coordinate with their hands on the computer its so they know were the different are thats why computers are good. My second reason why computers are good is because people will have the ability to learn about the different states and countries. They can also see how nice or bad the countries and states look. Also they will be able to read about what different cultures they have and religions. In the states also be to read about @LOCATION1, @LOCATION2, and how we have a wonderful state. That's why computers are good use. My final reason why the use of computers is good because, people can interact with their family and friends online. There are a lot of different websites you can go to that you can search for one of your family members or friends. You can talk to each other. Also you can talk to them even if their in a different state. You guys can talk about a lot of different things. For example, the family and life and even if you miss them. Thats why computers are good. Those are my reasons why computers are good. Not only can it teach you about hand-eye coordination, family and friends, and about different states. But also you can play a lot of different games and also type on an notepad. Also if your stuck on a math problem you can use the calculator. That's why people should use the computer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299" calcext:value-type="float">
            <text:p>299</text:p>
          </table:table-cell>
          <table:table-cell office:value-type="float" office:value="1" calcext:value-type="float">
            <text:p>1</text:p>
          </table:table-cell>
          <table:table-cell office:value-type="string" calcext:value-type="string">
            <text:p>Do you think computers have a negative effect on people? Well I don't I think @CAPS2 is on easier way to get information faster. The three reasons why I believe computers have a positive effect on people are to learn about faraway places, to have jobs in the computer, business, and you are able to talk to people from faraway. These are many other reasons but I'@CAPS1 only required to talk about three. First of all, you are able to learn about faraway places you can learn about places you aren't able to see in real life. @CAPS2 is a faster way to get information about news that wouldn't be able to out on newspaper until the next day. If you dont have money to travel then you could just go on the internet and see the faraway places in many ways, @CAPS2's just a better source of information. My second reason is to have a job in the computer business. There are alot of jobs that require computers. If we didn't have computers more and more people would not have jobs. Also, business would be slow because they wouldn't have the information they needed. That is why computers are needed. Lastly, you are able to talk to people from faraway, yes people are able to talk through the phone but its not the some if you get to talk and see the person. Video chat is a great way to make new friends and still talk with your old friends. You can talk to relatives, friends, or anyone you want to talk to. If we didn't have computers you would lose touch with people you know that live faraway from you. That would be a terrible thing. In conclusion computers are an easier way to get information. You can learn about faraway places. You can have a job in the computer business. Lastly, you are able to talk to people from faraway, I think computers are a positive thing.</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00" calcext:value-type="float">
            <text:p>300</text:p>
          </table:table-cell>
          <table:table-cell office:value-type="float" office:value="1" calcext:value-type="float">
            <text:p>1</text:p>
          </table:table-cell>
          <table:table-cell office:value-type="string" calcext:value-type="string">
            <text:p>Dear @CAPS1 @CAPS2 @CAPS3, @CAPS4 you look on a map of your effect all you see is computers everywhere. A map of the town compouters everywhere the state, the country, and even the world all you see are computers everywhere. @CAPS8 need to shut down these computers so @CAPS8 can start excersising, enjoying nature, and interacting with our families. It's times to finally help the world soldiers. Men, @CAPS4 you look around what do you see. Nothing but obesity. These so called computers are causing this why, look over there. There's @CAPS5. He used to weigh over @NUM1 pounds. All he did was use that blasted electrical error @CAPS8 call a computer. One day he realized he could do this no longer, and got same exercise. After only a year @CAPS5 just wayed @NUM2 pounds. You see, a man named @PERSON1, who's a doctor, computer expert, and wrote their books on exercise, nature and family, says, " @CAPS7 people would shut off their computers and use the gym, over @PERCENT1 of @LOCATION1's obesity would drop. "@CAPS8 must stop the madness men. Soldiers, do you know what's really a share about the enemy @CAPS8're fighting? It's causing people to miss out on this beautiful nature. You know @PERSON1 says that over @PERCENT2 of people will never go in nature @CAPS7 they get a computer. They don't know what their missing out on. I can picture it now the freshly plump hanging from the full bush of soring green. The mosuelous waterfall that shines @CAPS4 it off into a creek.The full dark scenary majestic. Lets not forget the lalaby of the crickets and owls putting you in a deep slumber under the staggering oak trees. This, soldiers, is what @CAPS8 need to get people hooked on not time consuming electronics. Men, do you want to know the solders part of this war? The hostages of the computer can't even sped time with their families. They're so busy on @CAPS9, @CAPS10, and other death comps that the real things important our alone. My friend @PERSON2 was one of the captives of the computer. He escaped just in time to stop one of his kids from going to an illegal party. Ever sence then, @PERSON2 has put his family before anything. Other families arn't us lucky though. In fact have @PERSON1 says that @PERCENT3 of families with copmuters have no communication and end up splitting up. The computers have gone to far now. Not only did they mess up people's lives, but their family too. This was must end now. Do you see our future now? It's filled with the computers on top. @CAPS8're their slaves @CAPS4 @CAPS8 come at their call. They won't let us excersise to shape, see the beatiful lands of nature,or spend time with our families so @CAPS8 can keep it together. This is why @CAPS8're fighting this is why were here will you join u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01" calcext:value-type="float">
            <text:p>301</text:p>
          </table:table-cell>
          <table:table-cell office:value-type="float" office:value="1" calcext:value-type="float">
            <text:p>1</text:p>
          </table:table-cell>
          <table:table-cell office:value-type="string" calcext:value-type="string">
            <text:p>Dear @ORGANIZATION2, @CAPS1 @CAPS2 of @CAPS3 is all about Computers. They can do anything. But think are they really helping us? Yes, they do research and all of that but physically they're not. You spend less time exercising, interacting with family and friend, and the impact that computers can do to @CAPS1 lives in the future. Exercise is necessary in @CAPS1 lives. "People need to get out there and do something other than be in front of the computer screen". says @PERSON1 of @ORGANIZATION1. fact is one hour of exercise is good for your health. However, two in three @CAPS4 wont do so. Thats why @CAPS1 @CAPS2 on is the way we are @CAPS3 I lazy, unactive worthless and overweight. As a result, computers are the blame. Are there some relatives you been face to face with @CAPS5 its because of computers. Computers @CAPS3 let us things like video chat with relatives for or go on facebook and myspace or @CAPS5 @CAPS6 to chat with them or email. The problem with this is being lazy. You could be out there getting to were your relatives live to see them. but why waste enemy going to travel agency when in the internet instead say travel agent @PERSON2. @NUM1 in @NUM2 people havent seen there relatives for other states in years. People need to go computers @CAPS7 games, @CAPS8 hows all on the computer at the You dont even have to take This is bad, People need do @CAPS11 the old fashoned way. @NUM3 out of @NUM1 @CAPS4 use the computer daily. People lose jobs over computers. Everything is made so simple, theres no need to hire secretary, as employ and more office personals. Factories, They dont need many people. Computerized @CAPS10 can take over jobs quicker, easier, and cheaper. They will one day take over. Thats not good. In conclusion, Computers @MONTH1 seemed like the best thing that hit earth, but if you really, really think about @CAPS11, @CAPS11's not. @CAPS11 prevents you from exercising, seeing friends and family, and cam impact @CAPS1 lives in a bad way. I hope you see where I'm coming from.</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302" calcext:value-type="float">
            <text:p>302</text:p>
          </table:table-cell>
          <table:table-cell office:value-type="float" office:value="1" calcext:value-type="float">
            <text:p>1</text:p>
          </table:table-cell>
          <table:table-cell office:value-type="string" calcext:value-type="string">
            <text:p>Dear @CAPS1 times, @CAPS2 you think computers benefit society? Well I think so! There are countless reasons why computers are both resourceful and helpful. Many citizens in our own community of watertown think computers are a great resource for many things while others disagree with this completely. Computers can benefit society because you can learn many new things on the internet, also you can interact with your friends and family, and lastly there are many applications used for business. On both a computer and the internet there are more than @NUM1 million things you can learn. When you are struggling with homework a computer is a great resource. You can quickly open @CAPS3.com and search any topic at any time. For example, if you did not know a conversion it is easily found on the internet. Another thing you can be taught or informed about is news. There are websites such as nytimes.com and cnn.com that give you daily news. I personally use these websites weekly. On the computer you can find vacation sports you want to learn about and go to. When my family was planning our trip to @ORGANIZATION1 in @LOCATION1 we used the computer constantly. In the end, computers can teach you many things. Secondly you can interact with people on the internet in many ways. These include social networking websites, webchat and email. Social networking websites are a great way to connect to family members and friends from the past. Websites that were created for this include: facebook, myspace, and twitter. These free websites let you add friends, send messages, and post pictures. Web chatting is a way to video people. You can personally see someone from acroos the @ORGANIZATION1 from your webcam. Lastly, emailing is a great way to inform people. You can write a visual letter to one of your friends. In conclusion, the computer is one excellent way to interact. Lastly, the computer is used for business. An application called microsoft office is used in countless bussinesses, microsoft office word, powerpoint, excel and @CAPS4. Each of these are used to plan, sell, present, manage, and write about products. Microsoft is something you should download in the near future. Business also use webchatting, as I previously state, for conference calls. A production company can be face to face with a company from china without being in the room with them. This makes it much easier than to fly half way across the @ORGANIZATION1. Finally, computers are used when manufacturing a product in or at a business. Work sites such as @CAPS5 companies use computers to control their machines. I know that the @ORGANIZATION2 factory uses computers in their factory due to the fact that I watche the show unwrapped about them on @CAPS5 @CAPS6. In the end computers are a necessary item in a business. In conslusion, computers have a great affect on people. The can teach people many new and exciting things they did not know. Also, connect humans with each from half way across the @ORGANIZATION1. Lastly, businesses would not run well without a computer. Computers can benefit society because you can learn many new things on the internet. Also you can interact with your friends and family, and there are many applications used for business. If I were an expert I would have nothing to worry about concerning computers. They are a magnificent thing. @CAPS2 you have the same belief and understanding as me?</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303" calcext:value-type="float">
            <text:p>303</text:p>
          </table:table-cell>
          <table:table-cell office:value-type="float" office:value="1" calcext:value-type="float">
            <text:p>1</text:p>
          </table:table-cell>
          <table:table-cell office:value-type="string" calcext:value-type="string">
            <text:p>Dear @CAPS1 @CAPS2, The use of computers does not benefit our society. Instead of spending time with the people we love, like friends and family, our time is knawed up by the one electronical device that many people depend on; the computer. This is not a very good thing to have an electronic device like this in our ever day lives because it uses a lot of electricity, it is expensive to buy and replace, and it allows hackers or other bad people into things we dont want them to see. But using electricity is @CAPS4 the start. By using electricity for this nonsense device, we waste money. We also are doing our part to destroy the environment. Greenhouse gasses and fuel are poisoning the air and being wasted. "I don't have a computer at my house, and I get along pretty well." @CAPS3 a local environmentalist. So that's @CAPS4 it; we can get along well without the computers taking over our lives. Along with not being good for the environment, it is also not good for the economy. My dad always @CAPS3 how he doesn't like to waste money, and then he goes and purchase a computer. Not only has this computer crashed once, but twice! A waste of money has been put into buying it, restoring it once, and now restoring it a second time! Plus computers waste our time. I always remember my grandfather saying ",I don't know why you folks waste all your precious time and money on these doo-dads!" With so many people aquiring new devices, fewer people will be able to keep track of what goes where and who sees it. This is a terribele thing for the people, but a very, very good thing for the bad people. By "bad people" I mean internet hackers. As time goes on, and people get less aware of what's happening in their electronic lives, more and more hackers will be able to get what they want; in fact, anything they want. "@CAPS4 a few months ago, I put a message on the message board on the @CAPS5 website which said I would be on vacation for a week. My address was also posted, because that message was a mobile upload. When I came back from vacation, half the things in my house were gone!" said a local resident. Burglaries, robberies, and internet access can lead to chaos. Feeble protection is never good. But remember, computers are using massive amounts of electricity, amking many people waste time and money, and allowing bad people into things we don't want them to see. Please understand the meaning how terrible computers are.</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304" calcext:value-type="float">
            <text:p>304</text:p>
          </table:table-cell>
          <table:table-cell office:value-type="float" office:value="1" calcext:value-type="float">
            <text:p>1</text:p>
          </table:table-cell>
          <table:table-cell office:value-type="string" calcext:value-type="string">
            <text:p>Dear local newspaper, @CAPS1 opinion @CAPS3 as to why some people support advances in technology belive that computers have a positive effect on people is that I disagree. Some people dont even get enough sleep if they stay up too late on computers. Also they spend less time exersizing and less time interacting with family and friends. Thos are @CAPS1 reasons as to why I disagree. In this paragraph I am going to tell you about why I think that people should @CAPS4 other things than going on the computer all night. If they wake up in the morning and start being grumpy dont blame them the computer had them stay up late. Would you rather get a good nights rest or be extra tired in the morning because you stayed up too late on the computer? Well once I stayed at @CAPS1 friends house and she was up on the computer all night she didnt even get any sleep. In the morning she was soo grumpy because she was soo tired. @CAPS1 languege arts teacher "@PERSON1" says that "@CAPS2 up late on the computer all night isnt healthy because you get bugs under your eyes and youre sleepy. I mean theres a whole lot of side effects." @NUM1 out of @PERCENT1 of parents agree with me and @CAPS1 first reason. In this paragraph I am telling you @CAPS1 second reason as @CAPS3 why I disagree which is less time excersizing. (@CAPS3 the parents) @CAPS4 you realy want your kids to be lazy and on the computer all days or @CAPS4 you want your kids to excersize and get healthier? @CAPS1 friends kids always are on the computer everyday all the time and thats not verry healthy @CAPS3 them especialy because they're young. So a couple of weeks ago I talked to them about being active and how its not good to be on the computer alot. Now they bearly go on the computer they always are outside and playing and running around. @CAPS1 science teacher @PERSON3 says that "@CAPS5 excersize is better than doing anything non active also it can be fun. @NUM2 out of @PERCENT2 of kids agree with @CAPS1 science teacher @PERSON2. In this paragraph I am going to explain to you why I think interacting with family and friends is better than on the computer. If you were in your familys shoes @CAPS4 you think that they would rather have you come hang out with them or be on the computer? When I was younger @CAPS1 family used to have to yell at me to get me off the computer so I could hang out with them but finaly a day come when I got to understand their family pain. @CAPS1 mom says that "I should hang out with @CAPS1 family and friends more often." @NUM3 out of @PERCENT3 of @CAPS1 family members and friends agree with @CAPS1 mom. @CAPS3 @CAPS1 conclusion I disagree with the statement "Some people support advances and technology belive that computers have a positive effect on people." @CAPS1 reason as @CAPS3 why is that people arent @CAPS5 enough sleep, less time excersizing, and less time interacting with friends and family.</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305" calcext:value-type="float">
            <text:p>305</text:p>
          </table:table-cell>
          <table:table-cell office:value-type="float" office:value="1" calcext:value-type="float">
            <text:p>1</text:p>
          </table:table-cell>
          <table:table-cell office:value-type="string" calcext:value-type="string">
            <text:p>Computers, a very much talked about subject. Did you know that @PERCENT1 of homes in @LOCATION1 own at least one computer. And that goes for about @PERCENT2 in @LOCATION2. Some people don't like that this is true, but on the other hand some people do. I have a computer, it can do so much, for example it can help me with writing, I can play games on it and socialize with social networking sites and "I.M.'s", it can even help me order a product form a website like @ORGANIZATION1, @LOCATION3, or @LOCATION4. Like I said, I have a computer and I can use it to help me write. At school in english, I would use my computer to help me with a writing prompt. I also use it to write conclusions for science labs. There are a lot of other kids that do this as well, it really is very helpful. That is only one of the reasons I think computers are beneficial to society. Another reason I think computers are beneficial to society is because you can play games on them, like "world of warcraft", "@CAPS1 @CAPS2 @NUM1", or classics like "@CAPS3 @CAPS4 @CAPS5". There are millions of people that play games on the computer. Also you can socialize with social networking sites, like @CAPS6 and twitter, and also because you can "I.M." your friends. I.M. stands for @CAPS7 messaging, and it is kind of like email except it is just about instantaneous, and so you and friend can have a conversation over the computer. Also there is video chatting, where it is kind of like a phone except you can see the person you're talking to and it is over the computer, so it is almost like you and the person you are videochatting with are meeting face to face, but your not. A third reason I feel that computers are beneficial to society is because you can order a product over the internet form shop websites. For example, I got my @CAPS8 from @LOCATION3, and also the bulb for a @CAPS9 in my house is wearing out, so my dad is going to buy a @LOCATION1 bulb on @ORGANIZATION1. It is things like this that make life that much easier for the @CAPS10 @PERSON1, because this way these people don't have to drive to the store to buy something, that is, if they can wait a week or two for the product to arrive. These are the kinds of things that make me feel that computers are beneficial to society. I know they might not be the best reasons, but they are quite important to me. Being able to type essays, play games and socialize, and order products form websites is just amazing. These are some of the reasons that I and others love computers. But I have a question for you, why do you like or dislike computers?</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306" calcext:value-type="float">
            <text:p>306</text:p>
          </table:table-cell>
          <table:table-cell office:value-type="float" office:value="1" calcext:value-type="float">
            <text:p>1</text:p>
          </table:table-cell>
          <table:table-cell office:value-type="string" calcext:value-type="string">
            <text:p>Dear Local Newspaper, Computers are important for growth. They teach us skills like hand-eye coordination, they allow you to talk online, and learn about faraway people and places. I do believe that it benefits society even though many people dont. Nine out of @NUM1 schools use computers on a daily basis and their community is still fine. I know you think its taking away real social time but it really is improving the community. Imagine a student playing basketball, and his teamate passes the ball to him and he can't catch it because he has no hand-eye coordination skills. That wouldnt happen to him if he spent more time on the computer. There are many coordination games on the internet, like pinball of @CAPS1, that help build that up. When you play those games you keep your hand on the mouse or keyboard and your eyes on the screen. It helps you to not look down. When you play basketball, you can catch the ball and still throw it if you have good coordination. out of @NUM1 people keep in touch with family or friends online. Its the greatest feeling when you talk to someone you haven't seen in awhile because you know that they still remember you. When you talk to people online, you get to know them better and they tell you things that they dont want others to know. Also, when you meet up with them, you have more things to talk about. What would happen if you were to go to a location that you thought was nice, but it turned out to be the worst place ever? It would be terrible, but if you looked it up on the internet, you would know the truth about it. Lets say you want to know about someone famous, you look it up on the computer. There are many educational things on the computer that can help you out in life. I do agree with you on one thing. Society is losing its communication skills. Being on the computer all the time isn't doning anyone good. Nobodys picking up the phone and calling their friends to talk. They are distancing themselves from everyone but their computer. We dont want out society to stay this way. The people who spend their day on the computer need to change. I think computers are an asset to the community. Many people believe that computers are ruining everything, but they really aren't. Computers are good for learning about people and places. The question is, do you want people to refrain from using computers? Now is the time to decide, do you want us to use computers to furter our education or not?</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07" calcext:value-type="float">
            <text:p>307</text:p>
          </table:table-cell>
          <table:table-cell office:value-type="float" office:value="1" calcext:value-type="float">
            <text:p>1</text:p>
          </table:table-cell>
          <table:table-cell office:value-type="string" calcext:value-type="string">
            <text:p>Dear local newspaper, This world is filled with electronics. These days the computer is the latest hit. But even though it's popular, is it really the best item to have? Many children and even adults are hooked onto the computer. It is taking away their life. Four out of five people each year are losing interest in going outside to play. That's not how you should spend your life. We all want our children to be active and healthy, not be a couch potato. Each day, more kids are getting addicted to the computer. Now, every time a parent needs to punish or "ground" their child, they take away the electronics. What ever happened to grounding them from going to hang out with their friends or just playing outside? Another horrifying conclusion that the computer does to us is rip apart us from our loved ones. Kids are more worried about "@CAPS1" or "@CAPS2" or even trying to slay a dragon than spending time with their family. They would pick the computer over someone who has been in their life forever. This computer is splittling families apart. Now, more families only spend time with each other when they eat dinner together. Also, rather than talking to their parents about a problem, kids are going to websites like "@CAPS3" or "@CAPS4.com". More people don't enjoy doing some things now because of the computer. Not many like going out and enjoying nature. Some don't like reading anymore because they rather play games. Some people don't even want to pick up the phone and call for a pizza. Also people who look for jobs don't go to the newspaper anymore; they go to the internet! The world is revolving around electronics. We need to end this before our kids or grandchildren start getting out of shape and start relying on the comuter for everything. Do we really wan't to destroy this world and lose bonding with our families? I say, make life better and get rid of computers!</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308" calcext:value-type="float">
            <text:p>308</text:p>
          </table:table-cell>
          <table:table-cell office:value-type="float" office:value="1" calcext:value-type="float">
            <text:p>1</text:p>
          </table:table-cell>
          <table:table-cell office:value-type="string" calcext:value-type="string">
            <text:p>I think computers are good because if you need to remember stuff all you have to do is just look at there emeil and they will remember what thay have to do and also it is good if you is lost all you have to do is look at the map quickly. if you need to finish a school project you could do it in the computer looking for the websit of the project, if you need to cheek a websit about enythiny inportent you could just tipe the websit down and it will show up on the computer and if your child don't have nothing to do they could play games in cluding math games, @CAPS1 games, and also thay could look for nock nock jocks.</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309" calcext:value-type="float">
            <text:p>309</text:p>
          </table:table-cell>
          <table:table-cell office:value-type="float" office:value="1" calcext:value-type="float">
            <text:p>1</text:p>
          </table:table-cell>
          <table:table-cell office:value-type="string" calcext:value-type="string">
            <text:p>Dear @CAPS1 @CAPS2, @CAPS3 @CAPS4 all the talk about computers these days I would have to agree with the people who think its taking up alot more of our time. I hardly ever see people playing outside anymore because apparently computers are far more entertaining then being with your friends and family. Why do you think the obesity is so high these days? Well theres one of the reasons and I @CAPS5 when my parents were kids that they had no computers and they went outside to enjoy nature. Computers have there ups and downs but I do not think they benifit out society, first reason being, computers are taking away time to be with our friends and family. I rember when facebook and @CAPS6 werent created those were the days when people actually did fun things with there friends and family. there was a recent study that snowed since @DATE1 to @PERCENT1 of all americans use computers more than @NUM1 @CAPS2 a day for all sorts of diffrent reasons. I think mainiy computers were invented to make reason easier but now adays all we use them for is social networking. My second biggest point as to why computers do not benifit our is because over the past @NUM2 years the obesity rate has gone up by @PERCENT3 and due to what cause? eating un healthy food and sitting in front of your computers all day not exersiing. I am almost @PERCENT2 sure that if people stoped using computers that our world would be a healthier place. dont you feel bad for those people who are stuck being ovwrsized for there whole life because of these habits? I @CAPS5 most people would feel bad. My last reason is that we have this ahmazing planet that no one seems to enjoy anymore becaus they use up all there time on computers if only people got out every once and a while they would relize they have been wasting where time. there been a recent study that says @PERCENT4 of people are inside doing nothing all day! thats more than half!! I hope this will change somtim soon because computers hace only created a nusence to people and now it seems like no one has any type of a life.. computers hace spread to all sorts ofs societys but please let it not take over this friendly town of @CAPS1.</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310" calcext:value-type="float">
            <text:p>310</text:p>
          </table:table-cell>
          <table:table-cell office:value-type="float" office:value="1" calcext:value-type="float">
            <text:p>1</text:p>
          </table:table-cell>
          <table:table-cell office:value-type="string" calcext:value-type="string">
            <text:p>Dear @ORGANIZATION3, In a pole conducted by the @ORGANIZATION2 (@CAPS1) @PERCENT1 @ORGANIZATION1 people agreed that computers are a easier way to research than going to a library. Over the @DATE1 few years it has become a growing debate as to wheather computers are a benifit to socity or not. Today in america over @PERCENT2 @ORGANIZATION1 all people own a computer, according to the @ORGANIZATION1 are most definatly a benifit to today's socity for the reasons that it allows better and easier world comunications, makes text and information, more redily avalible to the public and allows the advancements in technology that are nessesary. Communication is a vital part @ORGANIZATION1 america and the world in this day and age. Communication is souly run by the commputer. @CAPS3 computers provide better and faster communication. They are also far more reliable. In the @DATE2's if you wanted to speech with some one who is far away you would have to send a letter. Along with sending a letter is the risks that it will not get there. it will be stolen in the mail and @ORGANIZATION1 course the time that it would take to ge there. All @CAPS3 are solved in todays email and instant messiging (@CAPS2), @CAPS3 are relible, cant be stolen, and can go across the globe in seconds. Computers are not only a way for communication but also one @ORGANIZATION1 the most prominate ways to research, @CAPS4 the internet people would need to go to the library and run the risk @ORGANIZATION1 the book not being there or the library being closed. Through the internet all the information @ORGANIZATION1 the world is available @NUM1./ Computers are also the former in todays technological advances. Computers allow us to have inventions that run there self so human operation is not nessisary. this same technology saves lives every day and alows us to create @ORGANIZATION3 better technology. As you can see computers are the greatest technology created in the @DATE1 and allows faster and more relible communication, is the greatest library the world has ever known, and allows for the creation @ORGANIZATION1 even more advanced technologies. Computers are an extreme benifit to socity and nessisary in this @ORGANIZATION3 era.</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311" calcext:value-type="float">
            <text:p>311</text:p>
          </table:table-cell>
          <table:table-cell office:value-type="float" office:value="1" calcext:value-type="float">
            <text:p>1</text:p>
          </table:table-cell>
          <table:table-cell office:value-type="string" calcext:value-type="string">
            <text:p>Dear Newspaper editor, I think that computers are @CAPS1 for everyone. First of all, you can learn about places that are around the world in a click. Also, you can communicate with friends and family. Finally, it makes your life so much easier. Here are some reasons why you should get a computer for your family. First, you can learn about things you didn't even know were real, in an instant. You can learn about ancient civilizations, different cultures, and different recipes for tonights dinner. you can get help in school work also. If you need to learn about the @CAPS1 @CAPS2 of @LOCATION1, all you have to do is type in it. If you need to learn your multiplication table, you type it in and it will show up in the matter of seconds. The internet is @CAPS1 for searching up all types of things. Secondly, you can talk to your family members and friends on the internet. Ive heard a lot of people saying people need to spend more time with their family. So on the computer you can talk to someone in @LOCATION2, and evrywhere else. Its like a pen pal but you don't waste money buying envelopes and stamps to send a letter. computers cost a lot of many but it is worth it. You can do almost evrything on the computer. Lastly, if you get a computer it makes your life so much easier. Instead of going to the library and getting a cook book, you can type in dinner recipies for chicken. Your computer will come up with hundreds of different ways to make a @CAPS1 chicken for dinner. You can tell a friend that you cant it to there party. Also, teaches you homework that you did. if you buy a computer your life would be more relaxing. In conclusion, you should buy a computer. If you do you will learn so many things. Its like having a book with everything you will every need or want to know. This is why computers are good to have and be on for a reasonable amount of time. </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312" calcext:value-type="float">
            <text:p>312</text:p>
          </table:table-cell>
          <table:table-cell office:value-type="float" office:value="1" calcext:value-type="float">
            <text:p>1</text:p>
          </table:table-cell>
          <table:table-cell office:value-type="string" calcext:value-type="string">
            <text:p>Dear, @LOCATION1 @CAPS1 I think the use of computers are good, here are some reasons why? My first reason is you can find stuff online. My second reason is you can have fun. My last reason is you can make @LOCATION1 friends. I will write @NUM1 paragrahs explaining my reasons. Going back to my introduction my first reason was you can find stuff online. If you can't find a job you can go online and find some. If you want to go to college but you have no time you can take classes online. Those are my details to support my reason. My second reason was the computers are so fun. To me they are fun because when you are bored you can play games. If you are not a game person you can play servays. Or you can find out facts. That how I can back up my second reason. My third reason was you can meet @LOCATION1 people. You can meet @LOCATION1 people be search them up if you are trying to find a old friend. Or there is social networking such as myspace, facebooks, twitter etc which you can meet @LOCATION1 people. Mostly everyone would like to meet @LOCATION1 people. To end this story my @NUM2 reason was yo can find stuff online, my second reason was you can have fun. My last reason was you can meet @LOCATION1 people.</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cell table:number-columns-repeated="21"/>
        </table:table-row>
        <table:table-row table:style-name="ro1">
          <table:table-cell office:value-type="float" office:value="314" calcext:value-type="float">
            <text:p>314</text:p>
          </table:table-cell>
          <table:table-cell office:value-type="float" office:value="1" calcext:value-type="float">
            <text:p>1</text:p>
          </table:table-cell>
          <table:table-cell office:value-type="string" calcext:value-type="string">
            <text:p>I believe computers aren't having a positive effect on people in this time period for some people theyíve really taken over their lives. There are many health concerns that take place in a generation full of computers. Also there is less time in your schedule for more important things when you're adicted to facebook. Also money will always be less when computers come along! Computers can really be dangerous to you health! For example all that typing can lead to arthritis in the hands and fingers in the long run. Did you know, more seizure are induced by compexors than epileptics? Dr. @LOCATION1 is as saying "People don't cause obesity, computers do" @CAPS1 also thinks that the majority of the obeisity is caused by an addiction to computer games. Ever been depressed than taken a long nature walk, and felt great? Well a lot of people tell on rely on thier computer when they're down. Computers usually make things worse. When on twitter, facebook, google and you tube all the time its hard to find time for even the most important things. For example if you're a parent your child might feel abandonned if you start caring about the computer more than very little time spent together could turn them to alchohol or smoking. I let you never of a computer like that! Computer can be good way to wind down but they can also become an addiction there when youre addicted to sitting on a computer you forget about the beauty of nature! Money can also contribute to the addiction. For example shopping addictions are a good way to blow money because it's so easy. All you have to do is type in a credit card number which gives you the illusion that youre not spending money, until the bill comes! Another thing is kids websites like webking which you need to pay for you also need to pay for internet and the electricity bill. It's clear to see that computers cause nothing but health problems, less time in your daily schedule and the money out of you pocket. To me computers are just a trouble in our lives.</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315" calcext:value-type="float">
            <text:p>315</text:p>
          </table:table-cell>
          <table:table-cell office:value-type="float" office:value="1" calcext:value-type="float">
            <text:p>1</text:p>
          </table:table-cell>
          <table:table-cell office:value-type="string" calcext:value-type="string">
            <text:p>Newspaper and Readers, Computers are a very large part of our lives and society. However, there are still people who think that computers do harm. Actually there are many positive effects that computers have on people. Among those effects are ease of communication, ease of gathering information, and ease of find entertainment. Computers have far more positive than negative effects. Computers have made communication easy for people. There are so many different means of communication using the computer, which are all free. For example, instant messaging, @CAPS1-mail video chat, chat rooms, @CAPS2 (and other social networking sites), are all there and help you communicate with friends and family. The positive effect that this has on people is that it allows them to stay in touch with people whom they might not otherwise due to financial or convienency issues. Being social is heathy for people and therefore communication is a positive effect of computers. Information is far easier to aquire when a computer is used. For example, if a kid needed to know about the climate of the @CAPS3 @CAPS4.S for his social studies project, instead of having to get in his moms, drive all the way to the town library, spent time looking for the book, he could just log on to @ORGANIZATION1 and go from there. This is a positive effect on him because it saves him some time and effort. Furthermore much more useful information can be found on the internet as well, such as: flight times, prices, restaraunts, stocks, weather, news, and basically any fact that you need to know. All at these things make having a computer a very positive thing in somebodys life. Computers are a great source of entertainment. In this economy, I know we all could benefit from not having to pay rental fees for movies and big prices for your exams or playstation games. Internet gaming is very amusing and you can find many good games for free. In addition to that, there are websites who offer free movies and television shows to be streamed right to your computer. These things are a great solution to the rising lost of entertainment. Saving money and enjoying good entertainment are both positive effects on people, and both offered by computers. I hope now that readers of this newspaper will now understand how good computers are next time you are for king for a late fee on a libary book or movie, remember that the internet and your computer have offered an alternative.</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316" calcext:value-type="float">
            <text:p>316</text:p>
          </table:table-cell>
          <table:table-cell office:value-type="float" office:value="1" calcext:value-type="float">
            <text:p>1</text:p>
          </table:table-cell>
          <table:table-cell office:value-type="string" calcext:value-type="string">
            <text:p>To whom it @MONTH1 concern, Computers are beneficial to society. They promote learning, coordination, and even general welfare. It is true that computers @MONTH1 be detrimental to a person's health, affecting the amount of exercise and interaction a person gets, but the positive effects of computers more than make up for this. People learn much of what they know from the computer. Among an infinite number of things a person can learn from them are definitions new words, scientific theories, algebraic equations, history, law, any number of languages, and much more. Computers, when used for learning, can teach people things they @MONTH1 learn in school, but on their own time, computers exercise the brain, and teach it to think beyond the bounddries of "@NUM1." They also teach the brain how to better direct the body to face i'ts needs. Coordination can be very hand for some people, and this can be a problem. Without coordination, people wouldn't be able to catch a ball, avoid certain dangers, or even stand. To help improve this people need practice. They can get this practice from exercise catching ball, threading a needle, or using a computer. Using the mouse on a computer can help with hand-eye coordination in that it forces the brain to direct the mouse to a certain place on the screen, in order to accomplish what is needed to be done. At first, this process @MONTH1 be excrutiatingly slow, but over time, as the brain gets practice at this coordination improves and the process speeds up @CAPS1, the person will be able to use the computer faster and more efficiently. This will help them play games, learn, or even help people when they are in need. Helping people is very important in this day an age. That's why it is important for people to find out news quickly so that they can help. Computers allow this. For example, on the day of the deadly earthquake in @LOCATION1, most of the world found out within the hour from computers. News sites broadcast its social networking sites such as @CAPS2 talked about it, and people talked to each other online about it. This rapid spread of the news saved many lives in @LOCATION1 as people immediately dropped what they were doing and rushed to help. Computers affect people in that they help to send out news and stories causing them to want to help people. Many websites also are adept at donating money while playing a game. For example, www.freenke.org is a site that donates @NUM2 grains of rice for every question answered correctly, and they have donated over @NUM3 @CAPS3 grains of rice. Obviously, computers and sites like these have to have a positive effect on the world. Overall, one would think that computers have a mostly positive effect on the world. Despite limiting exercise, they encourage learning, and the exercise of the brain. Computers also help people with their coordination, which is very important. Finally, computers promote a world where people want to help each other, and a world where people keep up with current events, whether they like it or not. Thank you, editor, for considering my side on the positive effects computers have on the world.</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317" calcext:value-type="float">
            <text:p>317</text:p>
          </table:table-cell>
          <table:table-cell office:value-type="float" office:value="1" calcext:value-type="float">
            <text:p>1</text:p>
          </table:table-cell>
          <table:table-cell office:value-type="string" calcext:value-type="string">
            <text:p>Dear @CAPS1, @CAPS2 do people benefit from the use of computers. Some say that using computers rather than exercising and being outside is a bad thing. I personally believe that the use of computer technology is a good thing. Computers teach hand-eye cordination, help people learn, and allow people to communicate with others. The use of computers teach hand-eye cordination and reaction time. Some say that being outside and exercising is better than using a computer but many computer games help hand-eye cordination. Alter playing computer games more and more the time it takes for you to react to the game you are playing and hit the mouse button is very important. These skills could help you in the activities you take part in and every - day life, personally, I play a lot of @CAPS3 @NUM1, a computer gaming system. @CAPS3 has helped ny hand-eye cordination greatly and it has shown in the four sports that I play. Clearly, Computers can be very helpful and can help your hand - eye cordination. Computers can also help people learn in many ways. There is a lot of content on the internet that simply can't be in school. The ability to learn about foreign countries is a big part in learning as a student. I use the internet nearily every night to type my papers and find the information that I need. It has helped one as a student. Also, typing papers on computers is becoming the new @CAPS4 of hand writting. Teachers are beginning to require that school work is typed on a computer and printed. Documents can be saved do that they cannot be lost inlike a hard copy written by hand. Although many believe that using a computer is a waste of time, it can also help you stay organized. Many people have calenders in their computers that send you reminders on your schedule. Your computer is also where your data like music and pictures can be saved. Computers are also very useful for learning and organizational purposes. We can communicate with others using computers. People use computer technology to communicate everyday through @CAPS5, @CAPS6, and I-chat. If I need to know what our homework is or when practic is I use my computer to ask someone for the answer. Before I began communicating with my computer talking to others was much harder to do. Although many disagree with using computer technology, computers are often the way we communicate with foreign countries. When something happens overseas the first way we found out about it is a computer. It is essential for us to use computers to communicate with other nations. Clearly computers are importan for communication purposes, we must continue to use computers for multiple reasons. Although many disagree with the use of computers, there hand - eye, communications, and learning purposes are very important. Without computer technology we would function much differently. It is up to you to continue using computers. </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318" calcext:value-type="float">
            <text:p>318</text:p>
          </table:table-cell>
          <table:table-cell office:value-type="float" office:value="1" calcext:value-type="float">
            <text:p>1</text:p>
          </table:table-cell>
          <table:table-cell office:value-type="string" calcext:value-type="string">
            <text:p>Dear @CAPS1, @CAPS2ít you think computers help society? I do I strongly belive computers help society and are being used for very good purposes. They help people of all ages. Its easyer for kids to look up information for @CAPS3, gives kids some good facts to help build knowlege and not only would it help kids but it will help adults too. Its easy to see why adults think kids dont read enough however kids get more than enough reading done on the computer. some parent think that just because kids arent going to the library to take a book out for their report they arent gaining knowlege but they are gaining knowlege because all of the things they could look up in a library they have availible to them on the computer. Computers help kids around the world find thing quickly and easily. Not only does the computer give them knowlege of things that happen in the past but also things happening in current times. It can also give kid information like weather updates that help to keep then safe. Over @PERCENT1 of the things you can find at the library you can finf on the computer. Some parents think that kids arent getting enough exencise but never the less they are also skiping out on a lot of knowlege and important facts also. On the computer you pick up a lot of facts such as wether updates natural desasters how to help others in need and other very important facts. If it was't for computers kids would not make up for all the knowlege they miss in school. on make up for what they miss when they are dosent. Computers help people everywhere gain knowlege. Not only have computers helped kid but they also help adults. They can do work over the computer look at houses, cars and lots of other important things. Certenly @CAPS1 you would not want to take away all of things knowlege and help being given to hot kids and adult on the computer. It helps aldults especialy keep thing going in there baissy lives. It also helps than make changes such as how they eat or act @CAPS4 are some reasons penale should not disaprove of computers because they help kids with @CAPS3, give kid important facts and, help people of all ages. sarely some of @CAPS4 facts could helpchang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19" calcext:value-type="float">
            <text:p>319</text:p>
          </table:table-cell>
          <table:table-cell office:value-type="float" office:value="1" calcext:value-type="float">
            <text:p>1</text:p>
          </table:table-cell>
          <table:table-cell office:value-type="string" calcext:value-type="string">
            <text:p>Computers definitely have a positive impact on society. They help organize your thoughts, which stress. So, they contain many inspirational articles which can convince kids to strive for surless. Lastly, when all else fails, the computer can be a great way to relax and clear your mind. Computers help organize your thoughts, which helps reduce stress. Imagine you working on a project in school. Everybody can add to it, and you can selectively choose which additions you want. In addition, you @MONTH1 also block the programs that you don't want. This device is called the computer, and it's changed @LOCATION1's society for the better. On average, @NUM1 out of @NUM2 @CAPS1 suffer from stress. Now if you organize your thoughts on the computer, and are able to look through them again at why a huge alleviated. Instead of worrying thoughts you @MONTH1 or @MONTH1 not remember, you now have confidence that you can look back and find your thoughts right on your @CAPS2. Reduced stress trading to confidence effect on society. Also, the computer contains articles that @MONTH1 insure our children to strive for their goals. Once child read an article @PERSON1, @ORGANIZATION1 book. As an @NUM3 using @PERSON1 as well in school. By games, I observe how into @CAPS3 since I started seeing @PERSON1 as role model to me, high making a stride for a @CAPS4.O @CAPS5. Where did this inspiration come from? Researching @PERSON1 on the internet. The internet, in this instance, obviously had a positive impact on @CAPS6 society. Lastly, when all else fails, you can rely on the computer to make stressful situations seem less overwhelming. If you have the ability to solve a problem, then why can't you solve it? Often times, the answer to this question is that the situation is too overwhelming. If you take a break go on you @MONTH1 relax simple games put out a variety of websites. Now say you came back and attack the problem again. You continually chip away at it, and it seems overwhelming. Thank you computer gods! The computer, in this instance, has made - positive impact an @CAPS6 society. So as you can tell, computers make a strong, positive impact on @CAPS6 society.</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320" calcext:value-type="float">
            <text:p>320</text:p>
          </table:table-cell>
          <table:table-cell office:value-type="float" office:value="1" calcext:value-type="float">
            <text:p>1</text:p>
          </table:table-cell>
          <table:table-cell office:value-type="string" calcext:value-type="string">
            <text:p>Dear editor of the @ORGANIZATION1, In my opinion I think people are spending to much time on technology because their is many people I know who stay on technology and don't even do work. Also, spending to much time on the computers and others things then taking time exercising, enjoying nature, and interacting with family and friends. People who stay to close to there technology will be addicted to it and they will start to kill brain cells. Some times people get locked because to much information was given out or you did somthing that you were'nt suppose to do. Downloading certain things also bring harm to your computer like viruses that can crash downthe computer hard drive and system. There are many good and bad thing about being on a computer like the bad things stalkers, hackers, seizers, blindness. Then the good thing about being on a computer is it teaches hand-eye coordination, give people the ability to learn about faraway places and people, even allow people to talk online with other like friends or family. In my life it helps a little because I play lots of army games so when I go out with my cousins and friends we go label tagging in a sports complex and I use the same tactics that i learn to beat the other teams. It hurts some people eye site when all their doing is stairring durectly at eh screen. one experience was like @NUM1 months ago the last time I stayed at my aunts house all my cousins do was stay on th ga me till they have to take a bath, clean and eat, They didn't even go to sleep till eight in the @TIME1. Some parents should at least give an hour a day to say he game. For me I only go on the computer for like twenty minutes then log and go back online later on in the day.</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21" calcext:value-type="float">
            <text:p>321</text:p>
          </table:table-cell>
          <table:table-cell office:value-type="float" office:value="1" calcext:value-type="float">
            <text:p>1</text:p>
          </table:table-cell>
          <table:table-cell office:value-type="string" calcext:value-type="string">
            <text:p>Dear @CAPS1, @CAPS2 name is @PERSON1 and I will be talking about the wonderful impact computer technology has had on man kind. So many great discoveries and great topics have been found on the compture, studees have shown &lt;@PERCENT1@NUM1&gt; of famous in the united states has at least one computer in there house holds. There a great way look up important information withoout going to the and searching for hours, to contract others, and lets face it they make our a life a whole lot easier. Imagine this! your stressed and on edge you have just @NUM2 hours searching for a topic on your upcoming history essay. You have a pounding head ache and just want to quit, your probably in the libary reading through hundreds of books. Now imagine you being at home sprawled across your lap, all it takes is a few taps on your keyboard and bam! Instant information. Now how easy was that, thats one of the great impacts computer have made on us, humanity. Computers are terrific to learn things with a fast pase to it. I personally have used computers to @CAPS2 advantage you logon go to google type the subject of knowledge and its just like you have a personal teacher in your own home. A local study has been underway the have a groups, @CAPS6 A which has a libary full of books and @CAPS6 @CAPS3 a @CAPS6 with a @CAPS4 @CAPS5, The scientist gave them all the same essays, @CAPS6 @CAPS3 &lt;@PERCENT1@NUM3&gt; of student have passed with flying colars while @CAPS6 A &lt;@PERCENT1@NUM4&gt; passed with a @CAPS9 or higher. Thats important because higher grades, means higher test scores. higher test scores equal fundimg. I think computers are the best invention and is not imparing humans its evolving them. Imagine this! your sitting at home crying because your special other has moved far away from you well computers are a great way to reconect with that person. Computers have software were you can instant message, send emails, or even video chat with that person. For even some business man its an way to have meetings without flying @NUM5 miles. I have @NUM2 aunts that I cannot live without who are @CAPS2 strong base who I cant live without talking to for a day. Without computers I dont know what I would do. Scientist tool surveys that @PERCENT1 to the @CAPS10.S.A has family in other states, countries, or even contents, hey have to have some way to be in contact. @CAPS2 last reason is I know we have to admit it computers have made me and your life easier. Some jobs that have opened up giving unwadged citizens a sorce of income on computers. &lt;@PERCENT1@NUM1&gt; of jobs relay on computers. Imagine a chasier counting all the money, a banker having to take time counting one by one other peoples cash, a telemarketer calling with no way of information. All these ways and more that computers have impacted us. Now lets see how has computers not needed our learning ability, contracting others, and last but NOT least made me and yours life better. Computers are a terrific way for human to adap to the fast life.</text:p>
          </table:table-cell>
          <table:table-cell table:number-columns-repeated="2" office:value-type="float" office:value="6" calcext:value-type="float">
            <text:p>6</text:p>
          </table:table-cell>
          <table:table-cell/>
          <table:table-cell office:value-type="float" office:value="12" calcext:value-type="float">
            <text:p>12</text:p>
          </table:table-cell>
          <table:table-cell table:number-columns-repeated="21"/>
        </table:table-row>
        <table:table-row table:style-name="ro1">
          <table:table-cell office:value-type="float" office:value="322" calcext:value-type="float">
            <text:p>322</text:p>
          </table:table-cell>
          <table:table-cell office:value-type="float" office:value="1" calcext:value-type="float">
            <text:p>1</text:p>
          </table:table-cell>
          <table:table-cell office:value-type="string" calcext:value-type="string">
            <text:p>Dear local news paper I believe the computer has a positive effect on people. It helps students with projects, helps people learn about other places, @CAPS1 it helps you find information on something you didn't know. @NUM1 precent of all teachers give out computer projects. Most reading teacher will have you read a book and then type a essay or a review about your book. Most teacher prefer the essay typed and not written. By the teacher giving that assignment he/she is giving the student the ability to explore out side of always writing. And I believe other students would agree with me, @CAPS2 better to type the essay than to write it! Is there a place out there that you really want to know more about, that you hope to someday visit? Well you can always use the computer to find out more about the place. You can use the computer to learn when is the best times to visit that place. @CAPS1 if you just heard on the news about a tradjic accident like the eartquake over in @LOCATION1, and you want to keep in touch on what is happening in that place you can use the computer. The computer will keep you updated on what is happening there everyday. Im sure almost every person has read a book and came accross a word they did not know or a student had spelling words that they didn't know what the words meant. Well you can use the computer to look up the words.The computer will give you the full deffinition and how to pronance the word. Computers @CAPS1 will help you find any information you @MONTH1 need, "AND @CAPS3!" In conclusion computers aren't just a thing that kids play on all day it helps you with many things like getting your work done, finding out about places, and finding out information about things you need to know, "And @CAPS3!"</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23" calcext:value-type="float">
            <text:p>323</text:p>
          </table:table-cell>
          <table:table-cell office:value-type="float" office:value="1" calcext:value-type="float">
            <text:p>1</text:p>
          </table:table-cell>
          <table:table-cell office:value-type="string" calcext:value-type="string">
            <text:p>Dear @CAPS1, I feel as though computers have good effects on people. Throughout these next paragraphs I will be giving you all of my reasons on the things that computers help people do. I will be talking about how computers give people good typing skills, how they give information to people, and how they allow us to socialize. Over ninety four percent of people today own a computer ad feel as though they have learned many things from it. I bet you didn't know that! First off I will be telling you about how computers help people type. The @CAPS2 on a computer doesn't go alphabetically. This means that you have to practice more to get better in typing. I remember the first time I tried to use the @CAPS2 it difficult but as I tried more I got better. Once I got better I realize where the keys were and soon I don't even have to look up the computer and all of it's parts help people by teaching them skills that they @MONTH1 used in the. These skills @MONTH1 be needed in their job field. Computers are helpful device. The next thing I will be telling you about is how computers have information that is useful to and its where a child is working know a lot about the. It holds information and has website when the internet they. The computer. My final reason why computers have good effect. If you need to talk to a friend but dont feel like calling them you can just go on to a website and chat with them. There are so many that you just can't choose! Did you know what they are over one million of these kinds of websites? There is @CAPS3 @CAPS4 just to name a few. This also gives people the chance to socialize with people from all over the world. This in return causes people to have better social skills. Maybe they will become ore friendly and become more outgoing. This is all because of one little thing and that little things is the computer! So as you can see computers have many wonderful effects on people. They help people get better at typing give lots of information that people want to know and get better social skill cant you just learning and I dont know about not I can get a pretty clear image of that in my mind. Thanks for reading this and taking I say information.</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324" calcext:value-type="float">
            <text:p>324</text:p>
          </table:table-cell>
          <table:table-cell office:value-type="float" office:value="1" calcext:value-type="float">
            <text:p>1</text:p>
          </table:table-cell>
          <table:table-cell office:value-type="string" calcext:value-type="string">
            <text:p>I think computer have shaped @LOCATION1 to what it is today. Computer help people learn, give people a passtime, and all of that can be managed in a certain space of time so you still have time to go outside. Computers help everyone learn. It makes things easier by typing up essays because you could type it faster and its eaiser to make changes. Also, its cheaper to buy a computer and go on the internet and look up foreign countries then acually going there. Another example, is that a computer teachees you hand-eye coordination from typing and using the mouse. Finally, computers can teach you life lessons by reading articles another person wrote. Computers give bored people passtimes. One example, is that you can play computer games during rainy days or when you can't go outside. Also, you can talk to friends through facebook or aim. Another example, is that you can talk to distant family in another country by using programs such as skype. Finally, you can order stuff online instead of wasting gas and going to the store and the things you might order you can play with outside. A lot of people say computers keep kids inside don't know that their are ways to prevent this. One example is you can use shut-off timers that keep anyone from going onto the computer for to long. Also, many people learn how to manage their time on the computer. Another example, is that parents can make rules that their children aren't allowed to play games on the computer on certain days and/or times. Finally, you can keep the computers in the family room so that children don't play with it all night in their room. Those are just some of the many reasons why computer help @CAPS1. They help us learn, pass the time, and it can all be manage during a certain amount of time. Now reading this I hope you believe that computers benefit society.</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25" calcext:value-type="float">
            <text:p>325</text:p>
          </table:table-cell>
          <table:table-cell office:value-type="float" office:value="1" calcext:value-type="float">
            <text:p>1</text:p>
          </table:table-cell>
          <table:table-cell office:value-type="string" calcext:value-type="string">
            <text:p>Dear @CAPS1, In many ways computers are helpful but, I don't support the use of them. The advance in technology has really taken away from peoples lives all over the world, some examples of this are lack of exercise, too much time inside, and not enough time spent with family and friends. Continue reading for more on as towny computers do'nt benefit society. As you know, when you use a computer you usually sit in a chair to do so, correct? Well, this activity is doing only one thing, not keeping you healthy or inshape. I'm sure that you want to be healthy, and to be healthy you must get some sort of exercise through out your day, and sitting on thje computer is not helping you one bit. So as you can clearly see, so far using computers is not beneficial to our society, continue for more cons of using computers as much as they are used. Believe it or not, using a computers is unhealthy, and not beneficial, in more than one way. The reason for this is because, not only oo you not get enough exercise, you won't go outside as much. you @MONTH1 be wondering as to why not outside is unhealthy, but it is because you dont recieve the needed amount of fresh air that you need to not be sick. Could you imagine the amount of people that would be sick if everyone used the computer for the majority at their day? Well, lets just it wouldn't be fun to count them all. Now that you know two ways that computers are not beneficial to society.Keep reading for one rest way. As you probably knows, it is a hard task to keep a big family close to each other, and using computers is'nt going to anything to help you. So, why use them? Trust me, spending quality time with your family and friends can be just as much, or even more fun than playing your favorite computer games, and in my opinion your family should be the most valuable thing in your life, so don't lose them for a computer. Now that you have finished reading. i would like to thank you for your time reading this letter concerning, lack of exercise, too much time inside, and not enough time with family, is not beneficial to society.</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326" calcext:value-type="float">
            <text:p>326</text:p>
          </table:table-cell>
          <table:table-cell office:value-type="float" office:value="1" calcext:value-type="float">
            <text:p>1</text:p>
          </table:table-cell>
          <table:table-cell office:value-type="string" calcext:value-type="string">
            <text:p>Dear @CAPS1, I believe that computers are one of the most useful things that we can have. First, computers are good for communicating. Students @MONTH1 contact teachers through email if they have a question about an assignment. Computers also are useful for teaching. People use the @CAPS2 everyday to get information on their favorite sports teams or on a new recipe they saw on television. Finally, computers help us get work done easier. Student and employees use @ORGANIZATION1 for everything from writing a paper to creating a presentation. Futhermore, computers are extremely essential to our everyday life because they help us communicate, learn and finish work. Every year, thousands of students go to college, and thousands of families move away from each other. Computers are one way of communicating to @CAPS8 loved ones in far away places. Parents send messages via email to their children at college. Families speak with each other through @CAPS3. Computers are what makes all this possible. Not only can we use computers to make contact with our families,but we can also use them to speak with our teachers. Whenever a student is sick, but wants to get their homework finished, they look on their teacher's website. Here, all the homework for the class is listed. Also, if a student has a paper due the @DATE1, but their printer is broken, they @MONTH1 email the paper to the teacher. This allows the student to get full credit for their work. Email is not onlyuseful for handing in projects, but also for asking questions about the assignments. If a student has a question about an assignment, he or she can ask a friend or the teacher. Then, the student will be able to successfully complete the project. Computers are one of the most useful ways of making contact today, but communication is not the computer's only purpose. The average person goes on the @CAPS2 ten times a @DATE1 just to get information. Computers provide a pletvera of knowledge for people's use. Search engines like @ORGANIZATION3 or yahoo provide answers in less than one second. This is much faster than going in the library and spending an hour looking it up. Website text is not the anything that provides information far eager learners @CAPS5 also provide pictures to further the persons understanding about a topic. For example, if a person is living in the @LOCATION1, and has lived there all their life, but is reading an article on a website about an animal native to @LOCATION2, they would not know how to picture it in their head. Articles and books @MONTH1 provide a description, nut nothing really gives the person a solid picture. The person could go online and search for a picture, which they will surely find. Finally, computers keep the brain active. While searching on a website, a person could piece together information from different sites to create a better picture, and, therefore, have a more complete and thorough understanding. In order to do this, however, a person's brain must constantly working. This helps develop skills later on such as problem solving. Overall, computers are one of the most useful and common of the learning devices. Many people say that computers are useful. They agree this by saying that work gets done so much easier and faster on a computer. on average, computers complete work fifty times more efficiently than people do by hand. This is because of programs such as @CAPS6, @CAPS7, and @ORGANIZATION2 @ORGANIZATION2 @CAPS8 programs allow people to cerrect spelling and grammatical mistakes while at the same time creating a neat looking presentation. Studies show that @PERCENT1 of people with bad spelling or grammatical habits corrected @CAPS8 mistakes quickly through @ORGANIZATION2 and @CAPS6. If people constantly make grammatical or spelling errors, then having them underlined in @CAPS6 will show them that this is not the correct way to punctuate or spell something in a sentence.</text:p>
          </table:table-cell>
          <table:table-cell office:value-type="float" office:value="4" calcext:value-type="float">
            <text:p>4</text:p>
          </table:table-cell>
          <table:table-cell office:value-type="float" office:value="6" calcext:value-type="float">
            <text:p>6</text:p>
          </table:table-cell>
          <table:table-cell/>
          <table:table-cell office:value-type="float" office:value="10" calcext:value-type="float">
            <text:p>10</text:p>
          </table:table-cell>
          <table:table-cell table:number-columns-repeated="21"/>
        </table:table-row>
        <table:table-row table:style-name="ro1">
          <table:table-cell office:value-type="float" office:value="327" calcext:value-type="float">
            <text:p>327</text:p>
          </table:table-cell>
          <table:table-cell office:value-type="float" office:value="1" calcext:value-type="float">
            <text:p>1</text:p>
          </table:table-cell>
          <table:table-cell office:value-type="string" calcext:value-type="string">
            <text:p>Dear @CAPS1, Computers can have a positive effect or a negative effect on people. It all depends on how you look at it and what type of person you are. You can say computers have a very positive effect on people or say computers have a very negative effect on people. My opinion is that computers have a positive effect on people but you can't say that I am just a kid and she plays on it all the time. Well that is true however, it can teach you hand-eye coordination. For @CAPS2 what I am doing right now is learning to type faster and faster. Another @CAPS2 is some people are faster at typing than writing but some people write faster than type. Me personally am faster at than writing. My final reason is after a hard day at school or work you can come home, play some music and relax. It is a good idea to learn how to type fast so if you are let's say writing a story for school. You just started the story and it is due tomorrow. What are you going to do well if you stared to type when you were younger by the time you are in the middle school you could type really fast. That way you could finish your story in time. This means you should learn haw to type faster. Some people prefer to write than type but other people prefer to type than write. I personally prefer to type than write but that is just me. Let's say a friend of mine like to write more than type that is ok. We will not be not friends after that we will just like the same thing that is all. This means some people prefer to write than type. This probably happens after a hard day at school or work you can come home use the computer to play some music and relax. You can play all the music you want. As well as do other things as well as the same time. For @CAPS2, I play music and talk to my friends at the same time. I @CAPS3 use it to do homework. In conclusion, it is a good idea to keep computers to use. People can still enjoy nature as well as computers at the same time. Over all computers have a positive effect on people.</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328" calcext:value-type="float">
            <text:p>328</text:p>
          </table:table-cell>
          <table:table-cell office:value-type="float" office:value="1" calcext:value-type="float">
            <text:p>1</text:p>
          </table:table-cell>
          <table:table-cell office:value-type="string" calcext:value-type="string">
            <text:p>What I think about computers benifiting our community is great. Tecenology has gone far over the years. The most important is the computer. Most schools have computers. The reason is that benefits society. They are a hudge save in paper. You also learn more thing about place @CAPS1 any thing. These reasons support why we need to have computers. Computers benifits our community by saving paper. It also make our work neater. We can talk to friends and familys. The main reason is that it give computer technians more jobs people need more jobs computer also provide news. say The mayor need to send and iportant message about polluting the water he can do that through email. The main thing today in our society is going green. The only way we can do that is by swiching to computers. We have to chop so many trees down just to get @NUM1 paper to each kid in the grade. Aduts should understand we need to conserve paper. Now I know what your thinking what of we need to print something. My response is that you just could email it to a teach friend or any body else. Kids these day need to learn more about other cultures. We need to know what there econimy. The fastes what we could do that is internet. It is so much faster than looking through thousands of books. All you have to do is type the place you want and boom there it is. There are many benefits to having a computer my final reason is it also give you great hand I cordination. And if you want to be a athe lite than you need lots of it. How the computer gives you hand I coordination is from typeing an moving the mouse. The best way is to play lots of education video games. Whith all the facts and statement I gave you like benifiting community, going green and also learn about other place. Please when you are writing you article before and listen to my fact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29" calcext:value-type="float">
            <text:p>329</text:p>
          </table:table-cell>
          <table:table-cell office:value-type="float" office:value="1" calcext:value-type="float">
            <text:p>1</text:p>
          </table:table-cell>
          <table:table-cell office:value-type="string" calcext:value-type="string">
            <text:p>Dear town @CAPS1 paper, I would have to pick being for computers. There are a couple reasons why I'm for computers and they are being able to talk to friends online, being able to learn stuff, and you can also play video games. One reason that I would be for computers is so you can talk to freinds online. So if you have a facebook or myspace you can talk to your friends all day if you wanted to. What I mean is simply by typing in what you want to say to your friend they will receive those exacte words then they'll reply. For example if you wanted to just say hi then your friend would look at his/hers messages then just reply. So being able to talk to friends online is one example why I for computers. Another reason that I would be all for computers is being able to learn things. So if you wanted to learn a language then you would go to google or something and try to find a fast easy site. What I mean is if you goto google a whole bunch of site's will come up, so what you want to do is find the fastest easyest site for you. So being abe to learn important things like a language is another reason I'm for computers. The last reason for me picking computers is because you can play video games. What I mean is if you were borde and noone to talk to then you can get on your computer and play a mind numbing game or an educational game for class. For example in science class we played a game on the computer and it had to do with gravity and that was what we were learning about so it was an educatinola game. So that is the last reason why I'm for computers. I'm for computer because you can play games. So now you know why I'm all for computers. I am for computers because you can talk to friends online, learn stuff and play video game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30" calcext:value-type="float">
            <text:p>330</text:p>
          </table:table-cell>
          <table:table-cell office:value-type="float" office:value="1" calcext:value-type="float">
            <text:p>1</text:p>
          </table:table-cell>
          <table:table-cell office:value-type="string" calcext:value-type="string">
            <text:p>Dear @ORGANIZATION1, I understand that there is a big discussion going on about if computers have a possitive effect on people. I believe that computers do not have a possitive effect on people because children on the computers are not safe, they are spending too much time on the computer, and the programs and internet for the computer cost too much money. First, computers have a negative effect on people, including chicken, because computers are not safe. With all this @ORGANIZATION1 technology, child predators can go onto facebook or another website and find out everything about you. This has happend to many people. Some predator went onto my friend @PERSON2's facebook page and found out his birthday, where he lived, and what school he went to. Thiss guy sent @PERSON2 a threat saying that something going to happen to him. Luckily, with the help of police, they were able to find this guy and arrest him before he got to @PERSON2. These days, this is happening all the time. More than @PERCENT1 of @CAPS3 give all of their information away about it on these websites and child predators have looked at them. @PERSON1 states that "@CAPS1 this @ORGANIZATION1 technology has helped, but the negativity if has had on society but @DR1 the good the computer is doing." @CAPS2 @ORGANIZATION1, do you want @CAPS3 to get taken by these child predators who know everything they need to know because of the computer? Another reason why computers have had a negative effect on people is because @CAPS3 are spending too much time on the computer and not enough time doing homework and exercising outside. These @ORGANIZATION1 websites that gives @CAPS3 the ability to talk with friends and play games have made @CAPS3 lazy and addicted to the computer. My friend, when he was little, would play outside for hours and hours at a time. He would play all different kinds of sports with his neighbor. Now @PERSON3 is older and all he does is sit on the computer until his parents have to force him off of the computer for dinner time. @PERSON3's grades have dropped tremendously and he has gotten very chubby compared to what he used to look like. Statistics show that more than @PERCENT2 of @CAPS3 have gained weight due to not exercising and their grades have dropped @NUM1 on @NUM2 grading scale. Dr. @DR1 Much says that, "@CAPS3 have forgotten the fun in playing outside and lost the determination they had to do well in school. This is all because of these @ORGANIZATION1 computers @CAPS2 @CAPS3 now can go to any website do anything on that website." @LOCATION1 @ORGANIZATION1, do you want your @CAPS3 to gain weight and stop doing well in school? Lastly, computers have had negative effect on society because of money. Many families have spent thousands thousands of dollars on buying the computers and @CAPS1 them fixed. These @ORGANIZATION1 computers are crazy expensive. They range from @MONEY3@NUM3 for a @CAPS4 computer. Then each family had to buy the software and programs to go with the computer. A close family friend of ours just bought a computers. They bought a @CAPS5 that costs @MONEY2, on top of that, they spent @MONEY3 on all the programs they needed for the computer. This family cannot afford this computers but they think that they need one. @CAPS2 they have gone to the college fund for money. Now their kid has to go to a cheap school @CAPS2 their family won't go. Statistics show thas @PERCENT3 of families have waste their college money in computers because the family thinks they need a computer. Dr. @DR2 @CAPS6, "families do not need computers, yet they waste their college money on them. @CAPS2 @ORGANIZATION1 do you think that money from a college fund is worth a computer? Computers are not worth @CAPS1 your children at.</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cell table:number-columns-repeated="21"/>
        </table:table-row>
        <table:table-row table:style-name="ro1">
          <table:table-cell office:value-type="float" office:value="331" calcext:value-type="float">
            <text:p>331</text:p>
          </table:table-cell>
          <table:table-cell office:value-type="float" office:value="1" calcext:value-type="float">
            <text:p>1</text:p>
          </table:table-cell>
          <table:table-cell office:value-type="string" calcext:value-type="string">
            <text:p>Dear @CAPS1, A recent study by scientists shows that too much sitting down, especially in front of computers is dagerous to health. This is only one reason why I think that, although they are useful, computers are not entirely beneficial to our society. The hinder us from excersising, interacting with nature, and spending time with family and friends. Excercising, as we all know, is necessary to remain as a fit and health human being. But how is this possible with some people going to work everyday and getting shut in their offices at their computers all day. Too much computer time even for kids, can lead to obesity and overweightness. Also, like I mentioned before scientists have concluded asked, that too much sitting is bad for you. It isn't how the body was built to work. If you have seen wave, one of @ORGANIZATION1's most recent movies, undertaking is easy. The humans in that movie, after relying on computers for so long, became obese and fat and had no muscle. This is an of course, but minor visions of this are going around the world. Going out do instead of sitting a computer is a sure way to healthy. The next thing that computers restrict us in is our ability to experience nature. Even simulations don't cut it. If you wanted to see a frog or of some other animal, can't just @ORGANIZATION2 it, look for it in the real. Developing a connection to nature can really nurture the use of that is and ill. Instead of exploring a computer, explore the world as we know it until it's or you're too old. Learn how to do somthing by. Instead of hiring someone to make at, make it yourself. Do it to learn it, sit at a computer website to hire someone! Get up and get outside! As you become more dependent on your computer, you become less dependent on family and friends. It causes there to be a lift between family members. Your family might not be able to help you when you're in need. If you're an adult, and you're on the computer all the time for something other than work, then your not supporting your family, you have no income, no life, and no future. Why would anyone do this to themselves? Imagine this!:You have nothing except your laptop. You're a , on and have family relations. Nobody wants to be that kind of loser living on the streets! You have nobody and nothing except for your computer, and you've wasted your life away. Too much time on your computer means that everyone suffers. To sum it all up, computers maybe, but every single cloud has a dark lining. Computers stop us from exercising, interacting with nature, and being with our families. So get outside!</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332" calcext:value-type="float">
            <text:p>332</text:p>
          </table:table-cell>
          <table:table-cell office:value-type="float" office:value="1" calcext:value-type="float">
            <text:p>1</text:p>
          </table:table-cell>
          <table:table-cell office:value-type="string" calcext:value-type="string">
            <text:p>Imagine a world without computers chaos in war, even the cluter on your desk. The chat you're having with you bestfriend on aim wouldn't happening. The report on @LOCATION1 might not get done because all the books were checked out, in fact we wouldn't have noble or any space program without computers. I know of this happened I wouldn't be happy. Compaines almost relys on technology you can't just send a letter and have @CAPS2 at the office in five minutes. Communication through the computer is very popular. @PERCENT1 of the world use aim or another chat service, in a studie done by a @CAPS1 professor @NUM1 out of every student doesn't talk to family on aim service a quote from the professor said "@CAPS2 a good thing to stay in touch with their familys as wel as keeping up to date on curent events. @CAPS5 computers are taken away information is gone. Its all lost in some pile of papers. @DATE1 time my computers crashed and I had a report due but all the books were gone. That report was done @DATE1 when they were fixed. Now thanks to the new computer @CAPS3 @PERCENT2 more organized a nasa is running on mars. Nasa runs completely by computers. Look what they have given us today. @PERCENT3 of all household aplienses come from nasas work. A coment from nasa imply @PERSON1 "@CAPS4 would be no cars or phones without use, their coumputes to." @CAPS5 thats true are they going to take away cars and phones as well. We need you the people to dicide. The people who made this country what @CAPS2 is to dicide do think we shouldn't have coumpters. I don't and neather should you.</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33" calcext:value-type="float">
            <text:p>333</text:p>
          </table:table-cell>
          <table:table-cell office:value-type="float" office:value="1" calcext:value-type="float">
            <text:p>1</text:p>
          </table:table-cell>
          <table:table-cell office:value-type="string" calcext:value-type="string">
            <text:p>Dear local newspaper, Computers have a lot of affects on people. Some affects are it takes away from family and friends, you don't really have a social life and you don't get enough excersise. Computers take away from friends and family time. I did an interview yesterday with @PERSON1; and I asked," @CAPS1 you go over your grandmas house what do you usually do?" @CAPS2 said, "I usually use the computer." @CAPS3 do you want to use the computer while your their? your with your family your supposed to spend time with them. Play a game like monopoly, or play @CAPS4. Those are fun and great way to interact with your family. If your family member doesn't have those games bring them! People think that because there is facebook, aim, e-mail, and myspace that your interacting with friends. You really aren't. I asked my friend @PERSON3 what @CAPS2 thought of those things and @CAPS2 said "They are great interacting websites." They really aren't. They are websites on the computer. While you are on the computer your not really maintaing a social life. Your town holds activites or has a fun place you could too. Your town @MONTH1 have a gym, community center, or a library. Go their and hangout with friends interact with them. Go to school, goto the library, and hang out with friends are great ways to interact with people. People don't think about @CAPS1 your sititng in your computer chair and @CAPS5. While your sitting in the chair your not excercising, @CAPS1 you keep @CAPS5 your gaining weight. You might get fatter @CAPS1 your stuffing your face wih cheez- itz and not excersising I asked @PERSON2 a question it was what do you do while your on the computer? @CAPS2 said "I eat.." @CAPS5 isn't bad, but @CAPS1 your not really paying attention you eat more than you need. Your town has rec leaguges of sports such as @CAPS6, softball, and baseball. Join a team instead of playing on the computer and @CAPS5. Get @CAPS7! Computers aren't the greastest things in the world. You don't stay fit with them, you aren't very social, and you don't really spend time with your family. Computers don't really help you grow up, and be mature for the future.</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334" calcext:value-type="float">
            <text:p>334</text:p>
          </table:table-cell>
          <table:table-cell office:value-type="float" office:value="1" calcext:value-type="float">
            <text:p>1</text:p>
          </table:table-cell>
          <table:table-cell office:value-type="string" calcext:value-type="string">
            <text:p>@ORGANIZATION1, The use of computer per family has increased greatly in the past @NUM1 years. In that same time people are getting fatter and they need more exercise. If you use the computer it might break or not work properly. Computers are a big waste in time and a bigger waste in money. In the past @NUM1 years many people @MONTH1 have gained a lot of weight. They do not do regular activities like going to the supermarket because you can shop online. Studies show that if you go to the supermarket or a store you are likely to be less fat then if you shop on line. Another reason why computers dont give you exerise is because of google. If you wanted to see a picture of a beautiful mountain you could just go to google and type it in. It is a much easier way to see sights but if you walk you could burn up to @NUM3 times as much calories then if you just look it up on google. Another reason why computers dont give you exercise is you can get addicted to a game. Lets say that you have basketball practice at @NUM1:00pm. If you go on the computer at @NUM5 then you could easily get addicted to a game and forget you have practice. You would be stuck on your computer mindlessly typeing a way on a computer game that doesnt help you anywere in life. When you dont go to practice you will not sweat and therefore gain extra weight. Scients say that if you actully play a sport you can lose weight by up to @PERCENT1 then if you didnt. Before there computers life was simpole, no student forgot there homework. But now they use there computer many things can go wrong. First the printer can break. @CAPS1 year my printer stoped working @NUM1 times so I could not do my homework. My teacher said that forgetting my homework affectde my grade by over @PERCENT2. Another reason why handwriting is more convienet is you are capable of doing writing during school @CAPS1 year with my teacher @PERSON1 i had to write a prompt. She told me to go to the computer lab and type it but all the computers were taken. When I got down stairs she told me I had to write it so I got a @NUM7 because she could not read what I wrote. Every other kid got a @NUM8 or above but since I was not use to writing it affected my grade. Another reason why computers are inconvienet is when you need to do research. My parent got rid of our books a wile ago because of computers. So one day when I was home alone I had to reasearch euthonzing dogs on the computer but there was a power outage. I could not do my @ORGANIZATION1 events for science so I got a @NUM9 on it. That grade brought my adverage down form an a+ to an a-. The only reason why I got a bad grade because I depended on the computer for reasearch and it let me down. If I had better hand writing I would have gotten a better grade. The final reason why computers do not benifit society is because they are a waste of money. Most computers caust up to @MONEY1 for the computer and installing. There is no need for them because everything computers have a library can give. The library has books so you can reasearch with books insted of computers. In my house all @NUM7 people in my family has a computer but @NUM11 of the computers are used once a week. They are extreamly expensive and there is no need for them. Also my dad works at a computer store and he says that the computer people are overcharging by @PERCENT3. With that extra @MONEY2 you could buy many books and magisnes insted of a computer. That is why computers are not useful. People are not getting exercise, so the gain @PERCENT1 more weight. It is much less convienent then writing by hand. Finally they are a major waste of money. The decads without computers were much more useful and everyone lived happpier.</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335" calcext:value-type="float">
            <text:p>335</text:p>
          </table:table-cell>
          <table:table-cell office:value-type="float" office:value="1" calcext:value-type="float">
            <text:p>1</text:p>
          </table:table-cell>
          <table:table-cell office:value-type="string" calcext:value-type="string">
            <text:p>Dear @CITY1 @ORGANIZATION1, @CAPS1 if I was with or aganist people using computers. But I thought about it I decided that i was aganist using computers. For the same reasons, safety stop education, sites that are not appropriate to see. I know many people @MONTH1 think how come using a computer is not safe. Well eventhough you are not talking to someone in person and only on the computer what you do over computer is not safe. The reason why is because most of the time there would be thats thirty and we be like @NUM1, @DATE1 and I use those ages because kids are age be the man one on @CAPS2 myspace, but he can be like thirty and we be like @NUM1 - @DATE1 and us not knowing he comes on myspace or @CAPS2 put another picture up there of young did we start thinking to him meet up and something had happend. For example my friend who was on myspace was talking to a fourty-one year old and then they met up but she did not know his age and she was rapped. Not everybody is true over the computer. Education is very important even for adults and children. Bieng on the computer is not going to bring are education up is going to brings down. The reason why this is most @DATE1 threw @NUM3 come home from school put there hookbag down eat and then do straight on myspace, @CAPS2, @CAPS5 instead of studying, reading, doing their homework. Eventhough those websites do help you learn but only about for myspace, read messages on @CAPS2 look at people comments on @CAPS5. Like for example I would go and instead of me learning new I am bieng and learning new information. Learning brings achievement, a computer brings not succeeding. There is not much I can say about sites thats not appropriate all I can say is watch what you on and see on myspace cause you might just but into something you not suppose to such as raped that went on. Be careful.</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336" calcext:value-type="float">
            <text:p>336</text:p>
          </table:table-cell>
          <table:table-cell office:value-type="float" office:value="1" calcext:value-type="float">
            <text:p>1</text:p>
          </table:table-cell>
          <table:table-cell office:value-type="string" calcext:value-type="string">
            <text:p>Dear @CAPS1, "@CAPS2 at @CAPS3 killed in a horrific acident" is the title that flashes across the screen. Then another, and another. What is supposed to be @NUM1 minutes grows into an hour or two that take away from your family. I can see why this @MONTH1 bring up many conflicts; as computers can be very helpful. However, I feel that more often they negatively impact the general public. For one, there are many sites out there that portray false information. Plus, computers begin to consume the rest of peoples' lives. When it comes to these technological devices there are pros but there the cons can easily outweigh them. To start, computers are loaded with viruses, scams and internet predators. So easily someone can steal credit and information by placing offers that seem "too good to be true." @CAPS4 you listen to your instincts, then you'll know that they are. But, many people who don't know any better fall for these traps. In fact, @NUM2 out of @NUM3 people have been scammed some time in their life I can clearly remember when someone. I know thought they were buying a pair of boots. Later That day, they got a call from the credit card company warning them about the purchase. These days you have to be so careful when you're on the computers. When my friends and I were learning about evaluating websites in computer processing class we came upon a site that seemed reliable, and accurate. We were all shocked when we learned that everything about it was fake. Computers can put people who @MONTH1 not know any better at risks. I strongly feel that sites like these and many others have a negative impact on the public. in addition, computers steal much of peoples' time to the point where family, 'doing homework and exercising is limited. I can understand the effects of too much exposure to computers because I see it everyday with my younger brother. Once he begins his video interactive games, homework is pushed a side. The only words from his mouth are, "@CAPS5, just one more game!" I suppose you can infer how this turns out: one game, turns two and so on. It isn't only children either. Many of my own friends are update status or pictures on @CAPS6 for three hours every night. Isn't their a point where we can draw the line. between going on for ten minutes and letting the computer control your life? When surveyed ;the majority of students said that they spent at least two hours on the computer every night. When games and instant messaging starts to take away from studying and exercise there is a huge issue. Computers take away peoples' free time and can negatively impact their grades and fitness. So, I ask you to consider the benefits of computers; but also look for the negative effects. You will realize that their are more than you would believe. Support me on this by limiting usage of computers and by helping the public see the dangers that these technological devices @MONTH1 bring. Computers can harm relationships, finances and your personal life more than you would think!</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cell table:number-columns-repeated="21"/>
        </table:table-row>
        <table:table-row table:style-name="ro1">
          <table:table-cell office:value-type="float" office:value="337" calcext:value-type="float">
            <text:p>337</text:p>
          </table:table-cell>
          <table:table-cell office:value-type="float" office:value="1" calcext:value-type="float">
            <text:p>1</text:p>
          </table:table-cell>
          <table:table-cell office:value-type="string" calcext:value-type="string">
            <text:p>Dear Local newspaper, @CAPS1 well @CAPS1 many others, i believe computers are not only good, but beneficial. Computers are advanced our world little by little every day. We all use them for communication, entertainment, and knowledge. Computers are like people with fun to do and things to learn. Computers are beneficial to everyone worldwide. Computers gradually advance communication more and more everyday. It used to be old letters by mail, then it became e-mails, twitter, and facebook. These websites upgrage communication today. Long distance friends can view photos, information, videos, and chat from far away. Some site like @ORGANIZATION2 allow you to instant message your friends. Lastly, video chatting is a new improved way to see a live video of the other person. According to @ORGANIZATION1 @NUM1 more user signed up for web-cams since the beggining of @DATE1. Communication is positively affected by computers. I know you @MONTH1 have fun with sports or nature, but sometimes it is great to get great entertainment for yourself instantly. Computer games only cost about @MONEY1 and are instant access. Also, surfing the web for news or funny videos is fun sometimes. Almost everyone who has a @CAPS2 gets a blast surfing the internet. Do you ever wonder how to hear the song you like when it's not on the radio? Itunes stores, organize, and plays music in a virtual library for permanent access. What also happens is youtube allows you to watch music videos or hear songs for free. Now thats why computers are straight entertainment. Finally, computers provide you with so much knowledge and is great for education. Certain websites let you access tons of knowledge. Wikipedia and diccionary.com are great for learning.</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338" calcext:value-type="float">
            <text:p>338</text:p>
          </table:table-cell>
          <table:table-cell office:value-type="float" office:value="1" calcext:value-type="float">
            <text:p>1</text:p>
          </table:table-cell>
          <table:table-cell office:value-type="string" calcext:value-type="string">
            <text:p>Dear, local Newspaper @CAPS1 I read the article and I think that you guys are right because in the @DATE1 kids rather stay inside on the computer. @CAPS1 who know's what they do @CAPS1 some kids are on facebook all day some are on @CAPS2 or @CAPS3. Sometimes kids dont even like to go do exercises they stay on the computer eating &amp; eating. I think if their was no technology kids these days wont be beast. Some kids dont even like hanging out with their friends or family they say that they want to stay home on the computer but we should do more, exercises than being on the computer. If were always on the computer we wont learn nothing at school because when were at school kids could be thinking about going home to go on the computer and you wont focused on our education @CAPS1. And what if kids drop out or dont come to school anymore because they to be chatting with their friends or a stranger. What if a girl didn't want to go to school and on her computer. What if she is talking to a stranger computers so kids can just go and do some exersis instead of being on the computer and wont be a beast anymor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39" calcext:value-type="float">
            <text:p>339</text:p>
          </table:table-cell>
          <table:table-cell office:value-type="float" office:value="1" calcext:value-type="float">
            <text:p>1</text:p>
          </table:table-cell>
          <table:table-cell office:value-type="string" calcext:value-type="string">
            <text:p>Dear @PERSON2, @CAPS1 a ìhome on your town; all you hear is, ìmom, mom , mom drive me to the library to get booksî. You see many residents just dying to go to foreign countries but have no money. Is this what you want every home to start looking like? Computers have a great affect on people seeing as it allows people to talk and interact with one another. You can learn about places youíve always wanted to go to and it is probably the device that makes your life easiest. For these reasons computers are what benefits society most. First of all, computers let friends and family talk without spending a nickel. I know I have relatives who are too poor to pay the high costs of phone bills that come their way when we need to talk this means that not everyone can afford talking on a phone, but a computer costs nothing to use. Also, in the @ORGANIZATION3 issue @NUM1, @DATE1 @NUM2 a recent poll showed that @PERCENT1 of people who own computer use it to talk instead of on a phone. I know some people say that computers are too time consuming, but if this many people use computers to talk, thereís no need to worry about paying phonebills. Also, @PERSON1 a @CAPS2 of @ORGANIZATION4 says that less people needed a loan when the computer came out with instant messaging and video chatting. This shows that friends and families stopped paying massive phonebills and just talked online. Furthermore, just from using a computer anyone can find facts about lands halfway across the @LOCATION1. Whatís more is that they can be in the bedroom or room. A boy name @CAPS3 @PERSON4 who attends @ORGANIZATION1 said that he always wanted to go to when he was little and was as when he looked up @LOCATION2 and facts and pictures on the web. Also, @PERSON3 a teacher at @ORGANIZATION5 @ORGANIZATION1 task a poll asking how many students did projects having to do with foreign countries and @PERCENT2 of them they did. That means that so many people need to resourced foreign countries and need to use a computer to find out about it. It shows that many more use computers to visit faraway lands. Last but not least, computers are just about the convenient thing to have in a recent poll done by @ORGANIZATION2 showed that @PERCENT3 at people would rather have a computer than a car that just shows the important computers are. Also, I used to think computers were bad for you and everything, but when I received one for my @NUM3 birthday, I found out how useful they were. Many people say computers are time comsuming because they havenít used one yet. Also did you know that million people use a computer thatís more than half their population and such a poor country? That shows her important computers are and how convenient. All and all, now @CAPS1 have if happy residents, laughing on the computer they do because computers allow them to talk with friends learn and visit foreign countries and are so convenient @PERSON2 and readers computers withour a doubt benefit society.</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cell table:number-columns-repeated="21"/>
        </table:table-row>
        <table:table-row table:style-name="ro1">
          <table:table-cell office:value-type="float" office:value="340" calcext:value-type="float">
            <text:p>340</text:p>
          </table:table-cell>
          <table:table-cell office:value-type="float" office:value="1" calcext:value-type="float">
            <text:p>1</text:p>
          </table:table-cell>
          <table:table-cell office:value-type="string" calcext:value-type="string">
            <text:p>Computers, More and more people are using them. They are used to talk, for lesieure and many other things. But are computers a good thing? Computers can be a very good thing to have around. Besides practically unlimited information, you can stay in touch with your family using @ORGANIZATION1. You can use @ORGANIZATION2 word to make documents and powerpoint presentations that organize your ideas. Also you can use @ORGANIZATION2 excel to manage your finances! Windows movie maker allow you to contruct your own movies ifl you own a camera. Besides the obvious most helpful features, you can play computer games, watch mores and listen to music on a computer. Like anything, computers have downsides too. Some are small and some can be very big. computers are expensive. You can't see who's really talking to you on a computer. Also, many people have important information on a computer. Peoples computers have been infected and information has been stolen leaving people helpless. Bugs can also seriously damage your computer rendering it imposible to use. Many people can be smeared on the internet as well. Hate sites that encourage terrorism, racial violence and drug use are all over the web. You have to be careful where you go when using the internet. Also, sometimes computers can take over peoples lives. People spend too much time on facebook and not enough time reading or keepng in touch with family. Computers can be great things. Between their great features allowing you to be informed all the time and programs that or be great for managing buisness, it's no wonder almost every @CAPS1 household has one. Many people don't like computers. They say that the cons outweigh the pros. I disagree. Yes, the cons can be annoying &amp; sometimes serious. But if your smart enough to stay away from @CAPS2-@CAPS3, install anti-virus software, and never give away your information to an unamed surce, the pros outweigh the cons. So overall, if your smart enough, a computer can be a fun, convienent edition to your life allowing you to do more than you ever imagined.</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341" calcext:value-type="float">
            <text:p>341</text:p>
          </table:table-cell>
          <table:table-cell office:value-type="float" office:value="1" calcext:value-type="float">
            <text:p>1</text:p>
          </table:table-cell>
          <table:table-cell office:value-type="string" calcext:value-type="string">
            <text:p>Did you ever need to know something about another place, or maybe want to see your baby cousin who is not a baby anymore? Having a computer is a huge benefit to society. It not only ables you to find out information, and chat with family and friends but also can teach you hand eye coordination. A computer can tell you just about anything you need to know. This could help you learn about other cultures, places, or something as simple as what is @LOCATION1 creampie. the computer has endless knowledge. This is a huge benifit because a computer is one of the few tools that could help you expand your learning with a click of a button. Having a computer also allows you to talk to family and friends. New computers now have webcams. This benifits you to see and speak to them without having to get on a plane or any long car rides. Which I know is a big benifit for everyone who has relatives that don't live right next door whether it helps your swing in baseball or to catch that touchdown, having a computer is a big help in hand-eye coordination. Believe it or not, having to type a paper for school helps out alot in hand-eye coordination. Having hand-eye coordination can help you out a lot in life whether in activities, school work, or jobs. It is obvious that having a computer is a huge benifit to society by having that ability to learn more, chatting with family and friends, or to help you pass the football with one of your buds. The society today wouldn't be the same without computer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42" calcext:value-type="float">
            <text:p>342</text:p>
          </table:table-cell>
          <table:table-cell office:value-type="float" office:value="1" calcext:value-type="float">
            <text:p>1</text:p>
          </table:table-cell>
          <table:table-cell office:value-type="string" calcext:value-type="string">
            <text:p>Dear editor: More and more people use computers, but not everyone agrees that that benefits society. As editor of the newspaper, you have the power to inform people about situations. In my opinion computers are desperately in need because of the following: the computers give people the ability to learn about faraway places, people, and weather, they allow people to talk online with others, and many jobs use computers. Do you want a more economically advanced state? First of all the computer gives people the ability to learn about far away places, people, and the weather. I have an uncle named @PERSON1, that has @NUM1 little girls. Every day in the morning before school @PERSON1 checks on the weather, on his computer to make sure it is safe to go school. However, one day forgot to check the weather on his computer and took his kids to school. Little did he know the roads were extremely icey. Sadly @PERSON1 and his daughters got in a car accident and two of girls broke a few bones. As you can see, the weather the computer world have saved him a trip to the emergency room. Next, the computer allows you to talk online with other people. Dr. @DR1 from @CAPS1 states says that, "chating online with others (@CAPS2) is the best way to stay in touch with others from your old school, camp and many other places." I highly agree because adults can stay in touch with freinds from middle school. Also @PERCENT1 of students say that they usually go online to study or get the pages for homework. I believe that chating online to study for tests is a fantastic idea because it will help the students to get better grades. Some parents say that that is a way to study and a waste of time. However teachers say that ever since @CAPS2 was invented the students grades were skyrocketing. Finally most jobs today use computers. For example my dad works for @ORGANIZATION1 and the computer helps him communicate with clients all over the world. Also the chat can translate the language, thus it makes it much easier than talking on the phone. Also the teachers use computers to put grades from students in. This makes the teachers job much easier because it averages all of the grades. The computer revolutionise the jobs of people. In conclusion the computer has a positive effect on people because it gives people the ability to learn about faraway places, people, and weather, allows people to talk online with other people, and many jobs use computers. I urge you to support me by writing a positive article on computer and how the help the society. Please take my idea into consideration.</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343" calcext:value-type="float">
            <text:p>343</text:p>
          </table:table-cell>
          <table:table-cell office:value-type="float" office:value="1" calcext:value-type="float">
            <text:p>1</text:p>
          </table:table-cell>
          <table:table-cell office:value-type="string" calcext:value-type="string">
            <text:p>Dear editor, @CAPS1 name is @CAPS2 and I am a @NUM1 year old girl; yet active in reading the daily newspaper. As I was going through last weeks newspapers, I saw an ad to write an article about either the negative or positive factors about computers. I am here to persuade other readers about the negative affects computers have on people. As an active member of the computer, I take part in all negative factors. People who spend more than one hour on the computer are involved in @CAPS3, @CAPS4, or playing a computer game. of those kids are too involved in their compute games. I saw this segment on @CAPS5 @NUM2 about how @PERCENT1 of all teens play on the computer atleast once when they are supposed to be homework. Computer games distract from kids learning. Kids feel that @CAPS3 is more inportant than doing math homework. Computers don't benefit to kids learning. Kids or even adults who are too involved in some use of computers don't want to talk. They feel they need to focus on winning and beating all their friends. To win, people can't talk, just focus on the game. Kids who need to win and not talk could lead to lifetime results. Being self-consious or having no social skills are the biggest lifetime results from being too involved in a computer game. That is how being too involved in computer games affects their social skills. Kids who are too involved in their computer games, don't get enough exrcersize causing obsity. Kids think they are getting exrcersize by playing but in reality they are doing nothing at all. Kids think they can't leave their game, but they can. there is always a pause button somewhere on the screen. Soon kids get addicted to playing and dont think going outside is important anymore. That is how computer games cause long term effects. In conclusion, computers have no benefits on people. Computers cause no learning to be done anti-socialism, and abesity. All of these results are long term which causes you life to be okay. I dont you want a happy and successful life?! I know I do!</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345" calcext:value-type="float">
            <text:p>345</text:p>
          </table:table-cell>
          <table:table-cell office:value-type="float" office:value="1" calcext:value-type="float">
            <text:p>1</text:p>
          </table:table-cell>
          <table:table-cell office:value-type="string" calcext:value-type="string">
            <text:p>Dear Local Newspaper, Have you ever thought about all the intresting things you can do on computers such as call people, order groceries, and read books for school. Today it seems like the world is held together by technology and I think computers are at number one. "@CAPS1 my older sister moved to @CAPS2 it was hard to keep intuch and see eachother, but we found out about @ORGANIZATION1, which is a site where people all over can add people and chat, call, or webcam eachother, so we do that everyday and it's like she never left home." @PERSON2 says about the internet site @ORGANIZATION1. @CAPS4 sure @PERSON2 and a lot of others love their computers. Studies show that @NUM1 out of @NUM2 people get more done in the day online @PERSON1 says "everyday my day is shortened because my @CAPS3 because while at work I can order my groceries and have them delivered by four o clock @CAPS1 I arive home from work I can make doctor apt, school apts and schedul meetings all with one touch/click where ever I go, instead of looking on the calander or picking up the phone. @PERCENT1 of couples today say they met online via twitter, facebook, myspace or aol. The internet is great for meeting new people because you @CAPS4 eachother and get to know one another or look at their profile pictures and things. You cand find peolple just like you online and after a while the two of you are friends. I have some of my best friends online through a mutual friend's page and it's a sucessful friendship today. Even schools took education to the web, with all books from a class avalible at home online. Students can even check grades online now and recieve comment from teachers. So now students are pushed to use the web at home and at school. I hope I have opened your mind a little to understand the internet is not all bad, and people spend so much time on them now because everything has moved to the web like school, stores, food, even tv you name it the web has it. Personaly I spend about an hour or two on the web chating, studying, watching tv. After I might go walk or play my @CAPS5 but i'll still conected to the web because the @CAPS5 picks up on wi-fi connections. So I think computers let you open up and connect with others and get other things done on the web. I hope by now you feel the same</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346" calcext:value-type="float">
            <text:p>346</text:p>
          </table:table-cell>
          <table:table-cell office:value-type="float" office:value="1" calcext:value-type="float">
            <text:p>1</text:p>
          </table:table-cell>
          <table:table-cell office:value-type="string" calcext:value-type="string">
            <text:p>Dear @LOCATION1, @CAPS1 a teanger growing up in this technologic era @MONEY1 society, I think computers are more harmful than helpful. I presume that books are better resources, people can find fun in other ways and that computers can be dangerous and cause health problems. @CAPS1 a well-read newspaper, your stand on this subject will influence the minds @MONEY1 many. I know computers can help find information, but personally, I believe that books are better resources. Anyone can write and post an article on the internet, even if what they are saying is not true at all. People can lie and say they are a doctor in their @NUM1's when they are really a @NUM2 year old working at @ORGANIZATION1. On the computer, you can never be sure who to believe, but with books you know what you're reading is accurate. The information on the computer, (that's true) you can find a book. Sure, the computer @MONTH1 be the quicker or "easy way @CAPS6 " in some cases, but maybe what people need is a challenge. It seems that because @MONEY1 the growing technology, every generation gets lazier and lazier, and less and less into books and it's time for that to stop. Also, people can find fun in many other ways not involving a computer. Many people use social networking sites to connect with their friends, such @CAPS1 @CAPS2, @CAPS3 and @CAPS4, but on those, you can't tell if that person is really who they say they are or not. If you want to talk to your friends, why not call them or more modernly, text them? That way you can be sure @MONEY1 who you are talking to. Too many teens nowadays hide @CAPS6 in their rooms and play games on their computers and spend less and less time with their families. What happend to playing cards and board games with your family? It's much more enjoyable, in my opinion if you play the game for real and not virtually. You can also go outside and get some fresh air, instead @MONEY1 that muggy smell in your room because you're so busy on the computer, you forgot to @CAPS5 the laundry. Plus, if kids have to start handwriting their papers that would improve their handwriting, because they wouldn't get the simplicity @MONEY1 typing. Besides, some kids don't have access to computers, anyways and you have to handwrite your @ORGANIZATION2's, so why not? Lastly computers can be dangerous and/or harmful to health. The use @MONEY1 social networks allows kids to put all their information @CAPS6 there, for anyone to see. This can lead to bad things, like being stalked or kidnapped. The internet also carries many innapropriate images and websites, that youngsters, or anybody, really, should be looking at also staring at a computer screen for hours on end is very bad for your eyes and can cause very serious vision problems in the long run. Plus, I'm sure you've heard how many typists are more prone to arthritis or any problems with pain or loss @MONEY1 the use @MONEY1 their fingers because @MONEY1 the movement @MONEY1 your fingers when you are typing. Getting rif @MONEY1 computers will help to impact peoples' well- being-in a positive manner. While many people enjoy the use @MONEY1 computers, there is really not that great @MONEY1 a need for them. Books are better resources, you can find fun in many other ways, and they can be dangerous/harmful to health. Why spend hundreds or @MONEY1 on a tool that is not even necessary? Don't let the media fool you or pull you in with their tricks, scams, or gimmicks to get you buy one, and next time you go to turn on your computers, thinks " @CAPS5 I really need this or is there a better way to achieve what I need to get done or what I want to @CAPS5?" because, more than likely there will be a better way. So, sometimes it's better to say "@CAPS6 with the new ways @MONEY1 doing things technologically in with old ways @MONEY1 doing things manually.</text:p>
          </table:table-cell>
          <table:table-cell table:number-columns-repeated="2" office:value-type="float" office:value="6" calcext:value-type="float">
            <text:p>6</text:p>
          </table:table-cell>
          <table:table-cell/>
          <table:table-cell office:value-type="float" office:value="12" calcext:value-type="float">
            <text:p>12</text:p>
          </table:table-cell>
          <table:table-cell table:number-columns-repeated="21"/>
        </table:table-row>
        <table:table-row table:style-name="ro1">
          <table:table-cell office:value-type="float" office:value="347" calcext:value-type="float">
            <text:p>347</text:p>
          </table:table-cell>
          <table:table-cell office:value-type="float" office:value="1" calcext:value-type="float">
            <text:p>1</text:p>
          </table:table-cell>
          <table:table-cell office:value-type="string" calcext:value-type="string">
            <text:p>Dear local @CAPS1 I hear you are not sure if computers are good or not well they are and I have many reasons why but I will tell you is. First the games teach hand eye coordination, teach people about faraway places like other countrys, last it helps to keep in touch with people. My first major reason is it can and does help hand eye coordination every day. It does this with the mouse you have to be very coordinated to be good at the games on the computer. This will help in every day lives to to play catch with your son or to pick something up it is very important. Also it can help you get on ethnic back round to learn about faraway places. If you are going on a trip I would want to know about that place to see what I need. Or to just look at how beuatiful the countrys are will make you amazed. So for just @NUM1 reasons I would already rethink. Finally I think this is most important reason of to stay in touch with I know my mom dont got a facebook and she talking to all he old friends she says "nice" I think have friends is very important to everyone and computers help them. I conclusion there are reasons why a computer is good like hand eye coordinations learning about faraway places. So I hope you have been I know I would have and there is no doubt is my you will make the right choice.</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cell table:number-columns-repeated="21"/>
        </table:table-row>
        <table:table-row table:style-name="ro1">
          <table:table-cell office:value-type="float" office:value="348" calcext:value-type="float">
            <text:p>348</text:p>
          </table:table-cell>
          <table:table-cell office:value-type="float" office:value="1" calcext:value-type="float">
            <text:p>1</text:p>
          </table:table-cell>
          <table:table-cell office:value-type="string" calcext:value-type="string">
            <text:p>Dear newspaper, @CAPS1 people think that computers are a waste of time and that they are dangerous. Yes computers can be dangerous but they can also help you in @CAPS1 diffrent ways. Such as paying bills on line or planin vacation and even attending collage classes. For @CAPS1 people bills are a strugle. They are an incovenienc and there are way to @CAPS1 of them. If you think about it @CAPS1 people work all day on some time all night, wouldn't it be nice to come home and have all your bills payed? Well one way you can do that is from a computers, computers have @CAPS1 programs that can help you pay your bills faster so that when you come home you can relax and enjy you free time. Computers are also good for planing vactions. @CAPS1 people each year use on line programs to plan there vacations and trips, for example my family and I planed a trip to @LOCATION1 in the @DATE1 of @NUM1. When we get to the airport we had first class tikets and a ride wateing when we got of the plain that @DATE1 was the best so far. Going into a new generation @CAPS1 people are starting to take on line colleg classes do to the fact that they work or have a kid at home these @CAPS2 are good for people with jobs because they are short and you learn alot. A computer is very helpful for taking these classes because if you did not have one it would incible you from taking the class. A computer is a great thing to have for all these things. So if your a mother of a worker and you would like to go back to school you should consider taking on line colleg classes. And if your family wants a vacation you should try out one of the @CAPS1 programs the enternet has for travling.</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49" calcext:value-type="float">
            <text:p>349</text:p>
          </table:table-cell>
          <table:table-cell office:value-type="float" office:value="1" calcext:value-type="float">
            <text:p>1</text:p>
          </table:table-cell>
          <table:table-cell office:value-type="string" calcext:value-type="string">
            <text:p>Dear, whom @MONTH1 concern; Local Newspaper. I belive you are right. Computers can be helpful, let us chat with people but we donít exercise. Forget about family and most importantly yor health their vision gets bad, they eat more junk foor and that can lead to bad cholersterol. High blood pressure and even diabities. A computer is very addicting people stay up on it for hours. It will give you bad higiens so I think you should really take a look at this and put this on the Newspaper and @CAPS1 @CAPS2 residents I know it could be very fun and ejoyable but it would be all fun and games until your very sick you @MONTH1 take this as but this is highly serious in many ways. Not being with the people you love not doing any activities you people need to get off that computer and do more in your life for. A computer is like a drug but do it for your family and listen to my point of view so I think all computers should be banned for at least one week to look up on work or school and maybe even your health. This @MONTH1 seem like were overacting on this but we really arent. Do you want population on people having diabetis and other causing affects that can happen to your body increase. Well I think not how would that make you feel. Not good al all so people get of your feet and jogg. Do whateverenjoy time with your family. So just listen to me and stop this badd habbit.</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50" calcext:value-type="float">
            <text:p>350</text:p>
          </table:table-cell>
          <table:table-cell office:value-type="float" office:value="1" calcext:value-type="float">
            <text:p>1</text:p>
          </table:table-cell>
          <table:table-cell office:value-type="string" calcext:value-type="string">
            <text:p>Dear local newspaper, @CAPS1 you imagine a world without computers? Well I @CAPS1't because I think computers are great. First of all if you have a computer you @CAPS1 meet new people. Second you @CAPS1 do projects on them or homework if you need to. Lastly in a computer you @CAPS1 basically find out anything you want to know. Read ahead and discover why I think computers are great. Who doesn't like meeting new people, because I do. If you wanted to get new friends or find anyone who go to your school and you might not now you @CAPS1 look them up on your computer. Also if you had nobody to talk to one time you @CAPS1 go on the computer and try to meet new people. I know I do that all the time. Lastly it doesn't hurt anymore to make friends or talk to people online. it's actually fun once you try it. So that's why I think one reason that computers are great is because of the people you meet. Second reason why computers are great is because if you have to print something or make a project a computer @CAPS1 help. My science teacher always wants assignments printed and how @CAPS1 I do that with out a computer. Also if one day you forgot your homwork or any assignments just ask a friend online of if you have a school website look on it. Therefore computers are great because all assignments look ,better when they are printed. My last reason is because on a computer you @CAPS1 pretty much look for anything. For example, say you wanted to find a place to go to and you didn't have a adress or anything, you @CAPS1 always check on the computer. Also if their is a problem or something with you house, car, bills, or anything you @CAPS1 always see if you @CAPS1 get any hekp on internet. Lastly if you wanted to buy anything and you could't find it any stare you @CAPS1 just get it online. So basically like I said you @CAPS1 do anything. In conclusion I think omputers have a great effect on life. First you @CAPS1 meet how people or friends. Second you @CAPS1 do projects or homework. Lastly you @CAPS1 basically do anything on a computer. So that's why I think computers are great and they @CAPS1 help alot in life instead of hurting anyon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51" calcext:value-type="float">
            <text:p>351</text:p>
          </table:table-cell>
          <table:table-cell office:value-type="float" office:value="1" calcext:value-type="float">
            <text:p>1</text:p>
          </table:table-cell>
          <table:table-cell office:value-type="string" calcext:value-type="string">
            <text:p>Dear newspaper, Some people say that computers don't benefit society. But I think diferent. Computers benefit society more than you would think. They help people learn and makes work much easier. They help prevent acidents, and the save lives. Computers help people learn and make work easier its a fact. You can type you can plan your sedual. You can make a presantation or check your email. All of those things make work easier. And there are tons of more things you can do. As I said before they can help people learn. You can learn trillions of things on the internet. You can learn about everything on the internet and it is quite amazing. You could get a medical degree on the internet. Makeing work easyer or helping people learn aren't the extent of the computers abilitys. Computers can prevent acidents in anything that moves. For example cars millions on the road today and some can practily drive them selves. And that is all done with computers. Also planes, the only reason the piolot is there is in case something gose wrong. Same thing with trains. Furthermore @CAPS1 are completly computerized all the humans do is tell the computer what they want it to do. Almost everything that moves within its own power has been computerized at some point in time. And that makes the world safer for every one. Finaly computers save lives, its completly true. In hospitals without computers people would be dieing every day. They use them to keep records, record vital signs and asist with surgery. In surgery computers help by only haveing to make a tiny insision and can be much more acurate than human sergons which save lives. Also computers can mak sure that a operating room is completly sterial which reduces risks of infection. As you can see computers benifit society a lot more than you might think. They help people learn and make work easyer. They prevent acidents with which reduces people going to the hospital. And if they do go they are almost garenteed a survival. So what do you think about them now.</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352" calcext:value-type="float">
            <text:p>352</text:p>
          </table:table-cell>
          <table:table-cell office:value-type="float" office:value="1" calcext:value-type="float">
            <text:p>1</text:p>
          </table:table-cell>
          <table:table-cell office:value-type="string" calcext:value-type="string">
            <text:p>Dear @CAPS1, Experts agree that people go outside and exercising because their are three reason why people should go outside and there are: people don't have a lot of exercising, they can hang out with their friend and family, and people and kid should enjoying the outsid nature. Let me explain, people and kids these days do have alot of exercising. People who don't exercising can gran weight if they don't exercising at all. Also, parents and kids who spend all day on their computer or laptop can be over weight. Kids these day, have hard time to exercising because there are over weight by staying on their computer and play their computer game. Wouldn't you agree the kids and adults can hang out with there frienda and family. Kids need to stop going on the computer and go outside more offing with their friend or family. You might want to consider that parent need to spend time with there friend and family then staying on the computer at home. Don't you think that people should go outside and enjoying the nature. Amazingly, people know what nature is but the don't know what the true meaning of nature is! Adult should spend time by going outside then stayin at their house because @PERCENT1 of the world dont have computer at all.</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cell table:number-columns-repeated="21"/>
        </table:table-row>
        <table:table-row table:style-name="ro1">
          <table:table-cell office:value-type="float" office:value="353" calcext:value-type="float">
            <text:p>353</text:p>
          </table:table-cell>
          <table:table-cell office:value-type="float" office:value="1" calcext:value-type="float">
            <text:p>1</text:p>
          </table:table-cell>
          <table:table-cell office:value-type="string" calcext:value-type="string">
            <text:p>To the computers people technology is a good thing to have. If we do not have technology then we can not call no one. We wiil not have computers to go online. We can not talk to my family or friends. People us technology for they jobs like people that work for cars they need computers to see if the cars if old. That is why will need technology. People need technology for a lot of thin have technology to us. Computers is the big thing because we need to look up a lot of things online we need computers to test on. We call people with technology you us computers to go online on google.com that is why we need technology. so we can call peop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1"/>
        </table:table-row>
        <table:table-row table:style-name="ro1">
          <table:table-cell office:value-type="float" office:value="354" calcext:value-type="float">
            <text:p>354</text:p>
          </table:table-cell>
          <table:table-cell office:value-type="float" office:value="1" calcext:value-type="float">
            <text:p>1</text:p>
          </table:table-cell>
          <table:table-cell office:value-type="string" calcext:value-type="string">
            <text:p>Dear local Newspaper, @CAPS1 the years computers has been a great invention. It helped people learn more information, communicate with people, and @CAPS6 invent more technology. This is a positive effect for our country. let me excplain. Computers is a positive affect for our country because it helps us find information for school and for location were to go. The computer helps me find information for my science project faster than going to the library and looking up information on a book." @CAPS2 @PERSON1 in @NUM1 grade. In case we get lost on the roads the computer can @CAPS6 us get to out location. Another reason why computers is a positive affect to our country is because it can @CAPS6 us communicate with our friends and family."@CAPS3 I cant contact my mom I email her on my computer." @CAPS2 @PERSON2. Also most of kids parents can contact their teacher and email them to see how they are doing. The last reason why computers is a positive affect to our country is because it can @CAPS6 us invent diffrent things. Scientist can easily invent more kinds of technology by using the computers." The computer has helped us first make a model of our invention then we start making the details." @CAPS4 @CAPS5. @CAPS1 the years computers helped us with almost everything. Conclusion the computer @CAPS6 us with our search for information, @CAPS6 contact people, and @CAPS6 make new inventions. This has also helped us in wars. We should let the computers be in the @LOCATION1</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55" calcext:value-type="float">
            <text:p>355</text:p>
          </table:table-cell>
          <table:table-cell office:value-type="float" office:value="1" calcext:value-type="float">
            <text:p>1</text:p>
          </table:table-cell>
          <table:table-cell office:value-type="string" calcext:value-type="string">
            <text:p>Dear @CAPS1, I think that computer are a waste of time, but they also help you in many ways. You should only go on the computer if you really have too. Peple are on the computer for hours at a time, they go on the computer if they are bored or if they don't want to go outside. People have made the computer daster and more effective. So more and more people buy computers each year. Computers als helsp you in al of ways, you can learn from a computer, you can find a job on the compter, and you can also shop on the computer. So if you need to find a job then you can go on the computer and find a job that is right for you. You can learn from the computer. The computer can give you so much information it is unbeleiveable, you can look up anything and even ask questions. Last, you can shop on the computer. Say you can find something in a store and you looked everywhere so you go home and you can go on the computer and find what you are looking for. But, you most likely are going to need a credit card. So this is why I think computer are helpful but a waste of time.</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356" calcext:value-type="float">
            <text:p>356</text:p>
          </table:table-cell>
          <table:table-cell office:value-type="float" office:value="1" calcext:value-type="float">
            <text:p>1</text:p>
          </table:table-cell>
          <table:table-cell office:value-type="string" calcext:value-type="string">
            <text:p>Dear Newspaper, @CAPS1, I am on the computer alot. But I think it is one of the most addicting, time consuming inventions in todays society. Yes, computers have benefits such as talking to friends and family you don't see that often, doing school work, and gathering information. But in my oponion I the people should reduce their usage of computers. Sure, computers let you interact with friends in family via e-mail, or @CAPS2 messaging, or social networking websites such as @CAPS3 or @CAPS4. Guess what? You can easily communicate the old fashioned way with cell phones, or even writing a letter. See? There are alternitives for communication. Exercise is so important now a days, and people do not get enough of it. Did you know that obesity, has gone up @PERCENT1 since last year? Thats a fairly big percentage, and we don't want it to get any bigger. If people are wasting away, staring at their computer screen and not getting any sort or exercise in, the number will get bigger. Also, computers can cause all kinds of medical problems. For example, about a month ago my back was really bothering me. I went to the doctors and he told me one of the likley causes was leaning foward togo on my laptop. "Computers can also cause vision problems and haedaches." says specialist @CAPS5. Oz. We can prevent these issues if we take a stand against computers! We can limit our use to two or three times a week, and only use it for important reasons. I hope this really is an eye-opener to the negative effects computers have on u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57" calcext:value-type="float">
            <text:p>357</text:p>
          </table:table-cell>
          <table:table-cell office:value-type="float" office:value="1" calcext:value-type="float">
            <text:p>1</text:p>
          </table:table-cell>
          <table:table-cell office:value-type="string" calcext:value-type="string">
            <text:p>Dear local newspaper, I am writing to you because computers are affecting humans in many ways. Some can be terrible, and others not so bad. Many average people are now staying inside all day on the computer playing games, or on facebook and other interactive websites such as twitter and @CAPS1. This crisis is interfering with school, work, or excersize. More and more people each day are not getting enough exercize or work done. We have to stop this devastating pandemic! People who are staying inside all day arn't as healthy as they were before. There immune system making the risk of getting sick greater. This can cause people in severe positions or even death. @CAPS4 you stay inside all day every day, the computer will be so addicting it will take over you and make it more important. In order to maintain healthy you have to eat right and good in riding a bike. @CAPS2 someone is inside on the computer frequently, they arn't @CAPS2 you're addicted to something like watching t.v. or playing @CAPS3, @CAPS4 you are addicted to the it can also interfere with family events, sports. @CAPS2 youre on the computer you forget about homework, grades drastically making you go to summer school, or even repeating a grade. Also @CAPS2 you don't prepare for sports it can make you not play up to your potential. This is why computers are affecting every day people. There are more reasons how people are being affected by computers, but these are the most common.</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58" calcext:value-type="float">
            <text:p>358</text:p>
          </table:table-cell>
          <table:table-cell office:value-type="float" office:value="1" calcext:value-type="float">
            <text:p>1</text:p>
          </table:table-cell>
          <table:table-cell office:value-type="string" calcext:value-type="string">
            <text:p>Dear @CAPS1 of the @ORGANIZATION1, I personaly disagree with the experts who are concerned that people are spending too much time on their computers and less time exercising, enjoying nature, and interacting with family and friends. The reason why I disagree is because it not the computers folt people don't get out and exercise. Buying a computer and getting on the computer is free will and the computer dosen't you get on it that's our choice so we can't blame the computer for people not excerising. Another important thing to remember is that computers are important is because they help you get more educated. For example there are computer class online for people that want to there degree in different fields, with just a click of a button you it can change you future and career for the rest of you life. The most important reason is because it help people learn about different cultures and ways of life. I love learning about @LOCATION1 and @LOCATION2 even through they had that terriable storm. I thank you for listening to my opinon and I hope that it change's your point of living a life without computer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cell table:number-columns-repeated="21"/>
        </table:table-row>
        <table:table-row table:style-name="ro1">
          <table:table-cell office:value-type="float" office:value="359" calcext:value-type="float">
            <text:p>359</text:p>
          </table:table-cell>
          <table:table-cell office:value-type="float" office:value="1" calcext:value-type="float">
            <text:p>1</text:p>
          </table:table-cell>
          <table:table-cell office:value-type="string" calcext:value-type="string">
            <text:p>Being active has no limit, but technology does.</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360" calcext:value-type="float">
            <text:p>360</text:p>
          </table:table-cell>
          <table:table-cell office:value-type="float" office:value="1" calcext:value-type="float">
            <text:p>1</text:p>
          </table:table-cell>
          <table:table-cell office:value-type="string" calcext:value-type="string">
            <text:p>Do Computers @CAPS1 Society? This question might be answered forever. I have an opinion about this and it might not effect everyone in the world but I do hope so. Exercising, great way to stay in shape but is you sit on the @ORGANIZATION1 all day you donít have a chance to stay in shape. So while everyone is fit you eventually will be fat. Whik you sit there playing the some @ORGANIZATION1 game everyon is out side playing at the park, swimming in the pool or fishing at the lake. Sitling on a @ORGANIZATION1 destroys your life bot physically and socially. Lastly, @ORGANIZATION1 will stop you from spending time with friends and family. Also this will stop you from interacting with new friend, and your old ones will find new ones. Lastly, I you sit on the @ORGANIZATION1 @NUM1 you will miss out on the awesome @CAPS2 life you were waiting for since you can remember. So the next time your friend says to go online after school, say you'd rather not because you don't want to get addicted.</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361" calcext:value-type="float">
            <text:p>361</text:p>
          </table:table-cell>
          <table:table-cell office:value-type="float" office:value="1" calcext:value-type="float">
            <text:p>1</text:p>
          </table:table-cell>
          <table:table-cell office:value-type="string" calcext:value-type="string">
            <text:p>Computers have a very positive effect on people. Computers help people in many ways. They teach people about history and faraway places. They also are a great way to yourself. Computers also are another way to comunicate to people for away it only a few houses down. Computers have a of knowledge and more is added everyday. Everyday i go on the computer i learn something new. You can search the word @LOCATION1 and instantly have millions of web pages in fron of you that all had new knowlage and exciting things about @LOCATION1. Computers are much faster than having to go down to local library and look for a book that has the information you need. You can also find diffrerent veiws and perspectives of a subject online. Depending on what website you go to you can get opinions on certain places and events, which you cannot find books at the library. Computers have a amount of knowledge instantly and also some opinions of things. Computers can also entertain you. There are many entertaining website online that you can go to when you bored. There are books and magazines you can read at anytime you want. If you like to read then check online, these @MONTH1 be a book you enjoy free of charge to read. Some people like to play games. On the computer you can find almost any game you want to play. These are board games, video games, strategy game, adventure games, and many many more than that. I could go on for hours listing at the different types. If you like sports you can look on the internet and find pages about different sports. You could find ways to improve how you play or you to play that sport. If you like to watch @CAPS1. you can also do that on a computer. Some @CAPS2.V programs put the diffrent episodes online so people can easily view them just by one click of the mouse. Computer can anybody who uses it. Computers help tech you things entertain you. but they also can communicate to your friends and family. Many programs let you to people through the internet. You could send emails to your cousin half way across the world. In emails you can attach pictures and files with text to communicate. These are various programs. IM means instant messaging, that means that instantly you message to another person using that program. You put a message in and away it goes instantly reaching ther person you trying to teach. Now thse are even more to communicate. you can make audio calls to a person using the computer. It is like a phone just not.Web cams make it possible to record and send video instantly, but can also uses to talk to one through a video call. The program connects you to your friends or family and you can see them thourhg a video. computers are a great way to comunicate with others. Computers help in a positive way. They give you access to an amazing amount of information. They can you. Computers also great way to communicate to people no matter how far away that person is. I would completly say that computers are a positive thing.</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362" calcext:value-type="float">
            <text:p>362</text:p>
          </table:table-cell>
          <table:table-cell office:value-type="float" office:value="1" calcext:value-type="float">
            <text:p>1</text:p>
          </table:table-cell>
          <table:table-cell office:value-type="string" calcext:value-type="string">
            <text:p>Newspaper, I feel that the use of computers is no big deal. it is a convienient way to communicate, it teaches young adults and adults social and life skills, and is no different than other addictions. These three reasons are why I feel the @ORGANIZATION1 is under-appreciated. My firsty reason why I feel that the @ORGANIZATION1 is under-appreciated is that some people think that less time is spend with family, but I talk to family, and friends everytime on the @ORGANIZATION1. It is a conveinient, fast, and for the most part safe way of communicating. When I need help with something, I sit at the @ORGANIZATION1 and fb chat someone, or if their not on, I e-mail them. I get my answer within a day. Also you can look up the answer online, the internet is a beautifully smart device. Also if you call someone versus chating on the @ORGANIZATION1 you @MONTH1 have no idea who they are, it is also much easier to trace a call then trace a @ORGANIZATION1 to a certain location. Communication is faster, safer, and more conveinient over the @ORGANIZATION1. My second reason for being @NUM1 is that it can help teach said and life skills. For example, did you know that on average, an adult will make @MONEY1 more if they know how to type good, and fast? The @ORGANIZATION1 serves many functions. Facebook, for example, is a social network, amny young adults can learn basic social skills by having a facebook. Social skills play a very important role when you are finding a job for the first time. If you have good social skills, your boss @MONTH1 like, and apreciate you more. Which can only lead to a promotion! Computers are very nifly to have around! my third, and final reason, for believing, with all respect, that @NUM2 people are blinded, is that people don't easily get addicted to the @ORGANIZATION1. It is very hard to become addicted to the @ORGANIZATION1. Only about @PERCENT3 of facebook users are addicted. Compared to an alcohol addiction, about @PERCENT1, or drug addiction, @PERCENT2, @ORGANIZATION1 addiction is microscopic, and not to mention, not deadly. The only similarity between the @ORGANIZATION1, and other deadlier addictions is that they are addicted, and @MONTH1 become grumpy if asked to stop. "@ORGANIZATION1 addiction can be cured with a speedy recovery, and as long as you are on for an hour or less a day, there is nothing to worry about" says @PERSON1, at the @NUM3.) @CAPS1 there you have it, computers use is not a major problem. It is a conveinent communication device, an effective way to learn social, and life skills, and is no huge major source of addiction. @CAPS1 there is nothing to worry about. Sit back and look it up on the internet if you don't believe me.</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363" calcext:value-type="float">
            <text:p>363</text:p>
          </table:table-cell>
          <table:table-cell office:value-type="float" office:value="1" calcext:value-type="float">
            <text:p>1</text:p>
          </table:table-cell>
          <table:table-cell office:value-type="string" calcext:value-type="string">
            <text:p>I agree that computers do benefit society because every one uses one or has one it helps you with important stuff the computer makes things easy. Computers, give exercise in a way it makes your fingers move faster. The computer is the best thing ever that happend to this world you can chat with your friends family, print writing play games. What can get better than that we can research a famous person google dead people look up pictures. But the computer makes you lazy because it makes you wana just sit there never get off of it its addicting to people but others just don't know the meaning of using or having a computer. If the others had an computer they would change there mind. You can go on myspace thinks to tom talk to friend family people from a diffrent town, state. You also can go on google yahoo, facebook, twitter the computer and internet is really fun and it give you a little exercise. And it helps you with your school work, home work, research of a country, place, house, vacation you can do lots of things. But then the other people have a point enjoying nature is good because it gets you healthy strong and it will get playing sports more and having fun outside instead of staying in side all day doing nothing staring at your computer screen not wanting to get sleep or going out side so both pretty much the same to me but I do with the first opionion because computers are the best!</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64" calcext:value-type="float">
            <text:p>364</text:p>
          </table:table-cell>
          <table:table-cell office:value-type="float" office:value="1" calcext:value-type="float">
            <text:p>1</text:p>
          </table:table-cell>
          <table:table-cell office:value-type="string" calcext:value-type="string">
            <text:p>You've got mail! @CAPS1 my computer which is filled with emails from distant relatives and friends. Without computers, I would not be able to keep in touch with these people as efficiently as I can with computers. In the past few decades, technology has been drastically advancing, resulting in the incredible computers, with computers we can type faster, communicate with distant relatives, and find information like ever before. Because of this incredible invention, computers have allowed us to do @LOCATION1 things that are truly astonishing. To begin, we have thrown away typr writers and purchased computers. Now like never before, we can type faster, improve hand eye cordination, and edit our papers without the help of a peer. First of all, with the extreene amounts of typing needed for colleges, most occupations, and everyday list, computers have made this faster and easier process. I am sure most of the things you have to type for @LOCATION1 are written using a computer. Secondly we have gained amazing hand-eye cordination skills. Furthermore, be typing and reading at the same time, we have trained or eyes to do many @LOCATION1 things similar to playing the piano. Lastly, now with spell check, we are able to edit papers without using someone elses help! The computer can sense problems in an instant, which is even more effective without a doubt, the typing documents aspect of computers is @CAPS5 one reason why we need them around. Another reason is because of communication. Thanks to many @LOCATION1 communication applications such as @ORGANIZATION2, @ORGANIZATION3, @CAPS2 and @CAPS3, we can now communicate with a surplus of distant friends and relatives. For example, with both my sisters at college it was hard for me to communicate with them however, due to @CAPS2, I can see their pictures, instant message them, and even video chat! Without computers, being able to see their pictures and what they are up to would have never been possible. Secondly, email has created a fast, easy way to update people on schedule changes, ideas and even sales and specials offered by stores! Snail mail is no more with this extreemly efficient way of communication! Clearly, the communication aspect of computers is an explicit reason why we need them in our lives. Last but not least, computers have allowed us to access information like never before. We can now find facts and figures, faster, easier, and with hundreds more optinions, within seconds, thanks to @ORGANIZATION1 and other search engines, we can find the information we need. Not to mention, the process is exceedingly @CAPS5 type in exactly what you are looking for and you will be brought to exactly what you need! Thirdly, there is many more options and sites to choose from. For example, if you were to type in a certain animal there would be an overdose of pages pertaining to your topic. Now, it is possible to find exactly what you are looking for! There is no question that computers have made searching for information easier and faster, which is exactly why we need them in our everyday lives. Conclusively, computers are an astonishing invention that has opened @LOCATION1 doors for today's society. Without computers we would not be able to type documents as quickly, communicate, and find information in a fashion. However, because of this invention, computers have allowed us to do incredible things. People all across the country are expenencing the efficiency of using computers and now we can to! It is evident, that computers are effective, and are advancing technology in our society.</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cell table:number-columns-repeated="21"/>
        </table:table-row>
        <table:table-row table:style-name="ro1">
          <table:table-cell office:value-type="float" office:value="365" calcext:value-type="float">
            <text:p>365</text:p>
          </table:table-cell>
          <table:table-cell office:value-type="float" office:value="1" calcext:value-type="float">
            <text:p>1</text:p>
          </table:table-cell>
          <table:table-cell office:value-type="string" calcext:value-type="string">
            <text:p>Can you imagine a world full of lifeless zombies obsessing over technology such as computers, television, and cellular phones? Our world as we know it will come to an abrubt end if we don't stop this nonsense. Computers can cause obesity, a lack of interactment, and they waste their time on these useless items. Our world can't set aside time for such. Our planet is run by us humans and if we don't take care for its necessities, we will all die including our beloved planet @LOCATION1. Computers aren't a benefit to our society today. First off, computers can cause major obesity like it has done already. Obesity is one of the most brought up health problems in the world. Many issues cause obesity but technology (computers) take a big role in it. Instead of sitting on a computer all day, they can do something a lot more productive such as taking a walk starting a club (adult once children!), help out neighbors ect. So what if they teach hand eye cordination they don't teach us how to stay fit! Computers play a big role in the obesity factor. As adults, you should know how much obesity matters. Children are the future nobody would want the future leaders to be known for the widespread obesity. Never theless, computers take away "bonding" time from family and friends. Adults and children alike are lacking social needs. They don't verbally and physically interact ith their "online friends". And they wonder why families these days are turning out the way they are the source of the cause is computers. Anyways, people spend too much time on computers if people didn't waste so much time on computers they wouldn't be losing jobs like dropping flies. The unemployment rate is high because they suppose they "don't have enough time". When all their time is devoted to To computers if they took out the computers in their lives, they would have @CAPS1 of time to do such. No one wants a "stay at home" unemployed loser as themselves. In the end, computers are not a benefit to our poorly run society. They cause obesity, corrupt social needs and eat the people's time away, you @MONTH1 think computers allow others to "chat" online with their "online friends" but they don't provide our physical and verbal social needs which results in a low self esteem. If newspapers keep publishing articles about the "benefits of computers." people will soon stop believing that non sense and eventually stop purchasing these newspapers. Nobody wants to read lies, do they?</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366" calcext:value-type="float">
            <text:p>366</text:p>
          </table:table-cell>
          <table:table-cell office:value-type="float" office:value="1" calcext:value-type="float">
            <text:p>1</text:p>
          </table:table-cell>
          <table:table-cell office:value-type="string" calcext:value-type="string">
            <text:p>Computers, Computers, Computers, its all we hear about today. New websites, chatrooms, games and much more. I agree with the experts who think that we should spend more time outdoors with friends and family. Computers take over peoples lives, you don't know who is looking you up on facebook or @CAPS4 and know you can do almost anything on them. Lunch...,@CAPS1...,@CAPS2...,@CAPS3....Computers are taking over our lives. Believe it or not some people bring computers everywhere they go and once you get on that @CAPS3 chances are you won't be getting of it for a while because you keep clicking and keep finding new stuff. I do have to say computers are a cool device but there has to be a limit. We can not be on the @CAPS3 @NUM1 looking up what @PERSON1 said to @PERSON2... You got to come back to earth and spend time with your family. The @CAPS3 might be a cool device but that does not meen that it is safe to post stuff about you on. Facebook &amp; @CAPS4, probably two of the most dangerous sites to be on. Anybody could just type in @PERSON1 and get @NUM2 maches and find you eventhough you don't know them. People are not always as they say they are. People could say taht they are a @NUM3 year old. Just leaving college when it's really a @NUM4 year old @CAPS6 just getting ready to enter the senior center. Don't trust anybody. Now and days you don't even have to leave your house. You can shop, talk, @CAPS5 taxes, bills, and have a vurtual life on the @CAPS3. Pretty soon @CAPS6 kind as a human will become all together through the @CAPS3. Some computers probally have a smarter system then same humans do. What I am saying is limit your time to the @CAPS3 or thats where you will be spending it all. Know you know that I think that computers need to be seen less throughout the human day. Also that they are taking over our lives, are dargerous, and you don't even have to leave your house to make a living. I hope you take my thoughts into consideration. Thank you.</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67" calcext:value-type="float">
            <text:p>367</text:p>
          </table:table-cell>
          <table:table-cell office:value-type="float" office:value="1" calcext:value-type="float">
            <text:p>1</text:p>
          </table:table-cell>
          <table:table-cell office:value-type="string" calcext:value-type="string">
            <text:p>@ORGANIZATION1, @CAPS1 is a lot of positive things about technology, especially computers. Computers gives you a chance to communicate with people from all around the world; also computers gives you the opportunity to go on educating websites, and last makes it easier to shop and pay bills. Talking to people from around the world can be interesting. Computers help you do that, using the internet. You can learn almost different people and their cultural background, or even talk to your friends and families that live in other cities, states, or maybe even countries. Yes, some people might say they cost too much, but that's really only a one ime price. Computers can be very helpful to students as well as teachers. That reason is because students can get homework help on educating websites. On the other hand it helpful for teachers because they can put their students grades online and won't have kids bugging you about what's their average in a certain class. Yes, I know their are bad unappropriate websites, but their are a lot of ways to block them. For an example I had a @CAPS2 in @CAPS3 and I needed a lot of help, and my teacher told me about a website called studyisland and by going on that everyday boosted my grade up to a @CAPS4. Computers give you a chance to get your bills paid and do some shopping for a cheaper price. Their are ways that your things that you buy online could come a few days late; but think about how much time and money your saving because you ordered offline instead of going to the store. But it's also very helpful to people with disability. They're are a lot of positive things about computers. They give you a chance to communicate with people across the world, and gives you a chance to go on educating websites, and last helps you pay bills and go shopping. Local Newspaper computers are a big benefit too society, and without them a lot of things would'nt be possibl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68" calcext:value-type="float">
            <text:p>368</text:p>
          </table:table-cell>
          <table:table-cell office:value-type="float" office:value="1" calcext:value-type="float">
            <text:p>1</text:p>
          </table:table-cell>
          <table:table-cell office:value-type="string" calcext:value-type="string">
            <text:p>Dear @CAPS1 @PERSON1, Computers have helped us in many ways. Computers have helped children and adults learn, increased the amount of jobs and computers have helped law enforcement as well. Yes, i, agree some people do spend too much time on these machines, but that doesn't mean they haven't helped us. Computers help children and adults learn so much. Children can use their computer to re-search homework they're doing or even just research thing for fun. Most adults have been through school and are educated but computers help them make discoveries about space, the human body, etc. So not only are computers teaching children, but they're part of making new discoveries that need to be taught to children. Right now our economy is not doing to well. A ton of people are out of jobs and can't support their families. But imagine how many more people would be out of work if we didn't have computers. @PERCENT1 of our society works with computers. An that means @PERCENT1 of the people won't have jobs. Computers not only give us knowledge but they give over half us catch the members of society that do wrong. Computers have helped catch law enforcement for a little bit more than @NUM1 years. Yes, crime has gone up in the past years, but computers have helped us catch criminals. Computers store massive amounts of data, which means we can story already arrested criminal's finger prints, pictures, @CAPS2, previous record, etc. to help us catch criminals. So yes computers have helped us in more ways than one. Computers have helped children and adults learn, increased the amount of jobs, and helped law enforcement. Even if people spend too much time on thse machines, it's their decision and look how much computers have helped us. Make the right decision let out technology continue to edvance.</text:p>
          </table:table-cell>
          <table:table-cell office:value-type="float" office:value="4" calcext:value-type="float">
            <text:p>4</text:p>
          </table:table-cell>
          <table:table-cell office:value-type="float" office:value="5" calcext:value-type="float">
            <text:p>5</text:p>
          </table:table-cell>
          <table:table-cell/>
          <table:table-cell office:value-type="float" office:value="9" calcext:value-type="float">
            <text:p>9</text:p>
          </table:table-cell>
          <table:table-cell table:number-columns-repeated="21"/>
        </table:table-row>
        <table:table-row table:style-name="ro1">
          <table:table-cell office:value-type="float" office:value="369" calcext:value-type="float">
            <text:p>369</text:p>
          </table:table-cell>
          <table:table-cell office:value-type="float" office:value="1" calcext:value-type="float">
            <text:p>1</text:p>
          </table:table-cell>
          <table:table-cell office:value-type="string" calcext:value-type="string">
            <text:p>Do you use a computer? Is there one at your house? Well, the average household owns two computers, but this isn't good, @CAPS2 computers are taking valuable time away from hobbies, nature, and real-life. First, computers take time away from hobbies and friends. Some of my friends spend @NUM1 hours on the computer a day that they could be playing. a sport or hanging out. Also, the computers become the center of their lives. People ask me " @CAPS1 weren't you online @TIME1?" and i answer "@CAPS2 i have a life that doesn't revolve around @CAPS3." @CAPS4, the computer takes time away from nature. People dont acknowledge the beauty of the outdoor. Now that our lives are so orderly, we need the wilderness even more than @CAPS2 it helps us to appreciate ourselves more and appreciate how special our planet computer take all that away! Third, computers take us away from real-life. Some people dont know how to have a face-to-face conversation, they only know how to communicate by email or @CAPS5. I acknoowledge that getting away from real life can be relaxing but some people dont know which side the stomp goes on a letter. It @MONTH1 old-fashioned, but i believe people put their heart something you can't do by email. In conclusion, computers take time away from real-life, nature and your hobbies. Plus, you can get arthritis in your hands if you type to much.</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70" calcext:value-type="float">
            <text:p>370</text:p>
          </table:table-cell>
          <table:table-cell office:value-type="float" office:value="1" calcext:value-type="float">
            <text:p>1</text:p>
          </table:table-cell>
          <table:table-cell office:value-type="string" calcext:value-type="string">
            <text:p>Computers are becoming a household item in the @LOCATION1 and around the world. There is a problem through, because some people believe that computers don't benefit society. In my opinion, computers are a @CAPS9 thing for our everyday lives. The internet allows us to communicate with friends, family, and more people around the globe! Its various programs help keep files and other things of that nature organized and updated. Finally, computers are a @CAPS9 resource when researching for projects, reports, homework, or anything else that requires information to complete. The world is a large place with many people, places, regions, and countries. Families sometimes move far away from their families and friends, so they want to keep in contact. Post is a very slow and costly service, while the internet is cheaper and quicker! IM's, @CAPS1 @CAPS2, use one of these fast and cheap ways. They allow you to send a message and receive a message on any day, at anytime, in any place with little of no hassle involved. Another way is to use websites like @CAPS3 and @CAPS4, which allow you to update your "status" on your wall so everyone on your friends list can see or comment on. The final and last way is by using a webcam, which enables you to see the person on the other end of the "call" and you can also hear their voices. This is the best way, in my opinion, because instead of sending text and pictures they can explain everything in their own way with no limit on how much they can say. Many people have noticed that the world is not an organized place. Computers help organize it with their many applications and programs like @ORGANIZATION1 apps, @CAPS5, and document folders. @ORGANIZATION1 is a chain of apps for everything from writing documents to making spreadsheets to making presentations and even to making fliers for special events. These apps are the basic to starting up a business or promoting an invention. @CAPS5 mainly centers on keeping information stored an organized in files however you wish and is @CAPS9 for quick access to them. My parents and other adults I know always say "organization is the key to success", so @CAPS5 definetly helps. The final and most basic way that computers help for organization are document folders. These little things come in handy when you need to save something quickly bu want to keep it organized. All you have to do is name it, click save, and bada bing bada boom you're done! Most importantly, computers come in handy when researching for projects or something else that requires lots of up-to-date information. Books will take a few days and you only have @NUM1 days to research, create, and organize your project and data. What are you gonna do now? You could hand it in late, but then you'll yet in trouble. Here is where the fast and reliable internet comes in if you need to know the difference between @PERSON2 and @PERSON1, use the search engine @ORGANIZATION2. If you have a question about the @CAPS7 @CAPS8, use @LOCATION2. Anything at all that you @MONTH1 need is at the tips of your fingers, with a little help from your computer and internet of course. In conclusion, I would like to state that computers aren't a good thing for society, they are a @CAPS9 thing for civilization! From communicating with friends and family around the world to organizing our everyday lives and helping us research important topics, the internet and computers are a @CAPS9 way to help out our lives in my opinion. Wouldn't you agree with me?</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371" calcext:value-type="float">
            <text:p>371</text:p>
          </table:table-cell>
          <table:table-cell office:value-type="float" office:value="1" calcext:value-type="float">
            <text:p>1</text:p>
          </table:table-cell>
          <table:table-cell office:value-type="string" calcext:value-type="string">
            <text:p>About @PERCENT1 of the world today, use computers. Although you @MONTH1 spend time on the computer, you can contact family and frinds, exercise your brain, and there is time to enjoy nature. Have you ever heard of a email? Well it's a contacting source you can use to contact family and friends. Also there are other sources you can use to conact family and friends. For example, facebook, myspace, and twitter. Even though you're on the computer, you can still do this, you don't always have to call them. I remember a time when I called my aunt from my cell phone, and it wasted my minutes. Something simple as this could've been done over an email. So computers do have a good point to it. Do you know online you can exercise your brain? You can do this by learning new information you haven't learned before. For instance, if my sister needed help with science, she could go online, and learn more information about it. Some experts are thinking that it's too much time on the computer, but it can be very useful to others, by helping them gain knowledge. Computers can even help get online, tutoring, so you can exercise your brain there also. Do you know you can enjoy nature anytime? About @PERCENT2 of our world enjoys nature. Don't you think it can wait until later? Also some people don't like the different seasons and might want to stay in their homes. For example, when it snows. I think nature is good, but I don't think others want to be out as much. Also I know we are apart of nature, and nature is part of our society, but the seasons change and it's lots od bad weather. In conclusion, the computer has some good sources. Although you @MONTH1 spend time on the computer, you can contact family exercise your brain and there time to natur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72" calcext:value-type="float">
            <text:p>372</text:p>
          </table:table-cell>
          <table:table-cell office:value-type="float" office:value="1" calcext:value-type="float">
            <text:p>1</text:p>
          </table:table-cell>
          <table:table-cell office:value-type="string" calcext:value-type="string">
            <text:p>Dear newspaper, I think computers have a good effect on people. Computers are very helpful to many it gives them an education, and they can interact with many people. Computers can be very helpful to many people. Working with computers can give people extremly well hand-eye coordination. Dr. @PERSON4 said, "In recent surveys and tests, I have noticed a major increase with hand-eye coordination of @PERCENT1 all thanks to computers. "Computers is also a way that people can learn to type in a recent survey at @ORGANIZATION1, @NUM1-more students know to type, thanks to computers. Computers can be very helpful to business people with creating power points. Instead of making a really big poster board for @CAPS2 @CAPS1 project, I made a power point instead that was so much easier. Computers can be very helpful to many people. Computers are used in many schools to help teach students about new things. For example, students can learn about interesting places that they never knew about. "@CAPS2 friends is moving to @LOCATION1 and she has no idea what it's like, or where it is. So, we looked it up on the internet and found out so much cool stuff about it, " says @PERSON5 computers can also teach students about new cultures. At @CAPS3 @ORGANIZATION2, @ORGANIZATION2, @PERCENT2 of the students learned about @NUM2 new cultures in one year, thanks to computers. Not only can computers tell people about interesting places, but interesting people. I never knew that president @PERSON2 had @NUM3 brothers, and gre up in @LOCATION2, did you? Computers can be used in schools to help teach students about new things. Computers are used by many people to interact with another. using computers is an easy way to talk with friends. Using instant messenger is free! Now parents don't have to pay annoying phone bills anymore! In a recent survey done in the town of @CAPS4 @CAPS5, @PERCENT3 of the people there thought that using computers to talk to friends was alot easier. Computers can help people meet new people online. Habe you ever heard of the dating sites? Well, this is what @PERSON1 has to say about it, "@CAPS6 wonderful! @CAPS2 husband and I met online and we have been together for @NUM4 years." @CAPS7 you have a faw away cousin and if you call or write them a letter it's too expensive? Well now you don's have to worry about that anymore because talking to distant relatives online is free! "@CAPS6 so much easier talking to people online." says @PERSON3. Computers can be used to interact with another. Computers have a very good effect on people. They are helpful, can be used to give education, and they can be used to interact with another.</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373" calcext:value-type="float">
            <text:p>373</text:p>
          </table:table-cell>
          <table:table-cell office:value-type="float" office:value="1" calcext:value-type="float">
            <text:p>1</text:p>
          </table:table-cell>
          <table:table-cell office:value-type="string" calcext:value-type="string">
            <text:p>To whom it @MONTH1 @CAPS1, I have recently heard about your argument on the effects that modern day computers have on society. Some people feel they have a positive effect, such as learning new information, and interacting or chatting with other people. Others feel that society is devoting to much time to computers, they feel that these people are spending less time exercising, enjoying nature, and with their family. I feel that people are devoting themselves to the computer. People think that all things on the internet are true, they're not, @PERCENT1 of all teens across the country are addicted to the computer. First, things posted on the internet are not always true. They can be posted by anyone, whether it's true or not. My friend found a website with very detailed information for an essay. She turned it in, and the teacher gave it back the following day. In big red letters it said "false information" @CAPS2 she had gotten the information from a book. she pobably would've gotten an "A+". Second, @PERCENT1 of teens living in the @LOCATION1 have become addicted to using the computer. My friend was obsessed with facebook from @NUM1 until @NUM2 she was on, daily. She began failing classes. She didn't do homework, didn't study for tests! She failed the @NUM3 grade. This all happened because she was addicted to a website. This is why I agree with the statement that experts are concerned with people spending to much time on the computer @CAPS2 you want to continue a healthy lifestyle, and avoid becoming to addicted to the computer, limit yourself. Make the smart choice.</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74" calcext:value-type="float">
            <text:p>374</text:p>
          </table:table-cell>
          <table:table-cell office:value-type="float" office:value="1" calcext:value-type="float">
            <text:p>1</text:p>
          </table:table-cell>
          <table:table-cell office:value-type="string" calcext:value-type="string">
            <text:p>Dear local Newspaper, I believe that people who uses alot of technology such as computer are not good, technology can affect adults and even more is children. Children who go on chatting websites such as facebook are starting to see a difference which is in there grades. I found out children who gois on face book are starting to not turn in home work and there grades are going completly down, I heard a student say once he had got on face book he stoped doing his homework and reading his grade dropeed from a @CAPS1 t a @CAPS2 average because he was much focused on the computer than school and his reading. I belive computers can be really addicted to people the first time you get on a website it go's from once a day to twice a day and further on its as if the computer is sometime connected to you and we can let go. People who allow themself to chat online can also be a dangerous thing, young females and males think its exciting to chat with some one in a different state or city but its not exciting its very dangerous. Chating online is very dangerous because the person that you are talking to could have murdered people or could have kidnapped kids or could be wanied but we wouldn't know because on chat lines you dont have to put your fear name, you could put a false picture, and unknown age that's why in cases something go missing because they didd'ent think before they started chating. Another reason why using or being on a computer can be bad because it can lead to a strong distraction from you family instead of sitting down and asking your family now was thier day you'll be in a rush to go on the computer. The computer can also lower you test and quiz grades you can be on the computer for a maximum of hours that you need to be studying for a huge exam the next day and when you fail theres no one to blame but yourself because of your addiction to the usage of an computer. In conclusion @PERCENT1 of people have been affected by computers and its not a good thing you could miss a day out of work or you can be tired and exhaused because all your energy is wasted stay off of computers unless educational.</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cell table:number-columns-repeated="21"/>
        </table:table-row>
        <table:table-row table:style-name="ro1">
          <table:table-cell office:value-type="float" office:value="375" calcext:value-type="float">
            <text:p>375</text:p>
          </table:table-cell>
          <table:table-cell office:value-type="float" office:value="1" calcext:value-type="float">
            <text:p>1</text:p>
          </table:table-cell>
          <table:table-cell office:value-type="string" calcext:value-type="string">
            <text:p>I not agreed the people shuld d in the computer a lot and I going to said way. My first reason is because if you are a @NUM1 old man or your not going to d wit your kids and you going to have eyes problem so thas way you shuld in d in the computer a lot. My secon reason is the you going to have problem wit your wife if she found out the you are talking to another woman online because a lot of people they wife found out the they cant d wit other woman. My teard reason is the if you are a kid like me you not going to have fun and you not going to have friends because the computer problem came and go and not going to d wit your family and you lil sister out said playing wit her. So thas why you shulding d a lot in the computer.</text:p>
          </table:table-cell>
          <table:table-cell table:number-columns-repeated="2" office:value-type="float" office:value="2" calcext:value-type="float">
            <text:p>2</text:p>
          </table:table-cell>
          <table:table-cell/>
          <table:table-cell office:value-type="float" office:value="4" calcext:value-type="float">
            <text:p>4</text:p>
          </table:table-cell>
          <table:table-cell table:number-columns-repeated="21"/>
        </table:table-row>
        <table:table-row table:style-name="ro1">
          <table:table-cell office:value-type="float" office:value="376" calcext:value-type="float">
            <text:p>376</text:p>
          </table:table-cell>
          <table:table-cell office:value-type="float" office:value="1" calcext:value-type="float">
            <text:p>1</text:p>
          </table:table-cell>
          <table:table-cell office:value-type="string" calcext:value-type="string">
            <text:p>@ORGANIZATION2. Hey ma name is @PERSON1 I'm @NUM1 years old I go to @ORGANIZATION1 @CAPS1 @CAPS2 going to talk to you about expert people saying that computers are effecting the society. But technology believe that computer have a positive effect on people. More and more people use computer, but not everyone agrees that this benefits society. People think computer benefits society, @CAPS3 it don't people learn more they also could talk to people online if they dont got a cell phone to talk you could also research places you wana go to vacation and you could see how it look. Computer is one of the best things they inveted, but is bad to some people because they want to search direction and vecation places but they cant so is hard for people who dosen't got a computer to find out, computer dosen't benefit the society. Those who support advances in technology belive that computer have a positive effect on people. A computer is one important in ma life if @CAPS2 behind in some classes I could do some research and study at home and learn about it. I lost ma cell phone but now I talk to ma friends online when ma parents dosent wana take me shopping I go shopping online is easyer to look fourwut you want. People learn alot with computers, computer is @CAPS3 the world. You could see earth, space the city and wuts going on in internet computer dosent effect the society dosent effect the society in makes it easyer. Give people ability to learn about far away places and people and even allow people to talk online people. I dont know about @LOCATION1 the only thing I knew it was hot but I searched abot it @LOCATION1 is like a cool/park is alot of fun things you could do so I want for vacation and things was true. Online is a great place to chat with friends or family you could keep in touch. Some expert people concern that people are to mouch time in computer instead of exercising. @CAPS1 people do spend alot of time in computer but they do exercite when they go out with family the play the sport when they shopping the are walking thats exercising i bee in the computer @NUM2 but I still exercite I play basketball all the time from the morning till the afternoon because ma health is in portant. You see exspert people you might thing computer are effecting us but is not is the world real easy to find direction places to have a wonder full vecation and it help us study for @ORGANIZATION1 we could apply for jobs and @ORGANIZATION1 online computers are helping u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77" calcext:value-type="float">
            <text:p>377</text:p>
          </table:table-cell>
          <table:table-cell office:value-type="float" office:value="1" calcext:value-type="float">
            <text:p>1</text:p>
          </table:table-cell>
          <table:table-cell office:value-type="string" calcext:value-type="string">
            <text:p>Dear Readers of the @ORGANIZATION1, @CAPS1 you imagine life without your computer? No? Well that's what I am trying to change. Millions of @CAPS2 spend countless hours with their eyes glued to '@ORGANIZATION2, @ORGANIZATION3 and @CAPS3 monitor screens. Spending that much time sitting in one space isn't healthy, not only do people not get enough exercise but they don't get the chance to apperiate the natural world around them that is ever changing. Teens and even small children get lost in cyberworld and don't use their after school time wisely to study or do homework. The internet is also a dangerous place and the growing computer use with maximize the problem. To begin, the obesity rate in @LOCATION1 is growing rapidly, a recent study done by the @LOCATION2. goverment shows that @NUM1 people are over weight and @NUM2 people are on the of obesity. We @CAPS4 could decrease the obesity rate and be healthier and happier by exersicing and getting out more. Spending all your time glued to a computer screen will only increase your chances of becoming over weight. Secondly, the more time you spend cooped up inside the less time you get to enjoy nature. The natural world is ever changing, and you will miss out on a lot of amazing opportunities if you hardly ever step foot outside your front door. Execive comouter use will wear them out quicker than normal, where does your old word out computer go when you get the @ORGANIZATION2? A landfill! The more your use your computer the faster you will trash it. If every @CAPS5 threwout one computer a year their would be over @NUM3 million discarded dells, gateways, macs, we would be living in trash. @CAPS1 exesive computer use ruins the environment, and hurts your health! What are you waiting for? Go run outside! Ride a bike! Give your computer a break. Finally, the growing computer use increases the amount of internet predetors, and the odds that you or your child could be tougeled skyrocket. With more and more kids on the computer each okey the, internet saftey level drops. Not only could these children be watching inappopriate videos on youtube or cyber bulling on @CAPS6, they could be giving personal information out to people they don't even know without realizing it on myspace and facebook, @PERCENT1 of kiddnappings are possible because of information found on the computer. Do you want any thing like that ever to happen to you or your family? I didn't think so. Get up off of your comfy computer chairs and take a walk. Limit your internet and computer use, all it does is hurt you, theres no gain. Thank you for reading and don't support rapid advances in computer technology.</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378" calcext:value-type="float">
            <text:p>378</text:p>
          </table:table-cell>
          <table:table-cell office:value-type="float" office:value="1" calcext:value-type="float">
            <text:p>1</text:p>
          </table:table-cell>
          <table:table-cell office:value-type="string" calcext:value-type="string">
            <text:p>Dear local Newspaper, I have heard that there is a controversy over if computers benefit our society. Based on my opinion, it has become clear to me that they have beneficial because they help us keep in contact, complete our daily work, and give everyone a fun time. If we were in a world without computers then our society would be completely lost. First off, one contributing factor is that computers help us keep in contact. Any one person can simply send an email by a click of a button. However, if this device was not around, we would have to use postal service or the telephone, both of which cost money. Why wouldn't you want a computer? What happens if a hurricane is abroad, and a family has no idea of its presence? All they need to do is check their email or the internet to realize what danger they are in. Calling somebody is risky because they could not be able to ansuer for any reason. In a situation like this, computers became essential to everyone. Clearly, the ability to contact is a great reason why computers need to be kept. Secondly, computers help us complete our daily work. Almost everyone works during the week, and if you @MONTH1 not realize it, we get most of our help from computers. Let's say that a man or women is ath theiroffice and they need to create a power point in order to share the companies new brand. All he/she needs to do is turn on their computer and begin to work with a blink of an eye. But without this device, what would they be able to do? How would they complete their work? The need for a @CAPS1, @CAPS2, or laptop is obviously great when you work. Lastly, computers give us the ability to play games and browse the internet freely. When I go home, usually I go straight to my computer like most teenagers do. I can easily check scores or last nights games, listen to music, and play solitaire by myself. I dont need to turn on the @CAPS3 and wait throve . All of these tiresome commercials. I don't need to grab a @CAPS4 and throw it into a boombox. I don't need to grab all the playing carols and set a game up. All I need is my computer. Without a doubl the fun and helpful computers such as games help us out. Although some say that computers aren't needed they help us throughout our lives. Based on my opinion, it has become clear to me that they are beneficial because they help us keep in contact, complete our daily work, and give everyone a fun time. All of these facts to one final solution, which is keeping computers in our society.</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cell table:number-columns-repeated="21"/>
        </table:table-row>
        <table:table-row table:style-name="ro1">
          <table:table-cell office:value-type="float" office:value="379" calcext:value-type="float">
            <text:p>379</text:p>
          </table:table-cell>
          <table:table-cell office:value-type="float" office:value="1" calcext:value-type="float">
            <text:p>1</text:p>
          </table:table-cell>
          <table:table-cell office:value-type="string" calcext:value-type="string">
            <text:p>I believe that computers have a great effect effect on people. People all around the world use computers to talk online with other people, give people ability to learn about faraway people and places, and also let you explore the internet computers are a great influence on our lifestyle. Computers allow people from around the world to interact with friends and family. Some websites that allow you to do so are myspace, facebook, and @ORGANIZATION1. With facebook you can take a picture of yourself and place it on your web page. It is relly quite easy. Also, with @ORGANIZATION1 you can chat with your best friends and can actually see what they are doing. But if you want to do this you are going to need a webcam. I have @ORGANIZATION1 and I think that it is a wonderful resource. I have relatives in @LOCATION1 that I only get to see once a year. But with the help of my computer I can interact with them all year round. Computers can make people from faraway places learn about the culture and ways of another person's lifestyle. Have you ever seen the commercial where a little boy is talking to his father on the computer. Well, in this commercial is laying down on and is eating an @CAPS1 cookie. While he is doing this he is talking on the computer with his dad who is doing the same. At the same time both father and son dip their cokie into a glass of milk, eat it and laugh. I felt at that time that it was a wonderful moment because even though they are both in opposite directions the two are still having a great time. Just to think that it was all because of one computer. Exploring the internet is what a computer can do. When doing this you can play some really fun games on a rainy day when you are bored. You can look up what happened during one of your favorite basketball games. Such as how many points @PERSON1 got for your fantasy team. Also, at my school you can check your grades to see what you got on your last math test or quiz. For example if I had all A's but one @CAPS2 in math, then I would know that I would need to really study for my next test to get on A on it. With the help of the internet, I can do. So, now you know wh computers are a very important part of our society. Computers allow us to talk online with other people, give people the opportunity to learn about faraway people and places, and computers also allow everyone to explore the internet. As you can see now, computers are great influence to our lifestyle. </text:p>
          </table:table-cell>
          <table:table-cell office:value-type="float" office:value="5" calcext:value-type="float">
            <text:p>5</text:p>
          </table:table-cell>
          <table:table-cell office:value-type="float" office:value="4" calcext:value-type="float">
            <text:p>4</text:p>
          </table:table-cell>
          <table:table-cell/>
          <table:table-cell office:value-type="float" office:value="9" calcext:value-type="float">
            <text:p>9</text:p>
          </table:table-cell>
          <table:table-cell table:number-columns-repeated="21"/>
        </table:table-row>
        <table:table-row table:style-name="ro1">
          <table:table-cell office:value-type="float" office:value="380" calcext:value-type="float">
            <text:p>380</text:p>
          </table:table-cell>
          <table:table-cell office:value-type="float" office:value="1" calcext:value-type="float">
            <text:p>1</text:p>
          </table:table-cell>
          <table:table-cell office:value-type="string" calcext:value-type="string">
            <text:p>@CAPS1 that was the sound of a light bulb going off in your head. You learned something new! Yipee, if it internet for computers, you would have to read those boring textbooks. Computers have a good effect on people because they teach so much valuable information, they can answer your question in @NUM1 seconds, and also they give you communication to the entire world! Imagine this, you need to know who the third president of the @CAPS2.S was. Are you going to go to the computer and save a bunch of time? or are you going to walk over to those miserable books? Geuss what... the capital of @LOCATION2 is @LOCATION1, the constitution of the @ORGANIZATION1 says that a person has the right to, and @PERSON1, one of @CAPS3 greatest, was assasinated in his car. If it wasn't for the internet, I wouldn't have known that. @NUM2 in @NUM3 websites on the internet are for educational value, @PERSON2, a technology major at @CAPS4 recently said, "The internet is a huge chunk in education, and if it wasn't for computers we wouldn't know the things we do today. Its packed with so much to learn, its very useful to, and forces so much info into them. Lila, a technology major said, "@PERCENT1 of people communicate through computers, @PERCENT2 through phones, and @PERCENT3 through mail." @NUM4 in @NUM5 people over the age of nine, have an email. Incredible numbers of emails are sent everyday. What would it be like withour computers? Think about those numbers you just read, isnt that incredible? Computers have a good effect on people because they teach so much valuable information, they can answer your question in @NUM1 seconds, and also they give you communication to the entire world. If you just take a step back, you notice how valuable something really is to you.</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381" calcext:value-type="float">
            <text:p>381</text:p>
          </table:table-cell>
          <table:table-cell office:value-type="float" office:value="1" calcext:value-type="float">
            <text:p>1</text:p>
          </table:table-cell>
          <table:table-cell office:value-type="string" calcext:value-type="string">
            <text:p>Dear Local Newspaper, more and more people are getting hooked on computers. I am here to say that computers are not the best way to benefit our society. First off, most @CAPS1 are spending less time with friends/family and more time looking through a screen. Also, it would be so much better for our bodies and minds to go out and enjoy nature instead. Lastly, you can get addicted to the computer. So here are my reasons why computers do not benifit our society. My first reason includes friends and family. more and more people are neglecting to spend time with their loved ones to get to the next level on '@CAPS2 wars.' @CAPS3 this really how we want our future generations growing up, looking blankly at computer screens? I know I don't want that. I lknow this from personal experience. When I was young, I visited my cousin @PERSON1. All I would get to see of him was a quick '@CAPS4', but then held escape to his room to continue clicking angry on the computer. The point @CAPS3 you can't replace family and friends with a computer screen. It's not right. My next argument against computers @CAPS3 about our bodies and minds. The best way to take care of those things @CAPS3 nature. Unfortunately most @CAPS1 aren't getting outside for a wack of exercise due to computers. In fact almost @NUM1 @CAPS1 say they spend more time on the computer than anywhere else. This @CAPS3 not a good way to spend time. We need to solve this issue before more @CAPS1 make the switch from nature to computers. Fresh air, trees and birds are much better than a screen, a couple clicks, and the hum of a machine. My third and final reason @CAPS3 about addiction. So many people are getting adicted to the things they are finding on their computers. Addiction @CAPS3 a very sericuse matter that we need to fix. All of this @CAPS3 pointing to lazyness too from lack of intrest to anything else. I know this from personal experience. When my brother first got his computer he literally locked himself in his room for days. All he did for almost a week was socialize and beat his personal best score on a game. This @CAPS3 not the way to be treating a device. So, as I know you can all see computers don't have a positive impact on our society. First of all computer @CAPS3 over ruling family and friends. Also, nature @CAPS3 becoming less and less of a priority with the computer in mind. Lastly it's becoming a worldwide addiction. Thank you for deeply considering all the arguments that I have to offer. I know it majorly helps people keep in touch globaly, but there are other ways to do it, such as mail.</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382" calcext:value-type="float">
            <text:p>382</text:p>
          </table:table-cell>
          <table:table-cell office:value-type="float" office:value="1" calcext:value-type="float">
            <text:p>1</text:p>
          </table:table-cell>
          <table:table-cell office:value-type="string" calcext:value-type="string">
            <text:p>Dear Local Newspaper, @ORGANIZATION1's benefit society imensely. They help us learn about far away places, they help us with our school work and the let us communicate with other people online. We need computers. Computers allow us to learn about other countries, people, @CAPS1 etc... How would we learn about places we might want to go on vacation? Or how would we learn about the places we want to see, and the places we want to stay away from? We need computers to do this. We would never even know of some countries if it werent for computers. Next computers help us with our school work. Sometimes we get project spend most of them involve research! Computers make this a whole lot easier on us. Also instead of lugging your text books from school to home and back, we can use online textbooks. Why give us extra work, it's a waste of everyones time. Instead of wasting your minutes talking on a phone, you can chat online. Wasting minutes is wasting money. Who wants to do that? Besides using the keyboard to chat with friends will help you in the future. @NUM1 out of @NUM2 studens, say they prefer to talk online then to call someone. Computers benefit us by easy aces to info. Computers are a lot easier to help us with school work, than textbooks are. Lastly computers let us talk to other people online. Without computers everything would be so much harder.</text:p>
          </table:table-cell>
          <table:table-cell office:value-type="float" office:value="3" calcext:value-type="float">
            <text:p>3</text:p>
          </table:table-cell>
          <table:table-cell office:value-type="float" office:value="4" calcext:value-type="float">
            <text:p>4</text:p>
          </table:table-cell>
          <table:table-cell/>
          <table:table-cell office:value-type="float" office:value="7" calcext:value-type="float">
            <text:p>7</text:p>
          </table:table-cell>
          <table:table-cell table:number-columns-repeated="21"/>
        </table:table-row>
        <table:table-row table:style-name="ro1">
          <table:table-cell office:value-type="float" office:value="383" calcext:value-type="float">
            <text:p>383</text:p>
          </table:table-cell>
          <table:table-cell office:value-type="float" office:value="1" calcext:value-type="float">
            <text:p>1</text:p>
          </table:table-cell>
          <table:table-cell office:value-type="string" calcext:value-type="string">
            <text:p>Dear @CAPS1, @CAPS2 you think computers are good for providing us with useful information? I @CAPS2. This is only one of the reasons why I agree with the use of computers. The reasons are: They provide us with information for learning, they allow us to communicate with people, and they provide entertanment. However, I @CAPS2 understand why someone would oppose than. Let me explain my point of view. Whenever I need to @CAPS2 or know something that I don't know about, I go to my computer and look it up. Many seach engines such as @ORGANIZATION1, @CAPS3 and @LOCATION1 allow us to input a question or phase and gives us links to other websites that hold information about the topic we are trying to learn about. Another way computers help us learn is because we can download and install software that help us with things like learning a forgian language or even just practicing math. For example, my grandfather wanted to learn how to speak @CAPS4 but he didn't have time to go to classes. So he ordered a program that teaches him how to speak @CAPS4 while he is home. Another reason why I think that computers benifit society is because it allows us to communicate with other people. One way is through social sites where you have a profile and you can "chat" with your friends by typing in what you want to say. Another way is through video chat. This is when you have a webcam and you can see and talk to other people. I think that this is very important because @PERCENT1 of people that the computers leads people to become "anti-social". It also helps you connect with old school friends and relatives that are far away. This @MONTH1 actually improve some people social if they are shy. @CAPS2 you like music, movies, and more? Well you have axcess to the through your computer. This is yet another reason how computers can benefit us. If you are going somewhere that you think your kids will be bored all you have to @CAPS2 (if you have laptop) is put a movie in for them to watch. Another way that computer provide entertainment is they let us listen to music. If you have an ipod or @NUM1 player you can download the music from the computer. It also provides us with entertainment if we are interested in playing video games. There is entertainment for everyone. Even though I support the use of computers I understand the negitive effect they have on many people. Some of those things are: people stop excersiceing and become over weight, they @MONTH1 become less interactive with other people, and they @MONTH1 not spend as much time in the fresh air. In conclution, I think that computers can benefit our society. The reason why I think this are: they provide us with information, allow us to communicate, and provide us with entertainment.</text:p>
          </table:table-cell>
          <table:table-cell office:value-type="float" office:value="6" calcext:value-type="float">
            <text:p>6</text:p>
          </table:table-cell>
          <table:table-cell office:value-type="float" office:value="5" calcext:value-type="float">
            <text:p>5</text:p>
          </table:table-cell>
          <table:table-cell/>
          <table:table-cell office:value-type="float" office:value="11" calcext:value-type="float">
            <text:p>11</text:p>
          </table:table-cell>
          <table:table-cell table:number-columns-repeated="21"/>
        </table:table-row>
        <table:table-row table:style-name="ro1">
          <table:table-cell office:value-type="float" office:value="384" calcext:value-type="float">
            <text:p>384</text:p>
          </table:table-cell>
          <table:table-cell office:value-type="float" office:value="1" calcext:value-type="float">
            <text:p>1</text:p>
          </table:table-cell>
          <table:table-cell office:value-type="string" calcext:value-type="string">
            <text:p>Dear @CAPS1, @CAPS2 you think computers have a possitive effect on people? I know I @CAPS2. Computers are good for many reasons: @NUM1 reason is because people can learn about far away places; @NUM2 they can talk to people and learn about their culture and @NUM3 they can teach hand eye coordination. First off if you're taking you want to learn about where you are going. Computers can help with that! Also if you want to find good hotels you can use the computer for that. If you need transportation just log onto google and type in what you're looking for. Now if you are doing a project for school or something on a different area of the world you can log onto your skype, facebook, @CAPS3, @CAPS4, or any other website that you. You can @CAPS2 many things while talking to freinds on the internet, such as: find out school assignments, find out due dates, make dates and many more wonderfull things. Hand-eye coordination is very important. Computers can help with that. Drivers need very good hand-eye coordination; if you don't have that then plan on a big insurece bill. If you don't have good hand eye coordination then you are going to have a hard time with a lot of stuff. So thats why computers are a good thing to have in our society. You can learn about where you are going, stuff that you need to get done, and even become a better driver.</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85" calcext:value-type="float">
            <text:p>385</text:p>
          </table:table-cell>
          <table:table-cell office:value-type="float" office:value="1" calcext:value-type="float">
            <text:p>1</text:p>
          </table:table-cell>
          <table:table-cell office:value-type="string" calcext:value-type="string">
            <text:p>Dear Newspaper, Computers have a positive effect on people because they teach hand-eye coordination, give people the ability to learn about faraway places and people and allow people to talk online with other people. The invention of computers is the single most important event of the @DATE1. @PERSON1, a professor at @ORGANIZATION3 says that "the invention of computers has led to hundreds even thousands of new discoveries. This week alone, @CAPS3 have discovered @NUM1 new drugs that could put an end to cancer." A report in @ORGANIZATION1 stated that @PERCENT1 of fortune @NUM2 companies are run soley by computer programs. @ORGANIZATION1 also state that the other @PERCENT2 of fortune @NUM2 companies plan to switch to computer based operations by the end of @DATE2. For personal use, computers allow you to communicate with your fellow peers in order to work on school projects. Computers make life easier in general and can help with all life throws at you. First, computer teach hand-eye coordination and can improve reflexes and reaction time. Computer based video games can prepare you for real life tasks and challenges by improving your physical skills. Numerous flight simulators and driving simulators are available on the consumer market. In this day and age, flight schools require their students to complete hundreds of hours of flight simulators. Some driving schools even make their students learn to drive in a simulator before hitting the open road. Other games such as the @CAPS1 @CAPS2, require you to think on your feet and can improve your reflexes. This @CAPS2 maker you dodge bricks and can greatly improves reaction time as well. All of the programs available via the computer can help you with real life obstacles and make you think createvly. Next, computers allow you to learn about faraway places and people. This is espicially interesting because you can learn about a countries culture without actually going there. This oppurtunity allows you to imerse yourself in different cultures and religions and would make it easier to relate to people to in faraway lands. @CAPS4 once said "@CAPS3 are afraid of only what is different than us, therefore, @CAPS3 have nothing to fear if nothing is different." @CAPS4 meant that if @CAPS3 know about people and places different than use, @CAPS3 do not have to be afraid of anything. Computers allow us to see people all around the world an learn about them. Seeing different things enriches our life and can make us better people. Lastly, the invention of computers allows us to communicate with people from all around the world. With the invention of @CAPS5, @ORGANIZATION2 and @CAPS6, @CAPS3 can talk to friends that move out of town. @ORGANIZATION2 reported that of its @NUM4 million users, @NUM5 million users have friends that live in a different country. When I was @NUM6, my friend @PERSON2 move to @LOCATION1. @CAPS3 missed each other until I turned @NUM7 and @ORGANIZATION2 was invented. @CAPS3 were both online one day and I searched his name to see if he had an account. He did and @CAPS3 immeadiatly started video chatting on a weekly basis. Programs like @CAPS5 allow you to make new friends as well as reconnect with old friends. In short, the birth of computer has allowed for vast improvement in society as a whole. Individuals can talk with friends who live in different countries as if they were in the same room. Businessmen and women can have meetings on the computer with programs such as @CAPS8. Government officials can talk with other leaders from around the world. Despite some people that think the advent of computer has affected communication. I belive that it is an effective too that everybody should have access to.</text:p>
          </table:table-cell>
          <table:table-cell office:value-type="float" office:value="5" calcext:value-type="float">
            <text:p>5</text:p>
          </table:table-cell>
          <table:table-cell office:value-type="float" office:value="6" calcext:value-type="float">
            <text:p>6</text:p>
          </table:table-cell>
          <table:table-cell/>
          <table:table-cell office:value-type="float" office:value="11" calcext:value-type="float">
            <text:p>11</text:p>
          </table:table-cell>
          <table:table-cell table:number-columns-repeated="21"/>
        </table:table-row>
        <table:table-row table:style-name="ro1">
          <table:table-cell office:value-type="float" office:value="386" calcext:value-type="float">
            <text:p>386</text:p>
          </table:table-cell>
          <table:table-cell office:value-type="float" office:value="1" calcext:value-type="float">
            <text:p>1</text:p>
          </table:table-cell>
          <table:table-cell office:value-type="string" calcext:value-type="string">
            <text:p>Dear Newspaper, I believe that computers have a positive effect on people. I believe this because we can talk to people in different countries in a quarter of a second, we can send e-mails to other people, and finally we can go to @LOCATION1, ask @CAPS1 question and get an instant reply. First, we can talk to people in different countries. Did you ever have a relative go on vacation in a foreigh country and have no way of calling them to see if everything is okay? Lets say for instance that they brought their laptops but for at their cellphones. Then, the only way we can contact them is by e-mail. Even if your just happens in you can keep in touch through email. You can even a computer so you can video chat, and not have to wait to get your reply. Next, we can send e-mails to other people. Have you ever set somebody a letter by mail and had to wait two to three days for a reply? Sometimes, your letter is even lost, and these is no way of finding out. Well with e-mail, the wait time of your reply depends on how fast the person whom you are talking to types and most people I know can type a reply in @NUM1 to @NUM2 seconds. I believe that is a from two to three cars. With e-mail those is an eghty three percent chance that your email will not be lost. If for some reason it is lost, there will be a message sent to you telling you that your message was lost and that you need to sent a new message. But most likely chances are that your message wil reach its destination. can go to @LOCATION1, ask @CAPS1 question and get an instant reply. Were you ever wondering about something and the answer was on the tip of your tongue but you just cant think of it? If so you probably would be smart to go to @LOCATION1. You can ask @CAPS1 question and get an instant reply. And I mean @CAPS1 question you can ask questions from wat the price of is in @LOCATION2, to what an is. If you wanted to you could ask math questions as well, such as what is the square root of pi, and what is @NUM3. From @LOCATION1 to myspace the internet is full of information that can have a positive effect on people. This is why I think that the has a positive effect on people, we can talk to people different countries we can send e-mails, and we can ask all sorts of questions.</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387" calcext:value-type="float">
            <text:p>387</text:p>
          </table:table-cell>
          <table:table-cell office:value-type="float" office:value="1" calcext:value-type="float">
            <text:p>1</text:p>
          </table:table-cell>
          <table:table-cell office:value-type="string" calcext:value-type="string">
            <text:p>Dear, editor @CAPS1 you know, @PERCENT1 of children who spend most of their time on the computer that do not exercize can develop weight problems and blood disorders? That is just one way that advances in computer technology have affected people so far. If advances continue that number will increase and other problems @MONTH1 arise from it. Some other problems that we have @DATE1 that could get worse are, developing a weak immune system, and emotionally seperating yourself from your family. First, lets talk about obesity. Obesity is a terrible sight to see someone go through because of something as silly as being, basically, addicted to the computer. Not only can obesity constrict vital organs but it can lead to blood disorders. Blood disorders, such as high blood pressure and diabetes, can cause you to have a heart attack. Which cuts off oxygen to vital areas of the body. Which leads to, eventually, promote death. Dealing with obesity is bad enough, but seeing them suffer because they have developed a weak immune system is horrable. In my experience I find that people who are on the computer often generally don't have very good immune systems. For example, a friend of mine is on the computer quite often, and has developed a weak immune system. Because of it he misses at least @NUM1 day of school a week. And because he misses so many days a school year he usually keep bad grades. Which is yet another reason why advances in computer technology are a bad idea. So isn't it relatively obvious that advances in technology are a bad idea? Especially being that, children are steadily becoming obese, and developing a weak immune system can affect your life in ways that are totally controllable? So I urge you to write an article about this to stop the growing sickness known as health problems due to technology.</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88" calcext:value-type="float">
            <text:p>388</text:p>
          </table:table-cell>
          <table:table-cell office:value-type="float" office:value="1" calcext:value-type="float">
            <text:p>1</text:p>
          </table:table-cell>
          <table:table-cell office:value-type="string" calcext:value-type="string">
            <text:p>Almost everyone is effected by computers in some sort of way. Some people think computers are bad because some people spend too much time on their computers. The thing is computers help us with our everyday life. If we want to comunicate with people from around the world to send donations to places in need like @LOCATION1 or @CAPS1, we can use computers to do that. We can chang people's lifes in third world countries with the help of computers. Computers can also help us in school. When a student has to write a report and he has bad handwriting he can just type it up and print it. Or if a student has to do research for an essay she can find the information easily on the computer. Maybe a kid forgot his homework, he can go to his school website and find it. My last point would be that computers are a huge help for buisnesses. When files are lost or misplaced, the worker(s) can use the computer and bring up the back-up file. When they need to order supplies, most times they will go to a web site and order online. Or when updates are posted about up coming events in that company, an e-mail is sent out and is found using a computer. Many people think that people overuse their computers, but that the users fault not ours. We should choose how long were using one computers. Many jobs would be impossible with out computers. It's not about overusing them its about. So over all I say computers are good and very useful when used in the right hands.</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cell table:number-columns-repeated="21"/>
        </table:table-row>
        <table:table-row table:style-name="ro1">
          <table:table-cell office:value-type="float" office:value="389" calcext:value-type="float">
            <text:p>389</text:p>
          </table:table-cell>
          <table:table-cell office:value-type="float" office:value="1" calcext:value-type="float">
            <text:p>1</text:p>
          </table:table-cell>
          <table:table-cell office:value-type="string" calcext:value-type="string">
            <text:p>Dear newspaper, I've read your article about peoples opinion on the affects of computers. I believe that having computers are a very good thing. With them we can talk to others from far away, and fast. You can learn a lot too. It also teaches hand-eye coordination. My first reason why they are good is because you ran talk to others. Without computers it would be almost impossible to meet people from far away and talk to them so easily. They even have webcams so you can see each other. You can use @CAPS1, @CAPS2, webcams, or even a simple comment on facebook or myspace. @CAPS2 or webcams are the quichest and maybe even coolest way. Secondly you can learn Computers have so many websites that give out alot of information and resent too. It's muchn easier to get on the internet and type something in then look threw a bunch of books.The internet has dictionaries, news stations, weather, history and where you can find things. With all that you dont even need books. They even have maps and you can print out directions. My final reason is because it teaches hand-eye coordination. When you first start using computers your normally pretty young, and sometimes you don't always type the fastest. Computers have become so advanced that there are even touch-screen and wireless mases. So when you first start you normaly look down to see what your writing, later, adults want you to look at the screen when that becames easy you know that your hand-eye coordination has grown alot better then when you stated. In conclusion I think that computers are a good part of everyday life and that there not bad. They are an easy communication between people, help you learn, and teach good and fast hand-eye coordination in kids.</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90" calcext:value-type="float">
            <text:p>390</text:p>
          </table:table-cell>
          <table:table-cell office:value-type="float" office:value="1" calcext:value-type="float">
            <text:p>1</text:p>
          </table:table-cell>
          <table:table-cell office:value-type="string" calcext:value-type="string">
            <text:p>I think that computers do benefit us. They allow us to interact with people, talk to family far away, help us with school, gives us easy access to information, and much more people usually have family and friends who live away from each other and the computer allows us to interact with them. The computer lets us email and instant message them, play games against them, be their friend on websites like facebook so you can see recent pictures of them. It's not easy to interact with family and friends who live so far away and the internet allows us to do that. The computer doesn't just let you talk to family and friends but it lets you meet new people and interact with new people from all over the world. It let's you make new friends and play games with them or chat. The computer really helps you to just stay in touch with other people and it's a very easy and convinent way to do so. The next thing the computer helps us with is it entertains us. Children are very hiper and after homework is done, we don't have anything to do so the computer let's us play games on it, chat with friends, watch movies and videos, up load picture, etc. It does alot for us. Kids could hang out after school but if they can go on the computer it allows them want to go home where their parents know that their safe and away from drugs, alcohol, and other bad things they can get into. Just because kids like the computer, that doesn't mean that that's the only thing they do. Kids are very athletic, always playing sports and always hiper but the computer helps that go away. They go to school for hours, then go to basketball or football practice, sometimes we just need a break. The computer isn't always fun but it's very useful. The computer helps us with school. It allows us to type essays and projects. It also allows us easy information to help write the essays. Websites like google and bing are easy websites to help us get good and accurate information about whatever the topic is that we are doing. The computer is very useful when it comes to school. As you can see, the computer is very important in our lives and makes life alot easy and it's your choice how much you want to spend on it. But no matter what, the computer definatly benefits us.</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391" calcext:value-type="float">
            <text:p>391</text:p>
          </table:table-cell>
          <table:table-cell office:value-type="float" office:value="1" calcext:value-type="float">
            <text:p>1</text:p>
          </table:table-cell>
          <table:table-cell office:value-type="string" calcext:value-type="string">
            <text:p>People should ues computers, they do benefit to society. More and more people use them @DATE1 and agree that these vertual portals of information and comunication are extremely helpful. Think about it, paper is made out of trees and of coarse to get the paper you must cut down the tree first, and then have it an through a whole wasteful process to get that paper.If everyone used computers we wouldn't have to cut down those beautifully, lush trees. And also, have you ever needed to get information fast? Well instead of going through a book and possibly searching for hours, finding that information on the internet would be so much faster! Lastly, in the future everything will eventually be run with computers, they are the then now and later! They'll never get old! Computers are extremly helpful with endless information. A lot of people @DATE1 are very sensitive about our enviroment and how we're treating the earth. They are looking for new ways to help the world be as green as possible. An easy alternitive for paper is a computer. Once for school i was assigned a paper; i looked up the information on the computer easily, typed it up, and sent it by email to my teacher. Not a single peice of paper had been used! Ok so i know, computers use up a lot of energy, but to be honest they don't have to. Many people around the world use solar panels to gain their energy from the sun to power their lights, computers, etc.! The use of computers is extremely eco friendly and like i said before is a great alternitive to our everyday wasteful use of paper and pencil. Do you want to look up information fast? Well on the computer you can! All you do is type in what you need in a search engine and @CAPS1! you have the info you need! Instead of using a book (which wastes trees) to slowly find your information you can use a simple computer to do the job. A poll was token and shows that @PERCENT1 of students at @CAPS2 @CAPS3 school who use the computer to look up information get faster and more accurate results! Do you want that or slow information found in a boring book? The future is not far away. It is already @DATE2 and we are using the computer for so much. Ok so the computer does show to cause distractions and headaches if used too long, but it is a great invention of the future. Instead of going to a restaurant and ordering off we'll order of computers/touch screans. More and more people are coming up with beter and faster computers. Everyone is using computers and love it and they will difenetly be used in the future. I hope you see how amazing computers can be. They're enviomentaly useful and a great alternitive to paper, they help you find the information you need fast, and proffesor grant states" i do all my work on the computer, without it i would be lost." And lastly they are the future of our world! They are the then now and later of the technical world.</text:p>
          </table:table-cell>
          <table:table-cell table:number-columns-repeated="2" office:value-type="float" office:value="6" calcext:value-type="float">
            <text:p>6</text:p>
          </table:table-cell>
          <table:table-cell/>
          <table:table-cell office:value-type="float" office:value="12" calcext:value-type="float">
            <text:p>12</text:p>
          </table:table-cell>
          <table:table-cell table:number-columns-repeated="21"/>
        </table:table-row>
        <table:table-row table:style-name="ro1">
          <table:table-cell office:value-type="float" office:value="392" calcext:value-type="float">
            <text:p>392</text:p>
          </table:table-cell>
          <table:table-cell office:value-type="float" office:value="1" calcext:value-type="float">
            <text:p>1</text:p>
          </table:table-cell>
          <table:table-cell office:value-type="string" calcext:value-type="string">
            <text:p>Many people like computer and like to use them for many different kinds of reason. Some people use them to get online education. Other use them to talk to family and friends that are far away. Also student use them to do research for school. These are reason why computer could be a good devices. There are many people that now have the ability to get a online education because of problem that they have. For example people that can't walk and don't like going to regular school. The computer would help them find website that they could get a free education. The computer would see what level there in like a regular teacher. The computer would make it so easy and better for the people that don't have the ability to walk they can even study for test that they have on the computer. This one reason why many people use computer. Many family use computer to try to look for freind that they haven't seen in a long time or family that are far away. They even contact them by chatting threw websites. They also search for addressed and phone number. Many people get to find there family threw internets. They meet in spot are even come to one another hauses. The computer would allow their dreams to happen by finding their familys. This would be an exciting event for them this why they need computer. This is one very important reason student use computer to research projects. Without computer student won't be able to look for information they need to know. The computer would teach student about people in the past they didn't know or didn't got to meet. The computer would influence them to want to learn more about interesting history. Children need computer to make there intelligence go up higher. These are some reason why I think we all need computer. We need them for people that don't have the ability to walk, for people that have family and friend far away, and for student that would like to learn more. These are all things people enjoy doing on a computer. If there are no computer it would crush everybody dream and future. So this are some reason why many people decide to be on computer.</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93" calcext:value-type="float">
            <text:p>393</text:p>
          </table:table-cell>
          <table:table-cell office:value-type="float" office:value="1" calcext:value-type="float">
            <text:p>1</text:p>
          </table:table-cell>
          <table:table-cell office:value-type="string" calcext:value-type="string">
            <text:p>@ORGANIZATION1, Are technology is advancing greately and more inventions are coming out; but aren't you worried that people spent to much time on the technology? I know @CAPS1 worried. For example computers. Computers have to technology to go online and chat with various people all around the world. Thas when I get worried. In this essay I will explain why it is bad to spent too much time on computers. it is bad because people don't execisi enjoy mothers nature, and interact with family and friends. Firstly, people are for geting how important it is to excaise. It is very important because it keeps you fit and healthy. With the computers in use people become less fit and healthy. They start getting fat theire carasaprel get high and they stress more. Secondly they don't enjoy mothersnature. When people start going on the computers they stop doing a lot of things. Like stop going outside and getting fresh air. They get c losed in a small bubble and all they case about is the computers. They don't go out to camp, play outside; they don't do nothing. Every day they are on the computer. Finaly, one big main problem is: they stop inter acting with family and friends. When mothers and fathers are oh it they don't pay attention to these young ones and they are always on it. When teenagers are on the computers they don't talk to these parents, they ignore there friends and the people that care about them most. They wont care for everybody, but them selfes @CAPS2 there you have it; that is why I think we should cut down on the computer usage. For these following reasons: People stop exercising and being fit. They stop enjoiying mother nature, and they stop @NUM1 with family and friends. @CAPS2 what do yoo think?</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394" calcext:value-type="float">
            <text:p>394</text:p>
          </table:table-cell>
          <table:table-cell office:value-type="float" office:value="1" calcext:value-type="float">
            <text:p>1</text:p>
          </table:table-cell>
          <table:table-cell office:value-type="string" calcext:value-type="string">
            <text:p>I think that computers are a good thing to have because most are portable, there fun to have, and you could research a lot of thing on them. Laptops are cary round computurs. They are very convient to have. You could bring them anywhere you would like. Many people have laptops in their home or with them. There fun to have because you could play many games on your free time with them too. Another thing you could do is make videos. Last but not least you could just enjoy it. You could research a lot of things on them. Internet is a very succesful product. That means you could use it for your home work if you need help. Anthor thing is that you could type up essays that you have to do for work and or school. I think computers are good to have because most are portable, there fun to have, and you could research a lot of things on them.</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cell table:number-columns-repeated="21"/>
        </table:table-row>
        <table:table-row table:style-name="ro1">
          <table:table-cell office:value-type="float" office:value="395" calcext:value-type="float">
            <text:p>395</text:p>
          </table:table-cell>
          <table:table-cell office:value-type="float" office:value="1" calcext:value-type="float">
            <text:p>1</text:p>
          </table:table-cell>
          <table:table-cell office:value-type="string" calcext:value-type="string">
            <text:p>Dear @CAPS1, I think that people I should they to excersize more than they go on the computer. Computer are one of the main reasons of our nations obessed rate being as big as it is now including junk foods like mcdoanld. I'm a big fan of computers myself don't get me wrong. I would on the computer all night if I could but I don't want my body out. I go to bed at @NUM1 I usally stay on the computer for an hour or two depends if I'm doing a project. Also goign on the computer less could make your life more fun instead of sitting inside go outside and play some sports like football, hang out with your friends have a @CAPS2 with your family. Do something else than be on . Conclesively, if people just puxh them selves to stay on the computer for an @NUM2 hour and a half the obessed! will go down. It could also help save our planet by saving the energy.</text:p>
          </table:table-cell>
          <table:table-cell table:number-columns-repeated="2" office:value-type="float" office:value="3" calcext:value-type="float">
            <text:p>3</text:p>
          </table:table-cell>
          <table:table-cell/>
          <table:table-cell office:value-type="float" office:value="6" calcext:value-type="float">
            <text:p>6</text:p>
          </table:table-cell>
          <table:table-cell table:number-columns-repeated="21"/>
        </table:table-row>
        <table:table-row table:style-name="ro1">
          <table:table-cell office:value-type="float" office:value="396" calcext:value-type="float">
            <text:p>396</text:p>
          </table:table-cell>
          <table:table-cell office:value-type="float" office:value="1" calcext:value-type="float">
            <text:p>1</text:p>
          </table:table-cell>
          <table:table-cell office:value-type="string" calcext:value-type="string">
            <text:p>Dear local newspaper, I think it's okay for people all over the world to use computers: The reason why I @CAPS1 this is because a lot of people us computers for a lot of things. People all over the world use computers for something important, in case of emergency and much more. Us kids/students in @ORGANIZATION1 use computers to go on myspace, facebook, and the chat lie. to talk to our friends or even to talk to other people in the world. We also talk to our family that lives somewhre far away from the @LOCATION1 of lives here in the @LOCATION1 but in a different state. Lots of us kids go to myspace to talk to friends, family, people who we don't even know, people from all over the world and people that we havn't seen in years. Well then agian people also use computers to sell drugs which is very bad for our enviorment. This is one good reason why people are so effective and addictive to their Computers because bad people and drug dealers sell drugs over the enternet and other bad people and drug dealers buy the drugs over the enternet. As far as i know a lot people over the enternet I alson know that the people outside the enternet wouldn't do those things and even the people inside the enternet wouldn't do those bad things and sell drugs over the enternet. The reason why I know this is because they're my friends. They're smart and they just wouldn't do no such thing over the enternet or even at all. I tell you agian to my local newspaper it is okay for the people around the entire world to use any computer, @CAPS2, @NUM1 or anthing as long as they have connection but as for the drug dealers and bad people is up to than if they want to keep doing want they keep doing because eventually they will end up getting cought and getting brought to jail. I tell you that computers are meant to have fun but not meant to drugs over the enternet but anyway</text:p>
          </table:table-cell>
          <table:table-cell office:value-type="float" office:value="4" calcext:value-type="float">
            <text:p>4</text:p>
          </table:table-cell>
          <table:table-cell office:value-type="float" office:value="3" calcext:value-type="float">
            <text:p>3</text:p>
          </table:table-cell>
          <table:table-cell/>
          <table:table-cell office:value-type="float" office:value="7" calcext:value-type="float">
            <text:p>7</text:p>
          </table:table-cell>
          <table:table-cell table:number-columns-repeated="21"/>
        </table:table-row>
        <table:table-row table:style-name="ro1">
          <table:table-cell office:value-type="float" office:value="397" calcext:value-type="float">
            <text:p>397</text:p>
          </table:table-cell>
          <table:table-cell office:value-type="float" office:value="1" calcext:value-type="float">
            <text:p>1</text:p>
          </table:table-cell>
          <table:table-cell office:value-type="string" calcext:value-type="string">
            <text:p>Now-a-days the technological industries are taking over the modern soceity and are captivating users making them virtually addicted. What good is that? These indulged in the online world are less interactive and showed more signs of depression in recent studies. Also if you are sitting around on the computer all day you aren't burning calories so you are gaining unnecessary weight that could easily be prevented. Going to the library is just as useful if not more useful than going on the internet. lastly, have you thought of the damaging affects, trojans, cyber bullying, violence? In other words, computers are just a negative waste of good money. Families are becoming less and less connected with each other, who's to blame. It's that big book of technology on your desk. Rather than socializing and just spending time with family and friends, computer addicts choose to sit on their butts talking and gaming away. They are teaching our family apart." @CAPS1 one @LOCATION1 man on her two tennage children's computer obsession. "I swear they're on that thing for hours on end" she claims. In an artical I was reading the other day it said that most people who suffer depression admitted to being online for atleast @NUM1 hours per day. What does all of this go to show? Computers are abuse take them out of your child's life, or atleast limit them. Studies prove that @PERCENT1 of people who spend most of their day surfing the web have either over-weight or just on the boarderline of being over-wright. Rather than going into the real world and experiencing life for themselves, they look it up online and rely on other people's opinions. Does this mean anything to you? People who are overweight have a higher risk of aging, and if not, then they have some pretty health problems. All because they didn't want to breath like. When in a library environment people tend to be more and more on task. You @MONTH1 ask yourself the answer is simply that the is too expansive and distracting. If you are in the library you can't get in as much trouble, you can't play online games, or even be looking at things that are innappropriate. Libraries hae more credible sources and reliable information to study from. Not to mention you can go with a family, friend of even be tutored. Computers dont provide that. Going to the library is such a better solution. I must admit, I was before a computer addict, and believe me the effects it has on people are atracious. Now that I've moved on from that period of my life I can honestly say, the addictive grasp it has on you is strong I know. I also know first hand the rewards of being clean from this harmful drug per say. I am more sociable than ever and im dealing with issues much better. I am @NUM2 pounds and in the best shape of my life and I even made by school's cheer team. I often go to the library to study and I must say, im very proud of who I've become. I was spending around @NUM3 hours online and getting on sleep. If I can do it you can tool my name is @CAPS2 and im a computer addiction survivor."</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398" calcext:value-type="float">
            <text:p>398</text:p>
          </table:table-cell>
          <table:table-cell office:value-type="float" office:value="1" calcext:value-type="float">
            <text:p>1</text:p>
          </table:table-cell>
          <table:table-cell office:value-type="string" calcext:value-type="string">
            <text:p>Dear Newspaper @CAPS1, @CAPS2 look at advances in technology over the years and can tell what an influence it has had on current day and people. The question is, are these advances for the better? Or will they take a turn for the worst? Today i will be talking to you about technology, and why i think its benefitting society poorly. With people spending less time excercising and enjoying nature, leaving ther social life behind by constanly being on the computer, they dont realize how much they're hurting themselves. The number of obese people especially in children, increases each day. This is caused by lack of excersize because some people are too busy responding to texts, talking on the phone and playing unneeded video games. Not only are they physically harming themselves, but they are definitley missing out on the wonderful aspects of mother nature! Why not get out for a little, escape the technology prison cell you've all been reeled into. The @ORGANIZATION1 is one of the most beautifuly countries in the world, take advantage that! Now, without proper excersize, your putting you heart at serious risks. Even doing smaller things, like jumping jacks or cuntups, can help make you and you heart healthy! Your parents, and even your parents parents, are who brought you into this world, faught for you in times of need, and would do anything to protect you. What would you say if i told you technology was pushing them away? Texting at the dinner table while they are trying to make conversation, never leaving you room because you playing "fun" games, hiding behind he face of technology all the things a vast number of people do instead of socializaing with the people who matter most: family and friends. Although your friends @MONTH1 be more easy going they still came that your too busy hanging out with you computer to come meet up with them @CAPS3 single person can live without a friend and that friend needs you! Make some time for the people who have a special place in you heart before they disapper. To sum it up, techology is corrupting the minds of human beings... and it need to stop! like i said be healthy and happy and spend enough time with the people you are about who knows, maybe they an make you happier than your electric companion. So, fellow citizens, leap off that desk chair, shut off your electronic devices, and jump back into the real world.</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21"/>
        </table:table-row>
        <table:table-row table:style-name="ro1">
          <table:table-cell office:value-type="float" office:value="399" calcext:value-type="float">
            <text:p>399</text:p>
          </table:table-cell>
          <table:table-cell office:value-type="float" office:value="1" calcext:value-type="float">
            <text:p>1</text:p>
          </table:table-cell>
          <table:table-cell office:value-type="string" calcext:value-type="string">
            <text:p>Dear @ORGANIZATION1, I have heard that people are thinking of how computers are having a bad effect on people and I disagree. Computers help people so much in schools, work places, and at home. Not having computers would have a worse effect on people then with having computers. For students it is an absolute neccesity to do research , and type essays, letters and so many other writing pieces, and the same goes for all of society. In almost every school all over the country, students use computers on a daily basis. I personally have to log into the computer to type an essay for a class at least twice a week and some @ORGANIZATION1 even more. For example my @CAPS1 teacher asks our class to write a lot of essays or letters. She has told us over and over that if our hand writing is not good she won't grade it. Having the computers to type on removes the fact that if our teacher can't read it she can't grade it. I understand that people would say that it makes people need to hand write the things a lot less and people would lose the ability to hand write things but with such advenced technology on computers and to type anything with such pose, soon hand writing will no longer ne required. Any person for whatever research they need can be found so easily using a computer. For students in any grade level and any class, research projects are going to be assigned by a teacher. Using books and other means of research are slow and in efective. Getting onto a computer and looking up the pic is fast and simple and gives better results than books. The same goes for jobs, for example a person might need to set up a powerpoint presentation. Not only does the computer have powerpoint on it - which is an effective way of setting up projects the computer allows that person to do research all in one place. This makes it so much simplier to get a lot of information and not have to run around getting books and talking to people who know the subject. I understand that computers could "take control" of people and people would spend to much time on them. But of the few that do stay on computers to long learn to balance their time, keeping computers would benefit in so many ways. Writing many different essays, letters, typing for projects, and doing research would be done faster and easier.</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row table:style-name="ro1">
          <table:table-cell office:value-type="float" office:value="400" calcext:value-type="float">
            <text:p>400</text:p>
          </table:table-cell>
          <table:table-cell office:value-type="float" office:value="1" calcext:value-type="float">
            <text:p>1</text:p>
          </table:table-cell>
          <table:table-cell office:value-type="string" calcext:value-type="string">
            <text:p>Dear Newspaper Readers, @CAPS1 computers have really change the way people use technology. It has made our society different in many ways. People can look at information faster than ever with this device. People can also talk to friends, especially on popular websites, computers are even used in school, mostly in college. @CAPS1 an advantage of using it in school, means so much to the people and there education, computers have changed the human race forever. When my grandparents went to school, they had no idea what a computer was. their guide was priar knowledge, knowledge from a teacher, or a dictionary. We are so fortunate today to have even computers in our school because my grandparents would have loved to have something as quick and as simple as a computer. @CAPS1 access to a computer can really help people inso many different ways, mainly about the world. What is the first place you would go to talk to people online: @CAPS2. Do you man @NUM1 out of @NUM2 people have @CAPS2. The reason why it is so popular paper want to talk to friends that they enjoy talking too. From my experience out from canada have @CAPS2 too, which is surprising. Talking to in country is unbelievable. As you're opportunity for people to make new friend. This can also affect the way people lively. When teenagers attend high school, they have a choice of talking a specific, almost like a helping one classes is because when you are in college, so many in a short amount. I have people who stay up for our their paper. @CAPS1 these are an advantage for everyday life, especially college because it is an oppurtunity for someone to get better at typing computer classes can really help someone trying to learn how to type at a fast pace, and get a caple more hours of sleep! In conclusion, I believe @CAPS1 computers effect our society in a positive way. Thank your for reading this letter, and I hope you can take this into consideration. @CAPS1 computers have dramatically changed lives forever. </text:p>
          </table:table-cell>
          <table:table-cell table:number-columns-repeated="2" office:value-type="float" office:value="4" calcext:value-type="float">
            <text:p>4</text:p>
          </table:table-cell>
          <table:table-cell/>
          <table:table-cell office:value-type="float" office:value="8" calcext:value-type="float">
            <text:p>8</text:p>
          </table:table-cell>
          <table:table-cell table:number-columns-repeated="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7">00/00/0000</text:date>, <text:time style:data-style-name="N2" text:time-value="11:47:11.8862024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22:33:11.461297065</meta:creation-date>
    <dc:date>2016-11-17T12:57:39.550424728</dc:date>
    <meta:editing-duration>PT4H15M12S</meta:editing-duration>
    <meta:editing-cycles>10</meta:editing-cycles>
    <meta:generator>LibreOffice/5.1.4.2$Linux_X86_64 LibreOffice_project/10m0$Build-2</meta:generator>
    <meta:document-statistic meta:table-count="1" meta:cell-count="2416" meta:object-count="0"/>
  </office:meta>
</office:document-meta>
</file>